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5" table:default-cell-style-name="ce1"/>
        <table:table-row table:style-name="ro1">
          <table:table-cell office:value-type="string">
            <text:p><text:a xlink:href="https://finviz.com/quote.ashx?t=ABCB&amp;ty=c&amp;p=d&amp;b=1">1</text:a></text:p>
          </table:table-cell>
          <table:table-cell office:value-type="string">
            <text:p><text:a xlink:href="https://finviz.com/quote.ashx?t=ABCB&amp;ty=c&amp;p=d&amp;b=1">ABCB</text:a></text:p>
            <draw:frame table:end-cell-address="Tabelle1.B1" table:end-x="0.295cm" table:end-y="0.211cm" draw:z-index="0" draw:name="https://finviz.com/gfx/tab_arrow_u.gif" draw:style-name="gr1" draw:text-style-name="P1" svg:width="0.295cm" svg:height="0.211cm" svg:x="0cm" svg:y="0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ABCB&amp;ty=c&amp;p=d&amp;b=1">Ameris Bancorp</text:a></text:p>
          </table:table-cell>
          <table:table-cell office:value-type="string">
            <text:p><text:a xlink:href="https://finviz.com/quote.ashx?t=ABCB&amp;ty=c&amp;p=d&amp;b=1">Financial</text:a></text:p>
          </table:table-cell>
          <table:table-cell office:value-type="string">
            <text:p><text:a xlink:href="https://finviz.com/quote.ashx?t=ABCB&amp;ty=c&amp;p=d&amp;b=1">Regional - Mid-Atlantic Banks</text:a></text:p>
          </table:table-cell>
          <table:table-cell office:value-type="string">
            <text:p><text:a xlink:href="https://finviz.com/quote.ashx?t=ABCB&amp;ty=c&amp;p=d&amp;b=1">USA</text:a></text:p>
          </table:table-cell>
          <table:table-cell office:value-type="string">
            <text:p><text:a xlink:href="https://finviz.com/quote.ashx?t=ABCB&amp;ty=c&amp;p=d&amp;b=1">1.90B</text:a></text:p>
          </table:table-cell>
          <table:table-cell office:value-type="string">
            <text:p><text:a xlink:href="https://finviz.com/quote.ashx?t=ABCB&amp;ty=c&amp;p=d&amp;b=1">15.03</text:a></text:p>
          </table:table-cell>
          <table:table-cell office:value-type="string">
            <text:p><text:a xlink:href="https://finviz.com/quote.ashx?t=ABCB&amp;ty=c&amp;p=d&amp;b=1">41.17</text:a></text:p>
          </table:table-cell>
          <table:table-cell office:value-type="string">
            <text:p><text:a xlink:href="https://finviz.com/quote.ashx?t=ABCB&amp;ty=c&amp;p=d&amp;b=1">0.78%</text:a></text:p>
          </table:table-cell>
          <table:table-cell office:value-type="string">
            <text:p><text:a xlink:href="https://finviz.com/quote.ashx?t=ABCB&amp;ty=c&amp;p=d&amp;b=1">210,961</text:a></text:p>
          </table:table-cell>
        </table:table-row>
        <table:table-row table:style-name="ro1">
          <table:table-cell office:value-type="string">
            <text:p><text:a xlink:href="https://finviz.com/quote.ashx?t=ADBE&amp;ty=c&amp;p=d&amp;b=1">2</text:a></text:p>
          </table:table-cell>
          <table:table-cell office:value-type="string">
            <text:p><text:a xlink:href="https://finviz.com/quote.ashx?t=ADBE&amp;ty=c&amp;p=d&amp;b=1">ADBE</text:a></text:p>
          </table:table-cell>
          <table:table-cell office:value-type="string">
            <text:p><text:a xlink:href="https://finviz.com/quote.ashx?t=ADBE&amp;ty=c&amp;p=d&amp;b=1">Adobe Inc.</text:a></text:p>
          </table:table-cell>
          <table:table-cell office:value-type="string">
            <text:p><text:a xlink:href="https://finviz.com/quote.ashx?t=ADBE&amp;ty=c&amp;p=d&amp;b=1">Technology</text:a></text:p>
          </table:table-cell>
          <table:table-cell office:value-type="string">
            <text:p><text:a xlink:href="https://finviz.com/quote.ashx?t=ADBE&amp;ty=c&amp;p=d&amp;b=1">Application Software</text:a></text:p>
          </table:table-cell>
          <table:table-cell office:value-type="string">
            <text:p><text:a xlink:href="https://finviz.com/quote.ashx?t=ADBE&amp;ty=c&amp;p=d&amp;b=1">USA</text:a></text:p>
          </table:table-cell>
          <table:table-cell office:value-type="string">
            <text:p><text:a xlink:href="https://finviz.com/quote.ashx?t=ADBE&amp;ty=c&amp;p=d&amp;b=1">127.54B</text:a></text:p>
          </table:table-cell>
          <table:table-cell office:value-type="string">
            <text:p><text:a xlink:href="https://finviz.com/quote.ashx?t=ADBE&amp;ty=c&amp;p=d&amp;b=1">46.81</text:a></text:p>
          </table:table-cell>
          <table:table-cell office:value-type="string">
            <text:p><text:a xlink:href="https://finviz.com/quote.ashx?t=ADBE&amp;ty=c&amp;p=d&amp;b=1">262.15</text:a></text:p>
          </table:table-cell>
          <table:table-cell office:value-type="string">
            <text:p><text:a xlink:href="https://finviz.com/quote.ashx?t=ADBE&amp;ty=c&amp;p=d&amp;b=1">0.36%</text:a></text:p>
          </table:table-cell>
          <table:table-cell office:value-type="string">
            <text:p><text:a xlink:href="https://finviz.com/quote.ashx?t=ADBE&amp;ty=c&amp;p=d&amp;b=1">1,434,499</text:a></text:p>
          </table:table-cell>
        </table:table-row>
        <table:table-row table:style-name="ro1">
          <table:table-cell office:value-type="string">
            <text:p><text:a xlink:href="https://finviz.com/quote.ashx?t=AEZS&amp;ty=c&amp;p=d&amp;b=1">3</text:a></text:p>
          </table:table-cell>
          <table:table-cell office:value-type="string">
            <text:p><text:a xlink:href="https://finviz.com/quote.ashx?t=AEZS&amp;ty=c&amp;p=d&amp;b=1">AEZS</text:a></text:p>
          </table:table-cell>
          <table:table-cell office:value-type="string">
            <text:p><text:a xlink:href="https://finviz.com/quote.ashx?t=AEZS&amp;ty=c&amp;p=d&amp;b=1">Aeterna Zentaris Inc.</text:a></text:p>
          </table:table-cell>
          <table:table-cell office:value-type="string">
            <text:p><text:a xlink:href="https://finviz.com/quote.ashx?t=AEZS&amp;ty=c&amp;p=d&amp;b=1">Healthcare</text:a></text:p>
          </table:table-cell>
          <table:table-cell office:value-type="string">
            <text:p><text:a xlink:href="https://finviz.com/quote.ashx?t=AEZS&amp;ty=c&amp;p=d&amp;b=1">Biotechnology</text:a></text:p>
          </table:table-cell>
          <table:table-cell office:value-type="string">
            <text:p><text:a xlink:href="https://finviz.com/quote.ashx?t=AEZS&amp;ty=c&amp;p=d&amp;b=1">Canada</text:a></text:p>
          </table:table-cell>
          <table:table-cell office:value-type="string">
            <text:p><text:a xlink:href="https://finviz.com/quote.ashx?t=AEZS&amp;ty=c&amp;p=d&amp;b=1">65.76M</text:a></text:p>
          </table:table-cell>
          <table:table-cell office:value-type="string">
            <text:p><text:a xlink:href="https://finviz.com/quote.ashx?t=AEZS&amp;ty=c&amp;p=d&amp;b=1">7.49</text:a></text:p>
          </table:table-cell>
          <table:table-cell office:value-type="string">
            <text:p><text:a xlink:href="https://finviz.com/quote.ashx?t=AEZS&amp;ty=c&amp;p=d&amp;b=1">4.00</text:a></text:p>
          </table:table-cell>
          <table:table-cell office:value-type="string">
            <text:p><text:a xlink:href="https://finviz.com/quote.ashx?t=AEZS&amp;ty=c&amp;p=d&amp;b=1">0.00%</text:a></text:p>
          </table:table-cell>
          <table:table-cell office:value-type="string">
            <text:p><text:a xlink:href="https://finviz.com/quote.ashx?t=AEZS&amp;ty=c&amp;p=d&amp;b=1">119,571</text:a></text:p>
          </table:table-cell>
        </table:table-row>
        <table:table-row table:style-name="ro1">
          <table:table-cell office:value-type="string">
            <text:p><text:a xlink:href="https://finviz.com/quote.ashx?t=AGS&amp;ty=c&amp;p=d&amp;b=1">4</text:a></text:p>
          </table:table-cell>
          <table:table-cell office:value-type="string">
            <text:p><text:a xlink:href="https://finviz.com/quote.ashx?t=AGS&amp;ty=c&amp;p=d&amp;b=1">AGS</text:a></text:p>
          </table:table-cell>
          <table:table-cell office:value-type="string">
            <text:p><text:a xlink:href="https://finviz.com/quote.ashx?t=AGS&amp;ty=c&amp;p=d&amp;b=1">PlayAGS, Inc.</text:a></text:p>
          </table:table-cell>
          <table:table-cell office:value-type="string">
            <text:p><text:a xlink:href="https://finviz.com/quote.ashx?t=AGS&amp;ty=c&amp;p=d&amp;b=1">Services</text:a></text:p>
          </table:table-cell>
          <table:table-cell office:value-type="string">
            <text:p><text:a xlink:href="https://finviz.com/quote.ashx?t=AGS&amp;ty=c&amp;p=d&amp;b=1">Gaming Activities</text:a></text:p>
          </table:table-cell>
          <table:table-cell office:value-type="string">
            <text:p><text:a xlink:href="https://finviz.com/quote.ashx?t=AGS&amp;ty=c&amp;p=d&amp;b=1">USA</text:a></text:p>
          </table:table-cell>
          <table:table-cell office:value-type="string">
            <text:p><text:a xlink:href="https://finviz.com/quote.ashx?t=AGS&amp;ty=c&amp;p=d&amp;b=1">870.48M</text:a></text:p>
          </table:table-cell>
          <table:table-cell office:value-type="string">
            <text:p><text:a xlink:href="https://finviz.com/quote.ashx?t=AGS&amp;ty=c&amp;p=d&amp;b=1">-</text:a></text:p>
          </table:table-cell>
          <table:table-cell office:value-type="string">
            <text:p><text:a xlink:href="https://finviz.com/quote.ashx?t=AGS&amp;ty=c&amp;p=d&amp;b=1">24.33</text:a></text:p>
          </table:table-cell>
          <table:table-cell office:value-type="string">
            <text:p><text:a xlink:href="https://finviz.com/quote.ashx?t=AGS&amp;ty=c&amp;p=d&amp;b=1">0.62%</text:a></text:p>
          </table:table-cell>
          <table:table-cell office:value-type="string">
            <text:p><text:a xlink:href="https://finviz.com/quote.ashx?t=AGS&amp;ty=c&amp;p=d&amp;b=1">206,546</text:a></text:p>
          </table:table-cell>
        </table:table-row>
        <table:table-row table:style-name="ro1">
          <table:table-cell office:value-type="string">
            <text:p><text:a xlink:href="https://finviz.com/quote.ashx?t=ALGN&amp;ty=c&amp;p=d&amp;b=1">5</text:a></text:p>
          </table:table-cell>
          <table:table-cell office:value-type="string">
            <text:p><text:a xlink:href="https://finviz.com/quote.ashx?t=ALGN&amp;ty=c&amp;p=d&amp;b=1">ALGN</text:a></text:p>
          </table:table-cell>
          <table:table-cell office:value-type="string">
            <text:p><text:a xlink:href="https://finviz.com/quote.ashx?t=ALGN&amp;ty=c&amp;p=d&amp;b=1">Align Technology, Inc.</text:a></text:p>
          </table:table-cell>
          <table:table-cell office:value-type="string">
            <text:p><text:a xlink:href="https://finviz.com/quote.ashx?t=ALGN&amp;ty=c&amp;p=d&amp;b=1">Healthcare</text:a></text:p>
          </table:table-cell>
          <table:table-cell office:value-type="string">
            <text:p><text:a xlink:href="https://finviz.com/quote.ashx?t=ALGN&amp;ty=c&amp;p=d&amp;b=1">Medical Appliances &amp; Equipment</text:a></text:p>
          </table:table-cell>
          <table:table-cell office:value-type="string">
            <text:p><text:a xlink:href="https://finviz.com/quote.ashx?t=ALGN&amp;ty=c&amp;p=d&amp;b=1">USA</text:a></text:p>
          </table:table-cell>
          <table:table-cell office:value-type="string">
            <text:p><text:a xlink:href="https://finviz.com/quote.ashx?t=ALGN&amp;ty=c&amp;p=d&amp;b=1">20.47B</text:a></text:p>
          </table:table-cell>
          <table:table-cell office:value-type="string">
            <text:p><text:a xlink:href="https://finviz.com/quote.ashx?t=ALGN&amp;ty=c&amp;p=d&amp;b=1">56.34</text:a></text:p>
          </table:table-cell>
          <table:table-cell office:value-type="string">
            <text:p><text:a xlink:href="https://finviz.com/quote.ashx?t=ALGN&amp;ty=c&amp;p=d&amp;b=1">257.96</text:a></text:p>
          </table:table-cell>
          <table:table-cell office:value-type="string">
            <text:p><text:a xlink:href="https://finviz.com/quote.ashx?t=ALGN&amp;ty=c&amp;p=d&amp;b=1">-0.70%</text:a></text:p>
          </table:table-cell>
          <table:table-cell office:value-type="string">
            <text:p><text:a xlink:href="https://finviz.com/quote.ashx?t=ALGN&amp;ty=c&amp;p=d&amp;b=1">883,385</text:a></text:p>
          </table:table-cell>
        </table:table-row>
        <table:table-row table:style-name="ro1">
          <table:table-cell office:value-type="string">
            <text:p><text:a xlink:href="https://finviz.com/quote.ashx?t=AMAL&amp;ty=c&amp;p=d&amp;b=1">6</text:a></text:p>
          </table:table-cell>
          <table:table-cell office:value-type="string">
            <text:p><text:a xlink:href="https://finviz.com/quote.ashx?t=AMAL&amp;ty=c&amp;p=d&amp;b=1">AMAL</text:a></text:p>
          </table:table-cell>
          <table:table-cell office:value-type="string">
            <text:p><text:a xlink:href="https://finviz.com/quote.ashx?t=AMAL&amp;ty=c&amp;p=d&amp;b=1">Amalgamated Bank</text:a></text:p>
          </table:table-cell>
          <table:table-cell office:value-type="string">
            <text:p><text:a xlink:href="https://finviz.com/quote.ashx?t=AMAL&amp;ty=c&amp;p=d&amp;b=1">Financial</text:a></text:p>
          </table:table-cell>
          <table:table-cell office:value-type="string">
            <text:p><text:a xlink:href="https://finviz.com/quote.ashx?t=AMAL&amp;ty=c&amp;p=d&amp;b=1">Regional - Northeast Banks</text:a></text:p>
          </table:table-cell>
          <table:table-cell office:value-type="string">
            <text:p><text:a xlink:href="https://finviz.com/quote.ashx?t=AMAL&amp;ty=c&amp;p=d&amp;b=1">USA</text:a></text:p>
          </table:table-cell>
          <table:table-cell office:value-type="string">
            <text:p><text:a xlink:href="https://finviz.com/quote.ashx?t=AMAL&amp;ty=c&amp;p=d&amp;b=1">565.54M</text:a></text:p>
          </table:table-cell>
          <table:table-cell office:value-type="string">
            <text:p><text:a xlink:href="https://finviz.com/quote.ashx?t=AMAL&amp;ty=c&amp;p=d&amp;b=1">15.41</text:a></text:p>
          </table:table-cell>
          <table:table-cell office:value-type="string">
            <text:p><text:a xlink:href="https://finviz.com/quote.ashx?t=AMAL&amp;ty=c&amp;p=d&amp;b=1">17.74</text:a></text:p>
          </table:table-cell>
          <table:table-cell office:value-type="string">
            <text:p><text:a xlink:href="https://finviz.com/quote.ashx?t=AMAL&amp;ty=c&amp;p=d&amp;b=1">-0.78%</text:a></text:p>
          </table:table-cell>
          <table:table-cell office:value-type="string">
            <text:p><text:a xlink:href="https://finviz.com/quote.ashx?t=AMAL&amp;ty=c&amp;p=d&amp;b=1">17,858</text:a></text:p>
          </table:table-cell>
        </table:table-row>
        <table:table-row table:style-name="ro1">
          <table:table-cell office:value-type="string">
            <text:p><text:a xlink:href="https://finviz.com/quote.ashx?t=AMGP&amp;ty=c&amp;p=d&amp;b=1">7</text:a></text:p>
          </table:table-cell>
          <table:table-cell office:value-type="string">
            <text:p><text:a xlink:href="https://finviz.com/quote.ashx?t=AMGP&amp;ty=c&amp;p=d&amp;b=1">AMGP</text:a></text:p>
          </table:table-cell>
          <table:table-cell office:value-type="string">
            <text:p><text:a xlink:href="https://finviz.com/quote.ashx?t=AMGP&amp;ty=c&amp;p=d&amp;b=1">Antero Midstream GP LP</text:a></text:p>
          </table:table-cell>
          <table:table-cell office:value-type="string">
            <text:p><text:a xlink:href="https://finviz.com/quote.ashx?t=AMGP&amp;ty=c&amp;p=d&amp;b=1">Basic Materials</text:a></text:p>
          </table:table-cell>
          <table:table-cell office:value-type="string">
            <text:p><text:a xlink:href="https://finviz.com/quote.ashx?t=AMGP&amp;ty=c&amp;p=d&amp;b=1">Independent Oil &amp; Gas</text:a></text:p>
          </table:table-cell>
          <table:table-cell office:value-type="string">
            <text:p><text:a xlink:href="https://finviz.com/quote.ashx?t=AMGP&amp;ty=c&amp;p=d&amp;b=1">USA</text:a></text:p>
          </table:table-cell>
          <table:table-cell office:value-type="string">
            <text:p><text:a xlink:href="https://finviz.com/quote.ashx?t=AMGP&amp;ty=c&amp;p=d&amp;b=1">2.53B</text:a></text:p>
          </table:table-cell>
          <table:table-cell office:value-type="string">
            <text:p><text:a xlink:href="https://finviz.com/quote.ashx?t=AMGP&amp;ty=c&amp;p=d&amp;b=1">40.24</text:a></text:p>
          </table:table-cell>
          <table:table-cell office:value-type="string">
            <text:p><text:a xlink:href="https://finviz.com/quote.ashx?t=AMGP&amp;ty=c&amp;p=d&amp;b=1">13.03</text:a></text:p>
          </table:table-cell>
          <table:table-cell office:value-type="string">
            <text:p><text:a xlink:href="https://finviz.com/quote.ashx?t=AMGP&amp;ty=c&amp;p=d&amp;b=1">-1.88%</text:a></text:p>
          </table:table-cell>
          <table:table-cell office:value-type="string">
            <text:p><text:a xlink:href="https://finviz.com/quote.ashx?t=AMGP&amp;ty=c&amp;p=d&amp;b=1">600,037</text:a></text:p>
          </table:table-cell>
        </table:table-row>
        <table:table-row table:style-name="ro1">
          <table:table-cell office:value-type="string">
            <text:p><text:a xlink:href="https://finviz.com/quote.ashx?t=AMOT&amp;ty=c&amp;p=d&amp;b=1">8</text:a></text:p>
          </table:table-cell>
          <table:table-cell office:value-type="string">
            <text:p><text:a xlink:href="https://finviz.com/quote.ashx?t=AMOT&amp;ty=c&amp;p=d&amp;b=1">AMOT</text:a></text:p>
          </table:table-cell>
          <table:table-cell office:value-type="string">
            <text:p><text:a xlink:href="https://finviz.com/quote.ashx?t=AMOT&amp;ty=c&amp;p=d&amp;b=1">Allied Motion Technologies Inc.</text:a></text:p>
          </table:table-cell>
          <table:table-cell office:value-type="string">
            <text:p><text:a xlink:href="https://finviz.com/quote.ashx?t=AMOT&amp;ty=c&amp;p=d&amp;b=1">Industrial Goods</text:a></text:p>
          </table:table-cell>
          <table:table-cell office:value-type="string">
            <text:p><text:a xlink:href="https://finviz.com/quote.ashx?t=AMOT&amp;ty=c&amp;p=d&amp;b=1">Industrial Electrical Equipment</text:a></text:p>
          </table:table-cell>
          <table:table-cell office:value-type="string">
            <text:p><text:a xlink:href="https://finviz.com/quote.ashx?t=AMOT&amp;ty=c&amp;p=d&amp;b=1">USA</text:a></text:p>
          </table:table-cell>
          <table:table-cell office:value-type="string">
            <text:p><text:a xlink:href="https://finviz.com/quote.ashx?t=AMOT&amp;ty=c&amp;p=d&amp;b=1">397.72M</text:a></text:p>
          </table:table-cell>
          <table:table-cell office:value-type="string">
            <text:p><text:a xlink:href="https://finviz.com/quote.ashx?t=AMOT&amp;ty=c&amp;p=d&amp;b=1">23.36</text:a></text:p>
          </table:table-cell>
          <table:table-cell office:value-type="string">
            <text:p><text:a xlink:href="https://finviz.com/quote.ashx?t=AMOT&amp;ty=c&amp;p=d&amp;b=1">41.78</text:a></text:p>
          </table:table-cell>
          <table:table-cell office:value-type="string">
            <text:p><text:a xlink:href="https://finviz.com/quote.ashx?t=AMOT&amp;ty=c&amp;p=d&amp;b=1">1.16%</text:a></text:p>
          </table:table-cell>
          <table:table-cell office:value-type="string">
            <text:p><text:a xlink:href="https://finviz.com/quote.ashx?t=AMOT&amp;ty=c&amp;p=d&amp;b=1">38,533</text:a></text:p>
          </table:table-cell>
        </table:table-row>
        <table:table-row table:style-name="ro1">
          <table:table-cell office:value-type="string">
            <text:p><text:a xlink:href="https://finviz.com/quote.ashx?t=AMZN&amp;ty=c&amp;p=d&amp;b=1">9</text:a></text:p>
          </table:table-cell>
          <table:table-cell office:value-type="string">
            <text:p><text:a xlink:href="https://finviz.com/quote.ashx?t=AMZN&amp;ty=c&amp;p=d&amp;b=1">AMZN</text:a></text:p>
          </table:table-cell>
          <table:table-cell office:value-type="string">
            <text:p><text:a xlink:href="https://finviz.com/quote.ashx?t=AMZN&amp;ty=c&amp;p=d&amp;b=1">Amazon.com, Inc.</text:a></text:p>
          </table:table-cell>
          <table:table-cell office:value-type="string">
            <text:p><text:a xlink:href="https://finviz.com/quote.ashx?t=AMZN&amp;ty=c&amp;p=d&amp;b=1">Services</text:a></text:p>
          </table:table-cell>
          <table:table-cell office:value-type="string">
            <text:p><text:a xlink:href="https://finviz.com/quote.ashx?t=AMZN&amp;ty=c&amp;p=d&amp;b=1">Catalog &amp; Mail Order Houses</text:a></text:p>
          </table:table-cell>
          <table:table-cell office:value-type="string">
            <text:p><text:a xlink:href="https://finviz.com/quote.ashx?t=AMZN&amp;ty=c&amp;p=d&amp;b=1">USA</text:a></text:p>
          </table:table-cell>
          <table:table-cell office:value-type="string">
            <text:p><text:a xlink:href="https://finviz.com/quote.ashx?t=AMZN&amp;ty=c&amp;p=d&amp;b=1">797.83B</text:a></text:p>
          </table:table-cell>
          <table:table-cell office:value-type="string">
            <text:p><text:a xlink:href="https://finviz.com/quote.ashx?t=AMZN&amp;ty=c&amp;p=d&amp;b=1">82.50</text:a></text:p>
          </table:table-cell>
          <table:table-cell office:value-type="string">
            <text:p><text:a xlink:href="https://finviz.com/quote.ashx?t=AMZN&amp;ty=c&amp;p=d&amp;b=1">1639.81</text:a></text:p>
          </table:table-cell>
          <table:table-cell office:value-type="string">
            <text:p><text:a xlink:href="https://finviz.com/quote.ashx?t=AMZN&amp;ty=c&amp;p=d&amp;b=1">0.21%</text:a></text:p>
          </table:table-cell>
          <table:table-cell office:value-type="string">
            <text:p><text:a xlink:href="https://finviz.com/quote.ashx?t=AMZN&amp;ty=c&amp;p=d&amp;b=1">2,322,870</text:a></text:p>
          </table:table-cell>
        </table:table-row>
        <table:table-row table:style-name="ro1">
          <table:table-cell office:value-type="string">
            <text:p><text:a xlink:href="https://finviz.com/quote.ashx?t=APPF&amp;ty=c&amp;p=d&amp;b=1">10</text:a></text:p>
          </table:table-cell>
          <table:table-cell office:value-type="string">
            <text:p><text:a xlink:href="https://finviz.com/quote.ashx?t=APPF&amp;ty=c&amp;p=d&amp;b=1">APPF</text:a></text:p>
          </table:table-cell>
          <table:table-cell office:value-type="string">
            <text:p><text:a xlink:href="https://finviz.com/quote.ashx?t=APPF&amp;ty=c&amp;p=d&amp;b=1">AppFolio, Inc.</text:a></text:p>
          </table:table-cell>
          <table:table-cell office:value-type="string">
            <text:p><text:a xlink:href="https://finviz.com/quote.ashx?t=APPF&amp;ty=c&amp;p=d&amp;b=1">Technology</text:a></text:p>
          </table:table-cell>
          <table:table-cell office:value-type="string">
            <text:p><text:a xlink:href="https://finviz.com/quote.ashx?t=APPF&amp;ty=c&amp;p=d&amp;b=1">Application Software</text:a></text:p>
          </table:table-cell>
          <table:table-cell office:value-type="string">
            <text:p><text:a xlink:href="https://finviz.com/quote.ashx?t=APPF&amp;ty=c&amp;p=d&amp;b=1">USA</text:a></text:p>
          </table:table-cell>
          <table:table-cell office:value-type="string">
            <text:p><text:a xlink:href="https://finviz.com/quote.ashx?t=APPF&amp;ty=c&amp;p=d&amp;b=1">2.31B</text:a></text:p>
          </table:table-cell>
          <table:table-cell office:value-type="string">
            <text:p><text:a xlink:href="https://finviz.com/quote.ashx?t=APPF&amp;ty=c&amp;p=d&amp;b=1">123.33</text:a></text:p>
          </table:table-cell>
          <table:table-cell office:value-type="string">
            <text:p><text:a xlink:href="https://finviz.com/quote.ashx?t=APPF&amp;ty=c&amp;p=d&amp;b=1">69.27</text:a></text:p>
          </table:table-cell>
          <table:table-cell office:value-type="string">
            <text:p><text:a xlink:href="https://finviz.com/quote.ashx?t=APPF&amp;ty=c&amp;p=d&amp;b=1">-0.06%</text:a></text:p>
          </table:table-cell>
          <table:table-cell office:value-type="string">
            <text:p><text:a xlink:href="https://finviz.com/quote.ashx?t=APPF&amp;ty=c&amp;p=d&amp;b=1">73,360</text:a></text:p>
          </table:table-cell>
        </table:table-row>
        <table:table-row table:style-name="ro1">
          <table:table-cell office:value-type="string">
            <text:p><text:a xlink:href="https://finviz.com/quote.ashx?t=APY&amp;ty=c&amp;p=d&amp;b=1">11</text:a></text:p>
          </table:table-cell>
          <table:table-cell office:value-type="string">
            <text:p><text:a xlink:href="https://finviz.com/quote.ashx?t=APY&amp;ty=c&amp;p=d&amp;b=1">APY</text:a></text:p>
          </table:table-cell>
          <table:table-cell office:value-type="string">
            <text:p><text:a xlink:href="https://finviz.com/quote.ashx?t=APY&amp;ty=c&amp;p=d&amp;b=1">Apergy Corporation</text:a></text:p>
          </table:table-cell>
          <table:table-cell office:value-type="string">
            <text:p><text:a xlink:href="https://finviz.com/quote.ashx?t=APY&amp;ty=c&amp;p=d&amp;b=1">Basic Materials</text:a></text:p>
          </table:table-cell>
          <table:table-cell office:value-type="string">
            <text:p><text:a xlink:href="https://finviz.com/quote.ashx?t=APY&amp;ty=c&amp;p=d&amp;b=1">Oil &amp; Gas Equipment &amp; Services</text:a></text:p>
          </table:table-cell>
          <table:table-cell office:value-type="string">
            <text:p><text:a xlink:href="https://finviz.com/quote.ashx?t=APY&amp;ty=c&amp;p=d&amp;b=1">USA</text:a></text:p>
          </table:table-cell>
          <table:table-cell office:value-type="string">
            <text:p><text:a xlink:href="https://finviz.com/quote.ashx?t=APY&amp;ty=c&amp;p=d&amp;b=1">3.23B</text:a></text:p>
          </table:table-cell>
          <table:table-cell office:value-type="string">
            <text:p><text:a xlink:href="https://finviz.com/quote.ashx?t=APY&amp;ty=c&amp;p=d&amp;b=1">34.46</text:a></text:p>
          </table:table-cell>
          <table:table-cell office:value-type="string">
            <text:p><text:a xlink:href="https://finviz.com/quote.ashx?t=APY&amp;ty=c&amp;p=d&amp;b=1">42.35</text:a></text:p>
          </table:table-cell>
          <table:table-cell office:value-type="string">
            <text:p><text:a xlink:href="https://finviz.com/quote.ashx?t=APY&amp;ty=c&amp;p=d&amp;b=1">1.39%</text:a></text:p>
          </table:table-cell>
          <table:table-cell office:value-type="string">
            <text:p><text:a xlink:href="https://finviz.com/quote.ashx?t=APY&amp;ty=c&amp;p=d&amp;b=1">224,550</text:a></text:p>
          </table:table-cell>
        </table:table-row>
        <table:table-row table:style-name="ro1">
          <table:table-cell office:value-type="string">
            <text:p><text:a xlink:href="https://finviz.com/quote.ashx?t=ASML&amp;ty=c&amp;p=d&amp;b=1">12</text:a></text:p>
          </table:table-cell>
          <table:table-cell office:value-type="string">
            <text:p><text:a xlink:href="https://finviz.com/quote.ashx?t=ASML&amp;ty=c&amp;p=d&amp;b=1">ASML</text:a></text:p>
          </table:table-cell>
          <table:table-cell office:value-type="string">
            <text:p><text:a xlink:href="https://finviz.com/quote.ashx?t=ASML&amp;ty=c&amp;p=d&amp;b=1">ASML Holding N.V.</text:a></text:p>
          </table:table-cell>
          <table:table-cell office:value-type="string">
            <text:p><text:a xlink:href="https://finviz.com/quote.ashx?t=ASML&amp;ty=c&amp;p=d&amp;b=1">Technology</text:a></text:p>
          </table:table-cell>
          <table:table-cell office:value-type="string">
            <text:p><text:a xlink:href="https://finviz.com/quote.ashx?t=ASML&amp;ty=c&amp;p=d&amp;b=1">Semiconductor Equipment &amp; Materials</text:a></text:p>
          </table:table-cell>
          <table:table-cell office:value-type="string">
            <text:p><text:a xlink:href="https://finviz.com/quote.ashx?t=ASML&amp;ty=c&amp;p=d&amp;b=1">Netherlands</text:a></text:p>
          </table:table-cell>
          <table:table-cell office:value-type="string">
            <text:p><text:a xlink:href="https://finviz.com/quote.ashx?t=ASML&amp;ty=c&amp;p=d&amp;b=1">78.26B</text:a></text:p>
          </table:table-cell>
          <table:table-cell office:value-type="string">
            <text:p><text:a xlink:href="https://finviz.com/quote.ashx?t=ASML&amp;ty=c&amp;p=d&amp;b=1">26.89</text:a></text:p>
          </table:table-cell>
          <table:table-cell office:value-type="string">
            <text:p><text:a xlink:href="https://finviz.com/quote.ashx?t=ASML&amp;ty=c&amp;p=d&amp;b=1">183.86</text:a></text:p>
          </table:table-cell>
          <table:table-cell office:value-type="string">
            <text:p><text:a xlink:href="https://finviz.com/quote.ashx?t=ASML&amp;ty=c&amp;p=d&amp;b=1">-0.81%</text:a></text:p>
          </table:table-cell>
          <table:table-cell office:value-type="string">
            <text:p><text:a xlink:href="https://finviz.com/quote.ashx?t=ASML&amp;ty=c&amp;p=d&amp;b=1">282,709</text:a></text:p>
          </table:table-cell>
        </table:table-row>
        <table:table-row table:style-name="ro1">
          <table:table-cell office:value-type="string">
            <text:p><text:a xlink:href="https://finviz.com/quote.ashx?t=ATH&amp;ty=c&amp;p=d&amp;b=1">13</text:a></text:p>
          </table:table-cell>
          <table:table-cell office:value-type="string">
            <text:p><text:a xlink:href="https://finviz.com/quote.ashx?t=ATH&amp;ty=c&amp;p=d&amp;b=1">ATH</text:a></text:p>
          </table:table-cell>
          <table:table-cell office:value-type="string">
            <text:p><text:a xlink:href="https://finviz.com/quote.ashx?t=ATH&amp;ty=c&amp;p=d&amp;b=1">Athene Holding Ltd.</text:a></text:p>
          </table:table-cell>
          <table:table-cell office:value-type="string">
            <text:p><text:a xlink:href="https://finviz.com/quote.ashx?t=ATH&amp;ty=c&amp;p=d&amp;b=1">Financial</text:a></text:p>
          </table:table-cell>
          <table:table-cell office:value-type="string">
            <text:p><text:a xlink:href="https://finviz.com/quote.ashx?t=ATH&amp;ty=c&amp;p=d&amp;b=1">Asset Management</text:a></text:p>
          </table:table-cell>
          <table:table-cell office:value-type="string">
            <text:p><text:a xlink:href="https://finviz.com/quote.ashx?t=ATH&amp;ty=c&amp;p=d&amp;b=1">Bermuda</text:a></text:p>
          </table:table-cell>
          <table:table-cell office:value-type="string">
            <text:p><text:a xlink:href="https://finviz.com/quote.ashx?t=ATH&amp;ty=c&amp;p=d&amp;b=1">8.39B</text:a></text:p>
          </table:table-cell>
          <table:table-cell office:value-type="string">
            <text:p><text:a xlink:href="https://finviz.com/quote.ashx?t=ATH&amp;ty=c&amp;p=d&amp;b=1">5.33</text:a></text:p>
          </table:table-cell>
          <table:table-cell office:value-type="string">
            <text:p><text:a xlink:href="https://finviz.com/quote.ashx?t=ATH&amp;ty=c&amp;p=d&amp;b=1">44.06</text:a></text:p>
          </table:table-cell>
          <table:table-cell office:value-type="string">
            <text:p><text:a xlink:href="https://finviz.com/quote.ashx?t=ATH&amp;ty=c&amp;p=d&amp;b=1">-0.72%</text:a></text:p>
          </table:table-cell>
          <table:table-cell office:value-type="string">
            <text:p><text:a xlink:href="https://finviz.com/quote.ashx?t=ATH&amp;ty=c&amp;p=d&amp;b=1">1,199,859</text:a></text:p>
          </table:table-cell>
        </table:table-row>
        <table:table-row table:style-name="ro1">
          <table:table-cell office:value-type="string">
            <text:p><text:a xlink:href="https://finviz.com/quote.ashx?t=ATHM&amp;ty=c&amp;p=d&amp;b=1">14</text:a></text:p>
          </table:table-cell>
          <table:table-cell office:value-type="string">
            <text:p><text:a xlink:href="https://finviz.com/quote.ashx?t=ATHM&amp;ty=c&amp;p=d&amp;b=1">ATHM</text:a></text:p>
          </table:table-cell>
          <table:table-cell office:value-type="string">
            <text:p><text:a xlink:href="https://finviz.com/quote.ashx?t=ATHM&amp;ty=c&amp;p=d&amp;b=1">Autohome Inc.</text:a></text:p>
          </table:table-cell>
          <table:table-cell office:value-type="string">
            <text:p><text:a xlink:href="https://finviz.com/quote.ashx?t=ATHM&amp;ty=c&amp;p=d&amp;b=1">Technology</text:a></text:p>
          </table:table-cell>
          <table:table-cell office:value-type="string">
            <text:p><text:a xlink:href="https://finviz.com/quote.ashx?t=ATHM&amp;ty=c&amp;p=d&amp;b=1">Internet Information Providers</text:a></text:p>
          </table:table-cell>
          <table:table-cell office:value-type="string">
            <text:p><text:a xlink:href="https://finviz.com/quote.ashx?t=ATHM&amp;ty=c&amp;p=d&amp;b=1">China</text:a></text:p>
          </table:table-cell>
          <table:table-cell office:value-type="string">
            <text:p><text:a xlink:href="https://finviz.com/quote.ashx?t=ATHM&amp;ty=c&amp;p=d&amp;b=1">10.64B</text:a></text:p>
          </table:table-cell>
          <table:table-cell office:value-type="string">
            <text:p><text:a xlink:href="https://finviz.com/quote.ashx?t=ATHM&amp;ty=c&amp;p=d&amp;b=1">27.92</text:a></text:p>
          </table:table-cell>
          <table:table-cell office:value-type="string">
            <text:p><text:a xlink:href="https://finviz.com/quote.ashx?t=ATHM&amp;ty=c&amp;p=d&amp;b=1">94.99</text:a></text:p>
          </table:table-cell>
          <table:table-cell office:value-type="string">
            <text:p><text:a xlink:href="https://finviz.com/quote.ashx?t=ATHM&amp;ty=c&amp;p=d&amp;b=1">5.16%</text:a></text:p>
          </table:table-cell>
          <table:table-cell office:value-type="string">
            <text:p><text:a xlink:href="https://finviz.com/quote.ashx?t=ATHM&amp;ty=c&amp;p=d&amp;b=1">1,382,427</text:a></text:p>
          </table:table-cell>
        </table:table-row>
        <table:table-row table:style-name="ro1">
          <table:table-cell office:value-type="string">
            <text:p><text:a xlink:href="https://finviz.com/quote.ashx?t=ATI&amp;ty=c&amp;p=d&amp;b=1">15</text:a></text:p>
          </table:table-cell>
          <table:table-cell office:value-type="string">
            <text:p><text:a xlink:href="https://finviz.com/quote.ashx?t=ATI&amp;ty=c&amp;p=d&amp;b=1">ATI</text:a></text:p>
          </table:table-cell>
          <table:table-cell office:value-type="string">
            <text:p><text:a xlink:href="https://finviz.com/quote.ashx?t=ATI&amp;ty=c&amp;p=d&amp;b=1">Allegheny Technologies Incorporated</text:a></text:p>
          </table:table-cell>
          <table:table-cell office:value-type="string">
            <text:p><text:a xlink:href="https://finviz.com/quote.ashx?t=ATI&amp;ty=c&amp;p=d&amp;b=1">Industrial Goods</text:a></text:p>
          </table:table-cell>
          <table:table-cell office:value-type="string">
            <text:p><text:a xlink:href="https://finviz.com/quote.ashx?t=ATI&amp;ty=c&amp;p=d&amp;b=1">Metal Fabrication</text:a></text:p>
          </table:table-cell>
          <table:table-cell office:value-type="string">
            <text:p><text:a xlink:href="https://finviz.com/quote.ashx?t=ATI&amp;ty=c&amp;p=d&amp;b=1">USA</text:a></text:p>
          </table:table-cell>
          <table:table-cell office:value-type="string">
            <text:p><text:a xlink:href="https://finviz.com/quote.ashx?t=ATI&amp;ty=c&amp;p=d&amp;b=1">3.64B</text:a></text:p>
          </table:table-cell>
          <table:table-cell office:value-type="string">
            <text:p><text:a xlink:href="https://finviz.com/quote.ashx?t=ATI&amp;ty=c&amp;p=d&amp;b=1">18.07</text:a></text:p>
          </table:table-cell>
          <table:table-cell office:value-type="string">
            <text:p><text:a xlink:href="https://finviz.com/quote.ashx?t=ATI&amp;ty=c&amp;p=d&amp;b=1">29.34</text:a></text:p>
          </table:table-cell>
          <table:table-cell office:value-type="string">
            <text:p><text:a xlink:href="https://finviz.com/quote.ashx?t=ATI&amp;ty=c&amp;p=d&amp;b=1">0.69%</text:a></text:p>
          </table:table-cell>
          <table:table-cell office:value-type="string">
            <text:p><text:a xlink:href="https://finviz.com/quote.ashx?t=ATI&amp;ty=c&amp;p=d&amp;b=1">328,806</text:a></text:p>
          </table:table-cell>
        </table:table-row>
        <table:table-row table:style-name="ro1">
          <table:table-cell office:value-type="string">
            <text:p><text:a xlink:href="https://finviz.com/quote.ashx?t=ATNI&amp;ty=c&amp;p=d&amp;b=1">16</text:a></text:p>
          </table:table-cell>
          <table:table-cell office:value-type="string">
            <text:p><text:a xlink:href="https://finviz.com/quote.ashx?t=ATNI&amp;ty=c&amp;p=d&amp;b=1">ATNI</text:a></text:p>
          </table:table-cell>
          <table:table-cell office:value-type="string">
            <text:p><text:a xlink:href="https://finviz.com/quote.ashx?t=ATNI&amp;ty=c&amp;p=d&amp;b=1">ATN International, Inc.</text:a></text:p>
          </table:table-cell>
          <table:table-cell office:value-type="string">
            <text:p><text:a xlink:href="https://finviz.com/quote.ashx?t=ATNI&amp;ty=c&amp;p=d&amp;b=1">Technology</text:a></text:p>
          </table:table-cell>
          <table:table-cell office:value-type="string">
            <text:p><text:a xlink:href="https://finviz.com/quote.ashx?t=ATNI&amp;ty=c&amp;p=d&amp;b=1">Telecom Services - Domestic</text:a></text:p>
          </table:table-cell>
          <table:table-cell office:value-type="string">
            <text:p><text:a xlink:href="https://finviz.com/quote.ashx?t=ATNI&amp;ty=c&amp;p=d&amp;b=1">USA</text:a></text:p>
          </table:table-cell>
          <table:table-cell office:value-type="string">
            <text:p><text:a xlink:href="https://finviz.com/quote.ashx?t=ATNI&amp;ty=c&amp;p=d&amp;b=1">867.80M</text:a></text:p>
          </table:table-cell>
          <table:table-cell office:value-type="string">
            <text:p><text:a xlink:href="https://finviz.com/quote.ashx?t=ATNI&amp;ty=c&amp;p=d&amp;b=1">17.39</text:a></text:p>
          </table:table-cell>
          <table:table-cell office:value-type="string">
            <text:p><text:a xlink:href="https://finviz.com/quote.ashx?t=ATNI&amp;ty=c&amp;p=d&amp;b=1">54.91</text:a></text:p>
          </table:table-cell>
          <table:table-cell office:value-type="string">
            <text:p><text:a xlink:href="https://finviz.com/quote.ashx?t=ATNI&amp;ty=c&amp;p=d&amp;b=1">-0.85%</text:a></text:p>
          </table:table-cell>
          <table:table-cell office:value-type="string">
            <text:p><text:a xlink:href="https://finviz.com/quote.ashx?t=ATNI&amp;ty=c&amp;p=d&amp;b=1">34,572</text:a></text:p>
          </table:table-cell>
        </table:table-row>
        <table:table-row table:style-name="ro1">
          <table:table-cell office:value-type="string">
            <text:p><text:a xlink:href="https://finviz.com/quote.ashx?t=ATRS&amp;ty=c&amp;p=d&amp;b=1">17</text:a></text:p>
          </table:table-cell>
          <table:table-cell office:value-type="string">
            <text:p><text:a xlink:href="https://finviz.com/quote.ashx?t=ATRS&amp;ty=c&amp;p=d&amp;b=1">ATRS</text:a></text:p>
          </table:table-cell>
          <table:table-cell office:value-type="string">
            <text:p><text:a xlink:href="https://finviz.com/quote.ashx?t=ATRS&amp;ty=c&amp;p=d&amp;b=1">Antares Pharma, Inc.</text:a></text:p>
          </table:table-cell>
          <table:table-cell office:value-type="string">
            <text:p><text:a xlink:href="https://finviz.com/quote.ashx?t=ATRS&amp;ty=c&amp;p=d&amp;b=1">Healthcare</text:a></text:p>
          </table:table-cell>
          <table:table-cell office:value-type="string">
            <text:p><text:a xlink:href="https://finviz.com/quote.ashx?t=ATRS&amp;ty=c&amp;p=d&amp;b=1">Medical Instruments &amp; Supplies</text:a></text:p>
          </table:table-cell>
          <table:table-cell office:value-type="string">
            <text:p><text:a xlink:href="https://finviz.com/quote.ashx?t=ATRS&amp;ty=c&amp;p=d&amp;b=1">USA</text:a></text:p>
          </table:table-cell>
          <table:table-cell office:value-type="string">
            <text:p><text:a xlink:href="https://finviz.com/quote.ashx?t=ATRS&amp;ty=c&amp;p=d&amp;b=1">573.23M</text:a></text:p>
          </table:table-cell>
          <table:table-cell office:value-type="string">
            <text:p><text:a xlink:href="https://finviz.com/quote.ashx?t=ATRS&amp;ty=c&amp;p=d&amp;b=1">-</text:a></text:p>
          </table:table-cell>
          <table:table-cell office:value-type="string">
            <text:p><text:a xlink:href="https://finviz.com/quote.ashx?t=ATRS&amp;ty=c&amp;p=d&amp;b=1">3.77</text:a></text:p>
          </table:table-cell>
          <table:table-cell office:value-type="string">
            <text:p><text:a xlink:href="https://finviz.com/quote.ashx?t=ATRS&amp;ty=c&amp;p=d&amp;b=1">3.29%</text:a></text:p>
          </table:table-cell>
          <table:table-cell office:value-type="string">
            <text:p><text:a xlink:href="https://finviz.com/quote.ashx?t=ATRS&amp;ty=c&amp;p=d&amp;b=1">1,591,437</text:a></text:p>
          </table:table-cell>
        </table:table-row>
        <table:table-row table:style-name="ro1">
          <table:table-cell office:value-type="string">
            <text:p><text:a xlink:href="https://finviz.com/quote.ashx?t=ATTU&amp;ty=c&amp;p=d&amp;b=1">18</text:a></text:p>
          </table:table-cell>
          <table:table-cell office:value-type="string">
            <text:p><text:a xlink:href="https://finviz.com/quote.ashx?t=ATTU&amp;ty=c&amp;p=d&amp;b=1">ATTU</text:a></text:p>
          </table:table-cell>
          <table:table-cell office:value-type="string">
            <text:p><text:a xlink:href="https://finviz.com/quote.ashx?t=ATTU&amp;ty=c&amp;p=d&amp;b=1">Attunity Ltd.</text:a></text:p>
          </table:table-cell>
          <table:table-cell office:value-type="string">
            <text:p><text:a xlink:href="https://finviz.com/quote.ashx?t=ATTU&amp;ty=c&amp;p=d&amp;b=1">Technology</text:a></text:p>
          </table:table-cell>
          <table:table-cell office:value-type="string">
            <text:p><text:a xlink:href="https://finviz.com/quote.ashx?t=ATTU&amp;ty=c&amp;p=d&amp;b=1">Technical &amp; System Software</text:a></text:p>
          </table:table-cell>
          <table:table-cell office:value-type="string">
            <text:p><text:a xlink:href="https://finviz.com/quote.ashx?t=ATTU&amp;ty=c&amp;p=d&amp;b=1">Israel</text:a></text:p>
          </table:table-cell>
          <table:table-cell office:value-type="string">
            <text:p><text:a xlink:href="https://finviz.com/quote.ashx?t=ATTU&amp;ty=c&amp;p=d&amp;b=1">506.43M</text:a></text:p>
          </table:table-cell>
          <table:table-cell office:value-type="string">
            <text:p><text:a xlink:href="https://finviz.com/quote.ashx?t=ATTU&amp;ty=c&amp;p=d&amp;b=1">86.88</text:a></text:p>
          </table:table-cell>
          <table:table-cell office:value-type="string">
            <text:p><text:a xlink:href="https://finviz.com/quote.ashx?t=ATTU&amp;ty=c&amp;p=d&amp;b=1">23.36</text:a></text:p>
          </table:table-cell>
          <table:table-cell office:value-type="string">
            <text:p><text:a xlink:href="https://finviz.com/quote.ashx?t=ATTU&amp;ty=c&amp;p=d&amp;b=1">-0.02%</text:a></text:p>
          </table:table-cell>
          <table:table-cell office:value-type="string">
            <text:p><text:a xlink:href="https://finviz.com/quote.ashx?t=ATTU&amp;ty=c&amp;p=d&amp;b=1">375,825</text:a></text:p>
          </table:table-cell>
        </table:table-row>
        <table:table-row table:style-name="ro1">
          <table:table-cell office:value-type="string">
            <text:p><text:a xlink:href="https://finviz.com/quote.ashx?t=AXAS&amp;ty=c&amp;p=d&amp;b=1">19</text:a></text:p>
          </table:table-cell>
          <table:table-cell office:value-type="string">
            <text:p><text:a xlink:href="https://finviz.com/quote.ashx?t=AXAS&amp;ty=c&amp;p=d&amp;b=1">AXAS</text:a></text:p>
          </table:table-cell>
          <table:table-cell office:value-type="string">
            <text:p><text:a xlink:href="https://finviz.com/quote.ashx?t=AXAS&amp;ty=c&amp;p=d&amp;b=1">Abraxas Petroleum Corporation</text:a></text:p>
          </table:table-cell>
          <table:table-cell office:value-type="string">
            <text:p><text:a xlink:href="https://finviz.com/quote.ashx?t=AXAS&amp;ty=c&amp;p=d&amp;b=1">Basic Materials</text:a></text:p>
          </table:table-cell>
          <table:table-cell office:value-type="string">
            <text:p><text:a xlink:href="https://finviz.com/quote.ashx?t=AXAS&amp;ty=c&amp;p=d&amp;b=1">Independent Oil &amp; Gas</text:a></text:p>
          </table:table-cell>
          <table:table-cell office:value-type="string">
            <text:p><text:a xlink:href="https://finviz.com/quote.ashx?t=AXAS&amp;ty=c&amp;p=d&amp;b=1">USA</text:a></text:p>
          </table:table-cell>
          <table:table-cell office:value-type="string">
            <text:p><text:a xlink:href="https://finviz.com/quote.ashx?t=AXAS&amp;ty=c&amp;p=d&amp;b=1">208.39M</text:a></text:p>
          </table:table-cell>
          <table:table-cell office:value-type="string">
            <text:p><text:a xlink:href="https://finviz.com/quote.ashx?t=AXAS&amp;ty=c&amp;p=d&amp;b=1">-</text:a></text:p>
          </table:table-cell>
          <table:table-cell office:value-type="string">
            <text:p><text:a xlink:href="https://finviz.com/quote.ashx?t=AXAS&amp;ty=c&amp;p=d&amp;b=1">1.29</text:a></text:p>
          </table:table-cell>
          <table:table-cell office:value-type="string">
            <text:p><text:a xlink:href="https://finviz.com/quote.ashx?t=AXAS&amp;ty=c&amp;p=d&amp;b=1">2.66%</text:a></text:p>
          </table:table-cell>
          <table:table-cell office:value-type="string">
            <text:p><text:a xlink:href="https://finviz.com/quote.ashx?t=AXAS&amp;ty=c&amp;p=d&amp;b=1">500,772</text:a></text:p>
          </table:table-cell>
        </table:table-row>
        <table:table-row table:style-name="ro1">
          <table:table-cell office:value-type="string">
            <text:p><text:a xlink:href="https://finviz.com/quote.ashx?t=AYR&amp;ty=c&amp;p=d&amp;b=1">20</text:a></text:p>
          </table:table-cell>
          <table:table-cell office:value-type="string">
            <text:p><text:a xlink:href="https://finviz.com/quote.ashx?t=AYR&amp;ty=c&amp;p=d&amp;b=1">AYR</text:a></text:p>
          </table:table-cell>
          <table:table-cell office:value-type="string">
            <text:p><text:a xlink:href="https://finviz.com/quote.ashx?t=AYR&amp;ty=c&amp;p=d&amp;b=1">Aircastle Limited</text:a></text:p>
          </table:table-cell>
          <table:table-cell office:value-type="string">
            <text:p><text:a xlink:href="https://finviz.com/quote.ashx?t=AYR&amp;ty=c&amp;p=d&amp;b=1">Services</text:a></text:p>
          </table:table-cell>
          <table:table-cell office:value-type="string">
            <text:p><text:a xlink:href="https://finviz.com/quote.ashx?t=AYR&amp;ty=c&amp;p=d&amp;b=1">Rental &amp; Leasing Services</text:a></text:p>
          </table:table-cell>
          <table:table-cell office:value-type="string">
            <text:p><text:a xlink:href="https://finviz.com/quote.ashx?t=AYR&amp;ty=c&amp;p=d&amp;b=1">USA</text:a></text:p>
          </table:table-cell>
          <table:table-cell office:value-type="string">
            <text:p><text:a xlink:href="https://finviz.com/quote.ashx?t=AYR&amp;ty=c&amp;p=d&amp;b=1">1.55B</text:a></text:p>
          </table:table-cell>
          <table:table-cell office:value-type="string">
            <text:p><text:a xlink:href="https://finviz.com/quote.ashx?t=AYR&amp;ty=c&amp;p=d&amp;b=1">6.50</text:a></text:p>
          </table:table-cell>
          <table:table-cell office:value-type="string">
            <text:p><text:a xlink:href="https://finviz.com/quote.ashx?t=AYR&amp;ty=c&amp;p=d&amp;b=1">20.12</text:a></text:p>
          </table:table-cell>
          <table:table-cell office:value-type="string">
            <text:p><text:a xlink:href="https://finviz.com/quote.ashx?t=AYR&amp;ty=c&amp;p=d&amp;b=1">-2.99%</text:a></text:p>
          </table:table-cell>
          <table:table-cell office:value-type="string">
            <text:p><text:a xlink:href="https://finviz.com/quote.ashx?t=AYR&amp;ty=c&amp;p=d&amp;b=1">162,712</text:a></text:p>
          </table:table-cell>
        </table:table-row>
        <table:table-row table:style-name="ro1">
          <table:table-cell office:value-type="string">
            <text:p><text:a xlink:href="https://finviz.com/quote.ashx?t=AYTU&amp;ty=c&amp;p=d&amp;b=1">21</text:a></text:p>
          </table:table-cell>
          <table:table-cell office:value-type="string">
            <text:p><text:a xlink:href="https://finviz.com/quote.ashx?t=AYTU&amp;ty=c&amp;p=d&amp;b=1">AYTU</text:a></text:p>
            <draw:frame table:end-cell-address="Tabelle1.B21" table:end-x="0.295cm" table:end-y="0.212cm" draw:z-index="1" draw:name="https://finviz.com/gfx/tab_arrow_u.gif" draw:style-name="gr1" draw:text-style-name="P1" svg:width="0.295cm" svg:height="0.211cm" svg:x="0cm" svg:y="0.001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AYTU&amp;ty=c&amp;p=d&amp;b=1">Aytu BioScience, Inc.</text:a></text:p>
          </table:table-cell>
          <table:table-cell office:value-type="string">
            <text:p><text:a xlink:href="https://finviz.com/quote.ashx?t=AYTU&amp;ty=c&amp;p=d&amp;b=1">Healthcare</text:a></text:p>
          </table:table-cell>
          <table:table-cell office:value-type="string">
            <text:p><text:a xlink:href="https://finviz.com/quote.ashx?t=AYTU&amp;ty=c&amp;p=d&amp;b=1">Biotechnology</text:a></text:p>
          </table:table-cell>
          <table:table-cell office:value-type="string">
            <text:p><text:a xlink:href="https://finviz.com/quote.ashx?t=AYTU&amp;ty=c&amp;p=d&amp;b=1">USA</text:a></text:p>
          </table:table-cell>
          <table:table-cell office:value-type="string">
            <text:p><text:a xlink:href="https://finviz.com/quote.ashx?t=AYTU&amp;ty=c&amp;p=d&amp;b=1">13.94M</text:a></text:p>
          </table:table-cell>
          <table:table-cell office:value-type="string">
            <text:p><text:a xlink:href="https://finviz.com/quote.ashx?t=AYTU&amp;ty=c&amp;p=d&amp;b=1">-</text:a></text:p>
          </table:table-cell>
          <table:table-cell office:value-type="string">
            <text:p><text:a xlink:href="https://finviz.com/quote.ashx?t=AYTU&amp;ty=c&amp;p=d&amp;b=1">1.17</text:a></text:p>
          </table:table-cell>
          <table:table-cell office:value-type="string">
            <text:p><text:a xlink:href="https://finviz.com/quote.ashx?t=AYTU&amp;ty=c&amp;p=d&amp;b=1">-2.50%</text:a></text:p>
          </table:table-cell>
          <table:table-cell office:value-type="string">
            <text:p><text:a xlink:href="https://finviz.com/quote.ashx?t=AYTU&amp;ty=c&amp;p=d&amp;b=1">108,630</text:a></text:p>
          </table:table-cell>
        </table:table-row>
        <table:table-row table:style-name="ro1">
          <table:table-cell office:value-type="string">
            <text:p><text:a xlink:href="https://finviz.com/quote.ashx?t=AYX&amp;ty=c&amp;p=d&amp;b=1">22</text:a></text:p>
          </table:table-cell>
          <table:table-cell office:value-type="string">
            <text:p><text:a xlink:href="https://finviz.com/quote.ashx?t=AYX&amp;ty=c&amp;p=d&amp;b=1">AYX</text:a></text:p>
          </table:table-cell>
          <table:table-cell office:value-type="string">
            <text:p><text:a xlink:href="https://finviz.com/quote.ashx?t=AYX&amp;ty=c&amp;p=d&amp;b=1">Alteryx, Inc.</text:a></text:p>
          </table:table-cell>
          <table:table-cell office:value-type="string">
            <text:p><text:a xlink:href="https://finviz.com/quote.ashx?t=AYX&amp;ty=c&amp;p=d&amp;b=1">Technology</text:a></text:p>
          </table:table-cell>
          <table:table-cell office:value-type="string">
            <text:p><text:a xlink:href="https://finviz.com/quote.ashx?t=AYX&amp;ty=c&amp;p=d&amp;b=1">Application Software</text:a></text:p>
          </table:table-cell>
          <table:table-cell office:value-type="string">
            <text:p><text:a xlink:href="https://finviz.com/quote.ashx?t=AYX&amp;ty=c&amp;p=d&amp;b=1">USA</text:a></text:p>
          </table:table-cell>
          <table:table-cell office:value-type="string">
            <text:p><text:a xlink:href="https://finviz.com/quote.ashx?t=AYX&amp;ty=c&amp;p=d&amp;b=1">4.62B</text:a></text:p>
          </table:table-cell>
          <table:table-cell office:value-type="string">
            <text:p><text:a xlink:href="https://finviz.com/quote.ashx?t=AYX&amp;ty=c&amp;p=d&amp;b=1">-</text:a></text:p>
          </table:table-cell>
          <table:table-cell office:value-type="string">
            <text:p><text:a xlink:href="https://finviz.com/quote.ashx?t=AYX&amp;ty=c&amp;p=d&amp;b=1">79.38</text:a></text:p>
          </table:table-cell>
          <table:table-cell office:value-type="string">
            <text:p><text:a xlink:href="https://finviz.com/quote.ashx?t=AYX&amp;ty=c&amp;p=d&amp;b=1">3.09%</text:a></text:p>
          </table:table-cell>
          <table:table-cell office:value-type="string">
            <text:p><text:a xlink:href="https://finviz.com/quote.ashx?t=AYX&amp;ty=c&amp;p=d&amp;b=1">1,052,194</text:a></text:p>
          </table:table-cell>
        </table:table-row>
        <table:table-row table:style-name="ro1">
          <table:table-cell office:value-type="string">
            <text:p><text:a xlink:href="https://finviz.com/quote.ashx?t=AZRE&amp;ty=c&amp;p=d&amp;b=1">23</text:a></text:p>
          </table:table-cell>
          <table:table-cell office:value-type="string">
            <text:p><text:a xlink:href="https://finviz.com/quote.ashx?t=AZRE&amp;ty=c&amp;p=d&amp;b=1">AZRE</text:a></text:p>
          </table:table-cell>
          <table:table-cell office:value-type="string">
            <text:p><text:a xlink:href="https://finviz.com/quote.ashx?t=AZRE&amp;ty=c&amp;p=d&amp;b=1">Azure Power Global Limited</text:a></text:p>
          </table:table-cell>
          <table:table-cell office:value-type="string">
            <text:p><text:a xlink:href="https://finviz.com/quote.ashx?t=AZRE&amp;ty=c&amp;p=d&amp;b=1">Utilities</text:a></text:p>
          </table:table-cell>
          <table:table-cell office:value-type="string">
            <text:p><text:a xlink:href="https://finviz.com/quote.ashx?t=AZRE&amp;ty=c&amp;p=d&amp;b=1">Electric Utilities</text:a></text:p>
          </table:table-cell>
          <table:table-cell office:value-type="string">
            <text:p><text:a xlink:href="https://finviz.com/quote.ashx?t=AZRE&amp;ty=c&amp;p=d&amp;b=1">India</text:a></text:p>
          </table:table-cell>
          <table:table-cell office:value-type="string">
            <text:p><text:a xlink:href="https://finviz.com/quote.ashx?t=AZRE&amp;ty=c&amp;p=d&amp;b=1">453.49M</text:a></text:p>
          </table:table-cell>
          <table:table-cell office:value-type="string">
            <text:p><text:a xlink:href="https://finviz.com/quote.ashx?t=AZRE&amp;ty=c&amp;p=d&amp;b=1">-</text:a></text:p>
          </table:table-cell>
          <table:table-cell office:value-type="string">
            <text:p><text:a xlink:href="https://finviz.com/quote.ashx?t=AZRE&amp;ty=c&amp;p=d&amp;b=1">10.99</text:a></text:p>
          </table:table-cell>
          <table:table-cell office:value-type="string">
            <text:p><text:a xlink:href="https://finviz.com/quote.ashx?t=AZRE&amp;ty=c&amp;p=d&amp;b=1">-0.54%</text:a></text:p>
          </table:table-cell>
          <table:table-cell office:value-type="string">
            <text:p><text:a xlink:href="https://finviz.com/quote.ashx?t=AZRE&amp;ty=c&amp;p=d&amp;b=1">4,562</text:a></text:p>
          </table:table-cell>
        </table:table-row>
        <table:table-row table:style-name="ro1">
          <table:table-cell office:value-type="string">
            <text:p><text:a xlink:href="https://finviz.com/quote.ashx?t=BIDU&amp;ty=c&amp;p=d&amp;b=1">24</text:a></text:p>
          </table:table-cell>
          <table:table-cell office:value-type="string">
            <text:p><text:a xlink:href="https://finviz.com/quote.ashx?t=BIDU&amp;ty=c&amp;p=d&amp;b=1">BIDU</text:a></text:p>
          </table:table-cell>
          <table:table-cell office:value-type="string">
            <text:p><text:a xlink:href="https://finviz.com/quote.ashx?t=BIDU&amp;ty=c&amp;p=d&amp;b=1">Baidu, Inc.</text:a></text:p>
          </table:table-cell>
          <table:table-cell office:value-type="string">
            <text:p><text:a xlink:href="https://finviz.com/quote.ashx?t=BIDU&amp;ty=c&amp;p=d&amp;b=1">Technology</text:a></text:p>
          </table:table-cell>
          <table:table-cell office:value-type="string">
            <text:p><text:a xlink:href="https://finviz.com/quote.ashx?t=BIDU&amp;ty=c&amp;p=d&amp;b=1">Internet Information Providers</text:a></text:p>
          </table:table-cell>
          <table:table-cell office:value-type="string">
            <text:p><text:a xlink:href="https://finviz.com/quote.ashx?t=BIDU&amp;ty=c&amp;p=d&amp;b=1">China</text:a></text:p>
          </table:table-cell>
          <table:table-cell office:value-type="string">
            <text:p><text:a xlink:href="https://finviz.com/quote.ashx?t=BIDU&amp;ty=c&amp;p=d&amp;b=1">58.03B</text:a></text:p>
          </table:table-cell>
          <table:table-cell office:value-type="string">
            <text:p><text:a xlink:href="https://finviz.com/quote.ashx?t=BIDU&amp;ty=c&amp;p=d&amp;b=1">12.94</text:a></text:p>
          </table:table-cell>
          <table:table-cell office:value-type="string">
            <text:p><text:a xlink:href="https://finviz.com/quote.ashx?t=BIDU&amp;ty=c&amp;p=d&amp;b=1">162.49</text:a></text:p>
          </table:table-cell>
          <table:table-cell office:value-type="string">
            <text:p><text:a xlink:href="https://finviz.com/quote.ashx?t=BIDU&amp;ty=c&amp;p=d&amp;b=1">0.31%</text:a></text:p>
          </table:table-cell>
          <table:table-cell office:value-type="string">
            <text:p><text:a xlink:href="https://finviz.com/quote.ashx?t=BIDU&amp;ty=c&amp;p=d&amp;b=1">2,687,094</text:a></text:p>
          </table:table-cell>
        </table:table-row>
        <table:table-row table:style-name="ro1">
          <table:table-cell office:value-type="string">
            <text:p><text:a xlink:href="https://finviz.com/quote.ashx?t=BILI&amp;ty=c&amp;p=d&amp;b=1">25</text:a></text:p>
          </table:table-cell>
          <table:table-cell office:value-type="string">
            <text:p><text:a xlink:href="https://finviz.com/quote.ashx?t=BILI&amp;ty=c&amp;p=d&amp;b=1">BILI</text:a></text:p>
          </table:table-cell>
          <table:table-cell office:value-type="string">
            <text:p><text:a xlink:href="https://finviz.com/quote.ashx?t=BILI&amp;ty=c&amp;p=d&amp;b=1">Bilibili Inc.</text:a></text:p>
          </table:table-cell>
          <table:table-cell office:value-type="string">
            <text:p><text:a xlink:href="https://finviz.com/quote.ashx?t=BILI&amp;ty=c&amp;p=d&amp;b=1">Technology</text:a></text:p>
          </table:table-cell>
          <table:table-cell office:value-type="string">
            <text:p><text:a xlink:href="https://finviz.com/quote.ashx?t=BILI&amp;ty=c&amp;p=d&amp;b=1">Internet Information Providers</text:a></text:p>
          </table:table-cell>
          <table:table-cell office:value-type="string">
            <text:p><text:a xlink:href="https://finviz.com/quote.ashx?t=BILI&amp;ty=c&amp;p=d&amp;b=1">China</text:a></text:p>
          </table:table-cell>
          <table:table-cell office:value-type="string">
            <text:p><text:a xlink:href="https://finviz.com/quote.ashx?t=BILI&amp;ty=c&amp;p=d&amp;b=1">5.58B</text:a></text:p>
          </table:table-cell>
          <table:table-cell office:value-type="string">
            <text:p><text:a xlink:href="https://finviz.com/quote.ashx?t=BILI&amp;ty=c&amp;p=d&amp;b=1">-</text:a></text:p>
          </table:table-cell>
          <table:table-cell office:value-type="string">
            <text:p><text:a xlink:href="https://finviz.com/quote.ashx?t=BILI&amp;ty=c&amp;p=d&amp;b=1">19.84</text:a></text:p>
          </table:table-cell>
          <table:table-cell office:value-type="string">
            <text:p><text:a xlink:href="https://finviz.com/quote.ashx?t=BILI&amp;ty=c&amp;p=d&amp;b=1">0.54%</text:a></text:p>
          </table:table-cell>
          <table:table-cell office:value-type="string">
            <text:p><text:a xlink:href="https://finviz.com/quote.ashx?t=BILI&amp;ty=c&amp;p=d&amp;b=1">3,879,680</text:a></text:p>
          </table:table-cell>
        </table:table-row>
        <table:table-row table:style-name="ro1">
          <table:table-cell office:value-type="string">
            <text:p><text:a xlink:href="https://finviz.com/quote.ashx?t=BL&amp;ty=c&amp;p=d&amp;b=1">26</text:a></text:p>
          </table:table-cell>
          <table:table-cell office:value-type="string">
            <text:p><text:a xlink:href="https://finviz.com/quote.ashx?t=BL&amp;ty=c&amp;p=d&amp;b=1">BL</text:a></text:p>
          </table:table-cell>
          <table:table-cell office:value-type="string">
            <text:p><text:a xlink:href="https://finviz.com/quote.ashx?t=BL&amp;ty=c&amp;p=d&amp;b=1">BlackLine, Inc.</text:a></text:p>
          </table:table-cell>
          <table:table-cell office:value-type="string">
            <text:p><text:a xlink:href="https://finviz.com/quote.ashx?t=BL&amp;ty=c&amp;p=d&amp;b=1">Technology</text:a></text:p>
          </table:table-cell>
          <table:table-cell office:value-type="string">
            <text:p><text:a xlink:href="https://finviz.com/quote.ashx?t=BL&amp;ty=c&amp;p=d&amp;b=1">Application Software</text:a></text:p>
          </table:table-cell>
          <table:table-cell office:value-type="string">
            <text:p><text:a xlink:href="https://finviz.com/quote.ashx?t=BL&amp;ty=c&amp;p=d&amp;b=1">USA</text:a></text:p>
          </table:table-cell>
          <table:table-cell office:value-type="string">
            <text:p><text:a xlink:href="https://finviz.com/quote.ashx?t=BL&amp;ty=c&amp;p=d&amp;b=1">2.84B</text:a></text:p>
          </table:table-cell>
          <table:table-cell office:value-type="string">
            <text:p><text:a xlink:href="https://finviz.com/quote.ashx?t=BL&amp;ty=c&amp;p=d&amp;b=1">-</text:a></text:p>
          </table:table-cell>
          <table:table-cell office:value-type="string">
            <text:p><text:a xlink:href="https://finviz.com/quote.ashx?t=BL&amp;ty=c&amp;p=d&amp;b=1">53.90</text:a></text:p>
          </table:table-cell>
          <table:table-cell office:value-type="string">
            <text:p><text:a xlink:href="https://finviz.com/quote.ashx?t=BL&amp;ty=c&amp;p=d&amp;b=1">1.22%</text:a></text:p>
          </table:table-cell>
          <table:table-cell office:value-type="string">
            <text:p><text:a xlink:href="https://finviz.com/quote.ashx?t=BL&amp;ty=c&amp;p=d&amp;b=1">245,320</text:a></text:p>
          </table:table-cell>
        </table:table-row>
        <table:table-row table:style-name="ro1">
          <table:table-cell office:value-type="string">
            <text:p><text:a xlink:href="https://finviz.com/quote.ashx?t=BLFS&amp;ty=c&amp;p=d&amp;b=1">27</text:a></text:p>
          </table:table-cell>
          <table:table-cell office:value-type="string">
            <text:p><text:a xlink:href="https://finviz.com/quote.ashx?t=BLFS&amp;ty=c&amp;p=d&amp;b=1">BLFS</text:a></text:p>
          </table:table-cell>
          <table:table-cell office:value-type="string">
            <text:p><text:a xlink:href="https://finviz.com/quote.ashx?t=BLFS&amp;ty=c&amp;p=d&amp;b=1">BioLife Solutions, Inc.</text:a></text:p>
          </table:table-cell>
          <table:table-cell office:value-type="string">
            <text:p><text:a xlink:href="https://finviz.com/quote.ashx?t=BLFS&amp;ty=c&amp;p=d&amp;b=1">Healthcare</text:a></text:p>
          </table:table-cell>
          <table:table-cell office:value-type="string">
            <text:p><text:a xlink:href="https://finviz.com/quote.ashx?t=BLFS&amp;ty=c&amp;p=d&amp;b=1">Medical Instruments &amp; Supplies</text:a></text:p>
          </table:table-cell>
          <table:table-cell office:value-type="string">
            <text:p><text:a xlink:href="https://finviz.com/quote.ashx?t=BLFS&amp;ty=c&amp;p=d&amp;b=1">USA</text:a></text:p>
          </table:table-cell>
          <table:table-cell office:value-type="string">
            <text:p><text:a xlink:href="https://finviz.com/quote.ashx?t=BLFS&amp;ty=c&amp;p=d&amp;b=1">333.80M</text:a></text:p>
          </table:table-cell>
          <table:table-cell office:value-type="string">
            <text:p><text:a xlink:href="https://finviz.com/quote.ashx?t=BLFS&amp;ty=c&amp;p=d&amp;b=1">405.91</text:a></text:p>
          </table:table-cell>
          <table:table-cell office:value-type="string">
            <text:p><text:a xlink:href="https://finviz.com/quote.ashx?t=BLFS&amp;ty=c&amp;p=d&amp;b=1">18.05</text:a></text:p>
          </table:table-cell>
          <table:table-cell office:value-type="string">
            <text:p><text:a xlink:href="https://finviz.com/quote.ashx?t=BLFS&amp;ty=c&amp;p=d&amp;b=1">1.04%</text:a></text:p>
          </table:table-cell>
          <table:table-cell office:value-type="string">
            <text:p><text:a xlink:href="https://finviz.com/quote.ashx?t=BLFS&amp;ty=c&amp;p=d&amp;b=1">64,319</text:a></text:p>
          </table:table-cell>
        </table:table-row>
        <table:table-row table:style-name="ro1">
          <table:table-cell office:value-type="string">
            <text:p><text:a xlink:href="https://finviz.com/quote.ashx?t=BRKS&amp;ty=c&amp;p=d&amp;b=1">28</text:a></text:p>
          </table:table-cell>
          <table:table-cell office:value-type="string">
            <text:p><text:a xlink:href="https://finviz.com/quote.ashx?t=BRKS&amp;ty=c&amp;p=d&amp;b=1">BRKS</text:a></text:p>
          </table:table-cell>
          <table:table-cell office:value-type="string">
            <text:p><text:a xlink:href="https://finviz.com/quote.ashx?t=BRKS&amp;ty=c&amp;p=d&amp;b=1">Brooks Automation, Inc.</text:a></text:p>
          </table:table-cell>
          <table:table-cell office:value-type="string">
            <text:p><text:a xlink:href="https://finviz.com/quote.ashx?t=BRKS&amp;ty=c&amp;p=d&amp;b=1">Technology</text:a></text:p>
          </table:table-cell>
          <table:table-cell office:value-type="string">
            <text:p><text:a xlink:href="https://finviz.com/quote.ashx?t=BRKS&amp;ty=c&amp;p=d&amp;b=1">Semiconductor Equipment &amp; Materials</text:a></text:p>
          </table:table-cell>
          <table:table-cell office:value-type="string">
            <text:p><text:a xlink:href="https://finviz.com/quote.ashx?t=BRKS&amp;ty=c&amp;p=d&amp;b=1">USA</text:a></text:p>
          </table:table-cell>
          <table:table-cell office:value-type="string">
            <text:p><text:a xlink:href="https://finviz.com/quote.ashx?t=BRKS&amp;ty=c&amp;p=d&amp;b=1">2.34B</text:a></text:p>
          </table:table-cell>
          <table:table-cell office:value-type="string">
            <text:p><text:a xlink:href="https://finviz.com/quote.ashx?t=BRKS&amp;ty=c&amp;p=d&amp;b=1">42.01</text:a></text:p>
          </table:table-cell>
          <table:table-cell office:value-type="string">
            <text:p><text:a xlink:href="https://finviz.com/quote.ashx?t=BRKS&amp;ty=c&amp;p=d&amp;b=1">32.23</text:a></text:p>
          </table:table-cell>
          <table:table-cell office:value-type="string">
            <text:p><text:a xlink:href="https://finviz.com/quote.ashx?t=BRKS&amp;ty=c&amp;p=d&amp;b=1">-1.38%</text:a></text:p>
          </table:table-cell>
          <table:table-cell office:value-type="string">
            <text:p><text:a xlink:href="https://finviz.com/quote.ashx?t=BRKS&amp;ty=c&amp;p=d&amp;b=1">147,502</text:a></text:p>
          </table:table-cell>
        </table:table-row>
        <table:table-row table:style-name="ro1">
          <table:table-cell office:value-type="string">
            <text:p><text:a xlink:href="https://finviz.com/quote.ashx?t=BSM&amp;ty=c&amp;p=d&amp;b=1">29</text:a></text:p>
          </table:table-cell>
          <table:table-cell office:value-type="string">
            <text:p><text:a xlink:href="https://finviz.com/quote.ashx?t=BSM&amp;ty=c&amp;p=d&amp;b=1">BSM</text:a></text:p>
          </table:table-cell>
          <table:table-cell office:value-type="string">
            <text:p><text:a xlink:href="https://finviz.com/quote.ashx?t=BSM&amp;ty=c&amp;p=d&amp;b=1">Black Stone Minerals, L.P.</text:a></text:p>
          </table:table-cell>
          <table:table-cell office:value-type="string">
            <text:p><text:a xlink:href="https://finviz.com/quote.ashx?t=BSM&amp;ty=c&amp;p=d&amp;b=1">Basic Materials</text:a></text:p>
          </table:table-cell>
          <table:table-cell office:value-type="string">
            <text:p><text:a xlink:href="https://finviz.com/quote.ashx?t=BSM&amp;ty=c&amp;p=d&amp;b=1">Independent Oil &amp; Gas</text:a></text:p>
          </table:table-cell>
          <table:table-cell office:value-type="string">
            <text:p><text:a xlink:href="https://finviz.com/quote.ashx?t=BSM&amp;ty=c&amp;p=d&amp;b=1">USA</text:a></text:p>
          </table:table-cell>
          <table:table-cell office:value-type="string">
            <text:p><text:a xlink:href="https://finviz.com/quote.ashx?t=BSM&amp;ty=c&amp;p=d&amp;b=1">3.64B</text:a></text:p>
          </table:table-cell>
          <table:table-cell office:value-type="string">
            <text:p><text:a xlink:href="https://finviz.com/quote.ashx?t=BSM&amp;ty=c&amp;p=d&amp;b=1">26.83</text:a></text:p>
          </table:table-cell>
          <table:table-cell office:value-type="string">
            <text:p><text:a xlink:href="https://finviz.com/quote.ashx?t=BSM&amp;ty=c&amp;p=d&amp;b=1">18.27</text:a></text:p>
          </table:table-cell>
          <table:table-cell office:value-type="string">
            <text:p><text:a xlink:href="https://finviz.com/quote.ashx?t=BSM&amp;ty=c&amp;p=d&amp;b=1">2.87%</text:a></text:p>
          </table:table-cell>
          <table:table-cell office:value-type="string">
            <text:p><text:a xlink:href="https://finviz.com/quote.ashx?t=BSM&amp;ty=c&amp;p=d&amp;b=1">92,559</text:a></text:p>
          </table:table-cell>
        </table:table-row>
        <table:table-row table:style-name="ro1">
          <table:table-cell office:value-type="string">
            <text:p><text:a xlink:href="https://finviz.com/quote.ashx?t=BZUN&amp;ty=c&amp;p=d&amp;b=1">30</text:a></text:p>
          </table:table-cell>
          <table:table-cell office:value-type="string">
            <text:p><text:a xlink:href="https://finviz.com/quote.ashx?t=BZUN&amp;ty=c&amp;p=d&amp;b=1">BZUN</text:a></text:p>
          </table:table-cell>
          <table:table-cell office:value-type="string">
            <text:p><text:a xlink:href="https://finviz.com/quote.ashx?t=BZUN&amp;ty=c&amp;p=d&amp;b=1">Baozun Inc.</text:a></text:p>
          </table:table-cell>
          <table:table-cell office:value-type="string">
            <text:p><text:a xlink:href="https://finviz.com/quote.ashx?t=BZUN&amp;ty=c&amp;p=d&amp;b=1">Services</text:a></text:p>
          </table:table-cell>
          <table:table-cell office:value-type="string">
            <text:p><text:a xlink:href="https://finviz.com/quote.ashx?t=BZUN&amp;ty=c&amp;p=d&amp;b=1">Catalog &amp; Mail Order Houses</text:a></text:p>
          </table:table-cell>
          <table:table-cell office:value-type="string">
            <text:p><text:a xlink:href="https://finviz.com/quote.ashx?t=BZUN&amp;ty=c&amp;p=d&amp;b=1">China</text:a></text:p>
          </table:table-cell>
          <table:table-cell office:value-type="string">
            <text:p><text:a xlink:href="https://finviz.com/quote.ashx?t=BZUN&amp;ty=c&amp;p=d&amp;b=1">2.06B</text:a></text:p>
          </table:table-cell>
          <table:table-cell office:value-type="string">
            <text:p><text:a xlink:href="https://finviz.com/quote.ashx?t=BZUN&amp;ty=c&amp;p=d&amp;b=1">66.76</text:a></text:p>
          </table:table-cell>
          <table:table-cell office:value-type="string">
            <text:p><text:a xlink:href="https://finviz.com/quote.ashx?t=BZUN&amp;ty=c&amp;p=d&amp;b=1">37.95</text:a></text:p>
          </table:table-cell>
          <table:table-cell office:value-type="string">
            <text:p><text:a xlink:href="https://finviz.com/quote.ashx?t=BZUN&amp;ty=c&amp;p=d&amp;b=1">-1.48%</text:a></text:p>
          </table:table-cell>
          <table:table-cell office:value-type="string">
            <text:p><text:a xlink:href="https://finviz.com/quote.ashx?t=BZUN&amp;ty=c&amp;p=d&amp;b=1">1,170,161</text:a></text:p>
          </table:table-cell>
        </table:table-row>
        <table:table-row table:style-name="ro1">
          <table:table-cell office:value-type="string">
            <text:p><text:a xlink:href="https://finviz.com/quote.ashx?t=CAMT&amp;ty=c&amp;p=d&amp;b=1">31</text:a></text:p>
          </table:table-cell>
          <table:table-cell office:value-type="string">
            <text:p><text:a xlink:href="https://finviz.com/quote.ashx?t=CAMT&amp;ty=c&amp;p=d&amp;b=1">CAMT</text:a></text:p>
          </table:table-cell>
          <table:table-cell office:value-type="string">
            <text:p><text:a xlink:href="https://finviz.com/quote.ashx?t=CAMT&amp;ty=c&amp;p=d&amp;b=1">Camtek Ltd.</text:a></text:p>
          </table:table-cell>
          <table:table-cell office:value-type="string">
            <text:p><text:a xlink:href="https://finviz.com/quote.ashx?t=CAMT&amp;ty=c&amp;p=d&amp;b=1">Technology</text:a></text:p>
          </table:table-cell>
          <table:table-cell office:value-type="string">
            <text:p><text:a xlink:href="https://finviz.com/quote.ashx?t=CAMT&amp;ty=c&amp;p=d&amp;b=1">Semiconductor Equipment &amp; Materials</text:a></text:p>
          </table:table-cell>
          <table:table-cell office:value-type="string">
            <text:p><text:a xlink:href="https://finviz.com/quote.ashx?t=CAMT&amp;ty=c&amp;p=d&amp;b=1">Israel</text:a></text:p>
          </table:table-cell>
          <table:table-cell office:value-type="string">
            <text:p><text:a xlink:href="https://finviz.com/quote.ashx?t=CAMT&amp;ty=c&amp;p=d&amp;b=1">318.68M</text:a></text:p>
          </table:table-cell>
          <table:table-cell office:value-type="string">
            <text:p><text:a xlink:href="https://finviz.com/quote.ashx?t=CAMT&amp;ty=c&amp;p=d&amp;b=1">17.37</text:a></text:p>
          </table:table-cell>
          <table:table-cell office:value-type="string">
            <text:p><text:a xlink:href="https://finviz.com/quote.ashx?t=CAMT&amp;ty=c&amp;p=d&amp;b=1">8.90</text:a></text:p>
          </table:table-cell>
          <table:table-cell office:value-type="string">
            <text:p><text:a xlink:href="https://finviz.com/quote.ashx?t=CAMT&amp;ty=c&amp;p=d&amp;b=1">0.62%</text:a></text:p>
          </table:table-cell>
          <table:table-cell office:value-type="string">
            <text:p><text:a xlink:href="https://finviz.com/quote.ashx?t=CAMT&amp;ty=c&amp;p=d&amp;b=1">115,325</text:a></text:p>
          </table:table-cell>
        </table:table-row>
        <table:table-row table:style-name="ro1">
          <table:table-cell office:value-type="string">
            <text:p><text:a xlink:href="https://finviz.com/quote.ashx?t=CARG&amp;ty=c&amp;p=d&amp;b=1">32</text:a></text:p>
          </table:table-cell>
          <table:table-cell office:value-type="string">
            <text:p><text:a xlink:href="https://finviz.com/quote.ashx?t=CARG&amp;ty=c&amp;p=d&amp;b=1">CARG</text:a></text:p>
          </table:table-cell>
          <table:table-cell office:value-type="string">
            <text:p><text:a xlink:href="https://finviz.com/quote.ashx?t=CARG&amp;ty=c&amp;p=d&amp;b=1">CarGurus, Inc.</text:a></text:p>
          </table:table-cell>
          <table:table-cell office:value-type="string">
            <text:p><text:a xlink:href="https://finviz.com/quote.ashx?t=CARG&amp;ty=c&amp;p=d&amp;b=1">Services</text:a></text:p>
          </table:table-cell>
          <table:table-cell office:value-type="string">
            <text:p><text:a xlink:href="https://finviz.com/quote.ashx?t=CARG&amp;ty=c&amp;p=d&amp;b=1">Auto Dealerships</text:a></text:p>
          </table:table-cell>
          <table:table-cell office:value-type="string">
            <text:p><text:a xlink:href="https://finviz.com/quote.ashx?t=CARG&amp;ty=c&amp;p=d&amp;b=1">USA</text:a></text:p>
          </table:table-cell>
          <table:table-cell office:value-type="string">
            <text:p><text:a xlink:href="https://finviz.com/quote.ashx?t=CARG&amp;ty=c&amp;p=d&amp;b=1">4.41B</text:a></text:p>
          </table:table-cell>
          <table:table-cell office:value-type="string">
            <text:p><text:a xlink:href="https://finviz.com/quote.ashx?t=CARG&amp;ty=c&amp;p=d&amp;b=1">94.49</text:a></text:p>
          </table:table-cell>
          <table:table-cell office:value-type="string">
            <text:p><text:a xlink:href="https://finviz.com/quote.ashx?t=CARG&amp;ty=c&amp;p=d&amp;b=1">42.13</text:a></text:p>
          </table:table-cell>
          <table:table-cell office:value-type="string">
            <text:p><text:a xlink:href="https://finviz.com/quote.ashx?t=CARG&amp;ty=c&amp;p=d&amp;b=1">1.10%</text:a></text:p>
          </table:table-cell>
          <table:table-cell office:value-type="string">
            <text:p><text:a xlink:href="https://finviz.com/quote.ashx?t=CARG&amp;ty=c&amp;p=d&amp;b=1">674,668</text:a></text:p>
          </table:table-cell>
        </table:table-row>
        <table:table-row table:style-name="ro1">
          <table:table-cell office:value-type="string">
            <text:p><text:a xlink:href="https://finviz.com/quote.ashx?t=CCI&amp;ty=c&amp;p=d&amp;b=1">33</text:a></text:p>
          </table:table-cell>
          <table:table-cell office:value-type="string">
            <text:p><text:a xlink:href="https://finviz.com/quote.ashx?t=CCI&amp;ty=c&amp;p=d&amp;b=1">CCI</text:a></text:p>
          </table:table-cell>
          <table:table-cell office:value-type="string">
            <text:p><text:a xlink:href="https://finviz.com/quote.ashx?t=CCI&amp;ty=c&amp;p=d&amp;b=1">Crown Castle International Corp. (REIT)</text:a></text:p>
          </table:table-cell>
          <table:table-cell office:value-type="string">
            <text:p><text:a xlink:href="https://finviz.com/quote.ashx?t=CCI&amp;ty=c&amp;p=d&amp;b=1">Technology</text:a></text:p>
          </table:table-cell>
          <table:table-cell office:value-type="string">
            <text:p><text:a xlink:href="https://finviz.com/quote.ashx?t=CCI&amp;ty=c&amp;p=d&amp;b=1">Diversified Communication Services</text:a></text:p>
          </table:table-cell>
          <table:table-cell office:value-type="string">
            <text:p><text:a xlink:href="https://finviz.com/quote.ashx?t=CCI&amp;ty=c&amp;p=d&amp;b=1">USA</text:a></text:p>
          </table:table-cell>
          <table:table-cell office:value-type="string">
            <text:p><text:a xlink:href="https://finviz.com/quote.ashx?t=CCI&amp;ty=c&amp;p=d&amp;b=1">48.81B</text:a></text:p>
          </table:table-cell>
          <table:table-cell office:value-type="string">
            <text:p><text:a xlink:href="https://finviz.com/quote.ashx?t=CCI&amp;ty=c&amp;p=d&amp;b=1">87.79</text:a></text:p>
          </table:table-cell>
          <table:table-cell office:value-type="string">
            <text:p><text:a xlink:href="https://finviz.com/quote.ashx?t=CCI&amp;ty=c&amp;p=d&amp;b=1">118.15</text:a></text:p>
          </table:table-cell>
          <table:table-cell office:value-type="string">
            <text:p><text:a xlink:href="https://finviz.com/quote.ashx?t=CCI&amp;ty=c&amp;p=d&amp;b=1">-0.02%</text:a></text:p>
          </table:table-cell>
          <table:table-cell office:value-type="string">
            <text:p><text:a xlink:href="https://finviz.com/quote.ashx?t=CCI&amp;ty=c&amp;p=d&amp;b=1">597,332</text:a></text:p>
          </table:table-cell>
        </table:table-row>
        <table:table-row table:style-name="ro1">
          <table:table-cell office:value-type="string">
            <text:p><text:a xlink:href="https://finviz.com/quote.ashx?t=CCMP&amp;ty=c&amp;p=d&amp;b=1">34</text:a></text:p>
          </table:table-cell>
          <table:table-cell office:value-type="string">
            <text:p><text:a xlink:href="https://finviz.com/quote.ashx?t=CCMP&amp;ty=c&amp;p=d&amp;b=1">CCMP</text:a></text:p>
          </table:table-cell>
          <table:table-cell office:value-type="string">
            <text:p><text:a xlink:href="https://finviz.com/quote.ashx?t=CCMP&amp;ty=c&amp;p=d&amp;b=1">Cabot Microelectronics Corporation</text:a></text:p>
          </table:table-cell>
          <table:table-cell office:value-type="string">
            <text:p><text:a xlink:href="https://finviz.com/quote.ashx?t=CCMP&amp;ty=c&amp;p=d&amp;b=1">Technology</text:a></text:p>
          </table:table-cell>
          <table:table-cell office:value-type="string">
            <text:p><text:a xlink:href="https://finviz.com/quote.ashx?t=CCMP&amp;ty=c&amp;p=d&amp;b=1">Semiconductor - Integrated Circuits</text:a></text:p>
          </table:table-cell>
          <table:table-cell office:value-type="string">
            <text:p><text:a xlink:href="https://finviz.com/quote.ashx?t=CCMP&amp;ty=c&amp;p=d&amp;b=1">USA</text:a></text:p>
          </table:table-cell>
          <table:table-cell office:value-type="string">
            <text:p><text:a xlink:href="https://finviz.com/quote.ashx?t=CCMP&amp;ty=c&amp;p=d&amp;b=1">3.22B</text:a></text:p>
          </table:table-cell>
          <table:table-cell office:value-type="string">
            <text:p><text:a xlink:href="https://finviz.com/quote.ashx?t=CCMP&amp;ty=c&amp;p=d&amp;b=1">21.99</text:a></text:p>
          </table:table-cell>
          <table:table-cell office:value-type="string">
            <text:p><text:a xlink:href="https://finviz.com/quote.ashx?t=CCMP&amp;ty=c&amp;p=d&amp;b=1">114.39</text:a></text:p>
          </table:table-cell>
          <table:table-cell office:value-type="string">
            <text:p><text:a xlink:href="https://finviz.com/quote.ashx?t=CCMP&amp;ty=c&amp;p=d&amp;b=1">1.09%</text:a></text:p>
          </table:table-cell>
          <table:table-cell office:value-type="string">
            <text:p><text:a xlink:href="https://finviz.com/quote.ashx?t=CCMP&amp;ty=c&amp;p=d&amp;b=1">403,313</text:a></text:p>
          </table:table-cell>
        </table:table-row>
        <table:table-row table:style-name="ro1">
          <table:table-cell office:value-type="string">
            <text:p><text:a xlink:href="https://finviz.com/quote.ashx?t=CCS&amp;ty=c&amp;p=d&amp;b=1">35</text:a></text:p>
          </table:table-cell>
          <table:table-cell office:value-type="string">
            <text:p><text:a xlink:href="https://finviz.com/quote.ashx?t=CCS&amp;ty=c&amp;p=d&amp;b=1">CCS</text:a></text:p>
          </table:table-cell>
          <table:table-cell office:value-type="string">
            <text:p><text:a xlink:href="https://finviz.com/quote.ashx?t=CCS&amp;ty=c&amp;p=d&amp;b=1">Century Communities, Inc.</text:a></text:p>
          </table:table-cell>
          <table:table-cell office:value-type="string">
            <text:p><text:a xlink:href="https://finviz.com/quote.ashx?t=CCS&amp;ty=c&amp;p=d&amp;b=1">Industrial Goods</text:a></text:p>
          </table:table-cell>
          <table:table-cell office:value-type="string">
            <text:p><text:a xlink:href="https://finviz.com/quote.ashx?t=CCS&amp;ty=c&amp;p=d&amp;b=1">Residential Construction</text:a></text:p>
          </table:table-cell>
          <table:table-cell office:value-type="string">
            <text:p><text:a xlink:href="https://finviz.com/quote.ashx?t=CCS&amp;ty=c&amp;p=d&amp;b=1">USA</text:a></text:p>
          </table:table-cell>
          <table:table-cell office:value-type="string">
            <text:p><text:a xlink:href="https://finviz.com/quote.ashx?t=CCS&amp;ty=c&amp;p=d&amp;b=1">701.52M</text:a></text:p>
          </table:table-cell>
          <table:table-cell office:value-type="string">
            <text:p><text:a xlink:href="https://finviz.com/quote.ashx?t=CCS&amp;ty=c&amp;p=d&amp;b=1">7.39</text:a></text:p>
          </table:table-cell>
          <table:table-cell office:value-type="string">
            <text:p><text:a xlink:href="https://finviz.com/quote.ashx?t=CCS&amp;ty=c&amp;p=d&amp;b=1">23.39</text:a></text:p>
          </table:table-cell>
          <table:table-cell office:value-type="string">
            <text:p><text:a xlink:href="https://finviz.com/quote.ashx?t=CCS&amp;ty=c&amp;p=d&amp;b=1">-1.14%</text:a></text:p>
          </table:table-cell>
          <table:table-cell office:value-type="string">
            <text:p><text:a xlink:href="https://finviz.com/quote.ashx?t=CCS&amp;ty=c&amp;p=d&amp;b=1">245,999</text:a></text:p>
          </table:table-cell>
        </table:table-row>
        <table:table-row table:style-name="ro1">
          <table:table-cell office:value-type="string">
            <text:p><text:a xlink:href="https://finviz.com/quote.ashx?t=CDNA&amp;ty=c&amp;p=d&amp;b=1">36</text:a></text:p>
          </table:table-cell>
          <table:table-cell office:value-type="string">
            <text:p><text:a xlink:href="https://finviz.com/quote.ashx?t=CDNA&amp;ty=c&amp;p=d&amp;b=1">CDNA</text:a></text:p>
          </table:table-cell>
          <table:table-cell office:value-type="string">
            <text:p><text:a xlink:href="https://finviz.com/quote.ashx?t=CDNA&amp;ty=c&amp;p=d&amp;b=1">CareDx, Inc</text:a></text:p>
          </table:table-cell>
          <table:table-cell office:value-type="string">
            <text:p><text:a xlink:href="https://finviz.com/quote.ashx?t=CDNA&amp;ty=c&amp;p=d&amp;b=1">Services</text:a></text:p>
          </table:table-cell>
          <table:table-cell office:value-type="string">
            <text:p><text:a xlink:href="https://finviz.com/quote.ashx?t=CDNA&amp;ty=c&amp;p=d&amp;b=1">Research Services</text:a></text:p>
          </table:table-cell>
          <table:table-cell office:value-type="string">
            <text:p><text:a xlink:href="https://finviz.com/quote.ashx?t=CDNA&amp;ty=c&amp;p=d&amp;b=1">USA</text:a></text:p>
          </table:table-cell>
          <table:table-cell office:value-type="string">
            <text:p><text:a xlink:href="https://finviz.com/quote.ashx?t=CDNA&amp;ty=c&amp;p=d&amp;b=1">1.13B</text:a></text:p>
          </table:table-cell>
          <table:table-cell office:value-type="string">
            <text:p><text:a xlink:href="https://finviz.com/quote.ashx?t=CDNA&amp;ty=c&amp;p=d&amp;b=1">131.22</text:a></text:p>
          </table:table-cell>
          <table:table-cell office:value-type="string">
            <text:p><text:a xlink:href="https://finviz.com/quote.ashx?t=CDNA&amp;ty=c&amp;p=d&amp;b=1">31.44</text:a></text:p>
          </table:table-cell>
          <table:table-cell office:value-type="string">
            <text:p><text:a xlink:href="https://finviz.com/quote.ashx?t=CDNA&amp;ty=c&amp;p=d&amp;b=1">8.43%</text:a></text:p>
          </table:table-cell>
          <table:table-cell office:value-type="string">
            <text:p><text:a xlink:href="https://finviz.com/quote.ashx?t=CDNA&amp;ty=c&amp;p=d&amp;b=1">1,239,254</text:a></text:p>
          </table:table-cell>
        </table:table-row>
        <table:table-row table:style-name="ro1">
          <table:table-cell office:value-type="string">
            <text:p><text:a xlink:href="https://finviz.com/quote.ashx?t=CELG&amp;ty=c&amp;p=d&amp;b=1">37</text:a></text:p>
          </table:table-cell>
          <table:table-cell office:value-type="string">
            <text:p><text:a xlink:href="https://finviz.com/quote.ashx?t=CELG&amp;ty=c&amp;p=d&amp;b=1">CELG</text:a></text:p>
          </table:table-cell>
          <table:table-cell office:value-type="string">
            <text:p><text:a xlink:href="https://finviz.com/quote.ashx?t=CELG&amp;ty=c&amp;p=d&amp;b=1">Celgene Corporation</text:a></text:p>
          </table:table-cell>
          <table:table-cell office:value-type="string">
            <text:p><text:a xlink:href="https://finviz.com/quote.ashx?t=CELG&amp;ty=c&amp;p=d&amp;b=1">Healthcare</text:a></text:p>
          </table:table-cell>
          <table:table-cell office:value-type="string">
            <text:p><text:a xlink:href="https://finviz.com/quote.ashx?t=CELG&amp;ty=c&amp;p=d&amp;b=1">Drug Manufacturers - Major</text:a></text:p>
          </table:table-cell>
          <table:table-cell office:value-type="string">
            <text:p><text:a xlink:href="https://finviz.com/quote.ashx?t=CELG&amp;ty=c&amp;p=d&amp;b=1">USA</text:a></text:p>
          </table:table-cell>
          <table:table-cell office:value-type="string">
            <text:p><text:a xlink:href="https://finviz.com/quote.ashx?t=CELG&amp;ty=c&amp;p=d&amp;b=1">62.98B</text:a></text:p>
          </table:table-cell>
          <table:table-cell office:value-type="string">
            <text:p><text:a xlink:href="https://finviz.com/quote.ashx?t=CELG&amp;ty=c&amp;p=d&amp;b=1">16.21</text:a></text:p>
          </table:table-cell>
          <table:table-cell office:value-type="string">
            <text:p><text:a xlink:href="https://finviz.com/quote.ashx?t=CELG&amp;ty=c&amp;p=d&amp;b=1">90.85</text:a></text:p>
          </table:table-cell>
          <table:table-cell office:value-type="string">
            <text:p><text:a xlink:href="https://finviz.com/quote.ashx?t=CELG&amp;ty=c&amp;p=d&amp;b=1">1.27%</text:a></text:p>
          </table:table-cell>
          <table:table-cell office:value-type="string">
            <text:p><text:a xlink:href="https://finviz.com/quote.ashx?t=CELG&amp;ty=c&amp;p=d&amp;b=1">3,024,552</text:a></text:p>
          </table:table-cell>
        </table:table-row>
        <table:table-row table:style-name="ro1">
          <table:table-cell office:value-type="string">
            <text:p><text:a xlink:href="https://finviz.com/quote.ashx?t=CF&amp;ty=c&amp;p=d&amp;b=1">38</text:a></text:p>
          </table:table-cell>
          <table:table-cell office:value-type="string">
            <text:p><text:a xlink:href="https://finviz.com/quote.ashx?t=CF&amp;ty=c&amp;p=d&amp;b=1">CF</text:a></text:p>
          </table:table-cell>
          <table:table-cell office:value-type="string">
            <text:p><text:a xlink:href="https://finviz.com/quote.ashx?t=CF&amp;ty=c&amp;p=d&amp;b=1">CF Industries Holdings, Inc.</text:a></text:p>
          </table:table-cell>
          <table:table-cell office:value-type="string">
            <text:p><text:a xlink:href="https://finviz.com/quote.ashx?t=CF&amp;ty=c&amp;p=d&amp;b=1">Basic Materials</text:a></text:p>
          </table:table-cell>
          <table:table-cell office:value-type="string">
            <text:p><text:a xlink:href="https://finviz.com/quote.ashx?t=CF&amp;ty=c&amp;p=d&amp;b=1">Agricultural Chemicals</text:a></text:p>
          </table:table-cell>
          <table:table-cell office:value-type="string">
            <text:p><text:a xlink:href="https://finviz.com/quote.ashx?t=CF&amp;ty=c&amp;p=d&amp;b=1">USA</text:a></text:p>
          </table:table-cell>
          <table:table-cell office:value-type="string">
            <text:p><text:a xlink:href="https://finviz.com/quote.ashx?t=CF&amp;ty=c&amp;p=d&amp;b=1">9.95B</text:a></text:p>
          </table:table-cell>
          <table:table-cell office:value-type="string">
            <text:p><text:a xlink:href="https://finviz.com/quote.ashx?t=CF&amp;ty=c&amp;p=d&amp;b=1">34.89</text:a></text:p>
          </table:table-cell>
          <table:table-cell office:value-type="string">
            <text:p><text:a xlink:href="https://finviz.com/quote.ashx?t=CF&amp;ty=c&amp;p=d&amp;b=1">43.49</text:a></text:p>
          </table:table-cell>
          <table:table-cell office:value-type="string">
            <text:p><text:a xlink:href="https://finviz.com/quote.ashx?t=CF&amp;ty=c&amp;p=d&amp;b=1">0.69%</text:a></text:p>
          </table:table-cell>
          <table:table-cell office:value-type="string">
            <text:p><text:a xlink:href="https://finviz.com/quote.ashx?t=CF&amp;ty=c&amp;p=d&amp;b=1">1,367,958</text:a></text:p>
          </table:table-cell>
        </table:table-row>
        <table:table-row table:style-name="ro1">
          <table:table-cell office:value-type="string">
            <text:p><text:a xlink:href="https://finviz.com/quote.ashx?t=CFMS&amp;ty=c&amp;p=d&amp;b=1">39</text:a></text:p>
          </table:table-cell>
          <table:table-cell office:value-type="string">
            <text:p><text:a xlink:href="https://finviz.com/quote.ashx?t=CFMS&amp;ty=c&amp;p=d&amp;b=1">CFMS</text:a></text:p>
          </table:table-cell>
          <table:table-cell office:value-type="string">
            <text:p><text:a xlink:href="https://finviz.com/quote.ashx?t=CFMS&amp;ty=c&amp;p=d&amp;b=1">Conformis, Inc.</text:a></text:p>
          </table:table-cell>
          <table:table-cell office:value-type="string">
            <text:p><text:a xlink:href="https://finviz.com/quote.ashx?t=CFMS&amp;ty=c&amp;p=d&amp;b=1">Healthcare</text:a></text:p>
          </table:table-cell>
          <table:table-cell office:value-type="string">
            <text:p><text:a xlink:href="https://finviz.com/quote.ashx?t=CFMS&amp;ty=c&amp;p=d&amp;b=1">Medical Instruments &amp; Supplies</text:a></text:p>
          </table:table-cell>
          <table:table-cell office:value-type="string">
            <text:p><text:a xlink:href="https://finviz.com/quote.ashx?t=CFMS&amp;ty=c&amp;p=d&amp;b=1">USA</text:a></text:p>
          </table:table-cell>
          <table:table-cell office:value-type="string">
            <text:p><text:a xlink:href="https://finviz.com/quote.ashx?t=CFMS&amp;ty=c&amp;p=d&amp;b=1">73.09M</text:a></text:p>
          </table:table-cell>
          <table:table-cell office:value-type="string">
            <text:p><text:a xlink:href="https://finviz.com/quote.ashx?t=CFMS&amp;ty=c&amp;p=d&amp;b=1">-</text:a></text:p>
          </table:table-cell>
          <table:table-cell office:value-type="string">
            <text:p><text:a xlink:href="https://finviz.com/quote.ashx?t=CFMS&amp;ty=c&amp;p=d&amp;b=1">1.11</text:a></text:p>
          </table:table-cell>
          <table:table-cell office:value-type="string">
            <text:p><text:a xlink:href="https://finviz.com/quote.ashx?t=CFMS&amp;ty=c&amp;p=d&amp;b=1">-0.89%</text:a></text:p>
          </table:table-cell>
          <table:table-cell office:value-type="string">
            <text:p><text:a xlink:href="https://finviz.com/quote.ashx?t=CFMS&amp;ty=c&amp;p=d&amp;b=1">349,123</text:a></text:p>
          </table:table-cell>
        </table:table-row>
        <table:table-row table:style-name="ro1">
          <table:table-cell office:value-type="string">
            <text:p><text:a xlink:href="https://finviz.com/quote.ashx?t=CLAR&amp;ty=c&amp;p=d&amp;b=1">40</text:a></text:p>
          </table:table-cell>
          <table:table-cell office:value-type="string">
            <text:p><text:a xlink:href="https://finviz.com/quote.ashx?t=CLAR&amp;ty=c&amp;p=d&amp;b=1">CLAR</text:a></text:p>
          </table:table-cell>
          <table:table-cell office:value-type="string">
            <text:p><text:a xlink:href="https://finviz.com/quote.ashx?t=CLAR&amp;ty=c&amp;p=d&amp;b=1">Clarus Corporation</text:a></text:p>
          </table:table-cell>
          <table:table-cell office:value-type="string">
            <text:p><text:a xlink:href="https://finviz.com/quote.ashx?t=CLAR&amp;ty=c&amp;p=d&amp;b=1">Consumer Goods</text:a></text:p>
          </table:table-cell>
          <table:table-cell office:value-type="string">
            <text:p><text:a xlink:href="https://finviz.com/quote.ashx?t=CLAR&amp;ty=c&amp;p=d&amp;b=1">Sporting Goods</text:a></text:p>
          </table:table-cell>
          <table:table-cell office:value-type="string">
            <text:p><text:a xlink:href="https://finviz.com/quote.ashx?t=CLAR&amp;ty=c&amp;p=d&amp;b=1">USA</text:a></text:p>
          </table:table-cell>
          <table:table-cell office:value-type="string">
            <text:p><text:a xlink:href="https://finviz.com/quote.ashx?t=CLAR&amp;ty=c&amp;p=d&amp;b=1">350.05M</text:a></text:p>
          </table:table-cell>
          <table:table-cell office:value-type="string">
            <text:p><text:a xlink:href="https://finviz.com/quote.ashx?t=CLAR&amp;ty=c&amp;p=d&amp;b=1">96.64</text:a></text:p>
          </table:table-cell>
          <table:table-cell office:value-type="string">
            <text:p><text:a xlink:href="https://finviz.com/quote.ashx?t=CLAR&amp;ty=c&amp;p=d&amp;b=1">11.98</text:a></text:p>
          </table:table-cell>
          <table:table-cell office:value-type="string">
            <text:p><text:a xlink:href="https://finviz.com/quote.ashx?t=CLAR&amp;ty=c&amp;p=d&amp;b=1">1.61%</text:a></text:p>
          </table:table-cell>
          <table:table-cell office:value-type="string">
            <text:p><text:a xlink:href="https://finviz.com/quote.ashx?t=CLAR&amp;ty=c&amp;p=d&amp;b=1">30,461</text:a></text:p>
          </table:table-cell>
        </table:table-row>
        <table:table-row table:style-name="ro1">
          <table:table-cell office:value-type="string">
            <text:p><text:a xlink:href="https://finviz.com/quote.ashx?t=CMTL&amp;ty=c&amp;p=d&amp;b=1">41</text:a></text:p>
          </table:table-cell>
          <table:table-cell office:value-type="string">
            <text:p><text:a xlink:href="https://finviz.com/quote.ashx?t=CMTL&amp;ty=c&amp;p=d&amp;b=1">CMTL</text:a></text:p>
          </table:table-cell>
          <table:table-cell office:value-type="string">
            <text:p><text:a xlink:href="https://finviz.com/quote.ashx?t=CMTL&amp;ty=c&amp;p=d&amp;b=1">Comtech Telecommunications Corp.</text:a></text:p>
          </table:table-cell>
          <table:table-cell office:value-type="string">
            <text:p><text:a xlink:href="https://finviz.com/quote.ashx?t=CMTL&amp;ty=c&amp;p=d&amp;b=1">Technology</text:a></text:p>
          </table:table-cell>
          <table:table-cell office:value-type="string">
            <text:p><text:a xlink:href="https://finviz.com/quote.ashx?t=CMTL&amp;ty=c&amp;p=d&amp;b=1">Communication Equipment</text:a></text:p>
          </table:table-cell>
          <table:table-cell office:value-type="string">
            <text:p><text:a xlink:href="https://finviz.com/quote.ashx?t=CMTL&amp;ty=c&amp;p=d&amp;b=1">USA</text:a></text:p>
          </table:table-cell>
          <table:table-cell office:value-type="string">
            <text:p><text:a xlink:href="https://finviz.com/quote.ashx?t=CMTL&amp;ty=c&amp;p=d&amp;b=1">640.08M</text:a></text:p>
          </table:table-cell>
          <table:table-cell office:value-type="string">
            <text:p><text:a xlink:href="https://finviz.com/quote.ashx?t=CMTL&amp;ty=c&amp;p=d&amp;b=1">27.16</text:a></text:p>
          </table:table-cell>
          <table:table-cell office:value-type="string">
            <text:p><text:a xlink:href="https://finviz.com/quote.ashx?t=CMTL&amp;ty=c&amp;p=d&amp;b=1">26.47</text:a></text:p>
          </table:table-cell>
          <table:table-cell office:value-type="string">
            <text:p><text:a xlink:href="https://finviz.com/quote.ashx?t=CMTL&amp;ty=c&amp;p=d&amp;b=1">-0.75%</text:a></text:p>
          </table:table-cell>
          <table:table-cell office:value-type="string">
            <text:p><text:a xlink:href="https://finviz.com/quote.ashx?t=CMTL&amp;ty=c&amp;p=d&amp;b=1">36,199</text:a></text:p>
          </table:table-cell>
        </table:table-row>
        <table:table-row table:style-name="ro1">
          <table:table-cell office:value-type="string">
            <text:p><text:a xlink:href="https://finviz.com/quote.ashx?t=CODA&amp;ty=c&amp;p=d&amp;b=1">42</text:a></text:p>
          </table:table-cell>
          <table:table-cell office:value-type="string">
            <text:p><text:a xlink:href="https://finviz.com/quote.ashx?t=CODA&amp;ty=c&amp;p=d&amp;b=1">CODA</text:a></text:p>
            <draw:frame table:end-cell-address="Tabelle1.B42" table:end-x="0.295cm" table:end-y="0.212cm" draw:z-index="2" draw:name="https://finviz.com/gfx/tab_arrow_u.gif" draw:style-name="gr1" draw:text-style-name="P1" svg:width="0.295cm" svg:height="0.211cm" svg:x="0cm" svg:y="0.001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CODA&amp;ty=c&amp;p=d&amp;b=1">Coda Octopus Group, Inc.</text:a></text:p>
          </table:table-cell>
          <table:table-cell office:value-type="string">
            <text:p><text:a xlink:href="https://finviz.com/quote.ashx?t=CODA&amp;ty=c&amp;p=d&amp;b=1">Industrial Goods</text:a></text:p>
          </table:table-cell>
          <table:table-cell office:value-type="string">
            <text:p><text:a xlink:href="https://finviz.com/quote.ashx?t=CODA&amp;ty=c&amp;p=d&amp;b=1">Aerospace/Defense Products &amp; Services</text:a></text:p>
          </table:table-cell>
          <table:table-cell office:value-type="string">
            <text:p><text:a xlink:href="https://finviz.com/quote.ashx?t=CODA&amp;ty=c&amp;p=d&amp;b=1">USA</text:a></text:p>
          </table:table-cell>
          <table:table-cell office:value-type="string">
            <text:p><text:a xlink:href="https://finviz.com/quote.ashx?t=CODA&amp;ty=c&amp;p=d&amp;b=1">73.74M</text:a></text:p>
          </table:table-cell>
          <table:table-cell office:value-type="string">
            <text:p><text:a xlink:href="https://finviz.com/quote.ashx?t=CODA&amp;ty=c&amp;p=d&amp;b=1">14.94</text:a></text:p>
          </table:table-cell>
          <table:table-cell office:value-type="string">
            <text:p><text:a xlink:href="https://finviz.com/quote.ashx?t=CODA&amp;ty=c&amp;p=d&amp;b=1">7.05</text:a></text:p>
          </table:table-cell>
          <table:table-cell office:value-type="string">
            <text:p><text:a xlink:href="https://finviz.com/quote.ashx?t=CODA&amp;ty=c&amp;p=d&amp;b=1">0.00%</text:a></text:p>
          </table:table-cell>
          <table:table-cell office:value-type="string">
            <text:p><text:a xlink:href="https://finviz.com/quote.ashx?t=CODA&amp;ty=c&amp;p=d&amp;b=1">10,251</text:a></text:p>
          </table:table-cell>
        </table:table-row>
        <table:table-row table:style-name="ro1">
          <table:table-cell office:value-type="string">
            <text:p><text:a xlink:href="https://finviz.com/quote.ashx?t=CORT&amp;ty=c&amp;p=d&amp;b=1">43</text:a></text:p>
          </table:table-cell>
          <table:table-cell office:value-type="string">
            <text:p><text:a xlink:href="https://finviz.com/quote.ashx?t=CORT&amp;ty=c&amp;p=d&amp;b=1">CORT</text:a></text:p>
          </table:table-cell>
          <table:table-cell office:value-type="string">
            <text:p><text:a xlink:href="https://finviz.com/quote.ashx?t=CORT&amp;ty=c&amp;p=d&amp;b=1">Corcept Therapeutics Incorporated</text:a></text:p>
          </table:table-cell>
          <table:table-cell office:value-type="string">
            <text:p><text:a xlink:href="https://finviz.com/quote.ashx?t=CORT&amp;ty=c&amp;p=d&amp;b=1">Healthcare</text:a></text:p>
          </table:table-cell>
          <table:table-cell office:value-type="string">
            <text:p><text:a xlink:href="https://finviz.com/quote.ashx?t=CORT&amp;ty=c&amp;p=d&amp;b=1">Biotechnology</text:a></text:p>
          </table:table-cell>
          <table:table-cell office:value-type="string">
            <text:p><text:a xlink:href="https://finviz.com/quote.ashx?t=CORT&amp;ty=c&amp;p=d&amp;b=1">USA</text:a></text:p>
          </table:table-cell>
          <table:table-cell office:value-type="string">
            <text:p><text:a xlink:href="https://finviz.com/quote.ashx?t=CORT&amp;ty=c&amp;p=d&amp;b=1">1.35B</text:a></text:p>
          </table:table-cell>
          <table:table-cell office:value-type="string">
            <text:p><text:a xlink:href="https://finviz.com/quote.ashx?t=CORT&amp;ty=c&amp;p=d&amp;b=1">8.28</text:a></text:p>
          </table:table-cell>
          <table:table-cell office:value-type="string">
            <text:p><text:a xlink:href="https://finviz.com/quote.ashx?t=CORT&amp;ty=c&amp;p=d&amp;b=1">12.60</text:a></text:p>
          </table:table-cell>
          <table:table-cell office:value-type="string">
            <text:p><text:a xlink:href="https://finviz.com/quote.ashx?t=CORT&amp;ty=c&amp;p=d&amp;b=1">5.00%</text:a></text:p>
          </table:table-cell>
          <table:table-cell office:value-type="string">
            <text:p><text:a xlink:href="https://finviz.com/quote.ashx?t=CORT&amp;ty=c&amp;p=d&amp;b=1">1,341,327</text:a></text:p>
          </table:table-cell>
        </table:table-row>
        <table:table-row table:style-name="ro1">
          <table:table-cell office:value-type="string">
            <text:p><text:a xlink:href="https://finviz.com/quote.ashx?t=COUP&amp;ty=c&amp;p=d&amp;b=1">44</text:a></text:p>
          </table:table-cell>
          <table:table-cell office:value-type="string">
            <text:p><text:a xlink:href="https://finviz.com/quote.ashx?t=COUP&amp;ty=c&amp;p=d&amp;b=1">COUP</text:a></text:p>
          </table:table-cell>
          <table:table-cell office:value-type="string">
            <text:p><text:a xlink:href="https://finviz.com/quote.ashx?t=COUP&amp;ty=c&amp;p=d&amp;b=1">Coupa Software Incorporated</text:a></text:p>
          </table:table-cell>
          <table:table-cell office:value-type="string">
            <text:p><text:a xlink:href="https://finviz.com/quote.ashx?t=COUP&amp;ty=c&amp;p=d&amp;b=1">Technology</text:a></text:p>
          </table:table-cell>
          <table:table-cell office:value-type="string">
            <text:p><text:a xlink:href="https://finviz.com/quote.ashx?t=COUP&amp;ty=c&amp;p=d&amp;b=1">Internet Software &amp; Services</text:a></text:p>
          </table:table-cell>
          <table:table-cell office:value-type="string">
            <text:p><text:a xlink:href="https://finviz.com/quote.ashx?t=COUP&amp;ty=c&amp;p=d&amp;b=1">USA</text:a></text:p>
          </table:table-cell>
          <table:table-cell office:value-type="string">
            <text:p><text:a xlink:href="https://finviz.com/quote.ashx?t=COUP&amp;ty=c&amp;p=d&amp;b=1">5.47B</text:a></text:p>
          </table:table-cell>
          <table:table-cell office:value-type="string">
            <text:p><text:a xlink:href="https://finviz.com/quote.ashx?t=COUP&amp;ty=c&amp;p=d&amp;b=1">-</text:a></text:p>
          </table:table-cell>
          <table:table-cell office:value-type="string">
            <text:p><text:a xlink:href="https://finviz.com/quote.ashx?t=COUP&amp;ty=c&amp;p=d&amp;b=1">95.76</text:a></text:p>
          </table:table-cell>
          <table:table-cell office:value-type="string">
            <text:p><text:a xlink:href="https://finviz.com/quote.ashx?t=COUP&amp;ty=c&amp;p=d&amp;b=1">1.44%</text:a></text:p>
          </table:table-cell>
          <table:table-cell office:value-type="string">
            <text:p><text:a xlink:href="https://finviz.com/quote.ashx?t=COUP&amp;ty=c&amp;p=d&amp;b=1">425,127</text:a></text:p>
          </table:table-cell>
        </table:table-row>
        <table:table-row table:style-name="ro1">
          <table:table-cell office:value-type="string">
            <text:p><text:a xlink:href="https://finviz.com/quote.ashx?t=CRK&amp;ty=c&amp;p=d&amp;b=1">45</text:a></text:p>
          </table:table-cell>
          <table:table-cell office:value-type="string">
            <text:p><text:a xlink:href="https://finviz.com/quote.ashx?t=CRK&amp;ty=c&amp;p=d&amp;b=1">CRK</text:a></text:p>
          </table:table-cell>
          <table:table-cell office:value-type="string">
            <text:p><text:a xlink:href="https://finviz.com/quote.ashx?t=CRK&amp;ty=c&amp;p=d&amp;b=1">Comstock Resources, Inc.</text:a></text:p>
          </table:table-cell>
          <table:table-cell office:value-type="string">
            <text:p><text:a xlink:href="https://finviz.com/quote.ashx?t=CRK&amp;ty=c&amp;p=d&amp;b=1">Basic Materials</text:a></text:p>
          </table:table-cell>
          <table:table-cell office:value-type="string">
            <text:p><text:a xlink:href="https://finviz.com/quote.ashx?t=CRK&amp;ty=c&amp;p=d&amp;b=1">Independent Oil &amp; Gas</text:a></text:p>
          </table:table-cell>
          <table:table-cell office:value-type="string">
            <text:p><text:a xlink:href="https://finviz.com/quote.ashx?t=CRK&amp;ty=c&amp;p=d&amp;b=1">USA</text:a></text:p>
          </table:table-cell>
          <table:table-cell office:value-type="string">
            <text:p><text:a xlink:href="https://finviz.com/quote.ashx?t=CRK&amp;ty=c&amp;p=d&amp;b=1">749.74M</text:a></text:p>
          </table:table-cell>
          <table:table-cell office:value-type="string">
            <text:p><text:a xlink:href="https://finviz.com/quote.ashx?t=CRK&amp;ty=c&amp;p=d&amp;b=1">-</text:a></text:p>
          </table:table-cell>
          <table:table-cell office:value-type="string">
            <text:p><text:a xlink:href="https://finviz.com/quote.ashx?t=CRK&amp;ty=c&amp;p=d&amp;b=1">7.16</text:a></text:p>
          </table:table-cell>
          <table:table-cell office:value-type="string">
            <text:p><text:a xlink:href="https://finviz.com/quote.ashx?t=CRK&amp;ty=c&amp;p=d&amp;b=1">0.70%</text:a></text:p>
          </table:table-cell>
          <table:table-cell office:value-type="string">
            <text:p><text:a xlink:href="https://finviz.com/quote.ashx?t=CRK&amp;ty=c&amp;p=d&amp;b=1">233,962</text:a></text:p>
          </table:table-cell>
        </table:table-row>
        <table:table-row table:style-name="ro1">
          <table:table-cell office:value-type="string">
            <text:p><text:a xlink:href="https://finviz.com/quote.ashx?t=CSBR&amp;ty=c&amp;p=d&amp;b=1">46</text:a></text:p>
          </table:table-cell>
          <table:table-cell office:value-type="string">
            <text:p><text:a xlink:href="https://finviz.com/quote.ashx?t=CSBR&amp;ty=c&amp;p=d&amp;b=1">CSBR</text:a></text:p>
          </table:table-cell>
          <table:table-cell office:value-type="string">
            <text:p><text:a xlink:href="https://finviz.com/quote.ashx?t=CSBR&amp;ty=c&amp;p=d&amp;b=1">Champions Oncology, Inc.</text:a></text:p>
          </table:table-cell>
          <table:table-cell office:value-type="string">
            <text:p><text:a xlink:href="https://finviz.com/quote.ashx?t=CSBR&amp;ty=c&amp;p=d&amp;b=1">Healthcare</text:a></text:p>
          </table:table-cell>
          <table:table-cell office:value-type="string">
            <text:p><text:a xlink:href="https://finviz.com/quote.ashx?t=CSBR&amp;ty=c&amp;p=d&amp;b=1">Biotechnology</text:a></text:p>
          </table:table-cell>
          <table:table-cell office:value-type="string">
            <text:p><text:a xlink:href="https://finviz.com/quote.ashx?t=CSBR&amp;ty=c&amp;p=d&amp;b=1">USA</text:a></text:p>
          </table:table-cell>
          <table:table-cell office:value-type="string">
            <text:p><text:a xlink:href="https://finviz.com/quote.ashx?t=CSBR&amp;ty=c&amp;p=d&amp;b=1">105.89M</text:a></text:p>
          </table:table-cell>
          <table:table-cell office:value-type="string">
            <text:p><text:a xlink:href="https://finviz.com/quote.ashx?t=CSBR&amp;ty=c&amp;p=d&amp;b=1">-</text:a></text:p>
          </table:table-cell>
          <table:table-cell office:value-type="string">
            <text:p><text:a xlink:href="https://finviz.com/quote.ashx?t=CSBR&amp;ty=c&amp;p=d&amp;b=1">9.37</text:a></text:p>
          </table:table-cell>
          <table:table-cell office:value-type="string">
            <text:p><text:a xlink:href="https://finviz.com/quote.ashx?t=CSBR&amp;ty=c&amp;p=d&amp;b=1">-1.81%</text:a></text:p>
          </table:table-cell>
          <table:table-cell office:value-type="string">
            <text:p><text:a xlink:href="https://finviz.com/quote.ashx?t=CSBR&amp;ty=c&amp;p=d&amp;b=1">56,710</text:a></text:p>
          </table:table-cell>
        </table:table-row>
        <table:table-row table:style-name="ro1">
          <table:table-cell office:value-type="string">
            <text:p><text:a xlink:href="https://finviz.com/quote.ashx?t=CSGP&amp;ty=c&amp;p=d&amp;b=1">47</text:a></text:p>
          </table:table-cell>
          <table:table-cell office:value-type="string">
            <text:p><text:a xlink:href="https://finviz.com/quote.ashx?t=CSGP&amp;ty=c&amp;p=d&amp;b=1">CSGP</text:a></text:p>
          </table:table-cell>
          <table:table-cell office:value-type="string">
            <text:p><text:a xlink:href="https://finviz.com/quote.ashx?t=CSGP&amp;ty=c&amp;p=d&amp;b=1">CoStar Group, Inc.</text:a></text:p>
          </table:table-cell>
          <table:table-cell office:value-type="string">
            <text:p><text:a xlink:href="https://finviz.com/quote.ashx?t=CSGP&amp;ty=c&amp;p=d&amp;b=1">Financial</text:a></text:p>
          </table:table-cell>
          <table:table-cell office:value-type="string">
            <text:p><text:a xlink:href="https://finviz.com/quote.ashx?t=CSGP&amp;ty=c&amp;p=d&amp;b=1">Property Management</text:a></text:p>
          </table:table-cell>
          <table:table-cell office:value-type="string">
            <text:p><text:a xlink:href="https://finviz.com/quote.ashx?t=CSGP&amp;ty=c&amp;p=d&amp;b=1">USA</text:a></text:p>
          </table:table-cell>
          <table:table-cell office:value-type="string">
            <text:p><text:a xlink:href="https://finviz.com/quote.ashx?t=CSGP&amp;ty=c&amp;p=d&amp;b=1">14.54B</text:a></text:p>
          </table:table-cell>
          <table:table-cell office:value-type="string">
            <text:p><text:a xlink:href="https://finviz.com/quote.ashx?t=CSGP&amp;ty=c&amp;p=d&amp;b=1">77.01</text:a></text:p>
          </table:table-cell>
          <table:table-cell office:value-type="string">
            <text:p><text:a xlink:href="https://finviz.com/quote.ashx?t=CSGP&amp;ty=c&amp;p=d&amp;b=1">455.72</text:a></text:p>
          </table:table-cell>
          <table:table-cell office:value-type="string">
            <text:p><text:a xlink:href="https://finviz.com/quote.ashx?t=CSGP&amp;ty=c&amp;p=d&amp;b=1">12.10%</text:a></text:p>
          </table:table-cell>
          <table:table-cell office:value-type="string">
            <text:p><text:a xlink:href="https://finviz.com/quote.ashx?t=CSGP&amp;ty=c&amp;p=d&amp;b=1">445,796</text:a></text:p>
          </table:table-cell>
        </table:table-row>
        <table:table-row table:style-name="ro1">
          <table:table-cell office:value-type="string">
            <text:p><text:a xlink:href="https://finviz.com/quote.ashx?t=CSSE&amp;ty=c&amp;p=d&amp;b=1">48</text:a></text:p>
          </table:table-cell>
          <table:table-cell office:value-type="string">
            <text:p><text:a xlink:href="https://finviz.com/quote.ashx?t=CSSE&amp;ty=c&amp;p=d&amp;b=1">CSSE</text:a></text:p>
          </table:table-cell>
          <table:table-cell office:value-type="string">
            <text:p><text:a xlink:href="https://finviz.com/quote.ashx?t=CSSE&amp;ty=c&amp;p=d&amp;b=1">Chicken Soup for the Soul Entertainment, Inc.</text:a></text:p>
          </table:table-cell>
          <table:table-cell office:value-type="string">
            <text:p><text:a xlink:href="https://finviz.com/quote.ashx?t=CSSE&amp;ty=c&amp;p=d&amp;b=1">Services</text:a></text:p>
          </table:table-cell>
          <table:table-cell office:value-type="string">
            <text:p><text:a xlink:href="https://finviz.com/quote.ashx?t=CSSE&amp;ty=c&amp;p=d&amp;b=1">Broadcasting - TV</text:a></text:p>
          </table:table-cell>
          <table:table-cell office:value-type="string">
            <text:p><text:a xlink:href="https://finviz.com/quote.ashx?t=CSSE&amp;ty=c&amp;p=d&amp;b=1">USA</text:a></text:p>
          </table:table-cell>
          <table:table-cell office:value-type="string">
            <text:p><text:a xlink:href="https://finviz.com/quote.ashx?t=CSSE&amp;ty=c&amp;p=d&amp;b=1">87.90M</text:a></text:p>
          </table:table-cell>
          <table:table-cell office:value-type="string">
            <text:p><text:a xlink:href="https://finviz.com/quote.ashx?t=CSSE&amp;ty=c&amp;p=d&amp;b=1">4.16</text:a></text:p>
          </table:table-cell>
          <table:table-cell office:value-type="string">
            <text:p><text:a xlink:href="https://finviz.com/quote.ashx?t=CSSE&amp;ty=c&amp;p=d&amp;b=1">7.37</text:a></text:p>
          </table:table-cell>
          <table:table-cell office:value-type="string">
            <text:p><text:a xlink:href="https://finviz.com/quote.ashx?t=CSSE&amp;ty=c&amp;p=d&amp;b=1">-0.81%</text:a></text:p>
          </table:table-cell>
          <table:table-cell office:value-type="string">
            <text:p><text:a xlink:href="https://finviz.com/quote.ashx?t=CSSE&amp;ty=c&amp;p=d&amp;b=1">7,834</text:a></text:p>
          </table:table-cell>
        </table:table-row>
        <table:table-row table:style-name="ro1">
          <table:table-cell office:value-type="string">
            <text:p><text:a xlink:href="https://finviz.com/quote.ashx?t=CUB&amp;ty=c&amp;p=d&amp;b=1">49</text:a></text:p>
          </table:table-cell>
          <table:table-cell office:value-type="string">
            <text:p><text:a xlink:href="https://finviz.com/quote.ashx?t=CUB&amp;ty=c&amp;p=d&amp;b=1">CUB</text:a></text:p>
          </table:table-cell>
          <table:table-cell office:value-type="string">
            <text:p><text:a xlink:href="https://finviz.com/quote.ashx?t=CUB&amp;ty=c&amp;p=d&amp;b=1">Cubic Corporation</text:a></text:p>
          </table:table-cell>
          <table:table-cell office:value-type="string">
            <text:p><text:a xlink:href="https://finviz.com/quote.ashx?t=CUB&amp;ty=c&amp;p=d&amp;b=1">Technology</text:a></text:p>
          </table:table-cell>
          <table:table-cell office:value-type="string">
            <text:p><text:a xlink:href="https://finviz.com/quote.ashx?t=CUB&amp;ty=c&amp;p=d&amp;b=1">Scientific &amp; Technical Instruments</text:a></text:p>
          </table:table-cell>
          <table:table-cell office:value-type="string">
            <text:p><text:a xlink:href="https://finviz.com/quote.ashx?t=CUB&amp;ty=c&amp;p=d&amp;b=1">USA</text:a></text:p>
          </table:table-cell>
          <table:table-cell office:value-type="string">
            <text:p><text:a xlink:href="https://finviz.com/quote.ashx?t=CUB&amp;ty=c&amp;p=d&amp;b=1">1.89B</text:a></text:p>
          </table:table-cell>
          <table:table-cell office:value-type="string">
            <text:p><text:a xlink:href="https://finviz.com/quote.ashx?t=CUB&amp;ty=c&amp;p=d&amp;b=1">165.22</text:a></text:p>
          </table:table-cell>
          <table:table-cell office:value-type="string">
            <text:p><text:a xlink:href="https://finviz.com/quote.ashx?t=CUB&amp;ty=c&amp;p=d&amp;b=1">62.45</text:a></text:p>
          </table:table-cell>
          <table:table-cell office:value-type="string">
            <text:p><text:a xlink:href="https://finviz.com/quote.ashx?t=CUB&amp;ty=c&amp;p=d&amp;b=1">1.61%</text:a></text:p>
          </table:table-cell>
          <table:table-cell office:value-type="string">
            <text:p><text:a xlink:href="https://finviz.com/quote.ashx?t=CUB&amp;ty=c&amp;p=d&amp;b=1">105,736</text:a></text:p>
          </table:table-cell>
        </table:table-row>
        <table:table-row table:style-name="ro1">
          <table:table-cell office:value-type="string">
            <text:p><text:a xlink:href="https://finviz.com/quote.ashx?t=CXO&amp;ty=c&amp;p=d&amp;b=1">50</text:a></text:p>
          </table:table-cell>
          <table:table-cell office:value-type="string">
            <text:p><text:a xlink:href="https://finviz.com/quote.ashx?t=CXO&amp;ty=c&amp;p=d&amp;b=1">CXO</text:a></text:p>
          </table:table-cell>
          <table:table-cell office:value-type="string">
            <text:p><text:a xlink:href="https://finviz.com/quote.ashx?t=CXO&amp;ty=c&amp;p=d&amp;b=1">Concho Resources Inc.</text:a></text:p>
          </table:table-cell>
          <table:table-cell office:value-type="string">
            <text:p><text:a xlink:href="https://finviz.com/quote.ashx?t=CXO&amp;ty=c&amp;p=d&amp;b=1">Basic Materials</text:a></text:p>
          </table:table-cell>
          <table:table-cell office:value-type="string">
            <text:p><text:a xlink:href="https://finviz.com/quote.ashx?t=CXO&amp;ty=c&amp;p=d&amp;b=1">Oil &amp; Gas Drilling &amp; Exploration</text:a></text:p>
          </table:table-cell>
          <table:table-cell office:value-type="string">
            <text:p><text:a xlink:href="https://finviz.com/quote.ashx?t=CXO&amp;ty=c&amp;p=d&amp;b=1">USA</text:a></text:p>
          </table:table-cell>
          <table:table-cell office:value-type="string">
            <text:p><text:a xlink:href="https://finviz.com/quote.ashx?t=CXO&amp;ty=c&amp;p=d&amp;b=1">21.57B</text:a></text:p>
          </table:table-cell>
          <table:table-cell office:value-type="string">
            <text:p><text:a xlink:href="https://finviz.com/quote.ashx?t=CXO&amp;ty=c&amp;p=d&amp;b=1">9.07</text:a></text:p>
          </table:table-cell>
          <table:table-cell office:value-type="string">
            <text:p><text:a xlink:href="https://finviz.com/quote.ashx?t=CXO&amp;ty=c&amp;p=d&amp;b=1">111.52</text:a></text:p>
          </table:table-cell>
          <table:table-cell office:value-type="string">
            <text:p><text:a xlink:href="https://finviz.com/quote.ashx?t=CXO&amp;ty=c&amp;p=d&amp;b=1">2.81%</text:a></text:p>
          </table:table-cell>
          <table:table-cell office:value-type="string">
            <text:p><text:a xlink:href="https://finviz.com/quote.ashx?t=CXO&amp;ty=c&amp;p=d&amp;b=1">1,267,355</text:a></text:p>
          </table:table-cell>
        </table:table-row>
        <table:table-row table:style-name="ro1">
          <table:table-cell office:value-type="string">
            <text:p><text:a xlink:href="https://finviz.com/quote.ashx?t=CYBR&amp;ty=c&amp;p=d&amp;b=1">51</text:a></text:p>
          </table:table-cell>
          <table:table-cell office:value-type="string">
            <text:p><text:a xlink:href="https://finviz.com/quote.ashx?t=CYBR&amp;ty=c&amp;p=d&amp;b=1">CYBR</text:a></text:p>
          </table:table-cell>
          <table:table-cell office:value-type="string">
            <text:p><text:a xlink:href="https://finviz.com/quote.ashx?t=CYBR&amp;ty=c&amp;p=d&amp;b=1">CyberArk Software Ltd.</text:a></text:p>
          </table:table-cell>
          <table:table-cell office:value-type="string">
            <text:p><text:a xlink:href="https://finviz.com/quote.ashx?t=CYBR&amp;ty=c&amp;p=d&amp;b=1">Technology</text:a></text:p>
          </table:table-cell>
          <table:table-cell office:value-type="string">
            <text:p><text:a xlink:href="https://finviz.com/quote.ashx?t=CYBR&amp;ty=c&amp;p=d&amp;b=1">Business Software &amp; Services</text:a></text:p>
          </table:table-cell>
          <table:table-cell office:value-type="string">
            <text:p><text:a xlink:href="https://finviz.com/quote.ashx?t=CYBR&amp;ty=c&amp;p=d&amp;b=1">Israel</text:a></text:p>
          </table:table-cell>
          <table:table-cell office:value-type="string">
            <text:p><text:a xlink:href="https://finviz.com/quote.ashx?t=CYBR&amp;ty=c&amp;p=d&amp;b=1">3.90B</text:a></text:p>
          </table:table-cell>
          <table:table-cell office:value-type="string">
            <text:p><text:a xlink:href="https://finviz.com/quote.ashx?t=CYBR&amp;ty=c&amp;p=d&amp;b=1">84.56</text:a></text:p>
          </table:table-cell>
          <table:table-cell office:value-type="string">
            <text:p><text:a xlink:href="https://finviz.com/quote.ashx?t=CYBR&amp;ty=c&amp;p=d&amp;b=1">109.63</text:a></text:p>
          </table:table-cell>
          <table:table-cell office:value-type="string">
            <text:p><text:a xlink:href="https://finviz.com/quote.ashx?t=CYBR&amp;ty=c&amp;p=d&amp;b=1">2.73%</text:a></text:p>
          </table:table-cell>
          <table:table-cell office:value-type="string">
            <text:p><text:a xlink:href="https://finviz.com/quote.ashx?t=CYBR&amp;ty=c&amp;p=d&amp;b=1">606,057</text:a></text:p>
          </table:table-cell>
        </table:table-row>
        <table:table-row table:style-name="ro1">
          <table:table-cell office:value-type="string">
            <text:p><text:a xlink:href="https://finviz.com/quote.ashx?t=CZR&amp;ty=c&amp;p=d&amp;b=1">52</text:a></text:p>
          </table:table-cell>
          <table:table-cell office:value-type="string">
            <text:p><text:a xlink:href="https://finviz.com/quote.ashx?t=CZR&amp;ty=c&amp;p=d&amp;b=1">CZR</text:a></text:p>
          </table:table-cell>
          <table:table-cell office:value-type="string">
            <text:p><text:a xlink:href="https://finviz.com/quote.ashx?t=CZR&amp;ty=c&amp;p=d&amp;b=1">Caesars Entertainment Corporation</text:a></text:p>
          </table:table-cell>
          <table:table-cell office:value-type="string">
            <text:p><text:a xlink:href="https://finviz.com/quote.ashx?t=CZR&amp;ty=c&amp;p=d&amp;b=1">Services</text:a></text:p>
          </table:table-cell>
          <table:table-cell office:value-type="string">
            <text:p><text:a xlink:href="https://finviz.com/quote.ashx?t=CZR&amp;ty=c&amp;p=d&amp;b=1">Resorts &amp; Casinos</text:a></text:p>
          </table:table-cell>
          <table:table-cell office:value-type="string">
            <text:p><text:a xlink:href="https://finviz.com/quote.ashx?t=CZR&amp;ty=c&amp;p=d&amp;b=1">USA</text:a></text:p>
          </table:table-cell>
          <table:table-cell office:value-type="string">
            <text:p><text:a xlink:href="https://finviz.com/quote.ashx?t=CZR&amp;ty=c&amp;p=d&amp;b=1">6.09B</text:a></text:p>
          </table:table-cell>
          <table:table-cell office:value-type="string">
            <text:p><text:a xlink:href="https://finviz.com/quote.ashx?t=CZR&amp;ty=c&amp;p=d&amp;b=1">6.33</text:a></text:p>
          </table:table-cell>
          <table:table-cell office:value-type="string">
            <text:p><text:a xlink:href="https://finviz.com/quote.ashx?t=CZR&amp;ty=c&amp;p=d&amp;b=1">8.49</text:a></text:p>
          </table:table-cell>
          <table:table-cell office:value-type="string">
            <text:p><text:a xlink:href="https://finviz.com/quote.ashx?t=CZR&amp;ty=c&amp;p=d&amp;b=1">-2.58%</text:a></text:p>
          </table:table-cell>
          <table:table-cell office:value-type="string">
            <text:p><text:a xlink:href="https://finviz.com/quote.ashx?t=CZR&amp;ty=c&amp;p=d&amp;b=1">18,317,962</text:a></text:p>
          </table:table-cell>
        </table:table-row>
        <table:table-row table:style-name="ro1">
          <table:table-cell office:value-type="string">
            <text:p><text:a xlink:href="https://finviz.com/quote.ashx?t=CZZ&amp;ty=c&amp;p=d&amp;b=1">53</text:a></text:p>
          </table:table-cell>
          <table:table-cell office:value-type="string">
            <text:p><text:a xlink:href="https://finviz.com/quote.ashx?t=CZZ&amp;ty=c&amp;p=d&amp;b=1">CZZ</text:a></text:p>
          </table:table-cell>
          <table:table-cell office:value-type="string">
            <text:p><text:a xlink:href="https://finviz.com/quote.ashx?t=CZZ&amp;ty=c&amp;p=d&amp;b=1">Cosan Limited</text:a></text:p>
          </table:table-cell>
          <table:table-cell office:value-type="string">
            <text:p><text:a xlink:href="https://finviz.com/quote.ashx?t=CZZ&amp;ty=c&amp;p=d&amp;b=1">Utilities</text:a></text:p>
          </table:table-cell>
          <table:table-cell office:value-type="string">
            <text:p><text:a xlink:href="https://finviz.com/quote.ashx?t=CZZ&amp;ty=c&amp;p=d&amp;b=1">Diversified Utilities</text:a></text:p>
          </table:table-cell>
          <table:table-cell office:value-type="string">
            <text:p><text:a xlink:href="https://finviz.com/quote.ashx?t=CZZ&amp;ty=c&amp;p=d&amp;b=1">Brazil</text:a></text:p>
          </table:table-cell>
          <table:table-cell office:value-type="string">
            <text:p><text:a xlink:href="https://finviz.com/quote.ashx?t=CZZ&amp;ty=c&amp;p=d&amp;b=1">2.77B</text:a></text:p>
          </table:table-cell>
          <table:table-cell office:value-type="string">
            <text:p><text:a xlink:href="https://finviz.com/quote.ashx?t=CZZ&amp;ty=c&amp;p=d&amp;b=1">16.29</text:a></text:p>
          </table:table-cell>
          <table:table-cell office:value-type="string">
            <text:p><text:a xlink:href="https://finviz.com/quote.ashx?t=CZZ&amp;ty=c&amp;p=d&amp;b=1">11.68</text:a></text:p>
          </table:table-cell>
          <table:table-cell office:value-type="string">
            <text:p><text:a xlink:href="https://finviz.com/quote.ashx?t=CZZ&amp;ty=c&amp;p=d&amp;b=1">1.13%</text:a></text:p>
          </table:table-cell>
          <table:table-cell office:value-type="string">
            <text:p><text:a xlink:href="https://finviz.com/quote.ashx?t=CZZ&amp;ty=c&amp;p=d&amp;b=1">364,369</text:a></text:p>
          </table:table-cell>
        </table:table-row>
        <table:table-row table:style-name="ro1">
          <table:table-cell office:value-type="string">
            <text:p><text:a xlink:href="https://finviz.com/quote.ashx?t=DATA&amp;ty=c&amp;p=d&amp;b=1">54</text:a></text:p>
          </table:table-cell>
          <table:table-cell office:value-type="string">
            <text:p><text:a xlink:href="https://finviz.com/quote.ashx?t=DATA&amp;ty=c&amp;p=d&amp;b=1">DATA</text:a></text:p>
          </table:table-cell>
          <table:table-cell office:value-type="string">
            <text:p><text:a xlink:href="https://finviz.com/quote.ashx?t=DATA&amp;ty=c&amp;p=d&amp;b=1">Tableau Software, Inc.</text:a></text:p>
          </table:table-cell>
          <table:table-cell office:value-type="string">
            <text:p><text:a xlink:href="https://finviz.com/quote.ashx?t=DATA&amp;ty=c&amp;p=d&amp;b=1">Technology</text:a></text:p>
          </table:table-cell>
          <table:table-cell office:value-type="string">
            <text:p><text:a xlink:href="https://finviz.com/quote.ashx?t=DATA&amp;ty=c&amp;p=d&amp;b=1">Application Software</text:a></text:p>
          </table:table-cell>
          <table:table-cell office:value-type="string">
            <text:p><text:a xlink:href="https://finviz.com/quote.ashx?t=DATA&amp;ty=c&amp;p=d&amp;b=1">USA</text:a></text:p>
          </table:table-cell>
          <table:table-cell office:value-type="string">
            <text:p><text:a xlink:href="https://finviz.com/quote.ashx?t=DATA&amp;ty=c&amp;p=d&amp;b=1">10.66B</text:a></text:p>
          </table:table-cell>
          <table:table-cell office:value-type="string">
            <text:p><text:a xlink:href="https://finviz.com/quote.ashx?t=DATA&amp;ty=c&amp;p=d&amp;b=1">-</text:a></text:p>
          </table:table-cell>
          <table:table-cell office:value-type="string">
            <text:p><text:a xlink:href="https://finviz.com/quote.ashx?t=DATA&amp;ty=c&amp;p=d&amp;b=1">130.60</text:a></text:p>
          </table:table-cell>
          <table:table-cell office:value-type="string">
            <text:p><text:a xlink:href="https://finviz.com/quote.ashx?t=DATA&amp;ty=c&amp;p=d&amp;b=1">0.48%</text:a></text:p>
          </table:table-cell>
          <table:table-cell office:value-type="string">
            <text:p><text:a xlink:href="https://finviz.com/quote.ashx?t=DATA&amp;ty=c&amp;p=d&amp;b=1">699,760</text:a></text:p>
          </table:table-cell>
        </table:table-row>
        <table:table-row table:style-name="ro1">
          <table:table-cell office:value-type="string">
            <text:p><text:a xlink:href="https://finviz.com/quote.ashx?t=DBX&amp;ty=c&amp;p=d&amp;b=1">55</text:a></text:p>
          </table:table-cell>
          <table:table-cell office:value-type="string">
            <text:p><text:a xlink:href="https://finviz.com/quote.ashx?t=DBX&amp;ty=c&amp;p=d&amp;b=1">DBX</text:a></text:p>
          </table:table-cell>
          <table:table-cell office:value-type="string">
            <text:p><text:a xlink:href="https://finviz.com/quote.ashx?t=DBX&amp;ty=c&amp;p=d&amp;b=1">Dropbox, Inc.</text:a></text:p>
          </table:table-cell>
          <table:table-cell office:value-type="string">
            <text:p><text:a xlink:href="https://finviz.com/quote.ashx?t=DBX&amp;ty=c&amp;p=d&amp;b=1">Technology</text:a></text:p>
          </table:table-cell>
          <table:table-cell office:value-type="string">
            <text:p><text:a xlink:href="https://finviz.com/quote.ashx?t=DBX&amp;ty=c&amp;p=d&amp;b=1">Application Software</text:a></text:p>
          </table:table-cell>
          <table:table-cell office:value-type="string">
            <text:p><text:a xlink:href="https://finviz.com/quote.ashx?t=DBX&amp;ty=c&amp;p=d&amp;b=1">USA</text:a></text:p>
          </table:table-cell>
          <table:table-cell office:value-type="string">
            <text:p><text:a xlink:href="https://finviz.com/quote.ashx?t=DBX&amp;ty=c&amp;p=d&amp;b=1">10.80B</text:a></text:p>
          </table:table-cell>
          <table:table-cell office:value-type="string">
            <text:p><text:a xlink:href="https://finviz.com/quote.ashx?t=DBX&amp;ty=c&amp;p=d&amp;b=1">-</text:a></text:p>
          </table:table-cell>
          <table:table-cell office:value-type="string">
            <text:p><text:a xlink:href="https://finviz.com/quote.ashx?t=DBX&amp;ty=c&amp;p=d&amp;b=1">24.29</text:a></text:p>
          </table:table-cell>
          <table:table-cell office:value-type="string">
            <text:p><text:a xlink:href="https://finviz.com/quote.ashx?t=DBX&amp;ty=c&amp;p=d&amp;b=1">-0.21%</text:a></text:p>
          </table:table-cell>
          <table:table-cell office:value-type="string">
            <text:p><text:a xlink:href="https://finviz.com/quote.ashx?t=DBX&amp;ty=c&amp;p=d&amp;b=1">2,770,875</text:a></text:p>
          </table:table-cell>
        </table:table-row>
        <table:table-row table:style-name="ro1">
          <table:table-cell office:value-type="string">
            <text:p><text:a xlink:href="https://finviz.com/quote.ashx?t=DENN&amp;ty=c&amp;p=d&amp;b=1">56</text:a></text:p>
          </table:table-cell>
          <table:table-cell office:value-type="string">
            <text:p><text:a xlink:href="https://finviz.com/quote.ashx?t=DENN&amp;ty=c&amp;p=d&amp;b=1">DENN</text:a></text:p>
          </table:table-cell>
          <table:table-cell office:value-type="string">
            <text:p><text:a xlink:href="https://finviz.com/quote.ashx?t=DENN&amp;ty=c&amp;p=d&amp;b=1">Denny's Corporation</text:a></text:p>
          </table:table-cell>
          <table:table-cell office:value-type="string">
            <text:p><text:a xlink:href="https://finviz.com/quote.ashx?t=DENN&amp;ty=c&amp;p=d&amp;b=1">Services</text:a></text:p>
          </table:table-cell>
          <table:table-cell office:value-type="string">
            <text:p><text:a xlink:href="https://finviz.com/quote.ashx?t=DENN&amp;ty=c&amp;p=d&amp;b=1">Restaurants</text:a></text:p>
          </table:table-cell>
          <table:table-cell office:value-type="string">
            <text:p><text:a xlink:href="https://finviz.com/quote.ashx?t=DENN&amp;ty=c&amp;p=d&amp;b=1">USA</text:a></text:p>
          </table:table-cell>
          <table:table-cell office:value-type="string">
            <text:p><text:a xlink:href="https://finviz.com/quote.ashx?t=DENN&amp;ty=c&amp;p=d&amp;b=1">1.08B</text:a></text:p>
          </table:table-cell>
          <table:table-cell office:value-type="string">
            <text:p><text:a xlink:href="https://finviz.com/quote.ashx?t=DENN&amp;ty=c&amp;p=d&amp;b=1">26.57</text:a></text:p>
          </table:table-cell>
          <table:table-cell office:value-type="string">
            <text:p><text:a xlink:href="https://finviz.com/quote.ashx?t=DENN&amp;ty=c&amp;p=d&amp;b=1">17.64</text:a></text:p>
          </table:table-cell>
          <table:table-cell office:value-type="string">
            <text:p><text:a xlink:href="https://finviz.com/quote.ashx?t=DENN&amp;ty=c&amp;p=d&amp;b=1">-0.20%</text:a></text:p>
          </table:table-cell>
          <table:table-cell office:value-type="string">
            <text:p><text:a xlink:href="https://finviz.com/quote.ashx?t=DENN&amp;ty=c&amp;p=d&amp;b=1">218,135</text:a></text:p>
          </table:table-cell>
        </table:table-row>
        <table:table-row table:style-name="ro1">
          <table:table-cell office:value-type="string">
            <text:p><text:a xlink:href="https://finviz.com/quote.ashx?t=DPZ&amp;ty=c&amp;p=d&amp;b=1">57</text:a></text:p>
          </table:table-cell>
          <table:table-cell office:value-type="string">
            <text:p><text:a xlink:href="https://finviz.com/quote.ashx?t=DPZ&amp;ty=c&amp;p=d&amp;b=1">DPZ</text:a></text:p>
          </table:table-cell>
          <table:table-cell office:value-type="string">
            <text:p><text:a xlink:href="https://finviz.com/quote.ashx?t=DPZ&amp;ty=c&amp;p=d&amp;b=1">Domino's Pizza, Inc.</text:a></text:p>
          </table:table-cell>
          <table:table-cell office:value-type="string">
            <text:p><text:a xlink:href="https://finviz.com/quote.ashx?t=DPZ&amp;ty=c&amp;p=d&amp;b=1">Services</text:a></text:p>
          </table:table-cell>
          <table:table-cell office:value-type="string">
            <text:p><text:a xlink:href="https://finviz.com/quote.ashx?t=DPZ&amp;ty=c&amp;p=d&amp;b=1">Restaurants</text:a></text:p>
          </table:table-cell>
          <table:table-cell office:value-type="string">
            <text:p><text:a xlink:href="https://finviz.com/quote.ashx?t=DPZ&amp;ty=c&amp;p=d&amp;b=1">USA</text:a></text:p>
          </table:table-cell>
          <table:table-cell office:value-type="string">
            <text:p><text:a xlink:href="https://finviz.com/quote.ashx?t=DPZ&amp;ty=c&amp;p=d&amp;b=1">10.21B</text:a></text:p>
          </table:table-cell>
          <table:table-cell office:value-type="string">
            <text:p><text:a xlink:href="https://finviz.com/quote.ashx?t=DPZ&amp;ty=c&amp;p=d&amp;b=1">30.20</text:a></text:p>
          </table:table-cell>
          <table:table-cell office:value-type="string">
            <text:p><text:a xlink:href="https://finviz.com/quote.ashx?t=DPZ&amp;ty=c&amp;p=d&amp;b=1">254.94</text:a></text:p>
          </table:table-cell>
          <table:table-cell office:value-type="string">
            <text:p><text:a xlink:href="https://finviz.com/quote.ashx?t=DPZ&amp;ty=c&amp;p=d&amp;b=1">0.84%</text:a></text:p>
          </table:table-cell>
          <table:table-cell office:value-type="string">
            <text:p><text:a xlink:href="https://finviz.com/quote.ashx?t=DPZ&amp;ty=c&amp;p=d&amp;b=1">357,645</text:a></text:p>
          </table:table-cell>
        </table:table-row>
        <table:table-row table:style-name="ro1">
          <table:table-cell office:value-type="string">
            <text:p><text:a xlink:href="https://finviz.com/quote.ashx?t=DRIO&amp;ty=c&amp;p=d&amp;b=1">58</text:a></text:p>
          </table:table-cell>
          <table:table-cell office:value-type="string">
            <text:p><text:a xlink:href="https://finviz.com/quote.ashx?t=DRIO&amp;ty=c&amp;p=d&amp;b=1">DRIO</text:a></text:p>
          </table:table-cell>
          <table:table-cell office:value-type="string">
            <text:p><text:a xlink:href="https://finviz.com/quote.ashx?t=DRIO&amp;ty=c&amp;p=d&amp;b=1">DarioHealth Corp.</text:a></text:p>
          </table:table-cell>
          <table:table-cell office:value-type="string">
            <text:p><text:a xlink:href="https://finviz.com/quote.ashx?t=DRIO&amp;ty=c&amp;p=d&amp;b=1">Healthcare</text:a></text:p>
          </table:table-cell>
          <table:table-cell office:value-type="string">
            <text:p><text:a xlink:href="https://finviz.com/quote.ashx?t=DRIO&amp;ty=c&amp;p=d&amp;b=1">Medical Laboratories &amp; Research</text:a></text:p>
          </table:table-cell>
          <table:table-cell office:value-type="string">
            <text:p><text:a xlink:href="https://finviz.com/quote.ashx?t=DRIO&amp;ty=c&amp;p=d&amp;b=1">Israel</text:a></text:p>
          </table:table-cell>
          <table:table-cell office:value-type="string">
            <text:p><text:a xlink:href="https://finviz.com/quote.ashx?t=DRIO&amp;ty=c&amp;p=d&amp;b=1">18.25M</text:a></text:p>
          </table:table-cell>
          <table:table-cell office:value-type="string">
            <text:p><text:a xlink:href="https://finviz.com/quote.ashx?t=DRIO&amp;ty=c&amp;p=d&amp;b=1">-</text:a></text:p>
          </table:table-cell>
          <table:table-cell office:value-type="string">
            <text:p><text:a xlink:href="https://finviz.com/quote.ashx?t=DRIO&amp;ty=c&amp;p=d&amp;b=1">0.74</text:a></text:p>
          </table:table-cell>
          <table:table-cell office:value-type="string">
            <text:p><text:a xlink:href="https://finviz.com/quote.ashx?t=DRIO&amp;ty=c&amp;p=d&amp;b=1">3.90%</text:a></text:p>
          </table:table-cell>
          <table:table-cell office:value-type="string">
            <text:p><text:a xlink:href="https://finviz.com/quote.ashx?t=DRIO&amp;ty=c&amp;p=d&amp;b=1">18,849</text:a></text:p>
          </table:table-cell>
        </table:table-row>
        <table:table-row table:style-name="ro1">
          <table:table-cell office:value-type="string">
            <text:p><text:a xlink:href="https://finviz.com/quote.ashx?t=DXPE&amp;ty=c&amp;p=d&amp;b=1">59</text:a></text:p>
          </table:table-cell>
          <table:table-cell office:value-type="string">
            <text:p><text:a xlink:href="https://finviz.com/quote.ashx?t=DXPE&amp;ty=c&amp;p=d&amp;b=1">DXPE</text:a></text:p>
          </table:table-cell>
          <table:table-cell office:value-type="string">
            <text:p><text:a xlink:href="https://finviz.com/quote.ashx?t=DXPE&amp;ty=c&amp;p=d&amp;b=1">DXP Enterprises, Inc.</text:a></text:p>
          </table:table-cell>
          <table:table-cell office:value-type="string">
            <text:p><text:a xlink:href="https://finviz.com/quote.ashx?t=DXPE&amp;ty=c&amp;p=d&amp;b=1">Services</text:a></text:p>
          </table:table-cell>
          <table:table-cell office:value-type="string">
            <text:p><text:a xlink:href="https://finviz.com/quote.ashx?t=DXPE&amp;ty=c&amp;p=d&amp;b=1">Industrial Equipment Wholesale</text:a></text:p>
          </table:table-cell>
          <table:table-cell office:value-type="string">
            <text:p><text:a xlink:href="https://finviz.com/quote.ashx?t=DXPE&amp;ty=c&amp;p=d&amp;b=1">USA</text:a></text:p>
          </table:table-cell>
          <table:table-cell office:value-type="string">
            <text:p><text:a xlink:href="https://finviz.com/quote.ashx?t=DXPE&amp;ty=c&amp;p=d&amp;b=1">609.99M</text:a></text:p>
          </table:table-cell>
          <table:table-cell office:value-type="string">
            <text:p><text:a xlink:href="https://finviz.com/quote.ashx?t=DXPE&amp;ty=c&amp;p=d&amp;b=1">21.80</text:a></text:p>
          </table:table-cell>
          <table:table-cell office:value-type="string">
            <text:p><text:a xlink:href="https://finviz.com/quote.ashx?t=DXPE&amp;ty=c&amp;p=d&amp;b=1">34.99</text:a></text:p>
          </table:table-cell>
          <table:table-cell office:value-type="string">
            <text:p><text:a xlink:href="https://finviz.com/quote.ashx?t=DXPE&amp;ty=c&amp;p=d&amp;b=1">-0.84%</text:a></text:p>
          </table:table-cell>
          <table:table-cell office:value-type="string">
            <text:p><text:a xlink:href="https://finviz.com/quote.ashx?t=DXPE&amp;ty=c&amp;p=d&amp;b=1">31,491</text:a></text:p>
          </table:table-cell>
        </table:table-row>
        <table:table-row table:style-name="ro1">
          <table:table-cell office:value-type="string">
            <text:p><text:a xlink:href="https://finviz.com/quote.ashx?t=EDN&amp;ty=c&amp;p=d&amp;b=1">60</text:a></text:p>
          </table:table-cell>
          <table:table-cell office:value-type="string">
            <text:p><text:a xlink:href="https://finviz.com/quote.ashx?t=EDN&amp;ty=c&amp;p=d&amp;b=1">EDN</text:a></text:p>
          </table:table-cell>
          <table:table-cell office:value-type="string">
            <text:p><text:a xlink:href="https://finviz.com/quote.ashx?t=EDN&amp;ty=c&amp;p=d&amp;b=1">Empresa Distribuidora y Comercializadora Norte Sociedad Anonima</text:a></text:p>
          </table:table-cell>
          <table:table-cell office:value-type="string">
            <text:p><text:a xlink:href="https://finviz.com/quote.ashx?t=EDN&amp;ty=c&amp;p=d&amp;b=1">Utilities</text:a></text:p>
          </table:table-cell>
          <table:table-cell office:value-type="string">
            <text:p><text:a xlink:href="https://finviz.com/quote.ashx?t=EDN&amp;ty=c&amp;p=d&amp;b=1">Electric Utilities</text:a></text:p>
          </table:table-cell>
          <table:table-cell office:value-type="string">
            <text:p><text:a xlink:href="https://finviz.com/quote.ashx?t=EDN&amp;ty=c&amp;p=d&amp;b=1">Argentina</text:a></text:p>
          </table:table-cell>
          <table:table-cell office:value-type="string">
            <text:p><text:a xlink:href="https://finviz.com/quote.ashx?t=EDN&amp;ty=c&amp;p=d&amp;b=1">547.05M</text:a></text:p>
          </table:table-cell>
          <table:table-cell office:value-type="string">
            <text:p><text:a xlink:href="https://finviz.com/quote.ashx?t=EDN&amp;ty=c&amp;p=d&amp;b=1">22.13</text:a></text:p>
          </table:table-cell>
          <table:table-cell office:value-type="string">
            <text:p><text:a xlink:href="https://finviz.com/quote.ashx?t=EDN&amp;ty=c&amp;p=d&amp;b=1">25.82</text:a></text:p>
          </table:table-cell>
          <table:table-cell office:value-type="string">
            <text:p><text:a xlink:href="https://finviz.com/quote.ashx?t=EDN&amp;ty=c&amp;p=d&amp;b=1">-2.68%</text:a></text:p>
          </table:table-cell>
          <table:table-cell office:value-type="string">
            <text:p><text:a xlink:href="https://finviz.com/quote.ashx?t=EDN&amp;ty=c&amp;p=d&amp;b=1">31,165</text:a></text:p>
          </table:table-cell>
        </table:table-row>
        <table:table-row table:style-name="ro1">
          <table:table-cell office:value-type="string">
            <text:p><text:a xlink:href="https://finviz.com/quote.ashx?t=EDRY&amp;ty=c&amp;p=d&amp;b=1">61</text:a></text:p>
          </table:table-cell>
          <table:table-cell office:value-type="string">
            <text:p><text:a xlink:href="https://finviz.com/quote.ashx?t=EDRY&amp;ty=c&amp;p=d&amp;b=1">EDRY</text:a></text:p>
          </table:table-cell>
          <table:table-cell office:value-type="string">
            <text:p><text:a xlink:href="https://finviz.com/quote.ashx?t=EDRY&amp;ty=c&amp;p=d&amp;b=1">EuroDry Ltd.</text:a></text:p>
          </table:table-cell>
          <table:table-cell office:value-type="string">
            <text:p><text:a xlink:href="https://finviz.com/quote.ashx?t=EDRY&amp;ty=c&amp;p=d&amp;b=1">Services</text:a></text:p>
          </table:table-cell>
          <table:table-cell office:value-type="string">
            <text:p><text:a xlink:href="https://finviz.com/quote.ashx?t=EDRY&amp;ty=c&amp;p=d&amp;b=1">Shipping</text:a></text:p>
          </table:table-cell>
          <table:table-cell office:value-type="string">
            <text:p><text:a xlink:href="https://finviz.com/quote.ashx?t=EDRY&amp;ty=c&amp;p=d&amp;b=1">Greece</text:a></text:p>
          </table:table-cell>
          <table:table-cell office:value-type="string">
            <text:p><text:a xlink:href="https://finviz.com/quote.ashx?t=EDRY&amp;ty=c&amp;p=d&amp;b=1">16.67M</text:a></text:p>
          </table:table-cell>
          <table:table-cell office:value-type="string">
            <text:p><text:a xlink:href="https://finviz.com/quote.ashx?t=EDRY&amp;ty=c&amp;p=d&amp;b=1">13.82</text:a></text:p>
          </table:table-cell>
          <table:table-cell office:value-type="string">
            <text:p><text:a xlink:href="https://finviz.com/quote.ashx?t=EDRY&amp;ty=c&amp;p=d&amp;b=1">7.53</text:a></text:p>
          </table:table-cell>
          <table:table-cell office:value-type="string">
            <text:p><text:a xlink:href="https://finviz.com/quote.ashx?t=EDRY&amp;ty=c&amp;p=d&amp;b=1">2.95%</text:a></text:p>
          </table:table-cell>
          <table:table-cell office:value-type="string">
            <text:p><text:a xlink:href="https://finviz.com/quote.ashx?t=EDRY&amp;ty=c&amp;p=d&amp;b=1">2,157</text:a></text:p>
          </table:table-cell>
        </table:table-row>
        <table:table-row table:style-name="ro1">
          <table:table-cell office:value-type="string">
            <text:p><text:a xlink:href="https://finviz.com/quote.ashx?t=EKSO&amp;ty=c&amp;p=d&amp;b=1">62</text:a></text:p>
          </table:table-cell>
          <table:table-cell office:value-type="string">
            <text:p><text:a xlink:href="https://finviz.com/quote.ashx?t=EKSO&amp;ty=c&amp;p=d&amp;b=1">EKSO</text:a></text:p>
          </table:table-cell>
          <table:table-cell office:value-type="string">
            <text:p><text:a xlink:href="https://finviz.com/quote.ashx?t=EKSO&amp;ty=c&amp;p=d&amp;b=1">Ekso Bionics Holdings, Inc.</text:a></text:p>
          </table:table-cell>
          <table:table-cell office:value-type="string">
            <text:p><text:a xlink:href="https://finviz.com/quote.ashx?t=EKSO&amp;ty=c&amp;p=d&amp;b=1">Healthcare</text:a></text:p>
          </table:table-cell>
          <table:table-cell office:value-type="string">
            <text:p><text:a xlink:href="https://finviz.com/quote.ashx?t=EKSO&amp;ty=c&amp;p=d&amp;b=1">Medical Instruments &amp; Supplies</text:a></text:p>
          </table:table-cell>
          <table:table-cell office:value-type="string">
            <text:p><text:a xlink:href="https://finviz.com/quote.ashx?t=EKSO&amp;ty=c&amp;p=d&amp;b=1">USA</text:a></text:p>
          </table:table-cell>
          <table:table-cell office:value-type="string">
            <text:p><text:a xlink:href="https://finviz.com/quote.ashx?t=EKSO&amp;ty=c&amp;p=d&amp;b=1">148.56M</text:a></text:p>
          </table:table-cell>
          <table:table-cell office:value-type="string">
            <text:p><text:a xlink:href="https://finviz.com/quote.ashx?t=EKSO&amp;ty=c&amp;p=d&amp;b=1">-</text:a></text:p>
          </table:table-cell>
          <table:table-cell office:value-type="string">
            <text:p><text:a xlink:href="https://finviz.com/quote.ashx?t=EKSO&amp;ty=c&amp;p=d&amp;b=1">2.36</text:a></text:p>
          </table:table-cell>
          <table:table-cell office:value-type="string">
            <text:p><text:a xlink:href="https://finviz.com/quote.ashx?t=EKSO&amp;ty=c&amp;p=d&amp;b=1">0.00%</text:a></text:p>
          </table:table-cell>
          <table:table-cell office:value-type="string">
            <text:p><text:a xlink:href="https://finviz.com/quote.ashx?t=EKSO&amp;ty=c&amp;p=d&amp;b=1">630,502</text:a></text:p>
          </table:table-cell>
        </table:table-row>
        <table:table-row table:style-name="ro1">
          <table:table-cell office:value-type="string">
            <text:p><text:a xlink:href="https://finviz.com/quote.ashx?t=EMAN&amp;ty=c&amp;p=d&amp;b=1">63</text:a></text:p>
          </table:table-cell>
          <table:table-cell office:value-type="string">
            <text:p><text:a xlink:href="https://finviz.com/quote.ashx?t=EMAN&amp;ty=c&amp;p=d&amp;b=1">EMAN</text:a></text:p>
            <draw:frame table:end-cell-address="Tabelle1.B63" table:end-x="0.295cm" table:end-y="0.212cm" draw:z-index="3" draw:name="https://finviz.com/gfx/tab_arrow_u.gif" draw:style-name="gr1" draw:text-style-name="P1" svg:width="0.295cm" svg:height="0.211cm" svg:x="0cm" svg:y="0.001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EMAN&amp;ty=c&amp;p=d&amp;b=1">eMagin Corporation</text:a></text:p>
          </table:table-cell>
          <table:table-cell office:value-type="string">
            <text:p><text:a xlink:href="https://finviz.com/quote.ashx?t=EMAN&amp;ty=c&amp;p=d&amp;b=1">Technology</text:a></text:p>
          </table:table-cell>
          <table:table-cell office:value-type="string">
            <text:p><text:a xlink:href="https://finviz.com/quote.ashx?t=EMAN&amp;ty=c&amp;p=d&amp;b=1">Semiconductor Equipment &amp; Materials</text:a></text:p>
          </table:table-cell>
          <table:table-cell office:value-type="string">
            <text:p><text:a xlink:href="https://finviz.com/quote.ashx?t=EMAN&amp;ty=c&amp;p=d&amp;b=1">USA</text:a></text:p>
          </table:table-cell>
          <table:table-cell office:value-type="string">
            <text:p><text:a xlink:href="https://finviz.com/quote.ashx?t=EMAN&amp;ty=c&amp;p=d&amp;b=1">36.69M</text:a></text:p>
          </table:table-cell>
          <table:table-cell office:value-type="string">
            <text:p><text:a xlink:href="https://finviz.com/quote.ashx?t=EMAN&amp;ty=c&amp;p=d&amp;b=1">-</text:a></text:p>
          </table:table-cell>
          <table:table-cell office:value-type="string">
            <text:p><text:a xlink:href="https://finviz.com/quote.ashx?t=EMAN&amp;ty=c&amp;p=d&amp;b=1">0.84</text:a></text:p>
          </table:table-cell>
          <table:table-cell office:value-type="string">
            <text:p><text:a xlink:href="https://finviz.com/quote.ashx?t=EMAN&amp;ty=c&amp;p=d&amp;b=1">2.46%</text:a></text:p>
          </table:table-cell>
          <table:table-cell office:value-type="string">
            <text:p><text:a xlink:href="https://finviz.com/quote.ashx?t=EMAN&amp;ty=c&amp;p=d&amp;b=1">43,610</text:a></text:p>
          </table:table-cell>
        </table:table-row>
        <table:table-row table:style-name="ro1">
          <table:table-cell office:value-type="string">
            <text:p><text:a xlink:href="https://finviz.com/quote.ashx?t=ENV&amp;ty=c&amp;p=d&amp;b=1">64</text:a></text:p>
          </table:table-cell>
          <table:table-cell office:value-type="string">
            <text:p><text:a xlink:href="https://finviz.com/quote.ashx?t=ENV&amp;ty=c&amp;p=d&amp;b=1">ENV</text:a></text:p>
          </table:table-cell>
          <table:table-cell office:value-type="string">
            <text:p><text:a xlink:href="https://finviz.com/quote.ashx?t=ENV&amp;ty=c&amp;p=d&amp;b=1">Envestnet, Inc.</text:a></text:p>
          </table:table-cell>
          <table:table-cell office:value-type="string">
            <text:p><text:a xlink:href="https://finviz.com/quote.ashx?t=ENV&amp;ty=c&amp;p=d&amp;b=1">Services</text:a></text:p>
          </table:table-cell>
          <table:table-cell office:value-type="string">
            <text:p><text:a xlink:href="https://finviz.com/quote.ashx?t=ENV&amp;ty=c&amp;p=d&amp;b=1">Business Services</text:a></text:p>
          </table:table-cell>
          <table:table-cell office:value-type="string">
            <text:p><text:a xlink:href="https://finviz.com/quote.ashx?t=ENV&amp;ty=c&amp;p=d&amp;b=1">USA</text:a></text:p>
          </table:table-cell>
          <table:table-cell office:value-type="string">
            <text:p><text:a xlink:href="https://finviz.com/quote.ashx?t=ENV&amp;ty=c&amp;p=d&amp;b=1">2.77B</text:a></text:p>
          </table:table-cell>
          <table:table-cell office:value-type="string">
            <text:p><text:a xlink:href="https://finviz.com/quote.ashx?t=ENV&amp;ty=c&amp;p=d&amp;b=1">73.83</text:a></text:p>
          </table:table-cell>
          <table:table-cell office:value-type="string">
            <text:p><text:a xlink:href="https://finviz.com/quote.ashx?t=ENV&amp;ty=c&amp;p=d&amp;b=1">61.28</text:a></text:p>
          </table:table-cell>
          <table:table-cell office:value-type="string">
            <text:p><text:a xlink:href="https://finviz.com/quote.ashx?t=ENV&amp;ty=c&amp;p=d&amp;b=1">0.60%</text:a></text:p>
          </table:table-cell>
          <table:table-cell office:value-type="string">
            <text:p><text:a xlink:href="https://finviz.com/quote.ashx?t=ENV&amp;ty=c&amp;p=d&amp;b=1">268,434</text:a></text:p>
          </table:table-cell>
        </table:table-row>
        <table:table-row table:style-name="ro1">
          <table:table-cell office:value-type="string">
            <text:p><text:a xlink:href="https://finviz.com/quote.ashx?t=EPAM&amp;ty=c&amp;p=d&amp;b=1">65</text:a></text:p>
          </table:table-cell>
          <table:table-cell office:value-type="string">
            <text:p><text:a xlink:href="https://finviz.com/quote.ashx?t=EPAM&amp;ty=c&amp;p=d&amp;b=1">EPAM</text:a></text:p>
          </table:table-cell>
          <table:table-cell office:value-type="string">
            <text:p><text:a xlink:href="https://finviz.com/quote.ashx?t=EPAM&amp;ty=c&amp;p=d&amp;b=1">EPAM Systems, Inc.</text:a></text:p>
          </table:table-cell>
          <table:table-cell office:value-type="string">
            <text:p><text:a xlink:href="https://finviz.com/quote.ashx?t=EPAM&amp;ty=c&amp;p=d&amp;b=1">Technology</text:a></text:p>
          </table:table-cell>
          <table:table-cell office:value-type="string">
            <text:p><text:a xlink:href="https://finviz.com/quote.ashx?t=EPAM&amp;ty=c&amp;p=d&amp;b=1">Information Technology Services</text:a></text:p>
          </table:table-cell>
          <table:table-cell office:value-type="string">
            <text:p><text:a xlink:href="https://finviz.com/quote.ashx?t=EPAM&amp;ty=c&amp;p=d&amp;b=1">USA</text:a></text:p>
          </table:table-cell>
          <table:table-cell office:value-type="string">
            <text:p><text:a xlink:href="https://finviz.com/quote.ashx?t=EPAM&amp;ty=c&amp;p=d&amp;b=1">8.49B</text:a></text:p>
          </table:table-cell>
          <table:table-cell office:value-type="string">
            <text:p><text:a xlink:href="https://finviz.com/quote.ashx?t=EPAM&amp;ty=c&amp;p=d&amp;b=1">43.06</text:a></text:p>
          </table:table-cell>
          <table:table-cell office:value-type="string">
            <text:p><text:a xlink:href="https://finviz.com/quote.ashx?t=EPAM&amp;ty=c&amp;p=d&amp;b=1">159.74</text:a></text:p>
          </table:table-cell>
          <table:table-cell office:value-type="string">
            <text:p><text:a xlink:href="https://finviz.com/quote.ashx?t=EPAM&amp;ty=c&amp;p=d&amp;b=1">0.04%</text:a></text:p>
          </table:table-cell>
          <table:table-cell office:value-type="string">
            <text:p><text:a xlink:href="https://finviz.com/quote.ashx?t=EPAM&amp;ty=c&amp;p=d&amp;b=1">106,569</text:a></text:p>
          </table:table-cell>
        </table:table-row>
        <table:table-row table:style-name="ro1">
          <table:table-cell office:value-type="string">
            <text:p><text:a xlink:href="https://finviz.com/quote.ashx?t=EPRT&amp;ty=c&amp;p=d&amp;b=1">66</text:a></text:p>
          </table:table-cell>
          <table:table-cell office:value-type="string">
            <text:p><text:a xlink:href="https://finviz.com/quote.ashx?t=EPRT&amp;ty=c&amp;p=d&amp;b=1">EPRT</text:a></text:p>
          </table:table-cell>
          <table:table-cell office:value-type="string">
            <text:p><text:a xlink:href="https://finviz.com/quote.ashx?t=EPRT&amp;ty=c&amp;p=d&amp;b=1">Essential Properties Realty Trust, Inc.</text:a></text:p>
          </table:table-cell>
          <table:table-cell office:value-type="string">
            <text:p><text:a xlink:href="https://finviz.com/quote.ashx?t=EPRT&amp;ty=c&amp;p=d&amp;b=1">Financial</text:a></text:p>
          </table:table-cell>
          <table:table-cell office:value-type="string">
            <text:p><text:a xlink:href="https://finviz.com/quote.ashx?t=EPRT&amp;ty=c&amp;p=d&amp;b=1">REIT - Diversified</text:a></text:p>
          </table:table-cell>
          <table:table-cell office:value-type="string">
            <text:p><text:a xlink:href="https://finviz.com/quote.ashx?t=EPRT&amp;ty=c&amp;p=d&amp;b=1">USA</text:a></text:p>
          </table:table-cell>
          <table:table-cell office:value-type="string">
            <text:p><text:a xlink:href="https://finviz.com/quote.ashx?t=EPRT&amp;ty=c&amp;p=d&amp;b=1">718.20M</text:a></text:p>
          </table:table-cell>
          <table:table-cell office:value-type="string">
            <text:p><text:a xlink:href="https://finviz.com/quote.ashx?t=EPRT&amp;ty=c&amp;p=d&amp;b=1">79.25</text:a></text:p>
          </table:table-cell>
          <table:table-cell office:value-type="string">
            <text:p><text:a xlink:href="https://finviz.com/quote.ashx?t=EPRT&amp;ty=c&amp;p=d&amp;b=1">16.86</text:a></text:p>
          </table:table-cell>
          <table:table-cell office:value-type="string">
            <text:p><text:a xlink:href="https://finviz.com/quote.ashx?t=EPRT&amp;ty=c&amp;p=d&amp;b=1">0.36%</text:a></text:p>
          </table:table-cell>
          <table:table-cell office:value-type="string">
            <text:p><text:a xlink:href="https://finviz.com/quote.ashx?t=EPRT&amp;ty=c&amp;p=d&amp;b=1">178,520</text:a></text:p>
          </table:table-cell>
        </table:table-row>
        <table:table-row table:style-name="ro1">
          <table:table-cell office:value-type="string">
            <text:p><text:a xlink:href="https://finviz.com/quote.ashx?t=EQNR&amp;ty=c&amp;p=d&amp;b=1">67</text:a></text:p>
          </table:table-cell>
          <table:table-cell office:value-type="string">
            <text:p><text:a xlink:href="https://finviz.com/quote.ashx?t=EQNR&amp;ty=c&amp;p=d&amp;b=1">EQNR</text:a></text:p>
          </table:table-cell>
          <table:table-cell office:value-type="string">
            <text:p><text:a xlink:href="https://finviz.com/quote.ashx?t=EQNR&amp;ty=c&amp;p=d&amp;b=1">Equinor ASA</text:a></text:p>
          </table:table-cell>
          <table:table-cell office:value-type="string">
            <text:p><text:a xlink:href="https://finviz.com/quote.ashx?t=EQNR&amp;ty=c&amp;p=d&amp;b=1">Basic Materials</text:a></text:p>
          </table:table-cell>
          <table:table-cell office:value-type="string">
            <text:p><text:a xlink:href="https://finviz.com/quote.ashx?t=EQNR&amp;ty=c&amp;p=d&amp;b=1">Major Integrated Oil &amp; Gas</text:a></text:p>
          </table:table-cell>
          <table:table-cell office:value-type="string">
            <text:p><text:a xlink:href="https://finviz.com/quote.ashx?t=EQNR&amp;ty=c&amp;p=d&amp;b=1">Norway</text:a></text:p>
          </table:table-cell>
          <table:table-cell office:value-type="string">
            <text:p><text:a xlink:href="https://finviz.com/quote.ashx?t=EQNR&amp;ty=c&amp;p=d&amp;b=1">75.98B</text:a></text:p>
          </table:table-cell>
          <table:table-cell office:value-type="string">
            <text:p><text:a xlink:href="https://finviz.com/quote.ashx?t=EQNR&amp;ty=c&amp;p=d&amp;b=1">9.96</text:a></text:p>
          </table:table-cell>
          <table:table-cell office:value-type="string">
            <text:p><text:a xlink:href="https://finviz.com/quote.ashx?t=EQNR&amp;ty=c&amp;p=d&amp;b=1">22.69</text:a></text:p>
          </table:table-cell>
          <table:table-cell office:value-type="string">
            <text:p><text:a xlink:href="https://finviz.com/quote.ashx?t=EQNR&amp;ty=c&amp;p=d&amp;b=1">0.55%</text:a></text:p>
          </table:table-cell>
          <table:table-cell office:value-type="string">
            <text:p><text:a xlink:href="https://finviz.com/quote.ashx?t=EQNR&amp;ty=c&amp;p=d&amp;b=1">1,763,268</text:a></text:p>
          </table:table-cell>
        </table:table-row>
        <table:table-row table:style-name="ro1">
          <table:table-cell office:value-type="string">
            <text:p><text:a xlink:href="https://finviz.com/quote.ashx?t=ERF&amp;ty=c&amp;p=d&amp;b=1">68</text:a></text:p>
          </table:table-cell>
          <table:table-cell office:value-type="string">
            <text:p><text:a xlink:href="https://finviz.com/quote.ashx?t=ERF&amp;ty=c&amp;p=d&amp;b=1">ERF</text:a></text:p>
          </table:table-cell>
          <table:table-cell office:value-type="string">
            <text:p><text:a xlink:href="https://finviz.com/quote.ashx?t=ERF&amp;ty=c&amp;p=d&amp;b=1">Enerplus Corporation</text:a></text:p>
          </table:table-cell>
          <table:table-cell office:value-type="string">
            <text:p><text:a xlink:href="https://finviz.com/quote.ashx?t=ERF&amp;ty=c&amp;p=d&amp;b=1">Basic Materials</text:a></text:p>
          </table:table-cell>
          <table:table-cell office:value-type="string">
            <text:p><text:a xlink:href="https://finviz.com/quote.ashx?t=ERF&amp;ty=c&amp;p=d&amp;b=1">Oil &amp; Gas Drilling &amp; Exploration</text:a></text:p>
          </table:table-cell>
          <table:table-cell office:value-type="string">
            <text:p><text:a xlink:href="https://finviz.com/quote.ashx?t=ERF&amp;ty=c&amp;p=d&amp;b=1">Canada</text:a></text:p>
          </table:table-cell>
          <table:table-cell office:value-type="string">
            <text:p><text:a xlink:href="https://finviz.com/quote.ashx?t=ERF&amp;ty=c&amp;p=d&amp;b=1">2.09B</text:a></text:p>
          </table:table-cell>
          <table:table-cell office:value-type="string">
            <text:p><text:a xlink:href="https://finviz.com/quote.ashx?t=ERF&amp;ty=c&amp;p=d&amp;b=1">20.80</text:a></text:p>
          </table:table-cell>
          <table:table-cell office:value-type="string">
            <text:p><text:a xlink:href="https://finviz.com/quote.ashx?t=ERF&amp;ty=c&amp;p=d&amp;b=1">9.00</text:a></text:p>
          </table:table-cell>
          <table:table-cell office:value-type="string">
            <text:p><text:a xlink:href="https://finviz.com/quote.ashx?t=ERF&amp;ty=c&amp;p=d&amp;b=1">-0.55%</text:a></text:p>
          </table:table-cell>
          <table:table-cell office:value-type="string">
            <text:p><text:a xlink:href="https://finviz.com/quote.ashx?t=ERF&amp;ty=c&amp;p=d&amp;b=1">419,360</text:a></text:p>
          </table:table-cell>
        </table:table-row>
        <table:table-row table:style-name="ro1">
          <table:table-cell office:value-type="string">
            <text:p><text:a xlink:href="https://finviz.com/quote.ashx?t=ERII&amp;ty=c&amp;p=d&amp;b=1">69</text:a></text:p>
          </table:table-cell>
          <table:table-cell office:value-type="string">
            <text:p><text:a xlink:href="https://finviz.com/quote.ashx?t=ERII&amp;ty=c&amp;p=d&amp;b=1">ERII</text:a></text:p>
          </table:table-cell>
          <table:table-cell office:value-type="string">
            <text:p><text:a xlink:href="https://finviz.com/quote.ashx?t=ERII&amp;ty=c&amp;p=d&amp;b=1">Energy Recovery, Inc.</text:a></text:p>
          </table:table-cell>
          <table:table-cell office:value-type="string">
            <text:p><text:a xlink:href="https://finviz.com/quote.ashx?t=ERII&amp;ty=c&amp;p=d&amp;b=1">Industrial Goods</text:a></text:p>
          </table:table-cell>
          <table:table-cell office:value-type="string">
            <text:p><text:a xlink:href="https://finviz.com/quote.ashx?t=ERII&amp;ty=c&amp;p=d&amp;b=1">Pollution &amp; Treatment Controls</text:a></text:p>
          </table:table-cell>
          <table:table-cell office:value-type="string">
            <text:p><text:a xlink:href="https://finviz.com/quote.ashx?t=ERII&amp;ty=c&amp;p=d&amp;b=1">USA</text:a></text:p>
          </table:table-cell>
          <table:table-cell office:value-type="string">
            <text:p><text:a xlink:href="https://finviz.com/quote.ashx?t=ERII&amp;ty=c&amp;p=d&amp;b=1">435.18M</text:a></text:p>
          </table:table-cell>
          <table:table-cell office:value-type="string">
            <text:p><text:a xlink:href="https://finviz.com/quote.ashx?t=ERII&amp;ty=c&amp;p=d&amp;b=1">11.87</text:a></text:p>
          </table:table-cell>
          <table:table-cell office:value-type="string">
            <text:p><text:a xlink:href="https://finviz.com/quote.ashx?t=ERII&amp;ty=c&amp;p=d&amp;b=1">8.14</text:a></text:p>
          </table:table-cell>
          <table:table-cell office:value-type="string">
            <text:p><text:a xlink:href="https://finviz.com/quote.ashx?t=ERII&amp;ty=c&amp;p=d&amp;b=1">-0.49%</text:a></text:p>
          </table:table-cell>
          <table:table-cell office:value-type="string">
            <text:p><text:a xlink:href="https://finviz.com/quote.ashx?t=ERII&amp;ty=c&amp;p=d&amp;b=1">40,483</text:a></text:p>
          </table:table-cell>
        </table:table-row>
        <table:table-row table:style-name="ro1">
          <table:table-cell office:value-type="string">
            <text:p><text:a xlink:href="https://finviz.com/quote.ashx?t=EXAS&amp;ty=c&amp;p=d&amp;b=1">70</text:a></text:p>
          </table:table-cell>
          <table:table-cell office:value-type="string">
            <text:p><text:a xlink:href="https://finviz.com/quote.ashx?t=EXAS&amp;ty=c&amp;p=d&amp;b=1">EXAS</text:a></text:p>
          </table:table-cell>
          <table:table-cell office:value-type="string">
            <text:p><text:a xlink:href="https://finviz.com/quote.ashx?t=EXAS&amp;ty=c&amp;p=d&amp;b=1">Exact Sciences Corporation</text:a></text:p>
          </table:table-cell>
          <table:table-cell office:value-type="string">
            <text:p><text:a xlink:href="https://finviz.com/quote.ashx?t=EXAS&amp;ty=c&amp;p=d&amp;b=1">Healthcare</text:a></text:p>
          </table:table-cell>
          <table:table-cell office:value-type="string">
            <text:p><text:a xlink:href="https://finviz.com/quote.ashx?t=EXAS&amp;ty=c&amp;p=d&amp;b=1">Medical Laboratories &amp; Research</text:a></text:p>
          </table:table-cell>
          <table:table-cell office:value-type="string">
            <text:p><text:a xlink:href="https://finviz.com/quote.ashx?t=EXAS&amp;ty=c&amp;p=d&amp;b=1">USA</text:a></text:p>
          </table:table-cell>
          <table:table-cell office:value-type="string">
            <text:p><text:a xlink:href="https://finviz.com/quote.ashx?t=EXAS&amp;ty=c&amp;p=d&amp;b=1">11.39B</text:a></text:p>
          </table:table-cell>
          <table:table-cell office:value-type="string">
            <text:p><text:a xlink:href="https://finviz.com/quote.ashx?t=EXAS&amp;ty=c&amp;p=d&amp;b=1">-</text:a></text:p>
          </table:table-cell>
          <table:table-cell office:value-type="string">
            <text:p><text:a xlink:href="https://finviz.com/quote.ashx?t=EXAS&amp;ty=c&amp;p=d&amp;b=1">96.38</text:a></text:p>
          </table:table-cell>
          <table:table-cell office:value-type="string">
            <text:p><text:a xlink:href="https://finviz.com/quote.ashx?t=EXAS&amp;ty=c&amp;p=d&amp;b=1">4.06%</text:a></text:p>
          </table:table-cell>
          <table:table-cell office:value-type="string">
            <text:p><text:a xlink:href="https://finviz.com/quote.ashx?t=EXAS&amp;ty=c&amp;p=d&amp;b=1">1,649,589</text:a></text:p>
          </table:table-cell>
        </table:table-row>
        <table:table-row table:style-name="ro1">
          <table:table-cell office:value-type="string">
            <text:p><text:a xlink:href="https://finviz.com/quote.ashx?t=EXEL&amp;ty=c&amp;p=d&amp;b=1">71</text:a></text:p>
          </table:table-cell>
          <table:table-cell office:value-type="string">
            <text:p><text:a xlink:href="https://finviz.com/quote.ashx?t=EXEL&amp;ty=c&amp;p=d&amp;b=1">EXEL</text:a></text:p>
          </table:table-cell>
          <table:table-cell office:value-type="string">
            <text:p><text:a xlink:href="https://finviz.com/quote.ashx?t=EXEL&amp;ty=c&amp;p=d&amp;b=1">Exelixis, Inc.</text:a></text:p>
          </table:table-cell>
          <table:table-cell office:value-type="string">
            <text:p><text:a xlink:href="https://finviz.com/quote.ashx?t=EXEL&amp;ty=c&amp;p=d&amp;b=1">Healthcare</text:a></text:p>
          </table:table-cell>
          <table:table-cell office:value-type="string">
            <text:p><text:a xlink:href="https://finviz.com/quote.ashx?t=EXEL&amp;ty=c&amp;p=d&amp;b=1">Biotechnology</text:a></text:p>
          </table:table-cell>
          <table:table-cell office:value-type="string">
            <text:p><text:a xlink:href="https://finviz.com/quote.ashx?t=EXEL&amp;ty=c&amp;p=d&amp;b=1">USA</text:a></text:p>
          </table:table-cell>
          <table:table-cell office:value-type="string">
            <text:p><text:a xlink:href="https://finviz.com/quote.ashx?t=EXEL&amp;ty=c&amp;p=d&amp;b=1">6.63B</text:a></text:p>
          </table:table-cell>
          <table:table-cell office:value-type="string">
            <text:p><text:a xlink:href="https://finviz.com/quote.ashx?t=EXEL&amp;ty=c&amp;p=d&amp;b=1">10.19</text:a></text:p>
          </table:table-cell>
          <table:table-cell office:value-type="string">
            <text:p><text:a xlink:href="https://finviz.com/quote.ashx?t=EXEL&amp;ty=c&amp;p=d&amp;b=1">22.92</text:a></text:p>
          </table:table-cell>
          <table:table-cell office:value-type="string">
            <text:p><text:a xlink:href="https://finviz.com/quote.ashx?t=EXEL&amp;ty=c&amp;p=d&amp;b=1">1.89%</text:a></text:p>
          </table:table-cell>
          <table:table-cell office:value-type="string">
            <text:p><text:a xlink:href="https://finviz.com/quote.ashx?t=EXEL&amp;ty=c&amp;p=d&amp;b=1">2,068,506</text:a></text:p>
          </table:table-cell>
        </table:table-row>
        <table:table-row table:style-name="ro1">
          <table:table-cell office:value-type="string">
            <text:p><text:a xlink:href="https://finviz.com/quote.ashx?t=FANG&amp;ty=c&amp;p=d&amp;b=1">72</text:a></text:p>
          </table:table-cell>
          <table:table-cell office:value-type="string">
            <text:p><text:a xlink:href="https://finviz.com/quote.ashx?t=FANG&amp;ty=c&amp;p=d&amp;b=1">FANG</text:a></text:p>
          </table:table-cell>
          <table:table-cell office:value-type="string">
            <text:p><text:a xlink:href="https://finviz.com/quote.ashx?t=FANG&amp;ty=c&amp;p=d&amp;b=1">Diamondback Energy, Inc.</text:a></text:p>
          </table:table-cell>
          <table:table-cell office:value-type="string">
            <text:p><text:a xlink:href="https://finviz.com/quote.ashx?t=FANG&amp;ty=c&amp;p=d&amp;b=1">Basic Materials</text:a></text:p>
          </table:table-cell>
          <table:table-cell office:value-type="string">
            <text:p><text:a xlink:href="https://finviz.com/quote.ashx?t=FANG&amp;ty=c&amp;p=d&amp;b=1">Independent Oil &amp; Gas</text:a></text:p>
          </table:table-cell>
          <table:table-cell office:value-type="string">
            <text:p><text:a xlink:href="https://finviz.com/quote.ashx?t=FANG&amp;ty=c&amp;p=d&amp;b=1">USA</text:a></text:p>
          </table:table-cell>
          <table:table-cell office:value-type="string">
            <text:p><text:a xlink:href="https://finviz.com/quote.ashx?t=FANG&amp;ty=c&amp;p=d&amp;b=1">10.49B</text:a></text:p>
          </table:table-cell>
          <table:table-cell office:value-type="string">
            <text:p><text:a xlink:href="https://finviz.com/quote.ashx?t=FANG&amp;ty=c&amp;p=d&amp;b=1">13.26</text:a></text:p>
          </table:table-cell>
          <table:table-cell office:value-type="string">
            <text:p><text:a xlink:href="https://finviz.com/quote.ashx?t=FANG&amp;ty=c&amp;p=d&amp;b=1">106.19</text:a></text:p>
          </table:table-cell>
          <table:table-cell office:value-type="string">
            <text:p><text:a xlink:href="https://finviz.com/quote.ashx?t=FANG&amp;ty=c&amp;p=d&amp;b=1">0.64%</text:a></text:p>
          </table:table-cell>
          <table:table-cell office:value-type="string">
            <text:p><text:a xlink:href="https://finviz.com/quote.ashx?t=FANG&amp;ty=c&amp;p=d&amp;b=1">1,024,096</text:a></text:p>
          </table:table-cell>
        </table:table-row>
        <table:table-row table:style-name="ro1">
          <table:table-cell office:value-type="string">
            <text:p><text:a xlink:href="https://finviz.com/quote.ashx?t=FET&amp;ty=c&amp;p=d&amp;b=1">73</text:a></text:p>
          </table:table-cell>
          <table:table-cell office:value-type="string">
            <text:p><text:a xlink:href="https://finviz.com/quote.ashx?t=FET&amp;ty=c&amp;p=d&amp;b=1">FET</text:a></text:p>
          </table:table-cell>
          <table:table-cell office:value-type="string">
            <text:p><text:a xlink:href="https://finviz.com/quote.ashx?t=FET&amp;ty=c&amp;p=d&amp;b=1">Forum Energy Technologies, Inc.</text:a></text:p>
          </table:table-cell>
          <table:table-cell office:value-type="string">
            <text:p><text:a xlink:href="https://finviz.com/quote.ashx?t=FET&amp;ty=c&amp;p=d&amp;b=1">Basic Materials</text:a></text:p>
          </table:table-cell>
          <table:table-cell office:value-type="string">
            <text:p><text:a xlink:href="https://finviz.com/quote.ashx?t=FET&amp;ty=c&amp;p=d&amp;b=1">Oil &amp; Gas Equipment &amp; Services</text:a></text:p>
          </table:table-cell>
          <table:table-cell office:value-type="string">
            <text:p><text:a xlink:href="https://finviz.com/quote.ashx?t=FET&amp;ty=c&amp;p=d&amp;b=1">USA</text:a></text:p>
          </table:table-cell>
          <table:table-cell office:value-type="string">
            <text:p><text:a xlink:href="https://finviz.com/quote.ashx?t=FET&amp;ty=c&amp;p=d&amp;b=1">652.63M</text:a></text:p>
          </table:table-cell>
          <table:table-cell office:value-type="string">
            <text:p><text:a xlink:href="https://finviz.com/quote.ashx?t=FET&amp;ty=c&amp;p=d&amp;b=1">-</text:a></text:p>
          </table:table-cell>
          <table:table-cell office:value-type="string">
            <text:p><text:a xlink:href="https://finviz.com/quote.ashx?t=FET&amp;ty=c&amp;p=d&amp;b=1">6.03</text:a></text:p>
          </table:table-cell>
          <table:table-cell office:value-type="string">
            <text:p><text:a xlink:href="https://finviz.com/quote.ashx?t=FET&amp;ty=c&amp;p=d&amp;b=1">1.52%</text:a></text:p>
          </table:table-cell>
          <table:table-cell office:value-type="string">
            <text:p><text:a xlink:href="https://finviz.com/quote.ashx?t=FET&amp;ty=c&amp;p=d&amp;b=1">416,834</text:a></text:p>
          </table:table-cell>
        </table:table-row>
        <table:table-row table:style-name="ro1">
          <table:table-cell office:value-type="string">
            <text:p><text:a xlink:href="https://finviz.com/quote.ashx?t=FIVE&amp;ty=c&amp;p=d&amp;b=1">74</text:a></text:p>
          </table:table-cell>
          <table:table-cell office:value-type="string">
            <text:p><text:a xlink:href="https://finviz.com/quote.ashx?t=FIVE&amp;ty=c&amp;p=d&amp;b=1">FIVE</text:a></text:p>
          </table:table-cell>
          <table:table-cell office:value-type="string">
            <text:p><text:a xlink:href="https://finviz.com/quote.ashx?t=FIVE&amp;ty=c&amp;p=d&amp;b=1">Five Below, Inc.</text:a></text:p>
          </table:table-cell>
          <table:table-cell office:value-type="string">
            <text:p><text:a xlink:href="https://finviz.com/quote.ashx?t=FIVE&amp;ty=c&amp;p=d&amp;b=1">Services</text:a></text:p>
          </table:table-cell>
          <table:table-cell office:value-type="string">
            <text:p><text:a xlink:href="https://finviz.com/quote.ashx?t=FIVE&amp;ty=c&amp;p=d&amp;b=1">Specialty Retail, Other</text:a></text:p>
          </table:table-cell>
          <table:table-cell office:value-type="string">
            <text:p><text:a xlink:href="https://finviz.com/quote.ashx?t=FIVE&amp;ty=c&amp;p=d&amp;b=1">USA</text:a></text:p>
          </table:table-cell>
          <table:table-cell office:value-type="string">
            <text:p><text:a xlink:href="https://finviz.com/quote.ashx?t=FIVE&amp;ty=c&amp;p=d&amp;b=1">6.94B</text:a></text:p>
          </table:table-cell>
          <table:table-cell office:value-type="string">
            <text:p><text:a xlink:href="https://finviz.com/quote.ashx?t=FIVE&amp;ty=c&amp;p=d&amp;b=1">52.65</text:a></text:p>
          </table:table-cell>
          <table:table-cell office:value-type="string">
            <text:p><text:a xlink:href="https://finviz.com/quote.ashx?t=FIVE&amp;ty=c&amp;p=d&amp;b=1">120.36</text:a></text:p>
          </table:table-cell>
          <table:table-cell office:value-type="string">
            <text:p><text:a xlink:href="https://finviz.com/quote.ashx?t=FIVE&amp;ty=c&amp;p=d&amp;b=1">0.48%</text:a></text:p>
          </table:table-cell>
          <table:table-cell office:value-type="string">
            <text:p><text:a xlink:href="https://finviz.com/quote.ashx?t=FIVE&amp;ty=c&amp;p=d&amp;b=1">569,238</text:a></text:p>
          </table:table-cell>
        </table:table-row>
        <table:table-row table:style-name="ro1">
          <table:table-cell office:value-type="string">
            <text:p><text:a xlink:href="https://finviz.com/quote.ashx?t=FLDM&amp;ty=c&amp;p=d&amp;b=1">75</text:a></text:p>
          </table:table-cell>
          <table:table-cell office:value-type="string">
            <text:p><text:a xlink:href="https://finviz.com/quote.ashx?t=FLDM&amp;ty=c&amp;p=d&amp;b=1">FLDM</text:a></text:p>
          </table:table-cell>
          <table:table-cell office:value-type="string">
            <text:p><text:a xlink:href="https://finviz.com/quote.ashx?t=FLDM&amp;ty=c&amp;p=d&amp;b=1">Fluidigm Corporation</text:a></text:p>
          </table:table-cell>
          <table:table-cell office:value-type="string">
            <text:p><text:a xlink:href="https://finviz.com/quote.ashx?t=FLDM&amp;ty=c&amp;p=d&amp;b=1">Healthcare</text:a></text:p>
          </table:table-cell>
          <table:table-cell office:value-type="string">
            <text:p><text:a xlink:href="https://finviz.com/quote.ashx?t=FLDM&amp;ty=c&amp;p=d&amp;b=1">Medical Laboratories &amp; Research</text:a></text:p>
          </table:table-cell>
          <table:table-cell office:value-type="string">
            <text:p><text:a xlink:href="https://finviz.com/quote.ashx?t=FLDM&amp;ty=c&amp;p=d&amp;b=1">USA</text:a></text:p>
          </table:table-cell>
          <table:table-cell office:value-type="string">
            <text:p><text:a xlink:href="https://finviz.com/quote.ashx?t=FLDM&amp;ty=c&amp;p=d&amp;b=1">536.21M</text:a></text:p>
          </table:table-cell>
          <table:table-cell office:value-type="string">
            <text:p><text:a xlink:href="https://finviz.com/quote.ashx?t=FLDM&amp;ty=c&amp;p=d&amp;b=1">-</text:a></text:p>
          </table:table-cell>
          <table:table-cell office:value-type="string">
            <text:p><text:a xlink:href="https://finviz.com/quote.ashx?t=FLDM&amp;ty=c&amp;p=d&amp;b=1">11.13</text:a></text:p>
          </table:table-cell>
          <table:table-cell office:value-type="string">
            <text:p><text:a xlink:href="https://finviz.com/quote.ashx?t=FLDM&amp;ty=c&amp;p=d&amp;b=1">-2.11%</text:a></text:p>
          </table:table-cell>
          <table:table-cell office:value-type="string">
            <text:p><text:a xlink:href="https://finviz.com/quote.ashx?t=FLDM&amp;ty=c&amp;p=d&amp;b=1">399,487</text:a></text:p>
          </table:table-cell>
        </table:table-row>
        <table:table-row table:style-name="ro1">
          <table:table-cell office:value-type="string">
            <text:p><text:a xlink:href="https://finviz.com/quote.ashx?t=FLGT&amp;ty=c&amp;p=d&amp;b=1">76</text:a></text:p>
          </table:table-cell>
          <table:table-cell office:value-type="string">
            <text:p><text:a xlink:href="https://finviz.com/quote.ashx?t=FLGT&amp;ty=c&amp;p=d&amp;b=1">FLGT</text:a></text:p>
          </table:table-cell>
          <table:table-cell office:value-type="string">
            <text:p><text:a xlink:href="https://finviz.com/quote.ashx?t=FLGT&amp;ty=c&amp;p=d&amp;b=1">Fulgent Genetics, Inc.</text:a></text:p>
          </table:table-cell>
          <table:table-cell office:value-type="string">
            <text:p><text:a xlink:href="https://finviz.com/quote.ashx?t=FLGT&amp;ty=c&amp;p=d&amp;b=1">Healthcare</text:a></text:p>
          </table:table-cell>
          <table:table-cell office:value-type="string">
            <text:p><text:a xlink:href="https://finviz.com/quote.ashx?t=FLGT&amp;ty=c&amp;p=d&amp;b=1">Medical Laboratories &amp; Research</text:a></text:p>
          </table:table-cell>
          <table:table-cell office:value-type="string">
            <text:p><text:a xlink:href="https://finviz.com/quote.ashx?t=FLGT&amp;ty=c&amp;p=d&amp;b=1">USA</text:a></text:p>
          </table:table-cell>
          <table:table-cell office:value-type="string">
            <text:p><text:a xlink:href="https://finviz.com/quote.ashx?t=FLGT&amp;ty=c&amp;p=d&amp;b=1">87.90M</text:a></text:p>
          </table:table-cell>
          <table:table-cell office:value-type="string">
            <text:p><text:a xlink:href="https://finviz.com/quote.ashx?t=FLGT&amp;ty=c&amp;p=d&amp;b=1">-</text:a></text:p>
          </table:table-cell>
          <table:table-cell office:value-type="string">
            <text:p><text:a xlink:href="https://finviz.com/quote.ashx?t=FLGT&amp;ty=c&amp;p=d&amp;b=1">4.60</text:a></text:p>
          </table:table-cell>
          <table:table-cell office:value-type="string">
            <text:p><text:a xlink:href="https://finviz.com/quote.ashx?t=FLGT&amp;ty=c&amp;p=d&amp;b=1">-3.97%</text:a></text:p>
          </table:table-cell>
          <table:table-cell office:value-type="string">
            <text:p><text:a xlink:href="https://finviz.com/quote.ashx?t=FLGT&amp;ty=c&amp;p=d&amp;b=1">21,030</text:a></text:p>
          </table:table-cell>
        </table:table-row>
        <table:table-row table:style-name="ro1">
          <table:table-cell office:value-type="string">
            <text:p><text:a xlink:href="https://finviz.com/quote.ashx?t=FLY&amp;ty=c&amp;p=d&amp;b=1">77</text:a></text:p>
          </table:table-cell>
          <table:table-cell office:value-type="string">
            <text:p><text:a xlink:href="https://finviz.com/quote.ashx?t=FLY&amp;ty=c&amp;p=d&amp;b=1">FLY</text:a></text:p>
          </table:table-cell>
          <table:table-cell office:value-type="string">
            <text:p><text:a xlink:href="https://finviz.com/quote.ashx?t=FLY&amp;ty=c&amp;p=d&amp;b=1">Fly Leasing Limited</text:a></text:p>
          </table:table-cell>
          <table:table-cell office:value-type="string">
            <text:p><text:a xlink:href="https://finviz.com/quote.ashx?t=FLY&amp;ty=c&amp;p=d&amp;b=1">Services</text:a></text:p>
          </table:table-cell>
          <table:table-cell office:value-type="string">
            <text:p><text:a xlink:href="https://finviz.com/quote.ashx?t=FLY&amp;ty=c&amp;p=d&amp;b=1">Rental &amp; Leasing Services</text:a></text:p>
          </table:table-cell>
          <table:table-cell office:value-type="string">
            <text:p><text:a xlink:href="https://finviz.com/quote.ashx?t=FLY&amp;ty=c&amp;p=d&amp;b=1">Ireland</text:a></text:p>
          </table:table-cell>
          <table:table-cell office:value-type="string">
            <text:p><text:a xlink:href="https://finviz.com/quote.ashx?t=FLY&amp;ty=c&amp;p=d&amp;b=1">385.67M</text:a></text:p>
          </table:table-cell>
          <table:table-cell office:value-type="string">
            <text:p><text:a xlink:href="https://finviz.com/quote.ashx?t=FLY&amp;ty=c&amp;p=d&amp;b=1">5.38</text:a></text:p>
          </table:table-cell>
          <table:table-cell office:value-type="string">
            <text:p><text:a xlink:href="https://finviz.com/quote.ashx?t=FLY&amp;ty=c&amp;p=d&amp;b=1">11.38</text:a></text:p>
          </table:table-cell>
          <table:table-cell office:value-type="string">
            <text:p><text:a xlink:href="https://finviz.com/quote.ashx?t=FLY&amp;ty=c&amp;p=d&amp;b=1">-1.39%</text:a></text:p>
          </table:table-cell>
          <table:table-cell office:value-type="string">
            <text:p><text:a xlink:href="https://finviz.com/quote.ashx?t=FLY&amp;ty=c&amp;p=d&amp;b=1">27,281</text:a></text:p>
          </table:table-cell>
        </table:table-row>
        <table:table-row table:style-name="ro1">
          <table:table-cell office:value-type="string">
            <text:p><text:a xlink:href="https://finviz.com/quote.ashx?t=FMC&amp;ty=c&amp;p=d&amp;b=1">78</text:a></text:p>
          </table:table-cell>
          <table:table-cell office:value-type="string">
            <text:p><text:a xlink:href="https://finviz.com/quote.ashx?t=FMC&amp;ty=c&amp;p=d&amp;b=1">FMC</text:a></text:p>
          </table:table-cell>
          <table:table-cell office:value-type="string">
            <text:p><text:a xlink:href="https://finviz.com/quote.ashx?t=FMC&amp;ty=c&amp;p=d&amp;b=1">FMC Corporation</text:a></text:p>
          </table:table-cell>
          <table:table-cell office:value-type="string">
            <text:p><text:a xlink:href="https://finviz.com/quote.ashx?t=FMC&amp;ty=c&amp;p=d&amp;b=1">Basic Materials</text:a></text:p>
          </table:table-cell>
          <table:table-cell office:value-type="string">
            <text:p><text:a xlink:href="https://finviz.com/quote.ashx?t=FMC&amp;ty=c&amp;p=d&amp;b=1">Chemicals - Major Diversified</text:a></text:p>
          </table:table-cell>
          <table:table-cell office:value-type="string">
            <text:p><text:a xlink:href="https://finviz.com/quote.ashx?t=FMC&amp;ty=c&amp;p=d&amp;b=1">USA</text:a></text:p>
          </table:table-cell>
          <table:table-cell office:value-type="string">
            <text:p><text:a xlink:href="https://finviz.com/quote.ashx?t=FMC&amp;ty=c&amp;p=d&amp;b=1">11.89B</text:a></text:p>
          </table:table-cell>
          <table:table-cell office:value-type="string">
            <text:p><text:a xlink:href="https://finviz.com/quote.ashx?t=FMC&amp;ty=c&amp;p=d&amp;b=1">22.59</text:a></text:p>
          </table:table-cell>
          <table:table-cell office:value-type="string">
            <text:p><text:a xlink:href="https://finviz.com/quote.ashx?t=FMC&amp;ty=c&amp;p=d&amp;b=1">89.64</text:a></text:p>
          </table:table-cell>
          <table:table-cell office:value-type="string">
            <text:p><text:a xlink:href="https://finviz.com/quote.ashx?t=FMC&amp;ty=c&amp;p=d&amp;b=1">1.20%</text:a></text:p>
          </table:table-cell>
          <table:table-cell office:value-type="string">
            <text:p><text:a xlink:href="https://finviz.com/quote.ashx?t=FMC&amp;ty=c&amp;p=d&amp;b=1">361,193</text:a></text:p>
          </table:table-cell>
        </table:table-row>
        <table:table-row table:style-name="ro1">
          <table:table-cell office:value-type="string">
            <text:p><text:a xlink:href="https://finviz.com/quote.ashx?t=FNHC&amp;ty=c&amp;p=d&amp;b=1">79</text:a></text:p>
          </table:table-cell>
          <table:table-cell office:value-type="string">
            <text:p><text:a xlink:href="https://finviz.com/quote.ashx?t=FNHC&amp;ty=c&amp;p=d&amp;b=1">FNHC</text:a></text:p>
          </table:table-cell>
          <table:table-cell office:value-type="string">
            <text:p><text:a xlink:href="https://finviz.com/quote.ashx?t=FNHC&amp;ty=c&amp;p=d&amp;b=1">FedNat Holding Company</text:a></text:p>
          </table:table-cell>
          <table:table-cell office:value-type="string">
            <text:p><text:a xlink:href="https://finviz.com/quote.ashx?t=FNHC&amp;ty=c&amp;p=d&amp;b=1">Financial</text:a></text:p>
          </table:table-cell>
          <table:table-cell office:value-type="string">
            <text:p><text:a xlink:href="https://finviz.com/quote.ashx?t=FNHC&amp;ty=c&amp;p=d&amp;b=1">Property &amp; Casualty Insurance</text:a></text:p>
          </table:table-cell>
          <table:table-cell office:value-type="string">
            <text:p><text:a xlink:href="https://finviz.com/quote.ashx?t=FNHC&amp;ty=c&amp;p=d&amp;b=1">USA</text:a></text:p>
          </table:table-cell>
          <table:table-cell office:value-type="string">
            <text:p><text:a xlink:href="https://finviz.com/quote.ashx?t=FNHC&amp;ty=c&amp;p=d&amp;b=1">236.21M</text:a></text:p>
          </table:table-cell>
          <table:table-cell office:value-type="string">
            <text:p><text:a xlink:href="https://finviz.com/quote.ashx?t=FNHC&amp;ty=c&amp;p=d&amp;b=1">8.01</text:a></text:p>
          </table:table-cell>
          <table:table-cell office:value-type="string">
            <text:p><text:a xlink:href="https://finviz.com/quote.ashx?t=FNHC&amp;ty=c&amp;p=d&amp;b=1">18.25</text:a></text:p>
          </table:table-cell>
          <table:table-cell office:value-type="string">
            <text:p><text:a xlink:href="https://finviz.com/quote.ashx?t=FNHC&amp;ty=c&amp;p=d&amp;b=1">-1.72%</text:a></text:p>
          </table:table-cell>
          <table:table-cell office:value-type="string">
            <text:p><text:a xlink:href="https://finviz.com/quote.ashx?t=FNHC&amp;ty=c&amp;p=d&amp;b=1">17,190</text:a></text:p>
          </table:table-cell>
        </table:table-row>
        <table:table-row table:style-name="ro1">
          <table:table-cell office:value-type="string">
            <text:p><text:a xlink:href="https://finviz.com/quote.ashx?t=GHDX&amp;ty=c&amp;p=d&amp;b=1">80</text:a></text:p>
          </table:table-cell>
          <table:table-cell office:value-type="string">
            <text:p><text:a xlink:href="https://finviz.com/quote.ashx?t=GHDX&amp;ty=c&amp;p=d&amp;b=1">GHDX</text:a></text:p>
          </table:table-cell>
          <table:table-cell office:value-type="string">
            <text:p><text:a xlink:href="https://finviz.com/quote.ashx?t=GHDX&amp;ty=c&amp;p=d&amp;b=1">Genomic Health, Inc.</text:a></text:p>
          </table:table-cell>
          <table:table-cell office:value-type="string">
            <text:p><text:a xlink:href="https://finviz.com/quote.ashx?t=GHDX&amp;ty=c&amp;p=d&amp;b=1">Healthcare</text:a></text:p>
          </table:table-cell>
          <table:table-cell office:value-type="string">
            <text:p><text:a xlink:href="https://finviz.com/quote.ashx?t=GHDX&amp;ty=c&amp;p=d&amp;b=1">Medical Laboratories &amp; Research</text:a></text:p>
          </table:table-cell>
          <table:table-cell office:value-type="string">
            <text:p><text:a xlink:href="https://finviz.com/quote.ashx?t=GHDX&amp;ty=c&amp;p=d&amp;b=1">USA</text:a></text:p>
          </table:table-cell>
          <table:table-cell office:value-type="string">
            <text:p><text:a xlink:href="https://finviz.com/quote.ashx?t=GHDX&amp;ty=c&amp;p=d&amp;b=1">2.78B</text:a></text:p>
          </table:table-cell>
          <table:table-cell office:value-type="string">
            <text:p><text:a xlink:href="https://finviz.com/quote.ashx?t=GHDX&amp;ty=c&amp;p=d&amp;b=1">115.34</text:a></text:p>
          </table:table-cell>
          <table:table-cell office:value-type="string">
            <text:p><text:a xlink:href="https://finviz.com/quote.ashx?t=GHDX&amp;ty=c&amp;p=d&amp;b=1">76.72</text:a></text:p>
          </table:table-cell>
          <table:table-cell office:value-type="string">
            <text:p><text:a xlink:href="https://finviz.com/quote.ashx?t=GHDX&amp;ty=c&amp;p=d&amp;b=1">-1.02%</text:a></text:p>
          </table:table-cell>
          <table:table-cell office:value-type="string">
            <text:p><text:a xlink:href="https://finviz.com/quote.ashx?t=GHDX&amp;ty=c&amp;p=d&amp;b=1">239,588</text:a></text:p>
          </table:table-cell>
        </table:table-row>
        <table:table-row table:style-name="ro1">
          <table:table-cell office:value-type="string">
            <text:p><text:a xlink:href="https://finviz.com/quote.ashx?t=GLOG&amp;ty=c&amp;p=d&amp;b=1">81</text:a></text:p>
          </table:table-cell>
          <table:table-cell office:value-type="string">
            <text:p><text:a xlink:href="https://finviz.com/quote.ashx?t=GLOG&amp;ty=c&amp;p=d&amp;b=1">GLOG</text:a></text:p>
            <draw:frame table:end-cell-address="Tabelle1.B81" table:end-x="0.295cm" table:end-y="0.212cm" draw:z-index="4" draw:name="https://finviz.com/gfx/tab_arrow_u.gif" draw:style-name="gr1" draw:text-style-name="P1" svg:width="0.295cm" svg:height="0.211cm" svg:x="0cm" svg:y="0.001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GLOG&amp;ty=c&amp;p=d&amp;b=1">GasLog Ltd.</text:a></text:p>
          </table:table-cell>
          <table:table-cell office:value-type="string">
            <text:p><text:a xlink:href="https://finviz.com/quote.ashx?t=GLOG&amp;ty=c&amp;p=d&amp;b=1">Services</text:a></text:p>
          </table:table-cell>
          <table:table-cell office:value-type="string">
            <text:p><text:a xlink:href="https://finviz.com/quote.ashx?t=GLOG&amp;ty=c&amp;p=d&amp;b=1">Shipping</text:a></text:p>
          </table:table-cell>
          <table:table-cell office:value-type="string">
            <text:p><text:a xlink:href="https://finviz.com/quote.ashx?t=GLOG&amp;ty=c&amp;p=d&amp;b=1">Monaco</text:a></text:p>
          </table:table-cell>
          <table:table-cell office:value-type="string">
            <text:p><text:a xlink:href="https://finviz.com/quote.ashx?t=GLOG&amp;ty=c&amp;p=d&amp;b=1">1.36B</text:a></text:p>
          </table:table-cell>
          <table:table-cell office:value-type="string">
            <text:p><text:a xlink:href="https://finviz.com/quote.ashx?t=GLOG&amp;ty=c&amp;p=d&amp;b=1">35.60</text:a></text:p>
          </table:table-cell>
          <table:table-cell office:value-type="string">
            <text:p><text:a xlink:href="https://finviz.com/quote.ashx?t=GLOG&amp;ty=c&amp;p=d&amp;b=1">16.36</text:a></text:p>
          </table:table-cell>
          <table:table-cell office:value-type="string">
            <text:p><text:a xlink:href="https://finviz.com/quote.ashx?t=GLOG&amp;ty=c&amp;p=d&amp;b=1">-0.97%</text:a></text:p>
          </table:table-cell>
          <table:table-cell office:value-type="string">
            <text:p><text:a xlink:href="https://finviz.com/quote.ashx?t=GLOG&amp;ty=c&amp;p=d&amp;b=1">159,694</text:a></text:p>
          </table:table-cell>
        </table:table-row>
        <table:table-row table:style-name="ro1">
          <table:table-cell office:value-type="string">
            <text:p><text:a xlink:href="https://finviz.com/quote.ashx?t=GNK&amp;ty=c&amp;p=d&amp;b=1">82</text:a></text:p>
          </table:table-cell>
          <table:table-cell office:value-type="string">
            <text:p><text:a xlink:href="https://finviz.com/quote.ashx?t=GNK&amp;ty=c&amp;p=d&amp;b=1">GNK</text:a></text:p>
          </table:table-cell>
          <table:table-cell office:value-type="string">
            <text:p><text:a xlink:href="https://finviz.com/quote.ashx?t=GNK&amp;ty=c&amp;p=d&amp;b=1">Genco Shipping &amp; Trading Limited</text:a></text:p>
          </table:table-cell>
          <table:table-cell office:value-type="string">
            <text:p><text:a xlink:href="https://finviz.com/quote.ashx?t=GNK&amp;ty=c&amp;p=d&amp;b=1">Services</text:a></text:p>
          </table:table-cell>
          <table:table-cell office:value-type="string">
            <text:p><text:a xlink:href="https://finviz.com/quote.ashx?t=GNK&amp;ty=c&amp;p=d&amp;b=1">Shipping</text:a></text:p>
          </table:table-cell>
          <table:table-cell office:value-type="string">
            <text:p><text:a xlink:href="https://finviz.com/quote.ashx?t=GNK&amp;ty=c&amp;p=d&amp;b=1">USA</text:a></text:p>
          </table:table-cell>
          <table:table-cell office:value-type="string">
            <text:p><text:a xlink:href="https://finviz.com/quote.ashx?t=GNK&amp;ty=c&amp;p=d&amp;b=1">349.18M</text:a></text:p>
          </table:table-cell>
          <table:table-cell office:value-type="string">
            <text:p><text:a xlink:href="https://finviz.com/quote.ashx?t=GNK&amp;ty=c&amp;p=d&amp;b=1">-</text:a></text:p>
          </table:table-cell>
          <table:table-cell office:value-type="string">
            <text:p><text:a xlink:href="https://finviz.com/quote.ashx?t=GNK&amp;ty=c&amp;p=d&amp;b=1">8.18</text:a></text:p>
          </table:table-cell>
          <table:table-cell office:value-type="string">
            <text:p><text:a xlink:href="https://finviz.com/quote.ashx?t=GNK&amp;ty=c&amp;p=d&amp;b=1">-2.50%</text:a></text:p>
          </table:table-cell>
          <table:table-cell office:value-type="string">
            <text:p><text:a xlink:href="https://finviz.com/quote.ashx?t=GNK&amp;ty=c&amp;p=d&amp;b=1">182,925</text:a></text:p>
          </table:table-cell>
        </table:table-row>
        <table:table-row table:style-name="ro1">
          <table:table-cell office:value-type="string">
            <text:p><text:a xlink:href="https://finviz.com/quote.ashx?t=GOOGL&amp;ty=c&amp;p=d&amp;b=1">83</text:a></text:p>
          </table:table-cell>
          <table:table-cell office:value-type="string">
            <text:p><text:a xlink:href="https://finviz.com/quote.ashx?t=GOOGL&amp;ty=c&amp;p=d&amp;b=1">GOOGL</text:a></text:p>
          </table:table-cell>
          <table:table-cell office:value-type="string">
            <text:p><text:a xlink:href="https://finviz.com/quote.ashx?t=GOOGL&amp;ty=c&amp;p=d&amp;b=1">Alphabet Inc.</text:a></text:p>
          </table:table-cell>
          <table:table-cell office:value-type="string">
            <text:p><text:a xlink:href="https://finviz.com/quote.ashx?t=GOOGL&amp;ty=c&amp;p=d&amp;b=1">Technology</text:a></text:p>
          </table:table-cell>
          <table:table-cell office:value-type="string">
            <text:p><text:a xlink:href="https://finviz.com/quote.ashx?t=GOOGL&amp;ty=c&amp;p=d&amp;b=1">Internet Information Providers</text:a></text:p>
          </table:table-cell>
          <table:table-cell office:value-type="string">
            <text:p><text:a xlink:href="https://finviz.com/quote.ashx?t=GOOGL&amp;ty=c&amp;p=d&amp;b=1">USA</text:a></text:p>
          </table:table-cell>
          <table:table-cell office:value-type="string">
            <text:p><text:a xlink:href="https://finviz.com/quote.ashx?t=GOOGL&amp;ty=c&amp;p=d&amp;b=1">768.83B</text:a></text:p>
          </table:table-cell>
          <table:table-cell office:value-type="string">
            <text:p><text:a xlink:href="https://finviz.com/quote.ashx?t=GOOGL&amp;ty=c&amp;p=d&amp;b=1">25.67</text:a></text:p>
          </table:table-cell>
          <table:table-cell office:value-type="string">
            <text:p><text:a xlink:href="https://finviz.com/quote.ashx?t=GOOGL&amp;ty=c&amp;p=d&amp;b=1">1122.17</text:a></text:p>
          </table:table-cell>
          <table:table-cell office:value-type="string">
            <text:p><text:a xlink:href="https://finviz.com/quote.ashx?t=GOOGL&amp;ty=c&amp;p=d&amp;b=1">0.01%</text:a></text:p>
          </table:table-cell>
          <table:table-cell office:value-type="string">
            <text:p><text:a xlink:href="https://finviz.com/quote.ashx?t=GOOGL&amp;ty=c&amp;p=d&amp;b=1">729,711</text:a></text:p>
          </table:table-cell>
        </table:table-row>
        <table:table-row table:style-name="ro1">
          <table:table-cell office:value-type="string">
            <text:p><text:a xlink:href="https://finviz.com/quote.ashx?t=GPRK&amp;ty=c&amp;p=d&amp;b=1">84</text:a></text:p>
          </table:table-cell>
          <table:table-cell office:value-type="string">
            <text:p><text:a xlink:href="https://finviz.com/quote.ashx?t=GPRK&amp;ty=c&amp;p=d&amp;b=1">GPRK</text:a></text:p>
          </table:table-cell>
          <table:table-cell office:value-type="string">
            <text:p><text:a xlink:href="https://finviz.com/quote.ashx?t=GPRK&amp;ty=c&amp;p=d&amp;b=1">GeoPark Limited</text:a></text:p>
          </table:table-cell>
          <table:table-cell office:value-type="string">
            <text:p><text:a xlink:href="https://finviz.com/quote.ashx?t=GPRK&amp;ty=c&amp;p=d&amp;b=1">Basic Materials</text:a></text:p>
          </table:table-cell>
          <table:table-cell office:value-type="string">
            <text:p><text:a xlink:href="https://finviz.com/quote.ashx?t=GPRK&amp;ty=c&amp;p=d&amp;b=1">Oil &amp; Gas Drilling &amp; Exploration</text:a></text:p>
          </table:table-cell>
          <table:table-cell office:value-type="string">
            <text:p><text:a xlink:href="https://finviz.com/quote.ashx?t=GPRK&amp;ty=c&amp;p=d&amp;b=1">Chile</text:a></text:p>
          </table:table-cell>
          <table:table-cell office:value-type="string">
            <text:p><text:a xlink:href="https://finviz.com/quote.ashx?t=GPRK&amp;ty=c&amp;p=d&amp;b=1">1.18B</text:a></text:p>
          </table:table-cell>
          <table:table-cell office:value-type="string">
            <text:p><text:a xlink:href="https://finviz.com/quote.ashx?t=GPRK&amp;ty=c&amp;p=d&amp;b=1">37.45</text:a></text:p>
          </table:table-cell>
          <table:table-cell office:value-type="string">
            <text:p><text:a xlink:href="https://finviz.com/quote.ashx?t=GPRK&amp;ty=c&amp;p=d&amp;b=1">19.50</text:a></text:p>
          </table:table-cell>
          <table:table-cell office:value-type="string">
            <text:p><text:a xlink:href="https://finviz.com/quote.ashx?t=GPRK&amp;ty=c&amp;p=d&amp;b=1">-1.56%</text:a></text:p>
          </table:table-cell>
          <table:table-cell office:value-type="string">
            <text:p><text:a xlink:href="https://finviz.com/quote.ashx?t=GPRK&amp;ty=c&amp;p=d&amp;b=1">187,206</text:a></text:p>
          </table:table-cell>
        </table:table-row>
        <table:table-row table:style-name="ro1">
          <table:table-cell office:value-type="string">
            <text:p><text:a xlink:href="https://finviz.com/quote.ashx?t=GRUB&amp;ty=c&amp;p=d&amp;b=1">85</text:a></text:p>
          </table:table-cell>
          <table:table-cell office:value-type="string">
            <text:p><text:a xlink:href="https://finviz.com/quote.ashx?t=GRUB&amp;ty=c&amp;p=d&amp;b=1">GRUB</text:a></text:p>
          </table:table-cell>
          <table:table-cell office:value-type="string">
            <text:p><text:a xlink:href="https://finviz.com/quote.ashx?t=GRUB&amp;ty=c&amp;p=d&amp;b=1">GrubHub Inc.</text:a></text:p>
          </table:table-cell>
          <table:table-cell office:value-type="string">
            <text:p><text:a xlink:href="https://finviz.com/quote.ashx?t=GRUB&amp;ty=c&amp;p=d&amp;b=1">Technology</text:a></text:p>
          </table:table-cell>
          <table:table-cell office:value-type="string">
            <text:p><text:a xlink:href="https://finviz.com/quote.ashx?t=GRUB&amp;ty=c&amp;p=d&amp;b=1">Internet Information Providers</text:a></text:p>
          </table:table-cell>
          <table:table-cell office:value-type="string">
            <text:p><text:a xlink:href="https://finviz.com/quote.ashx?t=GRUB&amp;ty=c&amp;p=d&amp;b=1">USA</text:a></text:p>
          </table:table-cell>
          <table:table-cell office:value-type="string">
            <text:p><text:a xlink:href="https://finviz.com/quote.ashx?t=GRUB&amp;ty=c&amp;p=d&amp;b=1">7.25B</text:a></text:p>
          </table:table-cell>
          <table:table-cell office:value-type="string">
            <text:p><text:a xlink:href="https://finviz.com/quote.ashx?t=GRUB&amp;ty=c&amp;p=d&amp;b=1">94.29</text:a></text:p>
          </table:table-cell>
          <table:table-cell office:value-type="string">
            <text:p><text:a xlink:href="https://finviz.com/quote.ashx?t=GRUB&amp;ty=c&amp;p=d&amp;b=1">81.63</text:a></text:p>
          </table:table-cell>
          <table:table-cell office:value-type="string">
            <text:p><text:a xlink:href="https://finviz.com/quote.ashx?t=GRUB&amp;ty=c&amp;p=d&amp;b=1">1.49%</text:a></text:p>
          </table:table-cell>
          <table:table-cell office:value-type="string">
            <text:p><text:a xlink:href="https://finviz.com/quote.ashx?t=GRUB&amp;ty=c&amp;p=d&amp;b=1">690,710</text:a></text:p>
          </table:table-cell>
        </table:table-row>
        <table:table-row table:style-name="ro1">
          <table:table-cell office:value-type="string">
            <text:p><text:a xlink:href="https://finviz.com/quote.ashx?t=GVP&amp;ty=c&amp;p=d&amp;b=1">86</text:a></text:p>
          </table:table-cell>
          <table:table-cell office:value-type="string">
            <text:p><text:a xlink:href="https://finviz.com/quote.ashx?t=GVP&amp;ty=c&amp;p=d&amp;b=1">GVP</text:a></text:p>
          </table:table-cell>
          <table:table-cell office:value-type="string">
            <text:p><text:a xlink:href="https://finviz.com/quote.ashx?t=GVP&amp;ty=c&amp;p=d&amp;b=1">GSE Systems, Inc.</text:a></text:p>
          </table:table-cell>
          <table:table-cell office:value-type="string">
            <text:p><text:a xlink:href="https://finviz.com/quote.ashx?t=GVP&amp;ty=c&amp;p=d&amp;b=1">Technology</text:a></text:p>
          </table:table-cell>
          <table:table-cell office:value-type="string">
            <text:p><text:a xlink:href="https://finviz.com/quote.ashx?t=GVP&amp;ty=c&amp;p=d&amp;b=1">Business Software &amp; Services</text:a></text:p>
          </table:table-cell>
          <table:table-cell office:value-type="string">
            <text:p><text:a xlink:href="https://finviz.com/quote.ashx?t=GVP&amp;ty=c&amp;p=d&amp;b=1">USA</text:a></text:p>
          </table:table-cell>
          <table:table-cell office:value-type="string">
            <text:p><text:a xlink:href="https://finviz.com/quote.ashx?t=GVP&amp;ty=c&amp;p=d&amp;b=1">61.69M</text:a></text:p>
          </table:table-cell>
          <table:table-cell office:value-type="string">
            <text:p><text:a xlink:href="https://finviz.com/quote.ashx?t=GVP&amp;ty=c&amp;p=d&amp;b=1">35.63</text:a></text:p>
          </table:table-cell>
          <table:table-cell office:value-type="string">
            <text:p><text:a xlink:href="https://finviz.com/quote.ashx?t=GVP&amp;ty=c&amp;p=d&amp;b=1">3.08</text:a></text:p>
          </table:table-cell>
          <table:table-cell office:value-type="string">
            <text:p><text:a xlink:href="https://finviz.com/quote.ashx?t=GVP&amp;ty=c&amp;p=d&amp;b=1">-0.65%</text:a></text:p>
          </table:table-cell>
          <table:table-cell office:value-type="string">
            <text:p><text:a xlink:href="https://finviz.com/quote.ashx?t=GVP&amp;ty=c&amp;p=d&amp;b=1">13,749</text:a></text:p>
          </table:table-cell>
        </table:table-row>
        <table:table-row table:style-name="ro1">
          <table:table-cell office:value-type="string">
            <text:p><text:a xlink:href="https://finviz.com/quote.ashx?t=HAYN&amp;ty=c&amp;p=d&amp;b=1">87</text:a></text:p>
          </table:table-cell>
          <table:table-cell office:value-type="string">
            <text:p><text:a xlink:href="https://finviz.com/quote.ashx?t=HAYN&amp;ty=c&amp;p=d&amp;b=1">HAYN</text:a></text:p>
          </table:table-cell>
          <table:table-cell office:value-type="string">
            <text:p><text:a xlink:href="https://finviz.com/quote.ashx?t=HAYN&amp;ty=c&amp;p=d&amp;b=1">Haynes International, Inc.</text:a></text:p>
          </table:table-cell>
          <table:table-cell office:value-type="string">
            <text:p><text:a xlink:href="https://finviz.com/quote.ashx?t=HAYN&amp;ty=c&amp;p=d&amp;b=1">Industrial Goods</text:a></text:p>
          </table:table-cell>
          <table:table-cell office:value-type="string">
            <text:p><text:a xlink:href="https://finviz.com/quote.ashx?t=HAYN&amp;ty=c&amp;p=d&amp;b=1">Metal Fabrication</text:a></text:p>
          </table:table-cell>
          <table:table-cell office:value-type="string">
            <text:p><text:a xlink:href="https://finviz.com/quote.ashx?t=HAYN&amp;ty=c&amp;p=d&amp;b=1">USA</text:a></text:p>
          </table:table-cell>
          <table:table-cell office:value-type="string">
            <text:p><text:a xlink:href="https://finviz.com/quote.ashx?t=HAYN&amp;ty=c&amp;p=d&amp;b=1">434.80M</text:a></text:p>
          </table:table-cell>
          <table:table-cell office:value-type="string">
            <text:p><text:a xlink:href="https://finviz.com/quote.ashx?t=HAYN&amp;ty=c&amp;p=d&amp;b=1">3886.67</text:a></text:p>
          </table:table-cell>
          <table:table-cell office:value-type="string">
            <text:p><text:a xlink:href="https://finviz.com/quote.ashx?t=HAYN&amp;ty=c&amp;p=d&amp;b=1">35.16</text:a></text:p>
          </table:table-cell>
          <table:table-cell office:value-type="string">
            <text:p><text:a xlink:href="https://finviz.com/quote.ashx?t=HAYN&amp;ty=c&amp;p=d&amp;b=1">0.51%</text:a></text:p>
          </table:table-cell>
          <table:table-cell office:value-type="string">
            <text:p><text:a xlink:href="https://finviz.com/quote.ashx?t=HAYN&amp;ty=c&amp;p=d&amp;b=1">21,336</text:a></text:p>
          </table:table-cell>
        </table:table-row>
        <table:table-row table:style-name="ro1">
          <table:table-cell office:value-type="string">
            <text:p><text:a xlink:href="https://finviz.com/quote.ashx?t=HBIO&amp;ty=c&amp;p=d&amp;b=1">88</text:a></text:p>
          </table:table-cell>
          <table:table-cell office:value-type="string">
            <text:p><text:a xlink:href="https://finviz.com/quote.ashx?t=HBIO&amp;ty=c&amp;p=d&amp;b=1">HBIO</text:a></text:p>
          </table:table-cell>
          <table:table-cell office:value-type="string">
            <text:p><text:a xlink:href="https://finviz.com/quote.ashx?t=HBIO&amp;ty=c&amp;p=d&amp;b=1">Harvard Bioscience, Inc.</text:a></text:p>
          </table:table-cell>
          <table:table-cell office:value-type="string">
            <text:p><text:a xlink:href="https://finviz.com/quote.ashx?t=HBIO&amp;ty=c&amp;p=d&amp;b=1">Healthcare</text:a></text:p>
          </table:table-cell>
          <table:table-cell office:value-type="string">
            <text:p><text:a xlink:href="https://finviz.com/quote.ashx?t=HBIO&amp;ty=c&amp;p=d&amp;b=1">Medical Instruments &amp; Supplies</text:a></text:p>
          </table:table-cell>
          <table:table-cell office:value-type="string">
            <text:p><text:a xlink:href="https://finviz.com/quote.ashx?t=HBIO&amp;ty=c&amp;p=d&amp;b=1">USA</text:a></text:p>
          </table:table-cell>
          <table:table-cell office:value-type="string">
            <text:p><text:a xlink:href="https://finviz.com/quote.ashx?t=HBIO&amp;ty=c&amp;p=d&amp;b=1">139.82M</text:a></text:p>
          </table:table-cell>
          <table:table-cell office:value-type="string">
            <text:p><text:a xlink:href="https://finviz.com/quote.ashx?t=HBIO&amp;ty=c&amp;p=d&amp;b=1">-</text:a></text:p>
          </table:table-cell>
          <table:table-cell office:value-type="string">
            <text:p><text:a xlink:href="https://finviz.com/quote.ashx?t=HBIO&amp;ty=c&amp;p=d&amp;b=1">4.05</text:a></text:p>
          </table:table-cell>
          <table:table-cell office:value-type="string">
            <text:p><text:a xlink:href="https://finviz.com/quote.ashx?t=HBIO&amp;ty=c&amp;p=d&amp;b=1">0.25%</text:a></text:p>
          </table:table-cell>
          <table:table-cell office:value-type="string">
            <text:p><text:a xlink:href="https://finviz.com/quote.ashx?t=HBIO&amp;ty=c&amp;p=d&amp;b=1">33,673</text:a></text:p>
          </table:table-cell>
        </table:table-row>
        <table:table-row table:style-name="ro1">
          <table:table-cell office:value-type="string">
            <text:p><text:a xlink:href="https://finviz.com/quote.ashx?t=HCCI&amp;ty=c&amp;p=d&amp;b=1">89</text:a></text:p>
          </table:table-cell>
          <table:table-cell office:value-type="string">
            <text:p><text:a xlink:href="https://finviz.com/quote.ashx?t=HCCI&amp;ty=c&amp;p=d&amp;b=1">HCCI</text:a></text:p>
          </table:table-cell>
          <table:table-cell office:value-type="string">
            <text:p><text:a xlink:href="https://finviz.com/quote.ashx?t=HCCI&amp;ty=c&amp;p=d&amp;b=1">Heritage-Crystal Clean, Inc</text:a></text:p>
          </table:table-cell>
          <table:table-cell office:value-type="string">
            <text:p><text:a xlink:href="https://finviz.com/quote.ashx?t=HCCI&amp;ty=c&amp;p=d&amp;b=1">Industrial Goods</text:a></text:p>
          </table:table-cell>
          <table:table-cell office:value-type="string">
            <text:p><text:a xlink:href="https://finviz.com/quote.ashx?t=HCCI&amp;ty=c&amp;p=d&amp;b=1">Pollution &amp; Treatment Controls</text:a></text:p>
          </table:table-cell>
          <table:table-cell office:value-type="string">
            <text:p><text:a xlink:href="https://finviz.com/quote.ashx?t=HCCI&amp;ty=c&amp;p=d&amp;b=1">USA</text:a></text:p>
          </table:table-cell>
          <table:table-cell office:value-type="string">
            <text:p><text:a xlink:href="https://finviz.com/quote.ashx?t=HCCI&amp;ty=c&amp;p=d&amp;b=1">635.85M</text:a></text:p>
          </table:table-cell>
          <table:table-cell office:value-type="string">
            <text:p><text:a xlink:href="https://finviz.com/quote.ashx?t=HCCI&amp;ty=c&amp;p=d&amp;b=1">35.54</text:a></text:p>
          </table:table-cell>
          <table:table-cell office:value-type="string">
            <text:p><text:a xlink:href="https://finviz.com/quote.ashx?t=HCCI&amp;ty=c&amp;p=d&amp;b=1">26.59</text:a></text:p>
          </table:table-cell>
          <table:table-cell office:value-type="string">
            <text:p><text:a xlink:href="https://finviz.com/quote.ashx?t=HCCI&amp;ty=c&amp;p=d&amp;b=1">-2.06%</text:a></text:p>
          </table:table-cell>
          <table:table-cell office:value-type="string">
            <text:p><text:a xlink:href="https://finviz.com/quote.ashx?t=HCCI&amp;ty=c&amp;p=d&amp;b=1">26,711</text:a></text:p>
          </table:table-cell>
        </table:table-row>
        <table:table-row table:style-name="ro1">
          <table:table-cell office:value-type="string">
            <text:p><text:a xlink:href="https://finviz.com/quote.ashx?t=HCLP&amp;ty=c&amp;p=d&amp;b=1">90</text:a></text:p>
          </table:table-cell>
          <table:table-cell office:value-type="string">
            <text:p><text:a xlink:href="https://finviz.com/quote.ashx?t=HCLP&amp;ty=c&amp;p=d&amp;b=1">HCLP</text:a></text:p>
          </table:table-cell>
          <table:table-cell office:value-type="string">
            <text:p><text:a xlink:href="https://finviz.com/quote.ashx?t=HCLP&amp;ty=c&amp;p=d&amp;b=1">Hi-Crush Partners LP</text:a></text:p>
          </table:table-cell>
          <table:table-cell office:value-type="string">
            <text:p><text:a xlink:href="https://finviz.com/quote.ashx?t=HCLP&amp;ty=c&amp;p=d&amp;b=1">Basic Materials</text:a></text:p>
          </table:table-cell>
          <table:table-cell office:value-type="string">
            <text:p><text:a xlink:href="https://finviz.com/quote.ashx?t=HCLP&amp;ty=c&amp;p=d&amp;b=1">Industrial Metals &amp; Minerals</text:a></text:p>
          </table:table-cell>
          <table:table-cell office:value-type="string">
            <text:p><text:a xlink:href="https://finviz.com/quote.ashx?t=HCLP&amp;ty=c&amp;p=d&amp;b=1">USA</text:a></text:p>
          </table:table-cell>
          <table:table-cell office:value-type="string">
            <text:p><text:a xlink:href="https://finviz.com/quote.ashx?t=HCLP&amp;ty=c&amp;p=d&amp;b=1">392.52M</text:a></text:p>
          </table:table-cell>
          <table:table-cell office:value-type="string">
            <text:p><text:a xlink:href="https://finviz.com/quote.ashx?t=HCLP&amp;ty=c&amp;p=d&amp;b=1">2.81</text:a></text:p>
          </table:table-cell>
          <table:table-cell office:value-type="string">
            <text:p><text:a xlink:href="https://finviz.com/quote.ashx?t=HCLP&amp;ty=c&amp;p=d&amp;b=1">3.93</text:a></text:p>
          </table:table-cell>
          <table:table-cell office:value-type="string">
            <text:p><text:a xlink:href="https://finviz.com/quote.ashx?t=HCLP&amp;ty=c&amp;p=d&amp;b=1">0.51%</text:a></text:p>
          </table:table-cell>
          <table:table-cell office:value-type="string">
            <text:p><text:a xlink:href="https://finviz.com/quote.ashx?t=HCLP&amp;ty=c&amp;p=d&amp;b=1">587,895</text:a></text:p>
          </table:table-cell>
        </table:table-row>
        <table:table-row table:style-name="ro1">
          <table:table-cell office:value-type="string">
            <text:p><text:a xlink:href="https://finviz.com/quote.ashx?t=HDB&amp;ty=c&amp;p=d&amp;b=1">91</text:a></text:p>
          </table:table-cell>
          <table:table-cell office:value-type="string">
            <text:p><text:a xlink:href="https://finviz.com/quote.ashx?t=HDB&amp;ty=c&amp;p=d&amp;b=1">HDB</text:a></text:p>
          </table:table-cell>
          <table:table-cell office:value-type="string">
            <text:p><text:a xlink:href="https://finviz.com/quote.ashx?t=HDB&amp;ty=c&amp;p=d&amp;b=1">HDFC Bank Limited</text:a></text:p>
          </table:table-cell>
          <table:table-cell office:value-type="string">
            <text:p><text:a xlink:href="https://finviz.com/quote.ashx?t=HDB&amp;ty=c&amp;p=d&amp;b=1">Financial</text:a></text:p>
          </table:table-cell>
          <table:table-cell office:value-type="string">
            <text:p><text:a xlink:href="https://finviz.com/quote.ashx?t=HDB&amp;ty=c&amp;p=d&amp;b=1">Foreign Regional Banks</text:a></text:p>
          </table:table-cell>
          <table:table-cell office:value-type="string">
            <text:p><text:a xlink:href="https://finviz.com/quote.ashx?t=HDB&amp;ty=c&amp;p=d&amp;b=1">India</text:a></text:p>
          </table:table-cell>
          <table:table-cell office:value-type="string">
            <text:p><text:a xlink:href="https://finviz.com/quote.ashx?t=HDB&amp;ty=c&amp;p=d&amp;b=1">81.59B</text:a></text:p>
          </table:table-cell>
          <table:table-cell office:value-type="string">
            <text:p><text:a xlink:href="https://finviz.com/quote.ashx?t=HDB&amp;ty=c&amp;p=d&amp;b=1">35.01</text:a></text:p>
          </table:table-cell>
          <table:table-cell office:value-type="string">
            <text:p><text:a xlink:href="https://finviz.com/quote.ashx?t=HDB&amp;ty=c&amp;p=d&amp;b=1">100.27</text:a></text:p>
          </table:table-cell>
          <table:table-cell office:value-type="string">
            <text:p><text:a xlink:href="https://finviz.com/quote.ashx?t=HDB&amp;ty=c&amp;p=d&amp;b=1">-0.55%</text:a></text:p>
          </table:table-cell>
          <table:table-cell office:value-type="string">
            <text:p><text:a xlink:href="https://finviz.com/quote.ashx?t=HDB&amp;ty=c&amp;p=d&amp;b=1">301,971</text:a></text:p>
          </table:table-cell>
        </table:table-row>
        <table:table-row table:style-name="ro1">
          <table:table-cell office:value-type="string">
            <text:p><text:a xlink:href="https://finviz.com/quote.ashx?t=HLX&amp;ty=c&amp;p=d&amp;b=1">92</text:a></text:p>
          </table:table-cell>
          <table:table-cell office:value-type="string">
            <text:p><text:a xlink:href="https://finviz.com/quote.ashx?t=HLX&amp;ty=c&amp;p=d&amp;b=1">HLX</text:a></text:p>
          </table:table-cell>
          <table:table-cell office:value-type="string">
            <text:p><text:a xlink:href="https://finviz.com/quote.ashx?t=HLX&amp;ty=c&amp;p=d&amp;b=1">Helix Energy Solutions Group, Inc.</text:a></text:p>
          </table:table-cell>
          <table:table-cell office:value-type="string">
            <text:p><text:a xlink:href="https://finviz.com/quote.ashx?t=HLX&amp;ty=c&amp;p=d&amp;b=1">Basic Materials</text:a></text:p>
          </table:table-cell>
          <table:table-cell office:value-type="string">
            <text:p><text:a xlink:href="https://finviz.com/quote.ashx?t=HLX&amp;ty=c&amp;p=d&amp;b=1">Oil &amp; Gas Equipment &amp; Services</text:a></text:p>
          </table:table-cell>
          <table:table-cell office:value-type="string">
            <text:p><text:a xlink:href="https://finviz.com/quote.ashx?t=HLX&amp;ty=c&amp;p=d&amp;b=1">USA</text:a></text:p>
          </table:table-cell>
          <table:table-cell office:value-type="string">
            <text:p><text:a xlink:href="https://finviz.com/quote.ashx?t=HLX&amp;ty=c&amp;p=d&amp;b=1">1.10B</text:a></text:p>
          </table:table-cell>
          <table:table-cell office:value-type="string">
            <text:p><text:a xlink:href="https://finviz.com/quote.ashx?t=HLX&amp;ty=c&amp;p=d&amp;b=1">69.36</text:a></text:p>
          </table:table-cell>
          <table:table-cell office:value-type="string">
            <text:p><text:a xlink:href="https://finviz.com/quote.ashx?t=HLX&amp;ty=c&amp;p=d&amp;b=1">7.62</text:a></text:p>
          </table:table-cell>
          <table:table-cell office:value-type="string">
            <text:p><text:a xlink:href="https://finviz.com/quote.ashx?t=HLX&amp;ty=c&amp;p=d&amp;b=1">0.79%</text:a></text:p>
          </table:table-cell>
          <table:table-cell office:value-type="string">
            <text:p><text:a xlink:href="https://finviz.com/quote.ashx?t=HLX&amp;ty=c&amp;p=d&amp;b=1">2,179,595</text:a></text:p>
          </table:table-cell>
        </table:table-row>
        <table:table-row table:style-name="ro1">
          <table:table-cell office:value-type="string">
            <text:p><text:a xlink:href="https://finviz.com/quote.ashx?t=HMI&amp;ty=c&amp;p=d&amp;b=1">93</text:a></text:p>
          </table:table-cell>
          <table:table-cell office:value-type="string">
            <text:p><text:a xlink:href="https://finviz.com/quote.ashx?t=HMI&amp;ty=c&amp;p=d&amp;b=1">HMI</text:a></text:p>
          </table:table-cell>
          <table:table-cell office:value-type="string">
            <text:p><text:a xlink:href="https://finviz.com/quote.ashx?t=HMI&amp;ty=c&amp;p=d&amp;b=1">Huami Corporation</text:a></text:p>
          </table:table-cell>
          <table:table-cell office:value-type="string">
            <text:p><text:a xlink:href="https://finviz.com/quote.ashx?t=HMI&amp;ty=c&amp;p=d&amp;b=1">Technology</text:a></text:p>
          </table:table-cell>
          <table:table-cell office:value-type="string">
            <text:p><text:a xlink:href="https://finviz.com/quote.ashx?t=HMI&amp;ty=c&amp;p=d&amp;b=1">Scientific &amp; Technical Instruments</text:a></text:p>
          </table:table-cell>
          <table:table-cell office:value-type="string">
            <text:p><text:a xlink:href="https://finviz.com/quote.ashx?t=HMI&amp;ty=c&amp;p=d&amp;b=1">China</text:a></text:p>
          </table:table-cell>
          <table:table-cell office:value-type="string">
            <text:p><text:a xlink:href="https://finviz.com/quote.ashx?t=HMI&amp;ty=c&amp;p=d&amp;b=1">1.11B</text:a></text:p>
          </table:table-cell>
          <table:table-cell office:value-type="string">
            <text:p><text:a xlink:href="https://finviz.com/quote.ashx?t=HMI&amp;ty=c&amp;p=d&amp;b=1">33.52</text:a></text:p>
          </table:table-cell>
          <table:table-cell office:value-type="string">
            <text:p><text:a xlink:href="https://finviz.com/quote.ashx?t=HMI&amp;ty=c&amp;p=d&amp;b=1">18.16</text:a></text:p>
          </table:table-cell>
          <table:table-cell office:value-type="string">
            <text:p><text:a xlink:href="https://finviz.com/quote.ashx?t=HMI&amp;ty=c&amp;p=d&amp;b=1">-3.59%</text:a></text:p>
          </table:table-cell>
          <table:table-cell office:value-type="string">
            <text:p><text:a xlink:href="https://finviz.com/quote.ashx?t=HMI&amp;ty=c&amp;p=d&amp;b=1">324,186</text:a></text:p>
          </table:table-cell>
        </table:table-row>
        <table:table-row table:style-name="ro1">
          <table:table-cell office:value-type="string">
            <text:p><text:a xlink:href="https://finviz.com/quote.ashx?t=HP&amp;ty=c&amp;p=d&amp;b=1">94</text:a></text:p>
          </table:table-cell>
          <table:table-cell office:value-type="string">
            <text:p><text:a xlink:href="https://finviz.com/quote.ashx?t=HP&amp;ty=c&amp;p=d&amp;b=1">HP</text:a></text:p>
          </table:table-cell>
          <table:table-cell office:value-type="string">
            <text:p><text:a xlink:href="https://finviz.com/quote.ashx?t=HP&amp;ty=c&amp;p=d&amp;b=1">Helmerich &amp; Payne, Inc.</text:a></text:p>
          </table:table-cell>
          <table:table-cell office:value-type="string">
            <text:p><text:a xlink:href="https://finviz.com/quote.ashx?t=HP&amp;ty=c&amp;p=d&amp;b=1">Basic Materials</text:a></text:p>
          </table:table-cell>
          <table:table-cell office:value-type="string">
            <text:p><text:a xlink:href="https://finviz.com/quote.ashx?t=HP&amp;ty=c&amp;p=d&amp;b=1">Oil &amp; Gas Drilling &amp; Exploration</text:a></text:p>
          </table:table-cell>
          <table:table-cell office:value-type="string">
            <text:p><text:a xlink:href="https://finviz.com/quote.ashx?t=HP&amp;ty=c&amp;p=d&amp;b=1">USA</text:a></text:p>
          </table:table-cell>
          <table:table-cell office:value-type="string">
            <text:p><text:a xlink:href="https://finviz.com/quote.ashx?t=HP&amp;ty=c&amp;p=d&amp;b=1">5.95B</text:a></text:p>
          </table:table-cell>
          <table:table-cell office:value-type="string">
            <text:p><text:a xlink:href="https://finviz.com/quote.ashx?t=HP&amp;ty=c&amp;p=d&amp;b=1">-</text:a></text:p>
          </table:table-cell>
          <table:table-cell office:value-type="string">
            <text:p><text:a xlink:href="https://finviz.com/quote.ashx?t=HP&amp;ty=c&amp;p=d&amp;b=1">54.42</text:a></text:p>
          </table:table-cell>
          <table:table-cell office:value-type="string">
            <text:p><text:a xlink:href="https://finviz.com/quote.ashx?t=HP&amp;ty=c&amp;p=d&amp;b=1">1.05%</text:a></text:p>
          </table:table-cell>
          <table:table-cell office:value-type="string">
            <text:p><text:a xlink:href="https://finviz.com/quote.ashx?t=HP&amp;ty=c&amp;p=d&amp;b=1">475,754</text:a></text:p>
          </table:table-cell>
        </table:table-row>
        <table:table-row table:style-name="ro1">
          <table:table-cell office:value-type="string">
            <text:p><text:a xlink:href="https://finviz.com/quote.ashx?t=HRTX&amp;ty=c&amp;p=d&amp;b=1">95</text:a></text:p>
          </table:table-cell>
          <table:table-cell office:value-type="string">
            <text:p><text:a xlink:href="https://finviz.com/quote.ashx?t=HRTX&amp;ty=c&amp;p=d&amp;b=1">HRTX</text:a></text:p>
          </table:table-cell>
          <table:table-cell office:value-type="string">
            <text:p><text:a xlink:href="https://finviz.com/quote.ashx?t=HRTX&amp;ty=c&amp;p=d&amp;b=1">Heron Therapeutics, Inc.</text:a></text:p>
          </table:table-cell>
          <table:table-cell office:value-type="string">
            <text:p><text:a xlink:href="https://finviz.com/quote.ashx?t=HRTX&amp;ty=c&amp;p=d&amp;b=1">Healthcare</text:a></text:p>
          </table:table-cell>
          <table:table-cell office:value-type="string">
            <text:p><text:a xlink:href="https://finviz.com/quote.ashx?t=HRTX&amp;ty=c&amp;p=d&amp;b=1">Drug Manufacturers - Major</text:a></text:p>
          </table:table-cell>
          <table:table-cell office:value-type="string">
            <text:p><text:a xlink:href="https://finviz.com/quote.ashx?t=HRTX&amp;ty=c&amp;p=d&amp;b=1">USA</text:a></text:p>
          </table:table-cell>
          <table:table-cell office:value-type="string">
            <text:p><text:a xlink:href="https://finviz.com/quote.ashx?t=HRTX&amp;ty=c&amp;p=d&amp;b=1">2.24B</text:a></text:p>
          </table:table-cell>
          <table:table-cell office:value-type="string">
            <text:p><text:a xlink:href="https://finviz.com/quote.ashx?t=HRTX&amp;ty=c&amp;p=d&amp;b=1">-</text:a></text:p>
          </table:table-cell>
          <table:table-cell office:value-type="string">
            <text:p><text:a xlink:href="https://finviz.com/quote.ashx?t=HRTX&amp;ty=c&amp;p=d&amp;b=1">27.62</text:a></text:p>
          </table:table-cell>
          <table:table-cell office:value-type="string">
            <text:p><text:a xlink:href="https://finviz.com/quote.ashx?t=HRTX&amp;ty=c&amp;p=d&amp;b=1">-0.72%</text:a></text:p>
          </table:table-cell>
          <table:table-cell office:value-type="string">
            <text:p><text:a xlink:href="https://finviz.com/quote.ashx?t=HRTX&amp;ty=c&amp;p=d&amp;b=1">397,978</text:a></text:p>
          </table:table-cell>
        </table:table-row>
        <table:table-row table:style-name="ro1">
          <table:table-cell office:value-type="string">
            <text:p><text:a xlink:href="https://finviz.com/quote.ashx?t=HTBX&amp;ty=c&amp;p=d&amp;b=1">96</text:a></text:p>
          </table:table-cell>
          <table:table-cell office:value-type="string">
            <text:p><text:a xlink:href="https://finviz.com/quote.ashx?t=HTBX&amp;ty=c&amp;p=d&amp;b=1">HTBX</text:a></text:p>
          </table:table-cell>
          <table:table-cell office:value-type="string">
            <text:p><text:a xlink:href="https://finviz.com/quote.ashx?t=HTBX&amp;ty=c&amp;p=d&amp;b=1">Heat Biologics, Inc.</text:a></text:p>
          </table:table-cell>
          <table:table-cell office:value-type="string">
            <text:p><text:a xlink:href="https://finviz.com/quote.ashx?t=HTBX&amp;ty=c&amp;p=d&amp;b=1">Healthcare</text:a></text:p>
          </table:table-cell>
          <table:table-cell office:value-type="string">
            <text:p><text:a xlink:href="https://finviz.com/quote.ashx?t=HTBX&amp;ty=c&amp;p=d&amp;b=1">Biotechnology</text:a></text:p>
          </table:table-cell>
          <table:table-cell office:value-type="string">
            <text:p><text:a xlink:href="https://finviz.com/quote.ashx?t=HTBX&amp;ty=c&amp;p=d&amp;b=1">USA</text:a></text:p>
          </table:table-cell>
          <table:table-cell office:value-type="string">
            <text:p><text:a xlink:href="https://finviz.com/quote.ashx?t=HTBX&amp;ty=c&amp;p=d&amp;b=1">50.62M</text:a></text:p>
          </table:table-cell>
          <table:table-cell office:value-type="string">
            <text:p><text:a xlink:href="https://finviz.com/quote.ashx?t=HTBX&amp;ty=c&amp;p=d&amp;b=1">-</text:a></text:p>
          </table:table-cell>
          <table:table-cell office:value-type="string">
            <text:p><text:a xlink:href="https://finviz.com/quote.ashx?t=HTBX&amp;ty=c&amp;p=d&amp;b=1">1.70</text:a></text:p>
          </table:table-cell>
          <table:table-cell office:value-type="string">
            <text:p><text:a xlink:href="https://finviz.com/quote.ashx?t=HTBX&amp;ty=c&amp;p=d&amp;b=1">7.28%</text:a></text:p>
          </table:table-cell>
          <table:table-cell office:value-type="string">
            <text:p><text:a xlink:href="https://finviz.com/quote.ashx?t=HTBX&amp;ty=c&amp;p=d&amp;b=1">1,320,693</text:a></text:p>
          </table:table-cell>
        </table:table-row>
        <table:table-row table:style-name="ro1">
          <table:table-cell office:value-type="string">
            <text:p><text:a xlink:href="https://finviz.com/quote.ashx?t=HTGM&amp;ty=c&amp;p=d&amp;b=1">97</text:a></text:p>
          </table:table-cell>
          <table:table-cell office:value-type="string">
            <text:p><text:a xlink:href="https://finviz.com/quote.ashx?t=HTGM&amp;ty=c&amp;p=d&amp;b=1">HTGM</text:a></text:p>
          </table:table-cell>
          <table:table-cell office:value-type="string">
            <text:p><text:a xlink:href="https://finviz.com/quote.ashx?t=HTGM&amp;ty=c&amp;p=d&amp;b=1">HTG Molecular Diagnostics, Inc.</text:a></text:p>
          </table:table-cell>
          <table:table-cell office:value-type="string">
            <text:p><text:a xlink:href="https://finviz.com/quote.ashx?t=HTGM&amp;ty=c&amp;p=d&amp;b=1">Healthcare</text:a></text:p>
          </table:table-cell>
          <table:table-cell office:value-type="string">
            <text:p><text:a xlink:href="https://finviz.com/quote.ashx?t=HTGM&amp;ty=c&amp;p=d&amp;b=1">Medical Laboratories &amp; Research</text:a></text:p>
          </table:table-cell>
          <table:table-cell office:value-type="string">
            <text:p><text:a xlink:href="https://finviz.com/quote.ashx?t=HTGM&amp;ty=c&amp;p=d&amp;b=1">USA</text:a></text:p>
          </table:table-cell>
          <table:table-cell office:value-type="string">
            <text:p><text:a xlink:href="https://finviz.com/quote.ashx?t=HTGM&amp;ty=c&amp;p=d&amp;b=1">76.08M</text:a></text:p>
          </table:table-cell>
          <table:table-cell office:value-type="string">
            <text:p><text:a xlink:href="https://finviz.com/quote.ashx?t=HTGM&amp;ty=c&amp;p=d&amp;b=1">-</text:a></text:p>
          </table:table-cell>
          <table:table-cell office:value-type="string">
            <text:p><text:a xlink:href="https://finviz.com/quote.ashx?t=HTGM&amp;ty=c&amp;p=d&amp;b=1">2.70</text:a></text:p>
          </table:table-cell>
          <table:table-cell office:value-type="string">
            <text:p><text:a xlink:href="https://finviz.com/quote.ashx?t=HTGM&amp;ty=c&amp;p=d&amp;b=1">1.50%</text:a></text:p>
          </table:table-cell>
          <table:table-cell office:value-type="string">
            <text:p><text:a xlink:href="https://finviz.com/quote.ashx?t=HTGM&amp;ty=c&amp;p=d&amp;b=1">178,853</text:a></text:p>
          </table:table-cell>
        </table:table-row>
        <table:table-row table:style-name="ro1">
          <table:table-cell office:value-type="string">
            <text:p><text:a xlink:href="https://finviz.com/quote.ashx?t=HTHT&amp;ty=c&amp;p=d&amp;b=1">98</text:a></text:p>
          </table:table-cell>
          <table:table-cell office:value-type="string">
            <text:p><text:a xlink:href="https://finviz.com/quote.ashx?t=HTHT&amp;ty=c&amp;p=d&amp;b=1">HTHT</text:a></text:p>
          </table:table-cell>
          <table:table-cell office:value-type="string">
            <text:p><text:a xlink:href="https://finviz.com/quote.ashx?t=HTHT&amp;ty=c&amp;p=d&amp;b=1">Huazhu Group Limited</text:a></text:p>
          </table:table-cell>
          <table:table-cell office:value-type="string">
            <text:p><text:a xlink:href="https://finviz.com/quote.ashx?t=HTHT&amp;ty=c&amp;p=d&amp;b=1">Services</text:a></text:p>
          </table:table-cell>
          <table:table-cell office:value-type="string">
            <text:p><text:a xlink:href="https://finviz.com/quote.ashx?t=HTHT&amp;ty=c&amp;p=d&amp;b=1">Lodging</text:a></text:p>
          </table:table-cell>
          <table:table-cell office:value-type="string">
            <text:p><text:a xlink:href="https://finviz.com/quote.ashx?t=HTHT&amp;ty=c&amp;p=d&amp;b=1">China</text:a></text:p>
          </table:table-cell>
          <table:table-cell office:value-type="string">
            <text:p><text:a xlink:href="https://finviz.com/quote.ashx?t=HTHT&amp;ty=c&amp;p=d&amp;b=1">9.86B</text:a></text:p>
          </table:table-cell>
          <table:table-cell office:value-type="string">
            <text:p><text:a xlink:href="https://finviz.com/quote.ashx?t=HTHT&amp;ty=c&amp;p=d&amp;b=1">208.56</text:a></text:p>
          </table:table-cell>
          <table:table-cell office:value-type="string">
            <text:p><text:a xlink:href="https://finviz.com/quote.ashx?t=HTHT&amp;ty=c&amp;p=d&amp;b=1">34.85</text:a></text:p>
          </table:table-cell>
          <table:table-cell office:value-type="string">
            <text:p><text:a xlink:href="https://finviz.com/quote.ashx?t=HTHT&amp;ty=c&amp;p=d&amp;b=1">0.04%</text:a></text:p>
          </table:table-cell>
          <table:table-cell office:value-type="string">
            <text:p><text:a xlink:href="https://finviz.com/quote.ashx?t=HTHT&amp;ty=c&amp;p=d&amp;b=1">803,061</text:a></text:p>
          </table:table-cell>
        </table:table-row>
        <table:table-row table:style-name="ro1">
          <table:table-cell office:value-type="string">
            <text:p><text:a xlink:href="https://finviz.com/quote.ashx?t=HUYA&amp;ty=c&amp;p=d&amp;b=1">99</text:a></text:p>
          </table:table-cell>
          <table:table-cell office:value-type="string">
            <text:p><text:a xlink:href="https://finviz.com/quote.ashx?t=HUYA&amp;ty=c&amp;p=d&amp;b=1">HUYA</text:a></text:p>
          </table:table-cell>
          <table:table-cell office:value-type="string">
            <text:p><text:a xlink:href="https://finviz.com/quote.ashx?t=HUYA&amp;ty=c&amp;p=d&amp;b=1">HUYA Inc.</text:a></text:p>
          </table:table-cell>
          <table:table-cell office:value-type="string">
            <text:p><text:a xlink:href="https://finviz.com/quote.ashx?t=HUYA&amp;ty=c&amp;p=d&amp;b=1">Services</text:a></text:p>
          </table:table-cell>
          <table:table-cell office:value-type="string">
            <text:p><text:a xlink:href="https://finviz.com/quote.ashx?t=HUYA&amp;ty=c&amp;p=d&amp;b=1">Entertainment - Diversified</text:a></text:p>
          </table:table-cell>
          <table:table-cell office:value-type="string">
            <text:p><text:a xlink:href="https://finviz.com/quote.ashx?t=HUYA&amp;ty=c&amp;p=d&amp;b=1">China</text:a></text:p>
          </table:table-cell>
          <table:table-cell office:value-type="string">
            <text:p><text:a xlink:href="https://finviz.com/quote.ashx?t=HUYA&amp;ty=c&amp;p=d&amp;b=1">4.65B</text:a></text:p>
          </table:table-cell>
          <table:table-cell office:value-type="string">
            <text:p><text:a xlink:href="https://finviz.com/quote.ashx?t=HUYA&amp;ty=c&amp;p=d&amp;b=1">-</text:a></text:p>
          </table:table-cell>
          <table:table-cell office:value-type="string">
            <text:p><text:a xlink:href="https://finviz.com/quote.ashx?t=HUYA&amp;ty=c&amp;p=d&amp;b=1">25.69</text:a></text:p>
          </table:table-cell>
          <table:table-cell office:value-type="string">
            <text:p><text:a xlink:href="https://finviz.com/quote.ashx?t=HUYA&amp;ty=c&amp;p=d&amp;b=1">0.88%</text:a></text:p>
          </table:table-cell>
          <table:table-cell office:value-type="string">
            <text:p><text:a xlink:href="https://finviz.com/quote.ashx?t=HUYA&amp;ty=c&amp;p=d&amp;b=1">1,953,713</text:a></text:p>
          </table:table-cell>
        </table:table-row>
        <table:table-row table:style-name="ro1">
          <table:table-cell office:value-type="string">
            <text:p><text:a xlink:href="https://finviz.com/quote.ashx?t=IDXG&amp;ty=c&amp;p=d&amp;b=1">100</text:a></text:p>
          </table:table-cell>
          <table:table-cell office:value-type="string">
            <text:p><text:a xlink:href="https://finviz.com/quote.ashx?t=IDXG&amp;ty=c&amp;p=d&amp;b=1">IDXG</text:a></text:p>
          </table:table-cell>
          <table:table-cell office:value-type="string">
            <text:p><text:a xlink:href="https://finviz.com/quote.ashx?t=IDXG&amp;ty=c&amp;p=d&amp;b=1">Interpace Diagnostics Group, Inc.</text:a></text:p>
          </table:table-cell>
          <table:table-cell office:value-type="string">
            <text:p><text:a xlink:href="https://finviz.com/quote.ashx?t=IDXG&amp;ty=c&amp;p=d&amp;b=1">Services</text:a></text:p>
          </table:table-cell>
          <table:table-cell office:value-type="string">
            <text:p><text:a xlink:href="https://finviz.com/quote.ashx?t=IDXG&amp;ty=c&amp;p=d&amp;b=1">Business Services</text:a></text:p>
          </table:table-cell>
          <table:table-cell office:value-type="string">
            <text:p><text:a xlink:href="https://finviz.com/quote.ashx?t=IDXG&amp;ty=c&amp;p=d&amp;b=1">USA</text:a></text:p>
          </table:table-cell>
          <table:table-cell office:value-type="string">
            <text:p><text:a xlink:href="https://finviz.com/quote.ashx?t=IDXG&amp;ty=c&amp;p=d&amp;b=1">34.99M</text:a></text:p>
          </table:table-cell>
          <table:table-cell office:value-type="string">
            <text:p><text:a xlink:href="https://finviz.com/quote.ashx?t=IDXG&amp;ty=c&amp;p=d&amp;b=1">-</text:a></text:p>
          </table:table-cell>
          <table:table-cell office:value-type="string">
            <text:p><text:a xlink:href="https://finviz.com/quote.ashx?t=IDXG&amp;ty=c&amp;p=d&amp;b=1">0.93</text:a></text:p>
          </table:table-cell>
          <table:table-cell office:value-type="string">
            <text:p><text:a xlink:href="https://finviz.com/quote.ashx?t=IDXG&amp;ty=c&amp;p=d&amp;b=1">0.62%</text:a></text:p>
          </table:table-cell>
          <table:table-cell office:value-type="string">
            <text:p><text:a xlink:href="https://finviz.com/quote.ashx?t=IDXG&amp;ty=c&amp;p=d&amp;b=1">101,616</text:a></text:p>
          </table:table-cell>
        </table:table-row>
        <table:table-row table:style-name="ro1">
          <table:table-cell office:value-type="string">
            <text:p><text:a xlink:href="https://finviz.com/quote.ashx?t=IEC&amp;ty=c&amp;p=d&amp;b=1">101</text:a></text:p>
          </table:table-cell>
          <table:table-cell office:value-type="string">
            <text:p><text:a xlink:href="https://finviz.com/quote.ashx?t=IEC&amp;ty=c&amp;p=d&amp;b=1">IEC</text:a></text:p>
            <draw:frame table:end-cell-address="Tabelle1.B101" table:end-x="0.295cm" table:end-y="0.212cm" draw:z-index="5" draw:name="https://finviz.com/gfx/tab_arrow_u.gif" draw:style-name="gr1" draw:text-style-name="P1" svg:width="0.295cm" svg:height="0.211cm" svg:x="0cm" svg:y="0.001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IEC&amp;ty=c&amp;p=d&amp;b=1">IEC Electronics Corp.</text:a></text:p>
          </table:table-cell>
          <table:table-cell office:value-type="string">
            <text:p><text:a xlink:href="https://finviz.com/quote.ashx?t=IEC&amp;ty=c&amp;p=d&amp;b=1">Technology</text:a></text:p>
          </table:table-cell>
          <table:table-cell office:value-type="string">
            <text:p><text:a xlink:href="https://finviz.com/quote.ashx?t=IEC&amp;ty=c&amp;p=d&amp;b=1">Printed Circuit Boards</text:a></text:p>
          </table:table-cell>
          <table:table-cell office:value-type="string">
            <text:p><text:a xlink:href="https://finviz.com/quote.ashx?t=IEC&amp;ty=c&amp;p=d&amp;b=1">USA</text:a></text:p>
          </table:table-cell>
          <table:table-cell office:value-type="string">
            <text:p><text:a xlink:href="https://finviz.com/quote.ashx?t=IEC&amp;ty=c&amp;p=d&amp;b=1">83.75M</text:a></text:p>
          </table:table-cell>
          <table:table-cell office:value-type="string">
            <text:p><text:a xlink:href="https://finviz.com/quote.ashx?t=IEC&amp;ty=c&amp;p=d&amp;b=1">7.08</text:a></text:p>
          </table:table-cell>
          <table:table-cell office:value-type="string">
            <text:p><text:a xlink:href="https://finviz.com/quote.ashx?t=IEC&amp;ty=c&amp;p=d&amp;b=1">7.70</text:a></text:p>
          </table:table-cell>
          <table:table-cell office:value-type="string">
            <text:p><text:a xlink:href="https://finviz.com/quote.ashx?t=IEC&amp;ty=c&amp;p=d&amp;b=1">-4.98%</text:a></text:p>
          </table:table-cell>
          <table:table-cell office:value-type="string">
            <text:p><text:a xlink:href="https://finviz.com/quote.ashx?t=IEC&amp;ty=c&amp;p=d&amp;b=1">119,388</text:a></text:p>
          </table:table-cell>
        </table:table-row>
        <table:table-row table:style-name="ro1">
          <table:table-cell office:value-type="string">
            <text:p><text:a xlink:href="https://finviz.com/quote.ashx?t=IIN&amp;ty=c&amp;p=d&amp;b=1">102</text:a></text:p>
          </table:table-cell>
          <table:table-cell office:value-type="string">
            <text:p><text:a xlink:href="https://finviz.com/quote.ashx?t=IIN&amp;ty=c&amp;p=d&amp;b=1">IIN</text:a></text:p>
          </table:table-cell>
          <table:table-cell office:value-type="string">
            <text:p><text:a xlink:href="https://finviz.com/quote.ashx?t=IIN&amp;ty=c&amp;p=d&amp;b=1">IntriCon Corporation</text:a></text:p>
          </table:table-cell>
          <table:table-cell office:value-type="string">
            <text:p><text:a xlink:href="https://finviz.com/quote.ashx?t=IIN&amp;ty=c&amp;p=d&amp;b=1">Industrial Goods</text:a></text:p>
          </table:table-cell>
          <table:table-cell office:value-type="string">
            <text:p><text:a xlink:href="https://finviz.com/quote.ashx?t=IIN&amp;ty=c&amp;p=d&amp;b=1">Industrial Electrical Equipment</text:a></text:p>
          </table:table-cell>
          <table:table-cell office:value-type="string">
            <text:p><text:a xlink:href="https://finviz.com/quote.ashx?t=IIN&amp;ty=c&amp;p=d&amp;b=1">USA</text:a></text:p>
          </table:table-cell>
          <table:table-cell office:value-type="string">
            <text:p><text:a xlink:href="https://finviz.com/quote.ashx?t=IIN&amp;ty=c&amp;p=d&amp;b=1">232.89M</text:a></text:p>
          </table:table-cell>
          <table:table-cell office:value-type="string">
            <text:p><text:a xlink:href="https://finviz.com/quote.ashx?t=IIN&amp;ty=c&amp;p=d&amp;b=1">41.47</text:a></text:p>
          </table:table-cell>
          <table:table-cell office:value-type="string">
            <text:p><text:a xlink:href="https://finviz.com/quote.ashx?t=IIN&amp;ty=c&amp;p=d&amp;b=1">26.67</text:a></text:p>
          </table:table-cell>
          <table:table-cell office:value-type="string">
            <text:p><text:a xlink:href="https://finviz.com/quote.ashx?t=IIN&amp;ty=c&amp;p=d&amp;b=1">-1.53%</text:a></text:p>
          </table:table-cell>
          <table:table-cell office:value-type="string">
            <text:p><text:a xlink:href="https://finviz.com/quote.ashx?t=IIN&amp;ty=c&amp;p=d&amp;b=1">66,278</text:a></text:p>
          </table:table-cell>
        </table:table-row>
        <table:table-row table:style-name="ro1">
          <table:table-cell office:value-type="string">
            <text:p><text:a xlink:href="https://finviz.com/quote.ashx?t=IIPR&amp;ty=c&amp;p=d&amp;b=1">103</text:a></text:p>
          </table:table-cell>
          <table:table-cell office:value-type="string">
            <text:p><text:a xlink:href="https://finviz.com/quote.ashx?t=IIPR&amp;ty=c&amp;p=d&amp;b=1">IIPR</text:a></text:p>
          </table:table-cell>
          <table:table-cell office:value-type="string">
            <text:p><text:a xlink:href="https://finviz.com/quote.ashx?t=IIPR&amp;ty=c&amp;p=d&amp;b=1">Innovative Industrial Properties, Inc.</text:a></text:p>
          </table:table-cell>
          <table:table-cell office:value-type="string">
            <text:p><text:a xlink:href="https://finviz.com/quote.ashx?t=IIPR&amp;ty=c&amp;p=d&amp;b=1">Financial</text:a></text:p>
          </table:table-cell>
          <table:table-cell office:value-type="string">
            <text:p><text:a xlink:href="https://finviz.com/quote.ashx?t=IIPR&amp;ty=c&amp;p=d&amp;b=1">REIT - Industrial</text:a></text:p>
          </table:table-cell>
          <table:table-cell office:value-type="string">
            <text:p><text:a xlink:href="https://finviz.com/quote.ashx?t=IIPR&amp;ty=c&amp;p=d&amp;b=1">USA</text:a></text:p>
          </table:table-cell>
          <table:table-cell office:value-type="string">
            <text:p><text:a xlink:href="https://finviz.com/quote.ashx?t=IIPR&amp;ty=c&amp;p=d&amp;b=1">718.75M</text:a></text:p>
          </table:table-cell>
          <table:table-cell office:value-type="string">
            <text:p><text:a xlink:href="https://finviz.com/quote.ashx?t=IIPR&amp;ty=c&amp;p=d&amp;b=1">140.92</text:a></text:p>
          </table:table-cell>
          <table:table-cell office:value-type="string">
            <text:p><text:a xlink:href="https://finviz.com/quote.ashx?t=IIPR&amp;ty=c&amp;p=d&amp;b=1">77.69</text:a></text:p>
          </table:table-cell>
          <table:table-cell office:value-type="string">
            <text:p><text:a xlink:href="https://finviz.com/quote.ashx?t=IIPR&amp;ty=c&amp;p=d&amp;b=1">-0.66%</text:a></text:p>
          </table:table-cell>
          <table:table-cell office:value-type="string">
            <text:p><text:a xlink:href="https://finviz.com/quote.ashx?t=IIPR&amp;ty=c&amp;p=d&amp;b=1">320,095</text:a></text:p>
          </table:table-cell>
        </table:table-row>
        <table:table-row table:style-name="ro1">
          <table:table-cell office:value-type="string">
            <text:p><text:a xlink:href="https://finviz.com/quote.ashx?t=INCY&amp;ty=c&amp;p=d&amp;b=1">104</text:a></text:p>
          </table:table-cell>
          <table:table-cell office:value-type="string">
            <text:p><text:a xlink:href="https://finviz.com/quote.ashx?t=INCY&amp;ty=c&amp;p=d&amp;b=1">INCY</text:a></text:p>
          </table:table-cell>
          <table:table-cell office:value-type="string">
            <text:p><text:a xlink:href="https://finviz.com/quote.ashx?t=INCY&amp;ty=c&amp;p=d&amp;b=1">Incyte Corporation</text:a></text:p>
          </table:table-cell>
          <table:table-cell office:value-type="string">
            <text:p><text:a xlink:href="https://finviz.com/quote.ashx?t=INCY&amp;ty=c&amp;p=d&amp;b=1">Healthcare</text:a></text:p>
          </table:table-cell>
          <table:table-cell office:value-type="string">
            <text:p><text:a xlink:href="https://finviz.com/quote.ashx?t=INCY&amp;ty=c&amp;p=d&amp;b=1">Biotechnology</text:a></text:p>
          </table:table-cell>
          <table:table-cell office:value-type="string">
            <text:p><text:a xlink:href="https://finviz.com/quote.ashx?t=INCY&amp;ty=c&amp;p=d&amp;b=1">USA</text:a></text:p>
          </table:table-cell>
          <table:table-cell office:value-type="string">
            <text:p><text:a xlink:href="https://finviz.com/quote.ashx?t=INCY&amp;ty=c&amp;p=d&amp;b=1">18.26B</text:a></text:p>
          </table:table-cell>
          <table:table-cell office:value-type="string">
            <text:p><text:a xlink:href="https://finviz.com/quote.ashx?t=INCY&amp;ty=c&amp;p=d&amp;b=1">170.04</text:a></text:p>
          </table:table-cell>
          <table:table-cell office:value-type="string">
            <text:p><text:a xlink:href="https://finviz.com/quote.ashx?t=INCY&amp;ty=c&amp;p=d&amp;b=1">86.58</text:a></text:p>
          </table:table-cell>
          <table:table-cell office:value-type="string">
            <text:p><text:a xlink:href="https://finviz.com/quote.ashx?t=INCY&amp;ty=c&amp;p=d&amp;b=1">1.03%</text:a></text:p>
          </table:table-cell>
          <table:table-cell office:value-type="string">
            <text:p><text:a xlink:href="https://finviz.com/quote.ashx?t=INCY&amp;ty=c&amp;p=d&amp;b=1">550,228</text:a></text:p>
          </table:table-cell>
        </table:table-row>
        <table:table-row table:style-name="ro1">
          <table:table-cell office:value-type="string">
            <text:p><text:a xlink:href="https://finviz.com/quote.ashx?t=INST&amp;ty=c&amp;p=d&amp;b=1">105</text:a></text:p>
          </table:table-cell>
          <table:table-cell office:value-type="string">
            <text:p><text:a xlink:href="https://finviz.com/quote.ashx?t=INST&amp;ty=c&amp;p=d&amp;b=1">INST</text:a></text:p>
          </table:table-cell>
          <table:table-cell office:value-type="string">
            <text:p><text:a xlink:href="https://finviz.com/quote.ashx?t=INST&amp;ty=c&amp;p=d&amp;b=1">Instructure, Inc.</text:a></text:p>
          </table:table-cell>
          <table:table-cell office:value-type="string">
            <text:p><text:a xlink:href="https://finviz.com/quote.ashx?t=INST&amp;ty=c&amp;p=d&amp;b=1">Technology</text:a></text:p>
          </table:table-cell>
          <table:table-cell office:value-type="string">
            <text:p><text:a xlink:href="https://finviz.com/quote.ashx?t=INST&amp;ty=c&amp;p=d&amp;b=1">Application Software</text:a></text:p>
          </table:table-cell>
          <table:table-cell office:value-type="string">
            <text:p><text:a xlink:href="https://finviz.com/quote.ashx?t=INST&amp;ty=c&amp;p=d&amp;b=1">USA</text:a></text:p>
          </table:table-cell>
          <table:table-cell office:value-type="string">
            <text:p><text:a xlink:href="https://finviz.com/quote.ashx?t=INST&amp;ty=c&amp;p=d&amp;b=1">1.52B</text:a></text:p>
          </table:table-cell>
          <table:table-cell office:value-type="string">
            <text:p><text:a xlink:href="https://finviz.com/quote.ashx?t=INST&amp;ty=c&amp;p=d&amp;b=1">-</text:a></text:p>
          </table:table-cell>
          <table:table-cell office:value-type="string">
            <text:p><text:a xlink:href="https://finviz.com/quote.ashx?t=INST&amp;ty=c&amp;p=d&amp;b=1">45.96</text:a></text:p>
          </table:table-cell>
          <table:table-cell office:value-type="string">
            <text:p><text:a xlink:href="https://finviz.com/quote.ashx?t=INST&amp;ty=c&amp;p=d&amp;b=1">3.05%</text:a></text:p>
          </table:table-cell>
          <table:table-cell office:value-type="string">
            <text:p><text:a xlink:href="https://finviz.com/quote.ashx?t=INST&amp;ty=c&amp;p=d&amp;b=1">312,983</text:a></text:p>
          </table:table-cell>
        </table:table-row>
        <table:table-row table:style-name="ro1">
          <table:table-cell office:value-type="string">
            <text:p><text:a xlink:href="https://finviz.com/quote.ashx?t=INVE&amp;ty=c&amp;p=d&amp;b=1">106</text:a></text:p>
          </table:table-cell>
          <table:table-cell office:value-type="string">
            <text:p><text:a xlink:href="https://finviz.com/quote.ashx?t=INVE&amp;ty=c&amp;p=d&amp;b=1">INVE</text:a></text:p>
          </table:table-cell>
          <table:table-cell office:value-type="string">
            <text:p><text:a xlink:href="https://finviz.com/quote.ashx?t=INVE&amp;ty=c&amp;p=d&amp;b=1">Identiv, Inc.</text:a></text:p>
          </table:table-cell>
          <table:table-cell office:value-type="string">
            <text:p><text:a xlink:href="https://finviz.com/quote.ashx?t=INVE&amp;ty=c&amp;p=d&amp;b=1">Technology</text:a></text:p>
          </table:table-cell>
          <table:table-cell office:value-type="string">
            <text:p><text:a xlink:href="https://finviz.com/quote.ashx?t=INVE&amp;ty=c&amp;p=d&amp;b=1">Computer Peripherals</text:a></text:p>
          </table:table-cell>
          <table:table-cell office:value-type="string">
            <text:p><text:a xlink:href="https://finviz.com/quote.ashx?t=INVE&amp;ty=c&amp;p=d&amp;b=1">USA</text:a></text:p>
          </table:table-cell>
          <table:table-cell office:value-type="string">
            <text:p><text:a xlink:href="https://finviz.com/quote.ashx?t=INVE&amp;ty=c&amp;p=d&amp;b=1">89.89M</text:a></text:p>
          </table:table-cell>
          <table:table-cell office:value-type="string">
            <text:p><text:a xlink:href="https://finviz.com/quote.ashx?t=INVE&amp;ty=c&amp;p=d&amp;b=1">-</text:a></text:p>
          </table:table-cell>
          <table:table-cell office:value-type="string">
            <text:p><text:a xlink:href="https://finviz.com/quote.ashx?t=INVE&amp;ty=c&amp;p=d&amp;b=1">5.70</text:a></text:p>
          </table:table-cell>
          <table:table-cell office:value-type="string">
            <text:p><text:a xlink:href="https://finviz.com/quote.ashx?t=INVE&amp;ty=c&amp;p=d&amp;b=1">0.00%</text:a></text:p>
          </table:table-cell>
          <table:table-cell office:value-type="string">
            <text:p><text:a xlink:href="https://finviz.com/quote.ashx?t=INVE&amp;ty=c&amp;p=d&amp;b=1">6,550</text:a></text:p>
          </table:table-cell>
        </table:table-row>
        <table:table-row table:style-name="ro1">
          <table:table-cell office:value-type="string">
            <text:p><text:a xlink:href="https://finviz.com/quote.ashx?t=IQ&amp;ty=c&amp;p=d&amp;b=1">107</text:a></text:p>
          </table:table-cell>
          <table:table-cell office:value-type="string">
            <text:p><text:a xlink:href="https://finviz.com/quote.ashx?t=IQ&amp;ty=c&amp;p=d&amp;b=1">IQ</text:a></text:p>
          </table:table-cell>
          <table:table-cell office:value-type="string">
            <text:p><text:a xlink:href="https://finviz.com/quote.ashx?t=IQ&amp;ty=c&amp;p=d&amp;b=1">iQIYI, Inc.</text:a></text:p>
          </table:table-cell>
          <table:table-cell office:value-type="string">
            <text:p><text:a xlink:href="https://finviz.com/quote.ashx?t=IQ&amp;ty=c&amp;p=d&amp;b=1">Technology</text:a></text:p>
          </table:table-cell>
          <table:table-cell office:value-type="string">
            <text:p><text:a xlink:href="https://finviz.com/quote.ashx?t=IQ&amp;ty=c&amp;p=d&amp;b=1">Internet Information Providers</text:a></text:p>
          </table:table-cell>
          <table:table-cell office:value-type="string">
            <text:p><text:a xlink:href="https://finviz.com/quote.ashx?t=IQ&amp;ty=c&amp;p=d&amp;b=1">China</text:a></text:p>
          </table:table-cell>
          <table:table-cell office:value-type="string">
            <text:p><text:a xlink:href="https://finviz.com/quote.ashx?t=IQ&amp;ty=c&amp;p=d&amp;b=1">15.95B</text:a></text:p>
          </table:table-cell>
          <table:table-cell office:value-type="string">
            <text:p><text:a xlink:href="https://finviz.com/quote.ashx?t=IQ&amp;ty=c&amp;p=d&amp;b=1">11.17</text:a></text:p>
          </table:table-cell>
          <table:table-cell office:value-type="string">
            <text:p><text:a xlink:href="https://finviz.com/quote.ashx?t=IQ&amp;ty=c&amp;p=d&amp;b=1">26.82</text:a></text:p>
          </table:table-cell>
          <table:table-cell office:value-type="string">
            <text:p><text:a xlink:href="https://finviz.com/quote.ashx?t=IQ&amp;ty=c&amp;p=d&amp;b=1">-0.04%</text:a></text:p>
          </table:table-cell>
          <table:table-cell office:value-type="string">
            <text:p><text:a xlink:href="https://finviz.com/quote.ashx?t=IQ&amp;ty=c&amp;p=d&amp;b=1">6,712,595</text:a></text:p>
          </table:table-cell>
        </table:table-row>
        <table:table-row table:style-name="ro1">
          <table:table-cell office:value-type="string">
            <text:p><text:a xlink:href="https://finviz.com/quote.ashx?t=IRBT&amp;ty=c&amp;p=d&amp;b=1">108</text:a></text:p>
          </table:table-cell>
          <table:table-cell office:value-type="string">
            <text:p><text:a xlink:href="https://finviz.com/quote.ashx?t=IRBT&amp;ty=c&amp;p=d&amp;b=1">IRBT</text:a></text:p>
          </table:table-cell>
          <table:table-cell office:value-type="string">
            <text:p><text:a xlink:href="https://finviz.com/quote.ashx?t=IRBT&amp;ty=c&amp;p=d&amp;b=1">iRobot Corporation</text:a></text:p>
          </table:table-cell>
          <table:table-cell office:value-type="string">
            <text:p><text:a xlink:href="https://finviz.com/quote.ashx?t=IRBT&amp;ty=c&amp;p=d&amp;b=1">Consumer Goods</text:a></text:p>
          </table:table-cell>
          <table:table-cell office:value-type="string">
            <text:p><text:a xlink:href="https://finviz.com/quote.ashx?t=IRBT&amp;ty=c&amp;p=d&amp;b=1">Appliances</text:a></text:p>
          </table:table-cell>
          <table:table-cell office:value-type="string">
            <text:p><text:a xlink:href="https://finviz.com/quote.ashx?t=IRBT&amp;ty=c&amp;p=d&amp;b=1">USA</text:a></text:p>
          </table:table-cell>
          <table:table-cell office:value-type="string">
            <text:p><text:a xlink:href="https://finviz.com/quote.ashx?t=IRBT&amp;ty=c&amp;p=d&amp;b=1">3.33B</text:a></text:p>
          </table:table-cell>
          <table:table-cell office:value-type="string">
            <text:p><text:a xlink:href="https://finviz.com/quote.ashx?t=IRBT&amp;ty=c&amp;p=d&amp;b=1">38.39</text:a></text:p>
          </table:table-cell>
          <table:table-cell office:value-type="string">
            <text:p><text:a xlink:href="https://finviz.com/quote.ashx?t=IRBT&amp;ty=c&amp;p=d&amp;b=1">124.45</text:a></text:p>
          </table:table-cell>
          <table:table-cell office:value-type="string">
            <text:p><text:a xlink:href="https://finviz.com/quote.ashx?t=IRBT&amp;ty=c&amp;p=d&amp;b=1">2.97%</text:a></text:p>
          </table:table-cell>
          <table:table-cell office:value-type="string">
            <text:p><text:a xlink:href="https://finviz.com/quote.ashx?t=IRBT&amp;ty=c&amp;p=d&amp;b=1">369,783</text:a></text:p>
          </table:table-cell>
        </table:table-row>
        <table:table-row table:style-name="ro1">
          <table:table-cell office:value-type="string">
            <text:p><text:a xlink:href="https://finviz.com/quote.ashx?t=IRS&amp;ty=c&amp;p=d&amp;b=1">109</text:a></text:p>
          </table:table-cell>
          <table:table-cell office:value-type="string">
            <text:p><text:a xlink:href="https://finviz.com/quote.ashx?t=IRS&amp;ty=c&amp;p=d&amp;b=1">IRS</text:a></text:p>
          </table:table-cell>
          <table:table-cell office:value-type="string">
            <text:p><text:a xlink:href="https://finviz.com/quote.ashx?t=IRS&amp;ty=c&amp;p=d&amp;b=1">IRSA Inversiones y Representaciones Sociedad Anonima</text:a></text:p>
          </table:table-cell>
          <table:table-cell office:value-type="string">
            <text:p><text:a xlink:href="https://finviz.com/quote.ashx?t=IRS&amp;ty=c&amp;p=d&amp;b=1">Financial</text:a></text:p>
          </table:table-cell>
          <table:table-cell office:value-type="string">
            <text:p><text:a xlink:href="https://finviz.com/quote.ashx?t=IRS&amp;ty=c&amp;p=d&amp;b=1">Real Estate Development</text:a></text:p>
          </table:table-cell>
          <table:table-cell office:value-type="string">
            <text:p><text:a xlink:href="https://finviz.com/quote.ashx?t=IRS&amp;ty=c&amp;p=d&amp;b=1">Argentina</text:a></text:p>
          </table:table-cell>
          <table:table-cell office:value-type="string">
            <text:p><text:a xlink:href="https://finviz.com/quote.ashx?t=IRS&amp;ty=c&amp;p=d&amp;b=1">741.49M</text:a></text:p>
          </table:table-cell>
          <table:table-cell office:value-type="string">
            <text:p><text:a xlink:href="https://finviz.com/quote.ashx?t=IRS&amp;ty=c&amp;p=d&amp;b=1">2.60</text:a></text:p>
          </table:table-cell>
          <table:table-cell office:value-type="string">
            <text:p><text:a xlink:href="https://finviz.com/quote.ashx?t=IRS&amp;ty=c&amp;p=d&amp;b=1">12.89</text:a></text:p>
          </table:table-cell>
          <table:table-cell office:value-type="string">
            <text:p><text:a xlink:href="https://finviz.com/quote.ashx?t=IRS&amp;ty=c&amp;p=d&amp;b=1">-1.90%</text:a></text:p>
          </table:table-cell>
          <table:table-cell office:value-type="string">
            <text:p><text:a xlink:href="https://finviz.com/quote.ashx?t=IRS&amp;ty=c&amp;p=d&amp;b=1">13,466</text:a></text:p>
          </table:table-cell>
        </table:table-row>
        <table:table-row table:style-name="ro1">
          <table:table-cell office:value-type="string">
            <text:p><text:a xlink:href="https://finviz.com/quote.ashx?t=IRT&amp;ty=c&amp;p=d&amp;b=1">110</text:a></text:p>
          </table:table-cell>
          <table:table-cell office:value-type="string">
            <text:p><text:a xlink:href="https://finviz.com/quote.ashx?t=IRT&amp;ty=c&amp;p=d&amp;b=1">IRT</text:a></text:p>
          </table:table-cell>
          <table:table-cell office:value-type="string">
            <text:p><text:a xlink:href="https://finviz.com/quote.ashx?t=IRT&amp;ty=c&amp;p=d&amp;b=1">Independence Realty Trust, Inc.</text:a></text:p>
          </table:table-cell>
          <table:table-cell office:value-type="string">
            <text:p><text:a xlink:href="https://finviz.com/quote.ashx?t=IRT&amp;ty=c&amp;p=d&amp;b=1">Financial</text:a></text:p>
          </table:table-cell>
          <table:table-cell office:value-type="string">
            <text:p><text:a xlink:href="https://finviz.com/quote.ashx?t=IRT&amp;ty=c&amp;p=d&amp;b=1">REIT - Residential</text:a></text:p>
          </table:table-cell>
          <table:table-cell office:value-type="string">
            <text:p><text:a xlink:href="https://finviz.com/quote.ashx?t=IRT&amp;ty=c&amp;p=d&amp;b=1">USA</text:a></text:p>
          </table:table-cell>
          <table:table-cell office:value-type="string">
            <text:p><text:a xlink:href="https://finviz.com/quote.ashx?t=IRT&amp;ty=c&amp;p=d&amp;b=1">910.54M</text:a></text:p>
          </table:table-cell>
          <table:table-cell office:value-type="string">
            <text:p><text:a xlink:href="https://finviz.com/quote.ashx?t=IRT&amp;ty=c&amp;p=d&amp;b=1">49.00</text:a></text:p>
          </table:table-cell>
          <table:table-cell office:value-type="string">
            <text:p><text:a xlink:href="https://finviz.com/quote.ashx?t=IRT&amp;ty=c&amp;p=d&amp;b=1">10.22</text:a></text:p>
          </table:table-cell>
          <table:table-cell office:value-type="string">
            <text:p><text:a xlink:href="https://finviz.com/quote.ashx?t=IRT&amp;ty=c&amp;p=d&amp;b=1">-0.20%</text:a></text:p>
          </table:table-cell>
          <table:table-cell office:value-type="string">
            <text:p><text:a xlink:href="https://finviz.com/quote.ashx?t=IRT&amp;ty=c&amp;p=d&amp;b=1">185,761</text:a></text:p>
          </table:table-cell>
        </table:table-row>
        <table:table-row table:style-name="ro1">
          <table:table-cell office:value-type="string">
            <text:p><text:a xlink:href="https://finviz.com/quote.ashx?t=JD&amp;ty=c&amp;p=d&amp;b=1">111</text:a></text:p>
          </table:table-cell>
          <table:table-cell office:value-type="string">
            <text:p><text:a xlink:href="https://finviz.com/quote.ashx?t=JD&amp;ty=c&amp;p=d&amp;b=1">JD</text:a></text:p>
          </table:table-cell>
          <table:table-cell office:value-type="string">
            <text:p><text:a xlink:href="https://finviz.com/quote.ashx?t=JD&amp;ty=c&amp;p=d&amp;b=1">JD.com, Inc.</text:a></text:p>
          </table:table-cell>
          <table:table-cell office:value-type="string">
            <text:p><text:a xlink:href="https://finviz.com/quote.ashx?t=JD&amp;ty=c&amp;p=d&amp;b=1">Technology</text:a></text:p>
          </table:table-cell>
          <table:table-cell office:value-type="string">
            <text:p><text:a xlink:href="https://finviz.com/quote.ashx?t=JD&amp;ty=c&amp;p=d&amp;b=1">Internet Information Providers</text:a></text:p>
          </table:table-cell>
          <table:table-cell office:value-type="string">
            <text:p><text:a xlink:href="https://finviz.com/quote.ashx?t=JD&amp;ty=c&amp;p=d&amp;b=1">China</text:a></text:p>
          </table:table-cell>
          <table:table-cell office:value-type="string">
            <text:p><text:a xlink:href="https://finviz.com/quote.ashx?t=JD&amp;ty=c&amp;p=d&amp;b=1">35.67B</text:a></text:p>
          </table:table-cell>
          <table:table-cell office:value-type="string">
            <text:p><text:a xlink:href="https://finviz.com/quote.ashx?t=JD&amp;ty=c&amp;p=d&amp;b=1">201.44</text:a></text:p>
          </table:table-cell>
          <table:table-cell office:value-type="string">
            <text:p><text:a xlink:href="https://finviz.com/quote.ashx?t=JD&amp;ty=c&amp;p=d&amp;b=1">26.39</text:a></text:p>
          </table:table-cell>
          <table:table-cell office:value-type="string">
            <text:p><text:a xlink:href="https://finviz.com/quote.ashx?t=JD&amp;ty=c&amp;p=d&amp;b=1">-0.75%</text:a></text:p>
          </table:table-cell>
          <table:table-cell office:value-type="string">
            <text:p><text:a xlink:href="https://finviz.com/quote.ashx?t=JD&amp;ty=c&amp;p=d&amp;b=1">16,492,057</text:a></text:p>
          </table:table-cell>
        </table:table-row>
        <table:table-row table:style-name="ro1">
          <table:table-cell office:value-type="string">
            <text:p><text:a xlink:href="https://finviz.com/quote.ashx?t=JYNT&amp;ty=c&amp;p=d&amp;b=1">112</text:a></text:p>
          </table:table-cell>
          <table:table-cell office:value-type="string">
            <text:p><text:a xlink:href="https://finviz.com/quote.ashx?t=JYNT&amp;ty=c&amp;p=d&amp;b=1">JYNT</text:a></text:p>
          </table:table-cell>
          <table:table-cell office:value-type="string">
            <text:p><text:a xlink:href="https://finviz.com/quote.ashx?t=JYNT&amp;ty=c&amp;p=d&amp;b=1">The Joint Corp.</text:a></text:p>
          </table:table-cell>
          <table:table-cell office:value-type="string">
            <text:p><text:a xlink:href="https://finviz.com/quote.ashx?t=JYNT&amp;ty=c&amp;p=d&amp;b=1">Healthcare</text:a></text:p>
          </table:table-cell>
          <table:table-cell office:value-type="string">
            <text:p><text:a xlink:href="https://finviz.com/quote.ashx?t=JYNT&amp;ty=c&amp;p=d&amp;b=1">Hospitals</text:a></text:p>
          </table:table-cell>
          <table:table-cell office:value-type="string">
            <text:p><text:a xlink:href="https://finviz.com/quote.ashx?t=JYNT&amp;ty=c&amp;p=d&amp;b=1">USA</text:a></text:p>
          </table:table-cell>
          <table:table-cell office:value-type="string">
            <text:p><text:a xlink:href="https://finviz.com/quote.ashx?t=JYNT&amp;ty=c&amp;p=d&amp;b=1">149.72M</text:a></text:p>
          </table:table-cell>
          <table:table-cell office:value-type="string">
            <text:p><text:a xlink:href="https://finviz.com/quote.ashx?t=JYNT&amp;ty=c&amp;p=d&amp;b=1">47.00</text:a></text:p>
          </table:table-cell>
          <table:table-cell office:value-type="string">
            <text:p><text:a xlink:href="https://finviz.com/quote.ashx?t=JYNT&amp;ty=c&amp;p=d&amp;b=1">11.29</text:a></text:p>
          </table:table-cell>
          <table:table-cell office:value-type="string">
            <text:p><text:a xlink:href="https://finviz.com/quote.ashx?t=JYNT&amp;ty=c&amp;p=d&amp;b=1">4.44%</text:a></text:p>
          </table:table-cell>
          <table:table-cell office:value-type="string">
            <text:p><text:a xlink:href="https://finviz.com/quote.ashx?t=JYNT&amp;ty=c&amp;p=d&amp;b=1">288,810</text:a></text:p>
          </table:table-cell>
        </table:table-row>
        <table:table-row table:style-name="ro1">
          <table:table-cell office:value-type="string">
            <text:p><text:a xlink:href="https://finviz.com/quote.ashx?t=KEG&amp;ty=c&amp;p=d&amp;b=1">113</text:a></text:p>
          </table:table-cell>
          <table:table-cell office:value-type="string">
            <text:p><text:a xlink:href="https://finviz.com/quote.ashx?t=KEG&amp;ty=c&amp;p=d&amp;b=1">KEG</text:a></text:p>
          </table:table-cell>
          <table:table-cell office:value-type="string">
            <text:p><text:a xlink:href="https://finviz.com/quote.ashx?t=KEG&amp;ty=c&amp;p=d&amp;b=1">Key Energy Services, Inc.</text:a></text:p>
          </table:table-cell>
          <table:table-cell office:value-type="string">
            <text:p><text:a xlink:href="https://finviz.com/quote.ashx?t=KEG&amp;ty=c&amp;p=d&amp;b=1">Basic Materials</text:a></text:p>
          </table:table-cell>
          <table:table-cell office:value-type="string">
            <text:p><text:a xlink:href="https://finviz.com/quote.ashx?t=KEG&amp;ty=c&amp;p=d&amp;b=1">Oil &amp; Gas Equipment &amp; Services</text:a></text:p>
          </table:table-cell>
          <table:table-cell office:value-type="string">
            <text:p><text:a xlink:href="https://finviz.com/quote.ashx?t=KEG&amp;ty=c&amp;p=d&amp;b=1">USA</text:a></text:p>
          </table:table-cell>
          <table:table-cell office:value-type="string">
            <text:p><text:a xlink:href="https://finviz.com/quote.ashx?t=KEG&amp;ty=c&amp;p=d&amp;b=1">60.12M</text:a></text:p>
          </table:table-cell>
          <table:table-cell office:value-type="string">
            <text:p><text:a xlink:href="https://finviz.com/quote.ashx?t=KEG&amp;ty=c&amp;p=d&amp;b=1">-</text:a></text:p>
          </table:table-cell>
          <table:table-cell office:value-type="string">
            <text:p><text:a xlink:href="https://finviz.com/quote.ashx?t=KEG&amp;ty=c&amp;p=d&amp;b=1">2.67</text:a></text:p>
          </table:table-cell>
          <table:table-cell office:value-type="string">
            <text:p><text:a xlink:href="https://finviz.com/quote.ashx?t=KEG&amp;ty=c&amp;p=d&amp;b=1">-2.91%</text:a></text:p>
          </table:table-cell>
          <table:table-cell office:value-type="string">
            <text:p><text:a xlink:href="https://finviz.com/quote.ashx?t=KEG&amp;ty=c&amp;p=d&amp;b=1">404,607</text:a></text:p>
          </table:table-cell>
        </table:table-row>
        <table:table-row table:style-name="ro1">
          <table:table-cell office:value-type="string">
            <text:p><text:a xlink:href="https://finviz.com/quote.ashx?t=KEX&amp;ty=c&amp;p=d&amp;b=1">114</text:a></text:p>
          </table:table-cell>
          <table:table-cell office:value-type="string">
            <text:p><text:a xlink:href="https://finviz.com/quote.ashx?t=KEX&amp;ty=c&amp;p=d&amp;b=1">KEX</text:a></text:p>
          </table:table-cell>
          <table:table-cell office:value-type="string">
            <text:p><text:a xlink:href="https://finviz.com/quote.ashx?t=KEX&amp;ty=c&amp;p=d&amp;b=1">Kirby Corporation</text:a></text:p>
          </table:table-cell>
          <table:table-cell office:value-type="string">
            <text:p><text:a xlink:href="https://finviz.com/quote.ashx?t=KEX&amp;ty=c&amp;p=d&amp;b=1">Services</text:a></text:p>
          </table:table-cell>
          <table:table-cell office:value-type="string">
            <text:p><text:a xlink:href="https://finviz.com/quote.ashx?t=KEX&amp;ty=c&amp;p=d&amp;b=1">Shipping</text:a></text:p>
          </table:table-cell>
          <table:table-cell office:value-type="string">
            <text:p><text:a xlink:href="https://finviz.com/quote.ashx?t=KEX&amp;ty=c&amp;p=d&amp;b=1">USA</text:a></text:p>
          </table:table-cell>
          <table:table-cell office:value-type="string">
            <text:p><text:a xlink:href="https://finviz.com/quote.ashx?t=KEX&amp;ty=c&amp;p=d&amp;b=1">4.52B</text:a></text:p>
          </table:table-cell>
          <table:table-cell office:value-type="string">
            <text:p><text:a xlink:href="https://finviz.com/quote.ashx?t=KEX&amp;ty=c&amp;p=d&amp;b=1">7.50</text:a></text:p>
          </table:table-cell>
          <table:table-cell office:value-type="string">
            <text:p><text:a xlink:href="https://finviz.com/quote.ashx?t=KEX&amp;ty=c&amp;p=d&amp;b=1">75.80</text:a></text:p>
          </table:table-cell>
          <table:table-cell office:value-type="string">
            <text:p><text:a xlink:href="https://finviz.com/quote.ashx?t=KEX&amp;ty=c&amp;p=d&amp;b=1">-0.20%</text:a></text:p>
          </table:table-cell>
          <table:table-cell office:value-type="string">
            <text:p><text:a xlink:href="https://finviz.com/quote.ashx?t=KEX&amp;ty=c&amp;p=d&amp;b=1">329,478</text:a></text:p>
          </table:table-cell>
        </table:table-row>
        <table:table-row table:style-name="ro1">
          <table:table-cell office:value-type="string">
            <text:p><text:a xlink:href="https://finviz.com/quote.ashx?t=LASR&amp;ty=c&amp;p=d&amp;b=1">115</text:a></text:p>
          </table:table-cell>
          <table:table-cell office:value-type="string">
            <text:p><text:a xlink:href="https://finviz.com/quote.ashx?t=LASR&amp;ty=c&amp;p=d&amp;b=1">LASR</text:a></text:p>
          </table:table-cell>
          <table:table-cell office:value-type="string">
            <text:p><text:a xlink:href="https://finviz.com/quote.ashx?t=LASR&amp;ty=c&amp;p=d&amp;b=1">nLIGHT, Inc.</text:a></text:p>
          </table:table-cell>
          <table:table-cell office:value-type="string">
            <text:p><text:a xlink:href="https://finviz.com/quote.ashx?t=LASR&amp;ty=c&amp;p=d&amp;b=1">Technology</text:a></text:p>
          </table:table-cell>
          <table:table-cell office:value-type="string">
            <text:p><text:a xlink:href="https://finviz.com/quote.ashx?t=LASR&amp;ty=c&amp;p=d&amp;b=1">Semiconductor - Broad Line</text:a></text:p>
          </table:table-cell>
          <table:table-cell office:value-type="string">
            <text:p><text:a xlink:href="https://finviz.com/quote.ashx?t=LASR&amp;ty=c&amp;p=d&amp;b=1">USA</text:a></text:p>
          </table:table-cell>
          <table:table-cell office:value-type="string">
            <text:p><text:a xlink:href="https://finviz.com/quote.ashx?t=LASR&amp;ty=c&amp;p=d&amp;b=1">833.12M</text:a></text:p>
          </table:table-cell>
          <table:table-cell office:value-type="string">
            <text:p><text:a xlink:href="https://finviz.com/quote.ashx?t=LASR&amp;ty=c&amp;p=d&amp;b=1">64.70</text:a></text:p>
          </table:table-cell>
          <table:table-cell office:value-type="string">
            <text:p><text:a xlink:href="https://finviz.com/quote.ashx?t=LASR&amp;ty=c&amp;p=d&amp;b=1">20.88</text:a></text:p>
          </table:table-cell>
          <table:table-cell office:value-type="string">
            <text:p><text:a xlink:href="https://finviz.com/quote.ashx?t=LASR&amp;ty=c&amp;p=d&amp;b=1">-6.99%</text:a></text:p>
          </table:table-cell>
          <table:table-cell office:value-type="string">
            <text:p><text:a xlink:href="https://finviz.com/quote.ashx?t=LASR&amp;ty=c&amp;p=d&amp;b=1">919,586</text:a></text:p>
          </table:table-cell>
        </table:table-row>
        <table:table-row table:style-name="ro1">
          <table:table-cell office:value-type="string">
            <text:p><text:a xlink:href="https://finviz.com/quote.ashx?t=LEAF&amp;ty=c&amp;p=d&amp;b=1">116</text:a></text:p>
          </table:table-cell>
          <table:table-cell office:value-type="string">
            <text:p><text:a xlink:href="https://finviz.com/quote.ashx?t=LEAF&amp;ty=c&amp;p=d&amp;b=1">LEAF</text:a></text:p>
          </table:table-cell>
          <table:table-cell office:value-type="string">
            <text:p><text:a xlink:href="https://finviz.com/quote.ashx?t=LEAF&amp;ty=c&amp;p=d&amp;b=1">Leaf Group Ltd.</text:a></text:p>
          </table:table-cell>
          <table:table-cell office:value-type="string">
            <text:p><text:a xlink:href="https://finviz.com/quote.ashx?t=LEAF&amp;ty=c&amp;p=d&amp;b=1">Technology</text:a></text:p>
          </table:table-cell>
          <table:table-cell office:value-type="string">
            <text:p><text:a xlink:href="https://finviz.com/quote.ashx?t=LEAF&amp;ty=c&amp;p=d&amp;b=1">Internet Information Providers</text:a></text:p>
          </table:table-cell>
          <table:table-cell office:value-type="string">
            <text:p><text:a xlink:href="https://finviz.com/quote.ashx?t=LEAF&amp;ty=c&amp;p=d&amp;b=1">USA</text:a></text:p>
          </table:table-cell>
          <table:table-cell office:value-type="string">
            <text:p><text:a xlink:href="https://finviz.com/quote.ashx?t=LEAF&amp;ty=c&amp;p=d&amp;b=1">204.26M</text:a></text:p>
          </table:table-cell>
          <table:table-cell office:value-type="string">
            <text:p><text:a xlink:href="https://finviz.com/quote.ashx?t=LEAF&amp;ty=c&amp;p=d&amp;b=1">9.88</text:a></text:p>
          </table:table-cell>
          <table:table-cell office:value-type="string">
            <text:p><text:a xlink:href="https://finviz.com/quote.ashx?t=LEAF&amp;ty=c&amp;p=d&amp;b=1">7.97</text:a></text:p>
          </table:table-cell>
          <table:table-cell office:value-type="string">
            <text:p><text:a xlink:href="https://finviz.com/quote.ashx?t=LEAF&amp;ty=c&amp;p=d&amp;b=1">-2.69%</text:a></text:p>
          </table:table-cell>
          <table:table-cell office:value-type="string">
            <text:p><text:a xlink:href="https://finviz.com/quote.ashx?t=LEAF&amp;ty=c&amp;p=d&amp;b=1">26,495</text:a></text:p>
          </table:table-cell>
        </table:table-row>
        <table:table-row table:style-name="ro1">
          <table:table-cell office:value-type="string">
            <text:p><text:a xlink:href="https://finviz.com/quote.ashx?t=LIQT&amp;ty=c&amp;p=d&amp;b=1">117</text:a></text:p>
          </table:table-cell>
          <table:table-cell office:value-type="string">
            <text:p><text:a xlink:href="https://finviz.com/quote.ashx?t=LIQT&amp;ty=c&amp;p=d&amp;b=1">LIQT</text:a></text:p>
          </table:table-cell>
          <table:table-cell office:value-type="string">
            <text:p><text:a xlink:href="https://finviz.com/quote.ashx?t=LIQT&amp;ty=c&amp;p=d&amp;b=1">LiqTech International, Inc.</text:a></text:p>
          </table:table-cell>
          <table:table-cell office:value-type="string">
            <text:p><text:a xlink:href="https://finviz.com/quote.ashx?t=LIQT&amp;ty=c&amp;p=d&amp;b=1">Industrial Goods</text:a></text:p>
          </table:table-cell>
          <table:table-cell office:value-type="string">
            <text:p><text:a xlink:href="https://finviz.com/quote.ashx?t=LIQT&amp;ty=c&amp;p=d&amp;b=1">Pollution &amp; Treatment Controls</text:a></text:p>
          </table:table-cell>
          <table:table-cell office:value-type="string">
            <text:p><text:a xlink:href="https://finviz.com/quote.ashx?t=LIQT&amp;ty=c&amp;p=d&amp;b=1">Denmark</text:a></text:p>
          </table:table-cell>
          <table:table-cell office:value-type="string">
            <text:p><text:a xlink:href="https://finviz.com/quote.ashx?t=LIQT&amp;ty=c&amp;p=d&amp;b=1">160.88M</text:a></text:p>
          </table:table-cell>
          <table:table-cell office:value-type="string">
            <text:p><text:a xlink:href="https://finviz.com/quote.ashx?t=LIQT&amp;ty=c&amp;p=d&amp;b=1">-</text:a></text:p>
          </table:table-cell>
          <table:table-cell office:value-type="string">
            <text:p><text:a xlink:href="https://finviz.com/quote.ashx?t=LIQT&amp;ty=c&amp;p=d&amp;b=1">2.28</text:a></text:p>
          </table:table-cell>
          <table:table-cell office:value-type="string">
            <text:p><text:a xlink:href="https://finviz.com/quote.ashx?t=LIQT&amp;ty=c&amp;p=d&amp;b=1">1.56%</text:a></text:p>
          </table:table-cell>
          <table:table-cell office:value-type="string">
            <text:p><text:a xlink:href="https://finviz.com/quote.ashx?t=LIQT&amp;ty=c&amp;p=d&amp;b=1">930,067</text:a></text:p>
          </table:table-cell>
        </table:table-row>
        <table:table-row table:style-name="ro1">
          <table:table-cell office:value-type="string">
            <text:p><text:a xlink:href="https://finviz.com/quote.ashx?t=LLEX&amp;ty=c&amp;p=d&amp;b=1">118</text:a></text:p>
          </table:table-cell>
          <table:table-cell office:value-type="string">
            <text:p><text:a xlink:href="https://finviz.com/quote.ashx?t=LLEX&amp;ty=c&amp;p=d&amp;b=1">LLEX</text:a></text:p>
          </table:table-cell>
          <table:table-cell office:value-type="string">
            <text:p><text:a xlink:href="https://finviz.com/quote.ashx?t=LLEX&amp;ty=c&amp;p=d&amp;b=1">Lilis Energy, Inc.</text:a></text:p>
          </table:table-cell>
          <table:table-cell office:value-type="string">
            <text:p><text:a xlink:href="https://finviz.com/quote.ashx?t=LLEX&amp;ty=c&amp;p=d&amp;b=1">Basic Materials</text:a></text:p>
          </table:table-cell>
          <table:table-cell office:value-type="string">
            <text:p><text:a xlink:href="https://finviz.com/quote.ashx?t=LLEX&amp;ty=c&amp;p=d&amp;b=1">Independent Oil &amp; Gas</text:a></text:p>
          </table:table-cell>
          <table:table-cell office:value-type="string">
            <text:p><text:a xlink:href="https://finviz.com/quote.ashx?t=LLEX&amp;ty=c&amp;p=d&amp;b=1">USA</text:a></text:p>
          </table:table-cell>
          <table:table-cell office:value-type="string">
            <text:p><text:a xlink:href="https://finviz.com/quote.ashx?t=LLEX&amp;ty=c&amp;p=d&amp;b=1">137.12M</text:a></text:p>
          </table:table-cell>
          <table:table-cell office:value-type="string">
            <text:p><text:a xlink:href="https://finviz.com/quote.ashx?t=LLEX&amp;ty=c&amp;p=d&amp;b=1">-</text:a></text:p>
          </table:table-cell>
          <table:table-cell office:value-type="string">
            <text:p><text:a xlink:href="https://finviz.com/quote.ashx?t=LLEX&amp;ty=c&amp;p=d&amp;b=1">1.82</text:a></text:p>
          </table:table-cell>
          <table:table-cell office:value-type="string">
            <text:p><text:a xlink:href="https://finviz.com/quote.ashx?t=LLEX&amp;ty=c&amp;p=d&amp;b=1">0.00%</text:a></text:p>
          </table:table-cell>
          <table:table-cell office:value-type="string">
            <text:p><text:a xlink:href="https://finviz.com/quote.ashx?t=LLEX&amp;ty=c&amp;p=d&amp;b=1">151,256</text:a></text:p>
          </table:table-cell>
        </table:table-row>
        <table:table-row table:style-name="ro1">
          <table:table-cell office:value-type="string">
            <text:p><text:a xlink:href="https://finviz.com/quote.ashx?t=LNG&amp;ty=c&amp;p=d&amp;b=1">119</text:a></text:p>
          </table:table-cell>
          <table:table-cell office:value-type="string">
            <text:p><text:a xlink:href="https://finviz.com/quote.ashx?t=LNG&amp;ty=c&amp;p=d&amp;b=1">LNG</text:a></text:p>
          </table:table-cell>
          <table:table-cell office:value-type="string">
            <text:p><text:a xlink:href="https://finviz.com/quote.ashx?t=LNG&amp;ty=c&amp;p=d&amp;b=1">Cheniere Energy, Inc.</text:a></text:p>
          </table:table-cell>
          <table:table-cell office:value-type="string">
            <text:p><text:a xlink:href="https://finviz.com/quote.ashx?t=LNG&amp;ty=c&amp;p=d&amp;b=1">Basic Materials</text:a></text:p>
          </table:table-cell>
          <table:table-cell office:value-type="string">
            <text:p><text:a xlink:href="https://finviz.com/quote.ashx?t=LNG&amp;ty=c&amp;p=d&amp;b=1">Oil &amp; Gas Pipelines</text:a></text:p>
          </table:table-cell>
          <table:table-cell office:value-type="string">
            <text:p><text:a xlink:href="https://finviz.com/quote.ashx?t=LNG&amp;ty=c&amp;p=d&amp;b=1">USA</text:a></text:p>
          </table:table-cell>
          <table:table-cell office:value-type="string">
            <text:p><text:a xlink:href="https://finviz.com/quote.ashx?t=LNG&amp;ty=c&amp;p=d&amp;b=1">16.36B</text:a></text:p>
          </table:table-cell>
          <table:table-cell office:value-type="string">
            <text:p><text:a xlink:href="https://finviz.com/quote.ashx?t=LNG&amp;ty=c&amp;p=d&amp;b=1">16.10</text:a></text:p>
          </table:table-cell>
          <table:table-cell office:value-type="string">
            <text:p><text:a xlink:href="https://finviz.com/quote.ashx?t=LNG&amp;ty=c&amp;p=d&amp;b=1">65.44</text:a></text:p>
          </table:table-cell>
          <table:table-cell office:value-type="string">
            <text:p><text:a xlink:href="https://finviz.com/quote.ashx?t=LNG&amp;ty=c&amp;p=d&amp;b=1">3.01%</text:a></text:p>
          </table:table-cell>
          <table:table-cell office:value-type="string">
            <text:p><text:a xlink:href="https://finviz.com/quote.ashx?t=LNG&amp;ty=c&amp;p=d&amp;b=1">1,270,421</text:a></text:p>
          </table:table-cell>
        </table:table-row>
        <table:table-row table:style-name="ro1">
          <table:table-cell office:value-type="string">
            <text:p><text:a xlink:href="https://finviz.com/quote.ashx?t=LRAD&amp;ty=c&amp;p=d&amp;b=1">120</text:a></text:p>
          </table:table-cell>
          <table:table-cell office:value-type="string">
            <text:p><text:a xlink:href="https://finviz.com/quote.ashx?t=LRAD&amp;ty=c&amp;p=d&amp;b=1">LRAD</text:a></text:p>
          </table:table-cell>
          <table:table-cell office:value-type="string">
            <text:p><text:a xlink:href="https://finviz.com/quote.ashx?t=LRAD&amp;ty=c&amp;p=d&amp;b=1">LRAD Corporation</text:a></text:p>
          </table:table-cell>
          <table:table-cell office:value-type="string">
            <text:p><text:a xlink:href="https://finviz.com/quote.ashx?t=LRAD&amp;ty=c&amp;p=d&amp;b=1">Technology</text:a></text:p>
          </table:table-cell>
          <table:table-cell office:value-type="string">
            <text:p><text:a xlink:href="https://finviz.com/quote.ashx?t=LRAD&amp;ty=c&amp;p=d&amp;b=1">Scientific &amp; Technical Instruments</text:a></text:p>
          </table:table-cell>
          <table:table-cell office:value-type="string">
            <text:p><text:a xlink:href="https://finviz.com/quote.ashx?t=LRAD&amp;ty=c&amp;p=d&amp;b=1">USA</text:a></text:p>
          </table:table-cell>
          <table:table-cell office:value-type="string">
            <text:p><text:a xlink:href="https://finviz.com/quote.ashx?t=LRAD&amp;ty=c&amp;p=d&amp;b=1">87.83M</text:a></text:p>
          </table:table-cell>
          <table:table-cell office:value-type="string">
            <text:p><text:a xlink:href="https://finviz.com/quote.ashx?t=LRAD&amp;ty=c&amp;p=d&amp;b=1">27.24</text:a></text:p>
          </table:table-cell>
          <table:table-cell office:value-type="string">
            <text:p><text:a xlink:href="https://finviz.com/quote.ashx?t=LRAD&amp;ty=c&amp;p=d&amp;b=1">2.70</text:a></text:p>
          </table:table-cell>
          <table:table-cell office:value-type="string">
            <text:p><text:a xlink:href="https://finviz.com/quote.ashx?t=LRAD&amp;ty=c&amp;p=d&amp;b=1">1.12%</text:a></text:p>
          </table:table-cell>
          <table:table-cell office:value-type="string">
            <text:p><text:a xlink:href="https://finviz.com/quote.ashx?t=LRAD&amp;ty=c&amp;p=d&amp;b=1">47,117</text:a></text:p>
          </table:table-cell>
        </table:table-row>
        <table:table-row table:style-name="ro1">
          <table:table-cell office:value-type="string">
            <text:p><text:a xlink:href="https://finviz.com/quote.ashx?t=LX&amp;ty=c&amp;p=d&amp;b=1">121</text:a></text:p>
          </table:table-cell>
          <table:table-cell office:value-type="string">
            <text:p><text:a xlink:href="https://finviz.com/quote.ashx?t=LX&amp;ty=c&amp;p=d&amp;b=1">LX</text:a></text:p>
            <draw:frame table:end-cell-address="Tabelle1.B121" table:end-x="0.295cm" table:end-y="0.213cm" draw:z-index="6" draw:name="https://finviz.com/gfx/tab_arrow_u.gif" draw:style-name="gr1" draw:text-style-name="P1" svg:width="0.295cm" svg:height="0.211cm" svg:x="0cm" svg:y="0.002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LX&amp;ty=c&amp;p=d&amp;b=1">LexinFintech Holdings Ltd.</text:a></text:p>
          </table:table-cell>
          <table:table-cell office:value-type="string">
            <text:p><text:a xlink:href="https://finviz.com/quote.ashx?t=LX&amp;ty=c&amp;p=d&amp;b=1">Financial</text:a></text:p>
          </table:table-cell>
          <table:table-cell office:value-type="string">
            <text:p><text:a xlink:href="https://finviz.com/quote.ashx?t=LX&amp;ty=c&amp;p=d&amp;b=1">Credit Services</text:a></text:p>
          </table:table-cell>
          <table:table-cell office:value-type="string">
            <text:p><text:a xlink:href="https://finviz.com/quote.ashx?t=LX&amp;ty=c&amp;p=d&amp;b=1">China</text:a></text:p>
          </table:table-cell>
          <table:table-cell office:value-type="string">
            <text:p><text:a xlink:href="https://finviz.com/quote.ashx?t=LX&amp;ty=c&amp;p=d&amp;b=1">1.78B</text:a></text:p>
          </table:table-cell>
          <table:table-cell office:value-type="string">
            <text:p><text:a xlink:href="https://finviz.com/quote.ashx?t=LX&amp;ty=c&amp;p=d&amp;b=1">15.37</text:a></text:p>
          </table:table-cell>
          <table:table-cell office:value-type="string">
            <text:p><text:a xlink:href="https://finviz.com/quote.ashx?t=LX&amp;ty=c&amp;p=d&amp;b=1">11.91</text:a></text:p>
          </table:table-cell>
          <table:table-cell office:value-type="string">
            <text:p><text:a xlink:href="https://finviz.com/quote.ashx?t=LX&amp;ty=c&amp;p=d&amp;b=1">-0.42%</text:a></text:p>
          </table:table-cell>
          <table:table-cell office:value-type="string">
            <text:p><text:a xlink:href="https://finviz.com/quote.ashx?t=LX&amp;ty=c&amp;p=d&amp;b=1">260,647</text:a></text:p>
          </table:table-cell>
        </table:table-row>
        <table:table-row table:style-name="ro1">
          <table:table-cell office:value-type="string">
            <text:p><text:a xlink:href="https://finviz.com/quote.ashx?t=MCB&amp;ty=c&amp;p=d&amp;b=1">122</text:a></text:p>
          </table:table-cell>
          <table:table-cell office:value-type="string">
            <text:p><text:a xlink:href="https://finviz.com/quote.ashx?t=MCB&amp;ty=c&amp;p=d&amp;b=1">MCB</text:a></text:p>
          </table:table-cell>
          <table:table-cell office:value-type="string">
            <text:p><text:a xlink:href="https://finviz.com/quote.ashx?t=MCB&amp;ty=c&amp;p=d&amp;b=1">Metropolitan Bank Holding Corp.</text:a></text:p>
          </table:table-cell>
          <table:table-cell office:value-type="string">
            <text:p><text:a xlink:href="https://finviz.com/quote.ashx?t=MCB&amp;ty=c&amp;p=d&amp;b=1">Financial</text:a></text:p>
          </table:table-cell>
          <table:table-cell office:value-type="string">
            <text:p><text:a xlink:href="https://finviz.com/quote.ashx?t=MCB&amp;ty=c&amp;p=d&amp;b=1">Regional - Northeast Banks</text:a></text:p>
          </table:table-cell>
          <table:table-cell office:value-type="string">
            <text:p><text:a xlink:href="https://finviz.com/quote.ashx?t=MCB&amp;ty=c&amp;p=d&amp;b=1">USA</text:a></text:p>
          </table:table-cell>
          <table:table-cell office:value-type="string">
            <text:p><text:a xlink:href="https://finviz.com/quote.ashx?t=MCB&amp;ty=c&amp;p=d&amp;b=1">310.29M</text:a></text:p>
          </table:table-cell>
          <table:table-cell office:value-type="string">
            <text:p><text:a xlink:href="https://finviz.com/quote.ashx?t=MCB&amp;ty=c&amp;p=d&amp;b=1">13.69</text:a></text:p>
          </table:table-cell>
          <table:table-cell office:value-type="string">
            <text:p><text:a xlink:href="https://finviz.com/quote.ashx?t=MCB&amp;ty=c&amp;p=d&amp;b=1">38.86</text:a></text:p>
          </table:table-cell>
          <table:table-cell office:value-type="string">
            <text:p><text:a xlink:href="https://finviz.com/quote.ashx?t=MCB&amp;ty=c&amp;p=d&amp;b=1">1.07%</text:a></text:p>
          </table:table-cell>
          <table:table-cell office:value-type="string">
            <text:p><text:a xlink:href="https://finviz.com/quote.ashx?t=MCB&amp;ty=c&amp;p=d&amp;b=1">2,553</text:a></text:p>
          </table:table-cell>
        </table:table-row>
        <table:table-row table:style-name="ro1">
          <table:table-cell office:value-type="string">
            <text:p><text:a xlink:href="https://finviz.com/quote.ashx?t=MDXG&amp;ty=c&amp;p=d&amp;b=1">123</text:a></text:p>
          </table:table-cell>
          <table:table-cell office:value-type="string">
            <text:p><text:a xlink:href="https://finviz.com/quote.ashx?t=MDXG&amp;ty=c&amp;p=d&amp;b=1">MDXG</text:a></text:p>
          </table:table-cell>
          <table:table-cell office:value-type="string">
            <text:p><text:a xlink:href="https://finviz.com/quote.ashx?t=MDXG&amp;ty=c&amp;p=d&amp;b=1">MiMedx Group, Inc.</text:a></text:p>
          </table:table-cell>
          <table:table-cell office:value-type="string">
            <text:p><text:a xlink:href="https://finviz.com/quote.ashx?t=MDXG&amp;ty=c&amp;p=d&amp;b=1">Healthcare</text:a></text:p>
          </table:table-cell>
          <table:table-cell office:value-type="string">
            <text:p><text:a xlink:href="https://finviz.com/quote.ashx?t=MDXG&amp;ty=c&amp;p=d&amp;b=1">Medical Appliances &amp; Equipment</text:a></text:p>
          </table:table-cell>
          <table:table-cell office:value-type="string">
            <text:p><text:a xlink:href="https://finviz.com/quote.ashx?t=MDXG&amp;ty=c&amp;p=d&amp;b=1">USA</text:a></text:p>
          </table:table-cell>
          <table:table-cell office:value-type="string">
            <text:p><text:a xlink:href="https://finviz.com/quote.ashx?t=MDXG&amp;ty=c&amp;p=d&amp;b=1">335.33M</text:a></text:p>
          </table:table-cell>
          <table:table-cell office:value-type="string">
            <text:p><text:a xlink:href="https://finviz.com/quote.ashx?t=MDXG&amp;ty=c&amp;p=d&amp;b=1">9.71</text:a></text:p>
          </table:table-cell>
          <table:table-cell office:value-type="string">
            <text:p><text:a xlink:href="https://finviz.com/quote.ashx?t=MDXG&amp;ty=c&amp;p=d&amp;b=1">2.93</text:a></text:p>
          </table:table-cell>
          <table:table-cell office:value-type="string">
            <text:p><text:a xlink:href="https://finviz.com/quote.ashx?t=MDXG&amp;ty=c&amp;p=d&amp;b=1">-2.98%</text:a></text:p>
          </table:table-cell>
          <table:table-cell office:value-type="string">
            <text:p><text:a xlink:href="https://finviz.com/quote.ashx?t=MDXG&amp;ty=c&amp;p=d&amp;b=1">619,334</text:a></text:p>
          </table:table-cell>
        </table:table-row>
        <table:table-row table:style-name="ro1">
          <table:table-cell office:value-type="string">
            <text:p><text:a xlink:href="https://finviz.com/quote.ashx?t=MED&amp;ty=c&amp;p=d&amp;b=1">124</text:a></text:p>
          </table:table-cell>
          <table:table-cell office:value-type="string">
            <text:p><text:a xlink:href="https://finviz.com/quote.ashx?t=MED&amp;ty=c&amp;p=d&amp;b=1">MED</text:a></text:p>
          </table:table-cell>
          <table:table-cell office:value-type="string">
            <text:p><text:a xlink:href="https://finviz.com/quote.ashx?t=MED&amp;ty=c&amp;p=d&amp;b=1">Medifast, Inc.</text:a></text:p>
          </table:table-cell>
          <table:table-cell office:value-type="string">
            <text:p><text:a xlink:href="https://finviz.com/quote.ashx?t=MED&amp;ty=c&amp;p=d&amp;b=1">Services</text:a></text:p>
          </table:table-cell>
          <table:table-cell office:value-type="string">
            <text:p><text:a xlink:href="https://finviz.com/quote.ashx?t=MED&amp;ty=c&amp;p=d&amp;b=1">Specialty Retail, Other</text:a></text:p>
          </table:table-cell>
          <table:table-cell office:value-type="string">
            <text:p><text:a xlink:href="https://finviz.com/quote.ashx?t=MED&amp;ty=c&amp;p=d&amp;b=1">USA</text:a></text:p>
          </table:table-cell>
          <table:table-cell office:value-type="string">
            <text:p><text:a xlink:href="https://finviz.com/quote.ashx?t=MED&amp;ty=c&amp;p=d&amp;b=1">1.55B</text:a></text:p>
          </table:table-cell>
          <table:table-cell office:value-type="string">
            <text:p><text:a xlink:href="https://finviz.com/quote.ashx?t=MED&amp;ty=c&amp;p=d&amp;b=1">33.41</text:a></text:p>
          </table:table-cell>
          <table:table-cell office:value-type="string">
            <text:p><text:a xlink:href="https://finviz.com/quote.ashx?t=MED&amp;ty=c&amp;p=d&amp;b=1">129.80</text:a></text:p>
          </table:table-cell>
          <table:table-cell office:value-type="string">
            <text:p><text:a xlink:href="https://finviz.com/quote.ashx?t=MED&amp;ty=c&amp;p=d&amp;b=1">-1.46%</text:a></text:p>
          </table:table-cell>
          <table:table-cell office:value-type="string">
            <text:p><text:a xlink:href="https://finviz.com/quote.ashx?t=MED&amp;ty=c&amp;p=d&amp;b=1">780,827</text:a></text:p>
          </table:table-cell>
        </table:table-row>
        <table:table-row table:style-name="ro1">
          <table:table-cell office:value-type="string">
            <text:p><text:a xlink:href="https://finviz.com/quote.ashx?t=MEDP&amp;ty=c&amp;p=d&amp;b=1">125</text:a></text:p>
          </table:table-cell>
          <table:table-cell office:value-type="string">
            <text:p><text:a xlink:href="https://finviz.com/quote.ashx?t=MEDP&amp;ty=c&amp;p=d&amp;b=1">MEDP</text:a></text:p>
          </table:table-cell>
          <table:table-cell office:value-type="string">
            <text:p><text:a xlink:href="https://finviz.com/quote.ashx?t=MEDP&amp;ty=c&amp;p=d&amp;b=1">Medpace Holdings, Inc.</text:a></text:p>
          </table:table-cell>
          <table:table-cell office:value-type="string">
            <text:p><text:a xlink:href="https://finviz.com/quote.ashx?t=MEDP&amp;ty=c&amp;p=d&amp;b=1">Healthcare</text:a></text:p>
          </table:table-cell>
          <table:table-cell office:value-type="string">
            <text:p><text:a xlink:href="https://finviz.com/quote.ashx?t=MEDP&amp;ty=c&amp;p=d&amp;b=1">Medical Laboratories &amp; Research</text:a></text:p>
          </table:table-cell>
          <table:table-cell office:value-type="string">
            <text:p><text:a xlink:href="https://finviz.com/quote.ashx?t=MEDP&amp;ty=c&amp;p=d&amp;b=1">USA</text:a></text:p>
          </table:table-cell>
          <table:table-cell office:value-type="string">
            <text:p><text:a xlink:href="https://finviz.com/quote.ashx?t=MEDP&amp;ty=c&amp;p=d&amp;b=1">1.94B</text:a></text:p>
          </table:table-cell>
          <table:table-cell office:value-type="string">
            <text:p><text:a xlink:href="https://finviz.com/quote.ashx?t=MEDP&amp;ty=c&amp;p=d&amp;b=1">34.67</text:a></text:p>
          </table:table-cell>
          <table:table-cell office:value-type="string">
            <text:p><text:a xlink:href="https://finviz.com/quote.ashx?t=MEDP&amp;ty=c&amp;p=d&amp;b=1">56.09</text:a></text:p>
          </table:table-cell>
          <table:table-cell office:value-type="string">
            <text:p><text:a xlink:href="https://finviz.com/quote.ashx?t=MEDP&amp;ty=c&amp;p=d&amp;b=1">1.81%</text:a></text:p>
          </table:table-cell>
          <table:table-cell office:value-type="string">
            <text:p><text:a xlink:href="https://finviz.com/quote.ashx?t=MEDP&amp;ty=c&amp;p=d&amp;b=1">1,033,072</text:a></text:p>
          </table:table-cell>
        </table:table-row>
        <table:table-row table:style-name="ro1">
          <table:table-cell office:value-type="string">
            <text:p><text:a xlink:href="https://finviz.com/quote.ashx?t=MMSI&amp;ty=c&amp;p=d&amp;b=1">126</text:a></text:p>
          </table:table-cell>
          <table:table-cell office:value-type="string">
            <text:p><text:a xlink:href="https://finviz.com/quote.ashx?t=MMSI&amp;ty=c&amp;p=d&amp;b=1">MMSI</text:a></text:p>
          </table:table-cell>
          <table:table-cell office:value-type="string">
            <text:p><text:a xlink:href="https://finviz.com/quote.ashx?t=MMSI&amp;ty=c&amp;p=d&amp;b=1">Merit Medical Systems, Inc.</text:a></text:p>
          </table:table-cell>
          <table:table-cell office:value-type="string">
            <text:p><text:a xlink:href="https://finviz.com/quote.ashx?t=MMSI&amp;ty=c&amp;p=d&amp;b=1">Healthcare</text:a></text:p>
          </table:table-cell>
          <table:table-cell office:value-type="string">
            <text:p><text:a xlink:href="https://finviz.com/quote.ashx?t=MMSI&amp;ty=c&amp;p=d&amp;b=1">Medical Instruments &amp; Supplies</text:a></text:p>
          </table:table-cell>
          <table:table-cell office:value-type="string">
            <text:p><text:a xlink:href="https://finviz.com/quote.ashx?t=MMSI&amp;ty=c&amp;p=d&amp;b=1">USA</text:a></text:p>
          </table:table-cell>
          <table:table-cell office:value-type="string">
            <text:p><text:a xlink:href="https://finviz.com/quote.ashx?t=MMSI&amp;ty=c&amp;p=d&amp;b=1">3.17B</text:a></text:p>
          </table:table-cell>
          <table:table-cell office:value-type="string">
            <text:p><text:a xlink:href="https://finviz.com/quote.ashx?t=MMSI&amp;ty=c&amp;p=d&amp;b=1">73.04</text:a></text:p>
          </table:table-cell>
          <table:table-cell office:value-type="string">
            <text:p><text:a xlink:href="https://finviz.com/quote.ashx?t=MMSI&amp;ty=c&amp;p=d&amp;b=1">58.33</text:a></text:p>
          </table:table-cell>
          <table:table-cell office:value-type="string">
            <text:p><text:a xlink:href="https://finviz.com/quote.ashx?t=MMSI&amp;ty=c&amp;p=d&amp;b=1">1.47%</text:a></text:p>
          </table:table-cell>
          <table:table-cell office:value-type="string">
            <text:p><text:a xlink:href="https://finviz.com/quote.ashx?t=MMSI&amp;ty=c&amp;p=d&amp;b=1">631,769</text:a></text:p>
          </table:table-cell>
        </table:table-row>
        <table:table-row table:style-name="ro1">
          <table:table-cell office:value-type="string">
            <text:p><text:a xlink:href="https://finviz.com/quote.ashx?t=MPWR&amp;ty=c&amp;p=d&amp;b=1">127</text:a></text:p>
          </table:table-cell>
          <table:table-cell office:value-type="string">
            <text:p><text:a xlink:href="https://finviz.com/quote.ashx?t=MPWR&amp;ty=c&amp;p=d&amp;b=1">MPWR</text:a></text:p>
          </table:table-cell>
          <table:table-cell office:value-type="string">
            <text:p><text:a xlink:href="https://finviz.com/quote.ashx?t=MPWR&amp;ty=c&amp;p=d&amp;b=1">Monolithic Power Systems, Inc.</text:a></text:p>
          </table:table-cell>
          <table:table-cell office:value-type="string">
            <text:p><text:a xlink:href="https://finviz.com/quote.ashx?t=MPWR&amp;ty=c&amp;p=d&amp;b=1">Technology</text:a></text:p>
          </table:table-cell>
          <table:table-cell office:value-type="string">
            <text:p><text:a xlink:href="https://finviz.com/quote.ashx?t=MPWR&amp;ty=c&amp;p=d&amp;b=1">Semiconductor - Specialized</text:a></text:p>
          </table:table-cell>
          <table:table-cell office:value-type="string">
            <text:p><text:a xlink:href="https://finviz.com/quote.ashx?t=MPWR&amp;ty=c&amp;p=d&amp;b=1">USA</text:a></text:p>
          </table:table-cell>
          <table:table-cell office:value-type="string">
            <text:p><text:a xlink:href="https://finviz.com/quote.ashx?t=MPWR&amp;ty=c&amp;p=d&amp;b=1">5.74B</text:a></text:p>
          </table:table-cell>
          <table:table-cell office:value-type="string">
            <text:p><text:a xlink:href="https://finviz.com/quote.ashx?t=MPWR&amp;ty=c&amp;p=d&amp;b=1">56.89</text:a></text:p>
          </table:table-cell>
          <table:table-cell office:value-type="string">
            <text:p><text:a xlink:href="https://finviz.com/quote.ashx?t=MPWR&amp;ty=c&amp;p=d&amp;b=1">135.13</text:a></text:p>
          </table:table-cell>
          <table:table-cell office:value-type="string">
            <text:p><text:a xlink:href="https://finviz.com/quote.ashx?t=MPWR&amp;ty=c&amp;p=d&amp;b=1">-1.12%</text:a></text:p>
          </table:table-cell>
          <table:table-cell office:value-type="string">
            <text:p><text:a xlink:href="https://finviz.com/quote.ashx?t=MPWR&amp;ty=c&amp;p=d&amp;b=1">251,867</text:a></text:p>
          </table:table-cell>
        </table:table-row>
        <table:table-row table:style-name="ro1">
          <table:table-cell office:value-type="string">
            <text:p><text:a xlink:href="https://finviz.com/quote.ashx?t=MRAM&amp;ty=c&amp;p=d&amp;b=1">128</text:a></text:p>
          </table:table-cell>
          <table:table-cell office:value-type="string">
            <text:p><text:a xlink:href="https://finviz.com/quote.ashx?t=MRAM&amp;ty=c&amp;p=d&amp;b=1">MRAM</text:a></text:p>
          </table:table-cell>
          <table:table-cell office:value-type="string">
            <text:p><text:a xlink:href="https://finviz.com/quote.ashx?t=MRAM&amp;ty=c&amp;p=d&amp;b=1">Everspin Technologies, Inc.</text:a></text:p>
          </table:table-cell>
          <table:table-cell office:value-type="string">
            <text:p><text:a xlink:href="https://finviz.com/quote.ashx?t=MRAM&amp;ty=c&amp;p=d&amp;b=1">Technology</text:a></text:p>
          </table:table-cell>
          <table:table-cell office:value-type="string">
            <text:p><text:a xlink:href="https://finviz.com/quote.ashx?t=MRAM&amp;ty=c&amp;p=d&amp;b=1">Semiconductor- Memory Chips</text:a></text:p>
          </table:table-cell>
          <table:table-cell office:value-type="string">
            <text:p><text:a xlink:href="https://finviz.com/quote.ashx?t=MRAM&amp;ty=c&amp;p=d&amp;b=1">USA</text:a></text:p>
          </table:table-cell>
          <table:table-cell office:value-type="string">
            <text:p><text:a xlink:href="https://finviz.com/quote.ashx?t=MRAM&amp;ty=c&amp;p=d&amp;b=1">162.41M</text:a></text:p>
          </table:table-cell>
          <table:table-cell office:value-type="string">
            <text:p><text:a xlink:href="https://finviz.com/quote.ashx?t=MRAM&amp;ty=c&amp;p=d&amp;b=1">-</text:a></text:p>
          </table:table-cell>
          <table:table-cell office:value-type="string">
            <text:p><text:a xlink:href="https://finviz.com/quote.ashx?t=MRAM&amp;ty=c&amp;p=d&amp;b=1">9.30</text:a></text:p>
          </table:table-cell>
          <table:table-cell office:value-type="string">
            <text:p><text:a xlink:href="https://finviz.com/quote.ashx?t=MRAM&amp;ty=c&amp;p=d&amp;b=1">-2.31%</text:a></text:p>
          </table:table-cell>
          <table:table-cell office:value-type="string">
            <text:p><text:a xlink:href="https://finviz.com/quote.ashx?t=MRAM&amp;ty=c&amp;p=d&amp;b=1">80,078</text:a></text:p>
          </table:table-cell>
        </table:table-row>
        <table:table-row table:style-name="ro1">
          <table:table-cell office:value-type="string">
            <text:p><text:a xlink:href="https://finviz.com/quote.ashx?t=MRO&amp;ty=c&amp;p=d&amp;b=1">129</text:a></text:p>
          </table:table-cell>
          <table:table-cell office:value-type="string">
            <text:p><text:a xlink:href="https://finviz.com/quote.ashx?t=MRO&amp;ty=c&amp;p=d&amp;b=1">MRO</text:a></text:p>
          </table:table-cell>
          <table:table-cell office:value-type="string">
            <text:p><text:a xlink:href="https://finviz.com/quote.ashx?t=MRO&amp;ty=c&amp;p=d&amp;b=1">Marathon Oil Corporation</text:a></text:p>
          </table:table-cell>
          <table:table-cell office:value-type="string">
            <text:p><text:a xlink:href="https://finviz.com/quote.ashx?t=MRO&amp;ty=c&amp;p=d&amp;b=1">Basic Materials</text:a></text:p>
          </table:table-cell>
          <table:table-cell office:value-type="string">
            <text:p><text:a xlink:href="https://finviz.com/quote.ashx?t=MRO&amp;ty=c&amp;p=d&amp;b=1">Independent Oil &amp; Gas</text:a></text:p>
          </table:table-cell>
          <table:table-cell office:value-type="string">
            <text:p><text:a xlink:href="https://finviz.com/quote.ashx?t=MRO&amp;ty=c&amp;p=d&amp;b=1">USA</text:a></text:p>
          </table:table-cell>
          <table:table-cell office:value-type="string">
            <text:p><text:a xlink:href="https://finviz.com/quote.ashx?t=MRO&amp;ty=c&amp;p=d&amp;b=1">14.01B</text:a></text:p>
          </table:table-cell>
          <table:table-cell office:value-type="string">
            <text:p><text:a xlink:href="https://finviz.com/quote.ashx?t=MRO&amp;ty=c&amp;p=d&amp;b=1">12.71</text:a></text:p>
          </table:table-cell>
          <table:table-cell office:value-type="string">
            <text:p><text:a xlink:href="https://finviz.com/quote.ashx?t=MRO&amp;ty=c&amp;p=d&amp;b=1">16.81</text:a></text:p>
          </table:table-cell>
          <table:table-cell office:value-type="string">
            <text:p><text:a xlink:href="https://finviz.com/quote.ashx?t=MRO&amp;ty=c&amp;p=d&amp;b=1">1.76%</text:a></text:p>
          </table:table-cell>
          <table:table-cell office:value-type="string">
            <text:p><text:a xlink:href="https://finviz.com/quote.ashx?t=MRO&amp;ty=c&amp;p=d&amp;b=1">7,074,343</text:a></text:p>
          </table:table-cell>
        </table:table-row>
        <table:table-row table:style-name="ro1">
          <table:table-cell office:value-type="string">
            <text:p><text:a xlink:href="https://finviz.com/quote.ashx?t=MTLS&amp;ty=c&amp;p=d&amp;b=1">130</text:a></text:p>
          </table:table-cell>
          <table:table-cell office:value-type="string">
            <text:p><text:a xlink:href="https://finviz.com/quote.ashx?t=MTLS&amp;ty=c&amp;p=d&amp;b=1">MTLS</text:a></text:p>
          </table:table-cell>
          <table:table-cell office:value-type="string">
            <text:p><text:a xlink:href="https://finviz.com/quote.ashx?t=MTLS&amp;ty=c&amp;p=d&amp;b=1">Materialise NV</text:a></text:p>
          </table:table-cell>
          <table:table-cell office:value-type="string">
            <text:p><text:a xlink:href="https://finviz.com/quote.ashx?t=MTLS&amp;ty=c&amp;p=d&amp;b=1">Technology</text:a></text:p>
          </table:table-cell>
          <table:table-cell office:value-type="string">
            <text:p><text:a xlink:href="https://finviz.com/quote.ashx?t=MTLS&amp;ty=c&amp;p=d&amp;b=1">Application Software</text:a></text:p>
          </table:table-cell>
          <table:table-cell office:value-type="string">
            <text:p><text:a xlink:href="https://finviz.com/quote.ashx?t=MTLS&amp;ty=c&amp;p=d&amp;b=1">Belgium</text:a></text:p>
          </table:table-cell>
          <table:table-cell office:value-type="string">
            <text:p><text:a xlink:href="https://finviz.com/quote.ashx?t=MTLS&amp;ty=c&amp;p=d&amp;b=1">986.24M</text:a></text:p>
          </table:table-cell>
          <table:table-cell office:value-type="string">
            <text:p><text:a xlink:href="https://finviz.com/quote.ashx?t=MTLS&amp;ty=c&amp;p=d&amp;b=1">211.76</text:a></text:p>
          </table:table-cell>
          <table:table-cell office:value-type="string">
            <text:p><text:a xlink:href="https://finviz.com/quote.ashx?t=MTLS&amp;ty=c&amp;p=d&amp;b=1">19.33</text:a></text:p>
          </table:table-cell>
          <table:table-cell office:value-type="string">
            <text:p><text:a xlink:href="https://finviz.com/quote.ashx?t=MTLS&amp;ty=c&amp;p=d&amp;b=1">0.32%</text:a></text:p>
          </table:table-cell>
          <table:table-cell office:value-type="string">
            <text:p><text:a xlink:href="https://finviz.com/quote.ashx?t=MTLS&amp;ty=c&amp;p=d&amp;b=1">54,374</text:a></text:p>
          </table:table-cell>
        </table:table-row>
        <table:table-row table:style-name="ro1">
          <table:table-cell office:value-type="string">
            <text:p><text:a xlink:href="https://finviz.com/quote.ashx?t=MUR&amp;ty=c&amp;p=d&amp;b=1">131</text:a></text:p>
          </table:table-cell>
          <table:table-cell office:value-type="string">
            <text:p><text:a xlink:href="https://finviz.com/quote.ashx?t=MUR&amp;ty=c&amp;p=d&amp;b=1">MUR</text:a></text:p>
          </table:table-cell>
          <table:table-cell office:value-type="string">
            <text:p><text:a xlink:href="https://finviz.com/quote.ashx?t=MUR&amp;ty=c&amp;p=d&amp;b=1">Murphy Oil Corporation</text:a></text:p>
          </table:table-cell>
          <table:table-cell office:value-type="string">
            <text:p><text:a xlink:href="https://finviz.com/quote.ashx?t=MUR&amp;ty=c&amp;p=d&amp;b=1">Basic Materials</text:a></text:p>
          </table:table-cell>
          <table:table-cell office:value-type="string">
            <text:p><text:a xlink:href="https://finviz.com/quote.ashx?t=MUR&amp;ty=c&amp;p=d&amp;b=1">Independent Oil &amp; Gas</text:a></text:p>
          </table:table-cell>
          <table:table-cell office:value-type="string">
            <text:p><text:a xlink:href="https://finviz.com/quote.ashx?t=MUR&amp;ty=c&amp;p=d&amp;b=1">USA</text:a></text:p>
          </table:table-cell>
          <table:table-cell office:value-type="string">
            <text:p><text:a xlink:href="https://finviz.com/quote.ashx?t=MUR&amp;ty=c&amp;p=d&amp;b=1">5.05B</text:a></text:p>
          </table:table-cell>
          <table:table-cell office:value-type="string">
            <text:p><text:a xlink:href="https://finviz.com/quote.ashx?t=MUR&amp;ty=c&amp;p=d&amp;b=1">18.24</text:a></text:p>
          </table:table-cell>
          <table:table-cell office:value-type="string">
            <text:p><text:a xlink:href="https://finviz.com/quote.ashx?t=MUR&amp;ty=c&amp;p=d&amp;b=1">29.39</text:a></text:p>
          </table:table-cell>
          <table:table-cell office:value-type="string">
            <text:p><text:a xlink:href="https://finviz.com/quote.ashx?t=MUR&amp;ty=c&amp;p=d&amp;b=1">0.65%</text:a></text:p>
          </table:table-cell>
          <table:table-cell office:value-type="string">
            <text:p><text:a xlink:href="https://finviz.com/quote.ashx?t=MUR&amp;ty=c&amp;p=d&amp;b=1">1,541,583</text:a></text:p>
          </table:table-cell>
        </table:table-row>
        <table:table-row table:style-name="ro1">
          <table:table-cell office:value-type="string">
            <text:p><text:a xlink:href="https://finviz.com/quote.ashx?t=MX&amp;ty=c&amp;p=d&amp;b=1">132</text:a></text:p>
          </table:table-cell>
          <table:table-cell office:value-type="string">
            <text:p><text:a xlink:href="https://finviz.com/quote.ashx?t=MX&amp;ty=c&amp;p=d&amp;b=1">MX</text:a></text:p>
          </table:table-cell>
          <table:table-cell office:value-type="string">
            <text:p><text:a xlink:href="https://finviz.com/quote.ashx?t=MX&amp;ty=c&amp;p=d&amp;b=1">MagnaChip Semiconductor Corporation</text:a></text:p>
          </table:table-cell>
          <table:table-cell office:value-type="string">
            <text:p><text:a xlink:href="https://finviz.com/quote.ashx?t=MX&amp;ty=c&amp;p=d&amp;b=1">Technology</text:a></text:p>
          </table:table-cell>
          <table:table-cell office:value-type="string">
            <text:p><text:a xlink:href="https://finviz.com/quote.ashx?t=MX&amp;ty=c&amp;p=d&amp;b=1">Semiconductor - Specialized</text:a></text:p>
          </table:table-cell>
          <table:table-cell office:value-type="string">
            <text:p><text:a xlink:href="https://finviz.com/quote.ashx?t=MX&amp;ty=c&amp;p=d&amp;b=1">South Korea</text:a></text:p>
          </table:table-cell>
          <table:table-cell office:value-type="string">
            <text:p><text:a xlink:href="https://finviz.com/quote.ashx?t=MX&amp;ty=c&amp;p=d&amp;b=1">265.88M</text:a></text:p>
          </table:table-cell>
          <table:table-cell office:value-type="string">
            <text:p><text:a xlink:href="https://finviz.com/quote.ashx?t=MX&amp;ty=c&amp;p=d&amp;b=1">-</text:a></text:p>
          </table:table-cell>
          <table:table-cell office:value-type="string">
            <text:p><text:a xlink:href="https://finviz.com/quote.ashx?t=MX&amp;ty=c&amp;p=d&amp;b=1">7.84</text:a></text:p>
          </table:table-cell>
          <table:table-cell office:value-type="string">
            <text:p><text:a xlink:href="https://finviz.com/quote.ashx?t=MX&amp;ty=c&amp;p=d&amp;b=1">1.62%</text:a></text:p>
          </table:table-cell>
          <table:table-cell office:value-type="string">
            <text:p><text:a xlink:href="https://finviz.com/quote.ashx?t=MX&amp;ty=c&amp;p=d&amp;b=1">179,183</text:a></text:p>
          </table:table-cell>
        </table:table-row>
        <table:table-row table:style-name="ro1">
          <table:table-cell office:value-type="string">
            <text:p><text:a xlink:href="https://finviz.com/quote.ashx?t=MYND&amp;ty=c&amp;p=d&amp;b=1">133</text:a></text:p>
          </table:table-cell>
          <table:table-cell office:value-type="string">
            <text:p><text:a xlink:href="https://finviz.com/quote.ashx?t=MYND&amp;ty=c&amp;p=d&amp;b=1">MYND</text:a></text:p>
          </table:table-cell>
          <table:table-cell office:value-type="string">
            <text:p><text:a xlink:href="https://finviz.com/quote.ashx?t=MYND&amp;ty=c&amp;p=d&amp;b=1">MYnd Analytics, Inc.</text:a></text:p>
          </table:table-cell>
          <table:table-cell office:value-type="string">
            <text:p><text:a xlink:href="https://finviz.com/quote.ashx?t=MYND&amp;ty=c&amp;p=d&amp;b=1">Healthcare</text:a></text:p>
          </table:table-cell>
          <table:table-cell office:value-type="string">
            <text:p><text:a xlink:href="https://finviz.com/quote.ashx?t=MYND&amp;ty=c&amp;p=d&amp;b=1">Medical Laboratories &amp; Research</text:a></text:p>
          </table:table-cell>
          <table:table-cell office:value-type="string">
            <text:p><text:a xlink:href="https://finviz.com/quote.ashx?t=MYND&amp;ty=c&amp;p=d&amp;b=1">USA</text:a></text:p>
          </table:table-cell>
          <table:table-cell office:value-type="string">
            <text:p><text:a xlink:href="https://finviz.com/quote.ashx?t=MYND&amp;ty=c&amp;p=d&amp;b=1">13.04M</text:a></text:p>
          </table:table-cell>
          <table:table-cell office:value-type="string">
            <text:p><text:a xlink:href="https://finviz.com/quote.ashx?t=MYND&amp;ty=c&amp;p=d&amp;b=1">-</text:a></text:p>
          </table:table-cell>
          <table:table-cell office:value-type="string">
            <text:p><text:a xlink:href="https://finviz.com/quote.ashx?t=MYND&amp;ty=c&amp;p=d&amp;b=1">1.52</text:a></text:p>
          </table:table-cell>
          <table:table-cell office:value-type="string">
            <text:p><text:a xlink:href="https://finviz.com/quote.ashx?t=MYND&amp;ty=c&amp;p=d&amp;b=1">0.00%</text:a></text:p>
          </table:table-cell>
          <table:table-cell office:value-type="string">
            <text:p><text:a xlink:href="https://finviz.com/quote.ashx?t=MYND&amp;ty=c&amp;p=d&amp;b=1">14,259</text:a></text:p>
          </table:table-cell>
        </table:table-row>
        <table:table-row table:style-name="ro1">
          <table:table-cell office:value-type="string">
            <text:p><text:a xlink:href="https://finviz.com/quote.ashx?t=NBIX&amp;ty=c&amp;p=d&amp;b=1">134</text:a></text:p>
          </table:table-cell>
          <table:table-cell office:value-type="string">
            <text:p><text:a xlink:href="https://finviz.com/quote.ashx?t=NBIX&amp;ty=c&amp;p=d&amp;b=1">NBIX</text:a></text:p>
          </table:table-cell>
          <table:table-cell office:value-type="string">
            <text:p><text:a xlink:href="https://finviz.com/quote.ashx?t=NBIX&amp;ty=c&amp;p=d&amp;b=1">Neurocrine Biosciences, Inc.</text:a></text:p>
          </table:table-cell>
          <table:table-cell office:value-type="string">
            <text:p><text:a xlink:href="https://finviz.com/quote.ashx?t=NBIX&amp;ty=c&amp;p=d&amp;b=1">Healthcare</text:a></text:p>
          </table:table-cell>
          <table:table-cell office:value-type="string">
            <text:p><text:a xlink:href="https://finviz.com/quote.ashx?t=NBIX&amp;ty=c&amp;p=d&amp;b=1">Biotechnology</text:a></text:p>
          </table:table-cell>
          <table:table-cell office:value-type="string">
            <text:p><text:a xlink:href="https://finviz.com/quote.ashx?t=NBIX&amp;ty=c&amp;p=d&amp;b=1">USA</text:a></text:p>
          </table:table-cell>
          <table:table-cell office:value-type="string">
            <text:p><text:a xlink:href="https://finviz.com/quote.ashx?t=NBIX&amp;ty=c&amp;p=d&amp;b=1">7.28B</text:a></text:p>
          </table:table-cell>
          <table:table-cell office:value-type="string">
            <text:p><text:a xlink:href="https://finviz.com/quote.ashx?t=NBIX&amp;ty=c&amp;p=d&amp;b=1">443.20</text:a></text:p>
          </table:table-cell>
          <table:table-cell office:value-type="string">
            <text:p><text:a xlink:href="https://finviz.com/quote.ashx?t=NBIX&amp;ty=c&amp;p=d&amp;b=1">81.12</text:a></text:p>
          </table:table-cell>
          <table:table-cell office:value-type="string">
            <text:p><text:a xlink:href="https://finviz.com/quote.ashx?t=NBIX&amp;ty=c&amp;p=d&amp;b=1">1.12%</text:a></text:p>
          </table:table-cell>
          <table:table-cell office:value-type="string">
            <text:p><text:a xlink:href="https://finviz.com/quote.ashx?t=NBIX&amp;ty=c&amp;p=d&amp;b=1">681,445</text:a></text:p>
          </table:table-cell>
        </table:table-row>
        <table:table-row table:style-name="ro1">
          <table:table-cell office:value-type="string">
            <text:p><text:a xlink:href="https://finviz.com/quote.ashx?t=NBR&amp;ty=c&amp;p=d&amp;b=1">135</text:a></text:p>
          </table:table-cell>
          <table:table-cell office:value-type="string">
            <text:p><text:a xlink:href="https://finviz.com/quote.ashx?t=NBR&amp;ty=c&amp;p=d&amp;b=1">NBR</text:a></text:p>
          </table:table-cell>
          <table:table-cell office:value-type="string">
            <text:p><text:a xlink:href="https://finviz.com/quote.ashx?t=NBR&amp;ty=c&amp;p=d&amp;b=1">Nabors Industries Ltd.</text:a></text:p>
          </table:table-cell>
          <table:table-cell office:value-type="string">
            <text:p><text:a xlink:href="https://finviz.com/quote.ashx?t=NBR&amp;ty=c&amp;p=d&amp;b=1">Basic Materials</text:a></text:p>
          </table:table-cell>
          <table:table-cell office:value-type="string">
            <text:p><text:a xlink:href="https://finviz.com/quote.ashx?t=NBR&amp;ty=c&amp;p=d&amp;b=1">Oil &amp; Gas Drilling &amp; Exploration</text:a></text:p>
          </table:table-cell>
          <table:table-cell office:value-type="string">
            <text:p><text:a xlink:href="https://finviz.com/quote.ashx?t=NBR&amp;ty=c&amp;p=d&amp;b=1">Bermuda</text:a></text:p>
          </table:table-cell>
          <table:table-cell office:value-type="string">
            <text:p><text:a xlink:href="https://finviz.com/quote.ashx?t=NBR&amp;ty=c&amp;p=d&amp;b=1">1.11B</text:a></text:p>
          </table:table-cell>
          <table:table-cell office:value-type="string">
            <text:p><text:a xlink:href="https://finviz.com/quote.ashx?t=NBR&amp;ty=c&amp;p=d&amp;b=1">-</text:a></text:p>
          </table:table-cell>
          <table:table-cell office:value-type="string">
            <text:p><text:a xlink:href="https://finviz.com/quote.ashx?t=NBR&amp;ty=c&amp;p=d&amp;b=1">3.29</text:a></text:p>
          </table:table-cell>
          <table:table-cell office:value-type="string">
            <text:p><text:a xlink:href="https://finviz.com/quote.ashx?t=NBR&amp;ty=c&amp;p=d&amp;b=1">7.00%</text:a></text:p>
          </table:table-cell>
          <table:table-cell office:value-type="string">
            <text:p><text:a xlink:href="https://finviz.com/quote.ashx?t=NBR&amp;ty=c&amp;p=d&amp;b=1">17,920,321</text:a></text:p>
          </table:table-cell>
        </table:table-row>
        <table:table-row table:style-name="ro1">
          <table:table-cell office:value-type="string">
            <text:p><text:a xlink:href="https://finviz.com/quote.ashx?t=NCOM&amp;ty=c&amp;p=d&amp;b=1">136</text:a></text:p>
          </table:table-cell>
          <table:table-cell office:value-type="string">
            <text:p><text:a xlink:href="https://finviz.com/quote.ashx?t=NCOM&amp;ty=c&amp;p=d&amp;b=1">NCOM</text:a></text:p>
          </table:table-cell>
          <table:table-cell office:value-type="string">
            <text:p><text:a xlink:href="https://finviz.com/quote.ashx?t=NCOM&amp;ty=c&amp;p=d&amp;b=1">National Commerce Corporation</text:a></text:p>
          </table:table-cell>
          <table:table-cell office:value-type="string">
            <text:p><text:a xlink:href="https://finviz.com/quote.ashx?t=NCOM&amp;ty=c&amp;p=d&amp;b=1">Financial</text:a></text:p>
          </table:table-cell>
          <table:table-cell office:value-type="string">
            <text:p><text:a xlink:href="https://finviz.com/quote.ashx?t=NCOM&amp;ty=c&amp;p=d&amp;b=1">Regional - Southeast Banks</text:a></text:p>
          </table:table-cell>
          <table:table-cell office:value-type="string">
            <text:p><text:a xlink:href="https://finviz.com/quote.ashx?t=NCOM&amp;ty=c&amp;p=d&amp;b=1">USA</text:a></text:p>
          </table:table-cell>
          <table:table-cell office:value-type="string">
            <text:p><text:a xlink:href="https://finviz.com/quote.ashx?t=NCOM&amp;ty=c&amp;p=d&amp;b=1">882.21M</text:a></text:p>
          </table:table-cell>
          <table:table-cell office:value-type="string">
            <text:p><text:a xlink:href="https://finviz.com/quote.ashx?t=NCOM&amp;ty=c&amp;p=d&amp;b=1">19.27</text:a></text:p>
          </table:table-cell>
          <table:table-cell office:value-type="string">
            <text:p><text:a xlink:href="https://finviz.com/quote.ashx?t=NCOM&amp;ty=c&amp;p=d&amp;b=1">43.23</text:a></text:p>
          </table:table-cell>
          <table:table-cell office:value-type="string">
            <text:p><text:a xlink:href="https://finviz.com/quote.ashx?t=NCOM&amp;ty=c&amp;p=d&amp;b=1">1.34%</text:a></text:p>
          </table:table-cell>
          <table:table-cell office:value-type="string">
            <text:p><text:a xlink:href="https://finviz.com/quote.ashx?t=NCOM&amp;ty=c&amp;p=d&amp;b=1">22,769</text:a></text:p>
          </table:table-cell>
        </table:table-row>
        <table:table-row table:style-name="ro1">
          <table:table-cell office:value-type="string">
            <text:p><text:a xlink:href="https://finviz.com/quote.ashx?t=NEO&amp;ty=c&amp;p=d&amp;b=1">137</text:a></text:p>
          </table:table-cell>
          <table:table-cell office:value-type="string">
            <text:p><text:a xlink:href="https://finviz.com/quote.ashx?t=NEO&amp;ty=c&amp;p=d&amp;b=1">NEO</text:a></text:p>
          </table:table-cell>
          <table:table-cell office:value-type="string">
            <text:p><text:a xlink:href="https://finviz.com/quote.ashx?t=NEO&amp;ty=c&amp;p=d&amp;b=1">NeoGenomics, Inc.</text:a></text:p>
          </table:table-cell>
          <table:table-cell office:value-type="string">
            <text:p><text:a xlink:href="https://finviz.com/quote.ashx?t=NEO&amp;ty=c&amp;p=d&amp;b=1">Healthcare</text:a></text:p>
          </table:table-cell>
          <table:table-cell office:value-type="string">
            <text:p><text:a xlink:href="https://finviz.com/quote.ashx?t=NEO&amp;ty=c&amp;p=d&amp;b=1">Medical Laboratories &amp; Research</text:a></text:p>
          </table:table-cell>
          <table:table-cell office:value-type="string">
            <text:p><text:a xlink:href="https://finviz.com/quote.ashx?t=NEO&amp;ty=c&amp;p=d&amp;b=1">USA</text:a></text:p>
          </table:table-cell>
          <table:table-cell office:value-type="string">
            <text:p><text:a xlink:href="https://finviz.com/quote.ashx?t=NEO&amp;ty=c&amp;p=d&amp;b=1">1.72B</text:a></text:p>
          </table:table-cell>
          <table:table-cell office:value-type="string">
            <text:p><text:a xlink:href="https://finviz.com/quote.ashx?t=NEO&amp;ty=c&amp;p=d&amp;b=1">294.53</text:a></text:p>
          </table:table-cell>
          <table:table-cell office:value-type="string">
            <text:p><text:a xlink:href="https://finviz.com/quote.ashx?t=NEO&amp;ty=c&amp;p=d&amp;b=1">19.29</text:a></text:p>
          </table:table-cell>
          <table:table-cell office:value-type="string">
            <text:p><text:a xlink:href="https://finviz.com/quote.ashx?t=NEO&amp;ty=c&amp;p=d&amp;b=1">2.33%</text:a></text:p>
          </table:table-cell>
          <table:table-cell office:value-type="string">
            <text:p><text:a xlink:href="https://finviz.com/quote.ashx?t=NEO&amp;ty=c&amp;p=d&amp;b=1">964,453</text:a></text:p>
          </table:table-cell>
        </table:table-row>
        <table:table-row table:style-name="ro1">
          <table:table-cell office:value-type="string">
            <text:p><text:a xlink:href="https://finviz.com/quote.ashx?t=NEOS&amp;ty=c&amp;p=d&amp;b=1">138</text:a></text:p>
          </table:table-cell>
          <table:table-cell office:value-type="string">
            <text:p><text:a xlink:href="https://finviz.com/quote.ashx?t=NEOS&amp;ty=c&amp;p=d&amp;b=1">NEOS</text:a></text:p>
          </table:table-cell>
          <table:table-cell office:value-type="string">
            <text:p><text:a xlink:href="https://finviz.com/quote.ashx?t=NEOS&amp;ty=c&amp;p=d&amp;b=1">Neos Therapeutics, Inc.</text:a></text:p>
          </table:table-cell>
          <table:table-cell office:value-type="string">
            <text:p><text:a xlink:href="https://finviz.com/quote.ashx?t=NEOS&amp;ty=c&amp;p=d&amp;b=1">Healthcare</text:a></text:p>
          </table:table-cell>
          <table:table-cell office:value-type="string">
            <text:p><text:a xlink:href="https://finviz.com/quote.ashx?t=NEOS&amp;ty=c&amp;p=d&amp;b=1">Drugs - Generic</text:a></text:p>
          </table:table-cell>
          <table:table-cell office:value-type="string">
            <text:p><text:a xlink:href="https://finviz.com/quote.ashx?t=NEOS&amp;ty=c&amp;p=d&amp;b=1">USA</text:a></text:p>
          </table:table-cell>
          <table:table-cell office:value-type="string">
            <text:p><text:a xlink:href="https://finviz.com/quote.ashx?t=NEOS&amp;ty=c&amp;p=d&amp;b=1">115.79M</text:a></text:p>
          </table:table-cell>
          <table:table-cell office:value-type="string">
            <text:p><text:a xlink:href="https://finviz.com/quote.ashx?t=NEOS&amp;ty=c&amp;p=d&amp;b=1">-</text:a></text:p>
          </table:table-cell>
          <table:table-cell office:value-type="string">
            <text:p><text:a xlink:href="https://finviz.com/quote.ashx?t=NEOS&amp;ty=c&amp;p=d&amp;b=1">2.42</text:a></text:p>
          </table:table-cell>
          <table:table-cell office:value-type="string">
            <text:p><text:a xlink:href="https://finviz.com/quote.ashx?t=NEOS&amp;ty=c&amp;p=d&amp;b=1">-1.35%</text:a></text:p>
          </table:table-cell>
          <table:table-cell office:value-type="string">
            <text:p><text:a xlink:href="https://finviz.com/quote.ashx?t=NEOS&amp;ty=c&amp;p=d&amp;b=1">106,328</text:a></text:p>
          </table:table-cell>
        </table:table-row>
        <table:table-row table:style-name="ro1">
          <table:table-cell office:value-type="string">
            <text:p><text:a xlink:href="https://finviz.com/quote.ashx?t=NGVT&amp;ty=c&amp;p=d&amp;b=1">139</text:a></text:p>
          </table:table-cell>
          <table:table-cell office:value-type="string">
            <text:p><text:a xlink:href="https://finviz.com/quote.ashx?t=NGVT&amp;ty=c&amp;p=d&amp;b=1">NGVT</text:a></text:p>
          </table:table-cell>
          <table:table-cell office:value-type="string">
            <text:p><text:a xlink:href="https://finviz.com/quote.ashx?t=NGVT&amp;ty=c&amp;p=d&amp;b=1">Ingevity Corporation</text:a></text:p>
          </table:table-cell>
          <table:table-cell office:value-type="string">
            <text:p><text:a xlink:href="https://finviz.com/quote.ashx?t=NGVT&amp;ty=c&amp;p=d&amp;b=1">Basic Materials</text:a></text:p>
          </table:table-cell>
          <table:table-cell office:value-type="string">
            <text:p><text:a xlink:href="https://finviz.com/quote.ashx?t=NGVT&amp;ty=c&amp;p=d&amp;b=1">Specialty Chemicals</text:a></text:p>
          </table:table-cell>
          <table:table-cell office:value-type="string">
            <text:p><text:a xlink:href="https://finviz.com/quote.ashx?t=NGVT&amp;ty=c&amp;p=d&amp;b=1">USA</text:a></text:p>
          </table:table-cell>
          <table:table-cell office:value-type="string">
            <text:p><text:a xlink:href="https://finviz.com/quote.ashx?t=NGVT&amp;ty=c&amp;p=d&amp;b=1">4.74B</text:a></text:p>
          </table:table-cell>
          <table:table-cell office:value-type="string">
            <text:p><text:a xlink:href="https://finviz.com/quote.ashx?t=NGVT&amp;ty=c&amp;p=d&amp;b=1">29.02</text:a></text:p>
          </table:table-cell>
          <table:table-cell office:value-type="string">
            <text:p><text:a xlink:href="https://finviz.com/quote.ashx?t=NGVT&amp;ty=c&amp;p=d&amp;b=1">115.14</text:a></text:p>
          </table:table-cell>
          <table:table-cell office:value-type="string">
            <text:p><text:a xlink:href="https://finviz.com/quote.ashx?t=NGVT&amp;ty=c&amp;p=d&amp;b=1">1.09%</text:a></text:p>
          </table:table-cell>
          <table:table-cell office:value-type="string">
            <text:p><text:a xlink:href="https://finviz.com/quote.ashx?t=NGVT&amp;ty=c&amp;p=d&amp;b=1">122,713</text:a></text:p>
          </table:table-cell>
        </table:table-row>
        <table:table-row table:style-name="ro1">
          <table:table-cell office:value-type="string">
            <text:p><text:a xlink:href="https://finviz.com/quote.ashx?t=NIU&amp;ty=c&amp;p=d&amp;b=1">140</text:a></text:p>
          </table:table-cell>
          <table:table-cell office:value-type="string">
            <text:p><text:a xlink:href="https://finviz.com/quote.ashx?t=NIU&amp;ty=c&amp;p=d&amp;b=1">NIU</text:a></text:p>
          </table:table-cell>
          <table:table-cell office:value-type="string">
            <text:p><text:a xlink:href="https://finviz.com/quote.ashx?t=NIU&amp;ty=c&amp;p=d&amp;b=1">Niu Technologies</text:a></text:p>
          </table:table-cell>
          <table:table-cell office:value-type="string">
            <text:p><text:a xlink:href="https://finviz.com/quote.ashx?t=NIU&amp;ty=c&amp;p=d&amp;b=1">Consumer Goods</text:a></text:p>
          </table:table-cell>
          <table:table-cell office:value-type="string">
            <text:p><text:a xlink:href="https://finviz.com/quote.ashx?t=NIU&amp;ty=c&amp;p=d&amp;b=1">Auto Manufacturers - Major</text:a></text:p>
          </table:table-cell>
          <table:table-cell office:value-type="string">
            <text:p><text:a xlink:href="https://finviz.com/quote.ashx?t=NIU&amp;ty=c&amp;p=d&amp;b=1">China</text:a></text:p>
          </table:table-cell>
          <table:table-cell office:value-type="string">
            <text:p><text:a xlink:href="https://finviz.com/quote.ashx?t=NIU&amp;ty=c&amp;p=d&amp;b=1">603.93M</text:a></text:p>
          </table:table-cell>
          <table:table-cell office:value-type="string">
            <text:p><text:a xlink:href="https://finviz.com/quote.ashx?t=NIU&amp;ty=c&amp;p=d&amp;b=1">-</text:a></text:p>
          </table:table-cell>
          <table:table-cell office:value-type="string">
            <text:p><text:a xlink:href="https://finviz.com/quote.ashx?t=NIU&amp;ty=c&amp;p=d&amp;b=1">8.42</text:a></text:p>
          </table:table-cell>
          <table:table-cell office:value-type="string">
            <text:p><text:a xlink:href="https://finviz.com/quote.ashx?t=NIU&amp;ty=c&amp;p=d&amp;b=1">2.93%</text:a></text:p>
          </table:table-cell>
          <table:table-cell office:value-type="string">
            <text:p><text:a xlink:href="https://finviz.com/quote.ashx?t=NIU&amp;ty=c&amp;p=d&amp;b=1">36,523</text:a></text:p>
          </table:table-cell>
        </table:table-row>
        <table:table-row table:style-name="ro1">
          <table:table-cell office:value-type="string">
            <text:p><text:a xlink:href="https://finviz.com/quote.ashx?t=NM&amp;ty=c&amp;p=d&amp;b=1">141</text:a></text:p>
          </table:table-cell>
          <table:table-cell office:value-type="string">
            <text:p><text:a xlink:href="https://finviz.com/quote.ashx?t=NM&amp;ty=c&amp;p=d&amp;b=1">NM</text:a></text:p>
            <draw:frame table:end-cell-address="Tabelle1.B141" table:end-x="0.295cm" table:end-y="0.213cm" draw:z-index="7" draw:name="https://finviz.com/gfx/tab_arrow_u.gif" draw:style-name="gr1" draw:text-style-name="P1" svg:width="0.295cm" svg:height="0.211cm" svg:x="0cm" svg:y="0.002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NM&amp;ty=c&amp;p=d&amp;b=1">Navios Maritime Holdings Inc.</text:a></text:p>
          </table:table-cell>
          <table:table-cell office:value-type="string">
            <text:p><text:a xlink:href="https://finviz.com/quote.ashx?t=NM&amp;ty=c&amp;p=d&amp;b=1">Services</text:a></text:p>
          </table:table-cell>
          <table:table-cell office:value-type="string">
            <text:p><text:a xlink:href="https://finviz.com/quote.ashx?t=NM&amp;ty=c&amp;p=d&amp;b=1">Shipping</text:a></text:p>
          </table:table-cell>
          <table:table-cell office:value-type="string">
            <text:p><text:a xlink:href="https://finviz.com/quote.ashx?t=NM&amp;ty=c&amp;p=d&amp;b=1">Monaco</text:a></text:p>
          </table:table-cell>
          <table:table-cell office:value-type="string">
            <text:p><text:a xlink:href="https://finviz.com/quote.ashx?t=NM&amp;ty=c&amp;p=d&amp;b=1">24.31M</text:a></text:p>
          </table:table-cell>
          <table:table-cell office:value-type="string">
            <text:p><text:a xlink:href="https://finviz.com/quote.ashx?t=NM&amp;ty=c&amp;p=d&amp;b=1">-</text:a></text:p>
          </table:table-cell>
          <table:table-cell office:value-type="string">
            <text:p><text:a xlink:href="https://finviz.com/quote.ashx?t=NM&amp;ty=c&amp;p=d&amp;b=1">1.86</text:a></text:p>
          </table:table-cell>
          <table:table-cell office:value-type="string">
            <text:p><text:a xlink:href="https://finviz.com/quote.ashx?t=NM&amp;ty=c&amp;p=d&amp;b=1">-3.22%</text:a></text:p>
          </table:table-cell>
          <table:table-cell office:value-type="string">
            <text:p><text:a xlink:href="https://finviz.com/quote.ashx?t=NM&amp;ty=c&amp;p=d&amp;b=1">20,704</text:a></text:p>
          </table:table-cell>
        </table:table-row>
        <table:table-row table:style-name="ro1">
          <table:table-cell office:value-type="string">
            <text:p><text:a xlink:href="https://finviz.com/quote.ashx?t=NMIH&amp;ty=c&amp;p=d&amp;b=1">142</text:a></text:p>
          </table:table-cell>
          <table:table-cell office:value-type="string">
            <text:p><text:a xlink:href="https://finviz.com/quote.ashx?t=NMIH&amp;ty=c&amp;p=d&amp;b=1">NMIH</text:a></text:p>
          </table:table-cell>
          <table:table-cell office:value-type="string">
            <text:p><text:a xlink:href="https://finviz.com/quote.ashx?t=NMIH&amp;ty=c&amp;p=d&amp;b=1">NMI Holdings, Inc.</text:a></text:p>
          </table:table-cell>
          <table:table-cell office:value-type="string">
            <text:p><text:a xlink:href="https://finviz.com/quote.ashx?t=NMIH&amp;ty=c&amp;p=d&amp;b=1">Financial</text:a></text:p>
          </table:table-cell>
          <table:table-cell office:value-type="string">
            <text:p><text:a xlink:href="https://finviz.com/quote.ashx?t=NMIH&amp;ty=c&amp;p=d&amp;b=1">Surety &amp; Title Insurance</text:a></text:p>
          </table:table-cell>
          <table:table-cell office:value-type="string">
            <text:p><text:a xlink:href="https://finviz.com/quote.ashx?t=NMIH&amp;ty=c&amp;p=d&amp;b=1">USA</text:a></text:p>
          </table:table-cell>
          <table:table-cell office:value-type="string">
            <text:p><text:a xlink:href="https://finviz.com/quote.ashx?t=NMIH&amp;ty=c&amp;p=d&amp;b=1">1.61B</text:a></text:p>
          </table:table-cell>
          <table:table-cell office:value-type="string">
            <text:p><text:a xlink:href="https://finviz.com/quote.ashx?t=NMIH&amp;ty=c&amp;p=d&amp;b=1">12.14</text:a></text:p>
          </table:table-cell>
          <table:table-cell office:value-type="string">
            <text:p><text:a xlink:href="https://finviz.com/quote.ashx?t=NMIH&amp;ty=c&amp;p=d&amp;b=1">24.34</text:a></text:p>
          </table:table-cell>
          <table:table-cell office:value-type="string">
            <text:p><text:a xlink:href="https://finviz.com/quote.ashx?t=NMIH&amp;ty=c&amp;p=d&amp;b=1">0.12%</text:a></text:p>
          </table:table-cell>
          <table:table-cell office:value-type="string">
            <text:p><text:a xlink:href="https://finviz.com/quote.ashx?t=NMIH&amp;ty=c&amp;p=d&amp;b=1">90,863</text:a></text:p>
          </table:table-cell>
        </table:table-row>
        <table:table-row table:style-name="ro1">
          <table:table-cell office:value-type="string">
            <text:p><text:a xlink:href="https://finviz.com/quote.ashx?t=NOA&amp;ty=c&amp;p=d&amp;b=1">143</text:a></text:p>
          </table:table-cell>
          <table:table-cell office:value-type="string">
            <text:p><text:a xlink:href="https://finviz.com/quote.ashx?t=NOA&amp;ty=c&amp;p=d&amp;b=1">NOA</text:a></text:p>
          </table:table-cell>
          <table:table-cell office:value-type="string">
            <text:p><text:a xlink:href="https://finviz.com/quote.ashx?t=NOA&amp;ty=c&amp;p=d&amp;b=1">North American Construction Group Ltd.</text:a></text:p>
          </table:table-cell>
          <table:table-cell office:value-type="string">
            <text:p><text:a xlink:href="https://finviz.com/quote.ashx?t=NOA&amp;ty=c&amp;p=d&amp;b=1">Basic Materials</text:a></text:p>
          </table:table-cell>
          <table:table-cell office:value-type="string">
            <text:p><text:a xlink:href="https://finviz.com/quote.ashx?t=NOA&amp;ty=c&amp;p=d&amp;b=1">Oil &amp; Gas Equipment &amp; Services</text:a></text:p>
          </table:table-cell>
          <table:table-cell office:value-type="string">
            <text:p><text:a xlink:href="https://finviz.com/quote.ashx?t=NOA&amp;ty=c&amp;p=d&amp;b=1">Canada</text:a></text:p>
          </table:table-cell>
          <table:table-cell office:value-type="string">
            <text:p><text:a xlink:href="https://finviz.com/quote.ashx?t=NOA&amp;ty=c&amp;p=d&amp;b=1">336.07M</text:a></text:p>
          </table:table-cell>
          <table:table-cell office:value-type="string">
            <text:p><text:a xlink:href="https://finviz.com/quote.ashx?t=NOA&amp;ty=c&amp;p=d&amp;b=1">32.44</text:a></text:p>
          </table:table-cell>
          <table:table-cell office:value-type="string">
            <text:p><text:a xlink:href="https://finviz.com/quote.ashx?t=NOA&amp;ty=c&amp;p=d&amp;b=1">12.88</text:a></text:p>
          </table:table-cell>
          <table:table-cell office:value-type="string">
            <text:p><text:a xlink:href="https://finviz.com/quote.ashx?t=NOA&amp;ty=c&amp;p=d&amp;b=1">4.21%</text:a></text:p>
          </table:table-cell>
          <table:table-cell office:value-type="string">
            <text:p><text:a xlink:href="https://finviz.com/quote.ashx?t=NOA&amp;ty=c&amp;p=d&amp;b=1">205,806</text:a></text:p>
          </table:table-cell>
        </table:table-row>
        <table:table-row table:style-name="ro1">
          <table:table-cell office:value-type="string">
            <text:p><text:a xlink:href="https://finviz.com/quote.ashx?t=NOG&amp;ty=c&amp;p=d&amp;b=1">144</text:a></text:p>
          </table:table-cell>
          <table:table-cell office:value-type="string">
            <text:p><text:a xlink:href="https://finviz.com/quote.ashx?t=NOG&amp;ty=c&amp;p=d&amp;b=1">NOG</text:a></text:p>
          </table:table-cell>
          <table:table-cell office:value-type="string">
            <text:p><text:a xlink:href="https://finviz.com/quote.ashx?t=NOG&amp;ty=c&amp;p=d&amp;b=1">Northern Oil and Gas, Inc.</text:a></text:p>
          </table:table-cell>
          <table:table-cell office:value-type="string">
            <text:p><text:a xlink:href="https://finviz.com/quote.ashx?t=NOG&amp;ty=c&amp;p=d&amp;b=1">Basic Materials</text:a></text:p>
          </table:table-cell>
          <table:table-cell office:value-type="string">
            <text:p><text:a xlink:href="https://finviz.com/quote.ashx?t=NOG&amp;ty=c&amp;p=d&amp;b=1">Oil &amp; Gas Drilling &amp; Exploration</text:a></text:p>
          </table:table-cell>
          <table:table-cell office:value-type="string">
            <text:p><text:a xlink:href="https://finviz.com/quote.ashx?t=NOG&amp;ty=c&amp;p=d&amp;b=1">USA</text:a></text:p>
          </table:table-cell>
          <table:table-cell office:value-type="string">
            <text:p><text:a xlink:href="https://finviz.com/quote.ashx?t=NOG&amp;ty=c&amp;p=d&amp;b=1">865.56M</text:a></text:p>
          </table:table-cell>
          <table:table-cell office:value-type="string">
            <text:p><text:a xlink:href="https://finviz.com/quote.ashx?t=NOG&amp;ty=c&amp;p=d&amp;b=1">-</text:a></text:p>
          </table:table-cell>
          <table:table-cell office:value-type="string">
            <text:p><text:a xlink:href="https://finviz.com/quote.ashx?t=NOG&amp;ty=c&amp;p=d&amp;b=1">2.39</text:a></text:p>
          </table:table-cell>
          <table:table-cell office:value-type="string">
            <text:p><text:a xlink:href="https://finviz.com/quote.ashx?t=NOG&amp;ty=c&amp;p=d&amp;b=1">3.91%</text:a></text:p>
          </table:table-cell>
          <table:table-cell office:value-type="string">
            <text:p><text:a xlink:href="https://finviz.com/quote.ashx?t=NOG&amp;ty=c&amp;p=d&amp;b=1">2,522,774</text:a></text:p>
          </table:table-cell>
        </table:table-row>
        <table:table-row table:style-name="ro1">
          <table:table-cell office:value-type="string">
            <text:p><text:a xlink:href="https://finviz.com/quote.ashx?t=NOV&amp;ty=c&amp;p=d&amp;b=1">145</text:a></text:p>
          </table:table-cell>
          <table:table-cell office:value-type="string">
            <text:p><text:a xlink:href="https://finviz.com/quote.ashx?t=NOV&amp;ty=c&amp;p=d&amp;b=1">NOV</text:a></text:p>
          </table:table-cell>
          <table:table-cell office:value-type="string">
            <text:p><text:a xlink:href="https://finviz.com/quote.ashx?t=NOV&amp;ty=c&amp;p=d&amp;b=1">National Oilwell Varco, Inc.</text:a></text:p>
          </table:table-cell>
          <table:table-cell office:value-type="string">
            <text:p><text:a xlink:href="https://finviz.com/quote.ashx?t=NOV&amp;ty=c&amp;p=d&amp;b=1">Basic Materials</text:a></text:p>
          </table:table-cell>
          <table:table-cell office:value-type="string">
            <text:p><text:a xlink:href="https://finviz.com/quote.ashx?t=NOV&amp;ty=c&amp;p=d&amp;b=1">Oil &amp; Gas Equipment &amp; Services</text:a></text:p>
          </table:table-cell>
          <table:table-cell office:value-type="string">
            <text:p><text:a xlink:href="https://finviz.com/quote.ashx?t=NOV&amp;ty=c&amp;p=d&amp;b=1">USA</text:a></text:p>
          </table:table-cell>
          <table:table-cell office:value-type="string">
            <text:p><text:a xlink:href="https://finviz.com/quote.ashx?t=NOV&amp;ty=c&amp;p=d&amp;b=1">11.03B</text:a></text:p>
          </table:table-cell>
          <table:table-cell office:value-type="string">
            <text:p><text:a xlink:href="https://finviz.com/quote.ashx?t=NOV&amp;ty=c&amp;p=d&amp;b=1">-</text:a></text:p>
          </table:table-cell>
          <table:table-cell office:value-type="string">
            <text:p><text:a xlink:href="https://finviz.com/quote.ashx?t=NOV&amp;ty=c&amp;p=d&amp;b=1">28.86</text:a></text:p>
          </table:table-cell>
          <table:table-cell office:value-type="string">
            <text:p><text:a xlink:href="https://finviz.com/quote.ashx?t=NOV&amp;ty=c&amp;p=d&amp;b=1">1.32%</text:a></text:p>
          </table:table-cell>
          <table:table-cell office:value-type="string">
            <text:p><text:a xlink:href="https://finviz.com/quote.ashx?t=NOV&amp;ty=c&amp;p=d&amp;b=1">2,444,165</text:a></text:p>
          </table:table-cell>
        </table:table-row>
        <table:table-row table:style-name="ro1">
          <table:table-cell office:value-type="string">
            <text:p><text:a xlink:href="https://finviz.com/quote.ashx?t=NOW&amp;ty=c&amp;p=d&amp;b=1">146</text:a></text:p>
          </table:table-cell>
          <table:table-cell office:value-type="string">
            <text:p><text:a xlink:href="https://finviz.com/quote.ashx?t=NOW&amp;ty=c&amp;p=d&amp;b=1">NOW</text:a></text:p>
          </table:table-cell>
          <table:table-cell office:value-type="string">
            <text:p><text:a xlink:href="https://finviz.com/quote.ashx?t=NOW&amp;ty=c&amp;p=d&amp;b=1">ServiceNow, Inc.</text:a></text:p>
          </table:table-cell>
          <table:table-cell office:value-type="string">
            <text:p><text:a xlink:href="https://finviz.com/quote.ashx?t=NOW&amp;ty=c&amp;p=d&amp;b=1">Technology</text:a></text:p>
          </table:table-cell>
          <table:table-cell office:value-type="string">
            <text:p><text:a xlink:href="https://finviz.com/quote.ashx?t=NOW&amp;ty=c&amp;p=d&amp;b=1">Information Technology Services</text:a></text:p>
          </table:table-cell>
          <table:table-cell office:value-type="string">
            <text:p><text:a xlink:href="https://finviz.com/quote.ashx?t=NOW&amp;ty=c&amp;p=d&amp;b=1">USA</text:a></text:p>
          </table:table-cell>
          <table:table-cell office:value-type="string">
            <text:p><text:a xlink:href="https://finviz.com/quote.ashx?t=NOW&amp;ty=c&amp;p=d&amp;b=1">42.22B</text:a></text:p>
          </table:table-cell>
          <table:table-cell office:value-type="string">
            <text:p><text:a xlink:href="https://finviz.com/quote.ashx?t=NOW&amp;ty=c&amp;p=d&amp;b=1">-</text:a></text:p>
          </table:table-cell>
          <table:table-cell office:value-type="string">
            <text:p><text:a xlink:href="https://finviz.com/quote.ashx?t=NOW&amp;ty=c&amp;p=d&amp;b=1">239.32</text:a></text:p>
          </table:table-cell>
          <table:table-cell office:value-type="string">
            <text:p><text:a xlink:href="https://finviz.com/quote.ashx?t=NOW&amp;ty=c&amp;p=d&amp;b=1">1.32%</text:a></text:p>
          </table:table-cell>
          <table:table-cell office:value-type="string">
            <text:p><text:a xlink:href="https://finviz.com/quote.ashx?t=NOW&amp;ty=c&amp;p=d&amp;b=1">895,099</text:a></text:p>
          </table:table-cell>
        </table:table-row>
        <table:table-row table:style-name="ro1">
          <table:table-cell office:value-type="string">
            <text:p><text:a xlink:href="https://finviz.com/quote.ashx?t=NR&amp;ty=c&amp;p=d&amp;b=1">147</text:a></text:p>
          </table:table-cell>
          <table:table-cell office:value-type="string">
            <text:p><text:a xlink:href="https://finviz.com/quote.ashx?t=NR&amp;ty=c&amp;p=d&amp;b=1">NR</text:a></text:p>
          </table:table-cell>
          <table:table-cell office:value-type="string">
            <text:p><text:a xlink:href="https://finviz.com/quote.ashx?t=NR&amp;ty=c&amp;p=d&amp;b=1">Newpark Resources, Inc.</text:a></text:p>
          </table:table-cell>
          <table:table-cell office:value-type="string">
            <text:p><text:a xlink:href="https://finviz.com/quote.ashx?t=NR&amp;ty=c&amp;p=d&amp;b=1">Basic Materials</text:a></text:p>
          </table:table-cell>
          <table:table-cell office:value-type="string">
            <text:p><text:a xlink:href="https://finviz.com/quote.ashx?t=NR&amp;ty=c&amp;p=d&amp;b=1">Oil &amp; Gas Equipment &amp; Services</text:a></text:p>
          </table:table-cell>
          <table:table-cell office:value-type="string">
            <text:p><text:a xlink:href="https://finviz.com/quote.ashx?t=NR&amp;ty=c&amp;p=d&amp;b=1">USA</text:a></text:p>
          </table:table-cell>
          <table:table-cell office:value-type="string">
            <text:p><text:a xlink:href="https://finviz.com/quote.ashx?t=NR&amp;ty=c&amp;p=d&amp;b=1">832.52M</text:a></text:p>
          </table:table-cell>
          <table:table-cell office:value-type="string">
            <text:p><text:a xlink:href="https://finviz.com/quote.ashx?t=NR&amp;ty=c&amp;p=d&amp;b=1">26.11</text:a></text:p>
          </table:table-cell>
          <table:table-cell office:value-type="string">
            <text:p><text:a xlink:href="https://finviz.com/quote.ashx?t=NR&amp;ty=c&amp;p=d&amp;b=1">9.03</text:a></text:p>
          </table:table-cell>
          <table:table-cell office:value-type="string">
            <text:p><text:a xlink:href="https://finviz.com/quote.ashx?t=NR&amp;ty=c&amp;p=d&amp;b=1">-0.33%</text:a></text:p>
          </table:table-cell>
          <table:table-cell office:value-type="string">
            <text:p><text:a xlink:href="https://finviz.com/quote.ashx?t=NR&amp;ty=c&amp;p=d&amp;b=1">236,988</text:a></text:p>
          </table:table-cell>
        </table:table-row>
        <table:table-row table:style-name="ro1">
          <table:table-cell office:value-type="string">
            <text:p><text:a xlink:href="https://finviz.com/quote.ashx?t=NSP&amp;ty=c&amp;p=d&amp;b=1">148</text:a></text:p>
          </table:table-cell>
          <table:table-cell office:value-type="string">
            <text:p><text:a xlink:href="https://finviz.com/quote.ashx?t=NSP&amp;ty=c&amp;p=d&amp;b=1">NSP</text:a></text:p>
          </table:table-cell>
          <table:table-cell office:value-type="string">
            <text:p><text:a xlink:href="https://finviz.com/quote.ashx?t=NSP&amp;ty=c&amp;p=d&amp;b=1">Insperity, Inc.</text:a></text:p>
          </table:table-cell>
          <table:table-cell office:value-type="string">
            <text:p><text:a xlink:href="https://finviz.com/quote.ashx?t=NSP&amp;ty=c&amp;p=d&amp;b=1">Services</text:a></text:p>
          </table:table-cell>
          <table:table-cell office:value-type="string">
            <text:p><text:a xlink:href="https://finviz.com/quote.ashx?t=NSP&amp;ty=c&amp;p=d&amp;b=1">Business Services</text:a></text:p>
          </table:table-cell>
          <table:table-cell office:value-type="string">
            <text:p><text:a xlink:href="https://finviz.com/quote.ashx?t=NSP&amp;ty=c&amp;p=d&amp;b=1">USA</text:a></text:p>
          </table:table-cell>
          <table:table-cell office:value-type="string">
            <text:p><text:a xlink:href="https://finviz.com/quote.ashx?t=NSP&amp;ty=c&amp;p=d&amp;b=1">5.11B</text:a></text:p>
          </table:table-cell>
          <table:table-cell office:value-type="string">
            <text:p><text:a xlink:href="https://finviz.com/quote.ashx?t=NSP&amp;ty=c&amp;p=d&amp;b=1">39.14</text:a></text:p>
          </table:table-cell>
          <table:table-cell office:value-type="string">
            <text:p><text:a xlink:href="https://finviz.com/quote.ashx?t=NSP&amp;ty=c&amp;p=d&amp;b=1">126.09</text:a></text:p>
          </table:table-cell>
          <table:table-cell office:value-type="string">
            <text:p><text:a xlink:href="https://finviz.com/quote.ashx?t=NSP&amp;ty=c&amp;p=d&amp;b=1">-0.02%</text:a></text:p>
          </table:table-cell>
          <table:table-cell office:value-type="string">
            <text:p><text:a xlink:href="https://finviz.com/quote.ashx?t=NSP&amp;ty=c&amp;p=d&amp;b=1">145,114</text:a></text:p>
          </table:table-cell>
        </table:table-row>
        <table:table-row table:style-name="ro1">
          <table:table-cell office:value-type="string">
            <text:p><text:a xlink:href="https://finviz.com/quote.ashx?t=NSSC&amp;ty=c&amp;p=d&amp;b=1">149</text:a></text:p>
          </table:table-cell>
          <table:table-cell office:value-type="string">
            <text:p><text:a xlink:href="https://finviz.com/quote.ashx?t=NSSC&amp;ty=c&amp;p=d&amp;b=1">NSSC</text:a></text:p>
          </table:table-cell>
          <table:table-cell office:value-type="string">
            <text:p><text:a xlink:href="https://finviz.com/quote.ashx?t=NSSC&amp;ty=c&amp;p=d&amp;b=1">Napco Security Technologies, Inc.</text:a></text:p>
          </table:table-cell>
          <table:table-cell office:value-type="string">
            <text:p><text:a xlink:href="https://finviz.com/quote.ashx?t=NSSC&amp;ty=c&amp;p=d&amp;b=1">Services</text:a></text:p>
          </table:table-cell>
          <table:table-cell office:value-type="string">
            <text:p><text:a xlink:href="https://finviz.com/quote.ashx?t=NSSC&amp;ty=c&amp;p=d&amp;b=1">Security &amp; Protection Services</text:a></text:p>
          </table:table-cell>
          <table:table-cell office:value-type="string">
            <text:p><text:a xlink:href="https://finviz.com/quote.ashx?t=NSSC&amp;ty=c&amp;p=d&amp;b=1">USA</text:a></text:p>
          </table:table-cell>
          <table:table-cell office:value-type="string">
            <text:p><text:a xlink:href="https://finviz.com/quote.ashx?t=NSSC&amp;ty=c&amp;p=d&amp;b=1">373.61M</text:a></text:p>
          </table:table-cell>
          <table:table-cell office:value-type="string">
            <text:p><text:a xlink:href="https://finviz.com/quote.ashx?t=NSSC&amp;ty=c&amp;p=d&amp;b=1">36.36</text:a></text:p>
          </table:table-cell>
          <table:table-cell office:value-type="string">
            <text:p><text:a xlink:href="https://finviz.com/quote.ashx?t=NSSC&amp;ty=c&amp;p=d&amp;b=1">20.41</text:a></text:p>
          </table:table-cell>
          <table:table-cell office:value-type="string">
            <text:p><text:a xlink:href="https://finviz.com/quote.ashx?t=NSSC&amp;ty=c&amp;p=d&amp;b=1">0.79%</text:a></text:p>
          </table:table-cell>
          <table:table-cell office:value-type="string">
            <text:p><text:a xlink:href="https://finviz.com/quote.ashx?t=NSSC&amp;ty=c&amp;p=d&amp;b=1">53,180</text:a></text:p>
          </table:table-cell>
        </table:table-row>
        <table:table-row table:style-name="ro1">
          <table:table-cell office:value-type="string">
            <text:p><text:a xlink:href="https://finviz.com/quote.ashx?t=NTN&amp;ty=c&amp;p=d&amp;b=1">150</text:a></text:p>
          </table:table-cell>
          <table:table-cell office:value-type="string">
            <text:p><text:a xlink:href="https://finviz.com/quote.ashx?t=NTN&amp;ty=c&amp;p=d&amp;b=1">NTN</text:a></text:p>
          </table:table-cell>
          <table:table-cell office:value-type="string">
            <text:p><text:a xlink:href="https://finviz.com/quote.ashx?t=NTN&amp;ty=c&amp;p=d&amp;b=1">NTN Buzztime, Inc.</text:a></text:p>
          </table:table-cell>
          <table:table-cell office:value-type="string">
            <text:p><text:a xlink:href="https://finviz.com/quote.ashx?t=NTN&amp;ty=c&amp;p=d&amp;b=1">Services</text:a></text:p>
          </table:table-cell>
          <table:table-cell office:value-type="string">
            <text:p><text:a xlink:href="https://finviz.com/quote.ashx?t=NTN&amp;ty=c&amp;p=d&amp;b=1">Broadcasting - TV</text:a></text:p>
          </table:table-cell>
          <table:table-cell office:value-type="string">
            <text:p><text:a xlink:href="https://finviz.com/quote.ashx?t=NTN&amp;ty=c&amp;p=d&amp;b=1">USA</text:a></text:p>
          </table:table-cell>
          <table:table-cell office:value-type="string">
            <text:p><text:a xlink:href="https://finviz.com/quote.ashx?t=NTN&amp;ty=c&amp;p=d&amp;b=1">11.00M</text:a></text:p>
          </table:table-cell>
          <table:table-cell office:value-type="string">
            <text:p><text:a xlink:href="https://finviz.com/quote.ashx?t=NTN&amp;ty=c&amp;p=d&amp;b=1">0.00</text:a></text:p>
          </table:table-cell>
          <table:table-cell office:value-type="string">
            <text:p><text:a xlink:href="https://finviz.com/quote.ashx?t=NTN&amp;ty=c&amp;p=d&amp;b=1">3.53</text:a></text:p>
          </table:table-cell>
          <table:table-cell office:value-type="string">
            <text:p><text:a xlink:href="https://finviz.com/quote.ashx?t=NTN&amp;ty=c&amp;p=d&amp;b=1">-5.43%</text:a></text:p>
          </table:table-cell>
          <table:table-cell office:value-type="string">
            <text:p><text:a xlink:href="https://finviz.com/quote.ashx?t=NTN&amp;ty=c&amp;p=d&amp;b=1">5,344</text:a></text:p>
          </table:table-cell>
        </table:table-row>
        <table:table-row table:style-name="ro1">
          <table:table-cell office:value-type="string">
            <text:p><text:a xlink:href="https://finviz.com/quote.ashx?t=NVTA&amp;ty=c&amp;p=d&amp;b=1">151</text:a></text:p>
          </table:table-cell>
          <table:table-cell office:value-type="string">
            <text:p><text:a xlink:href="https://finviz.com/quote.ashx?t=NVTA&amp;ty=c&amp;p=d&amp;b=1">NVTA</text:a></text:p>
          </table:table-cell>
          <table:table-cell office:value-type="string">
            <text:p><text:a xlink:href="https://finviz.com/quote.ashx?t=NVTA&amp;ty=c&amp;p=d&amp;b=1">Invitae Corporation</text:a></text:p>
          </table:table-cell>
          <table:table-cell office:value-type="string">
            <text:p><text:a xlink:href="https://finviz.com/quote.ashx?t=NVTA&amp;ty=c&amp;p=d&amp;b=1">Healthcare</text:a></text:p>
          </table:table-cell>
          <table:table-cell office:value-type="string">
            <text:p><text:a xlink:href="https://finviz.com/quote.ashx?t=NVTA&amp;ty=c&amp;p=d&amp;b=1">Medical Laboratories &amp; Research</text:a></text:p>
          </table:table-cell>
          <table:table-cell office:value-type="string">
            <text:p><text:a xlink:href="https://finviz.com/quote.ashx?t=NVTA&amp;ty=c&amp;p=d&amp;b=1">USA</text:a></text:p>
          </table:table-cell>
          <table:table-cell office:value-type="string">
            <text:p><text:a xlink:href="https://finviz.com/quote.ashx?t=NVTA&amp;ty=c&amp;p=d&amp;b=1">1.42B</text:a></text:p>
          </table:table-cell>
          <table:table-cell office:value-type="string">
            <text:p><text:a xlink:href="https://finviz.com/quote.ashx?t=NVTA&amp;ty=c&amp;p=d&amp;b=1">-</text:a></text:p>
          </table:table-cell>
          <table:table-cell office:value-type="string">
            <text:p><text:a xlink:href="https://finviz.com/quote.ashx?t=NVTA&amp;ty=c&amp;p=d&amp;b=1">20.49</text:a></text:p>
          </table:table-cell>
          <table:table-cell office:value-type="string">
            <text:p><text:a xlink:href="https://finviz.com/quote.ashx?t=NVTA&amp;ty=c&amp;p=d&amp;b=1">4.49%</text:a></text:p>
          </table:table-cell>
          <table:table-cell office:value-type="string">
            <text:p><text:a xlink:href="https://finviz.com/quote.ashx?t=NVTA&amp;ty=c&amp;p=d&amp;b=1">1,086,454</text:a></text:p>
          </table:table-cell>
        </table:table-row>
        <table:table-row table:style-name="ro1">
          <table:table-cell office:value-type="string">
            <text:p><text:a xlink:href="https://finviz.com/quote.ashx?t=NXTD&amp;ty=c&amp;p=d&amp;b=1">152</text:a></text:p>
          </table:table-cell>
          <table:table-cell office:value-type="string">
            <text:p><text:a xlink:href="https://finviz.com/quote.ashx?t=NXTD&amp;ty=c&amp;p=d&amp;b=1">NXTD</text:a></text:p>
          </table:table-cell>
          <table:table-cell office:value-type="string">
            <text:p><text:a xlink:href="https://finviz.com/quote.ashx?t=NXTD&amp;ty=c&amp;p=d&amp;b=1">Nxt-ID, Inc.</text:a></text:p>
          </table:table-cell>
          <table:table-cell office:value-type="string">
            <text:p><text:a xlink:href="https://finviz.com/quote.ashx?t=NXTD&amp;ty=c&amp;p=d&amp;b=1">Services</text:a></text:p>
          </table:table-cell>
          <table:table-cell office:value-type="string">
            <text:p><text:a xlink:href="https://finviz.com/quote.ashx?t=NXTD&amp;ty=c&amp;p=d&amp;b=1">Security &amp; Protection Services</text:a></text:p>
          </table:table-cell>
          <table:table-cell office:value-type="string">
            <text:p><text:a xlink:href="https://finviz.com/quote.ashx?t=NXTD&amp;ty=c&amp;p=d&amp;b=1">USA</text:a></text:p>
          </table:table-cell>
          <table:table-cell office:value-type="string">
            <text:p><text:a xlink:href="https://finviz.com/quote.ashx?t=NXTD&amp;ty=c&amp;p=d&amp;b=1">29.38M</text:a></text:p>
          </table:table-cell>
          <table:table-cell office:value-type="string">
            <text:p><text:a xlink:href="https://finviz.com/quote.ashx?t=NXTD&amp;ty=c&amp;p=d&amp;b=1">-</text:a></text:p>
          </table:table-cell>
          <table:table-cell office:value-type="string">
            <text:p><text:a xlink:href="https://finviz.com/quote.ashx?t=NXTD&amp;ty=c&amp;p=d&amp;b=1">1.04</text:a></text:p>
          </table:table-cell>
          <table:table-cell office:value-type="string">
            <text:p><text:a xlink:href="https://finviz.com/quote.ashx?t=NXTD&amp;ty=c&amp;p=d&amp;b=1">-13.48%</text:a></text:p>
          </table:table-cell>
          <table:table-cell office:value-type="string">
            <text:p><text:a xlink:href="https://finviz.com/quote.ashx?t=NXTD&amp;ty=c&amp;p=d&amp;b=1">596,778</text:a></text:p>
          </table:table-cell>
        </table:table-row>
        <table:table-row table:style-name="ro1">
          <table:table-cell office:value-type="string">
            <text:p><text:a xlink:href="https://finviz.com/quote.ashx?t=OLBK&amp;ty=c&amp;p=d&amp;b=1">153</text:a></text:p>
          </table:table-cell>
          <table:table-cell office:value-type="string">
            <text:p><text:a xlink:href="https://finviz.com/quote.ashx?t=OLBK&amp;ty=c&amp;p=d&amp;b=1">OLBK</text:a></text:p>
          </table:table-cell>
          <table:table-cell office:value-type="string">
            <text:p><text:a xlink:href="https://finviz.com/quote.ashx?t=OLBK&amp;ty=c&amp;p=d&amp;b=1">Old Line Bancshares, Inc.</text:a></text:p>
          </table:table-cell>
          <table:table-cell office:value-type="string">
            <text:p><text:a xlink:href="https://finviz.com/quote.ashx?t=OLBK&amp;ty=c&amp;p=d&amp;b=1">Financial</text:a></text:p>
          </table:table-cell>
          <table:table-cell office:value-type="string">
            <text:p><text:a xlink:href="https://finviz.com/quote.ashx?t=OLBK&amp;ty=c&amp;p=d&amp;b=1">Regional - Mid-Atlantic Banks</text:a></text:p>
          </table:table-cell>
          <table:table-cell office:value-type="string">
            <text:p><text:a xlink:href="https://finviz.com/quote.ashx?t=OLBK&amp;ty=c&amp;p=d&amp;b=1">USA</text:a></text:p>
          </table:table-cell>
          <table:table-cell office:value-type="string">
            <text:p><text:a xlink:href="https://finviz.com/quote.ashx?t=OLBK&amp;ty=c&amp;p=d&amp;b=1">472.59M</text:a></text:p>
          </table:table-cell>
          <table:table-cell office:value-type="string">
            <text:p><text:a xlink:href="https://finviz.com/quote.ashx?t=OLBK&amp;ty=c&amp;p=d&amp;b=1">16.68</text:a></text:p>
          </table:table-cell>
          <table:table-cell office:value-type="string">
            <text:p><text:a xlink:href="https://finviz.com/quote.ashx?t=OLBK&amp;ty=c&amp;p=d&amp;b=1">28.72</text:a></text:p>
          </table:table-cell>
          <table:table-cell office:value-type="string">
            <text:p><text:a xlink:href="https://finviz.com/quote.ashx?t=OLBK&amp;ty=c&amp;p=d&amp;b=1">0.45%</text:a></text:p>
          </table:table-cell>
          <table:table-cell office:value-type="string">
            <text:p><text:a xlink:href="https://finviz.com/quote.ashx?t=OLBK&amp;ty=c&amp;p=d&amp;b=1">8,506</text:a></text:p>
          </table:table-cell>
        </table:table-row>
        <table:table-row table:style-name="ro1">
          <table:table-cell office:value-type="string">
            <text:p><text:a xlink:href="https://finviz.com/quote.ashx?t=OLLI&amp;ty=c&amp;p=d&amp;b=1">154</text:a></text:p>
          </table:table-cell>
          <table:table-cell office:value-type="string">
            <text:p><text:a xlink:href="https://finviz.com/quote.ashx?t=OLLI&amp;ty=c&amp;p=d&amp;b=1">OLLI</text:a></text:p>
          </table:table-cell>
          <table:table-cell office:value-type="string">
            <text:p><text:a xlink:href="https://finviz.com/quote.ashx?t=OLLI&amp;ty=c&amp;p=d&amp;b=1">Ollie's Bargain Outlet Holdings, Inc.</text:a></text:p>
          </table:table-cell>
          <table:table-cell office:value-type="string">
            <text:p><text:a xlink:href="https://finviz.com/quote.ashx?t=OLLI&amp;ty=c&amp;p=d&amp;b=1">Services</text:a></text:p>
          </table:table-cell>
          <table:table-cell office:value-type="string">
            <text:p><text:a xlink:href="https://finviz.com/quote.ashx?t=OLLI&amp;ty=c&amp;p=d&amp;b=1">Discount, Variety Stores</text:a></text:p>
          </table:table-cell>
          <table:table-cell office:value-type="string">
            <text:p><text:a xlink:href="https://finviz.com/quote.ashx?t=OLLI&amp;ty=c&amp;p=d&amp;b=1">USA</text:a></text:p>
          </table:table-cell>
          <table:table-cell office:value-type="string">
            <text:p><text:a xlink:href="https://finviz.com/quote.ashx?t=OLLI&amp;ty=c&amp;p=d&amp;b=1">5.46B</text:a></text:p>
          </table:table-cell>
          <table:table-cell office:value-type="string">
            <text:p><text:a xlink:href="https://finviz.com/quote.ashx?t=OLLI&amp;ty=c&amp;p=d&amp;b=1">37.11</text:a></text:p>
          </table:table-cell>
          <table:table-cell office:value-type="string">
            <text:p><text:a xlink:href="https://finviz.com/quote.ashx?t=OLLI&amp;ty=c&amp;p=d&amp;b=1">88.91</text:a></text:p>
          </table:table-cell>
          <table:table-cell office:value-type="string">
            <text:p><text:a xlink:href="https://finviz.com/quote.ashx?t=OLLI&amp;ty=c&amp;p=d&amp;b=1">1.38%</text:a></text:p>
          </table:table-cell>
          <table:table-cell office:value-type="string">
            <text:p><text:a xlink:href="https://finviz.com/quote.ashx?t=OLLI&amp;ty=c&amp;p=d&amp;b=1">467,230</text:a></text:p>
          </table:table-cell>
        </table:table-row>
        <table:table-row table:style-name="ro1">
          <table:table-cell office:value-type="string">
            <text:p><text:a xlink:href="https://finviz.com/quote.ashx?t=ONDK&amp;ty=c&amp;p=d&amp;b=1">155</text:a></text:p>
          </table:table-cell>
          <table:table-cell office:value-type="string">
            <text:p><text:a xlink:href="https://finviz.com/quote.ashx?t=ONDK&amp;ty=c&amp;p=d&amp;b=1">ONDK</text:a></text:p>
          </table:table-cell>
          <table:table-cell office:value-type="string">
            <text:p><text:a xlink:href="https://finviz.com/quote.ashx?t=ONDK&amp;ty=c&amp;p=d&amp;b=1">On Deck Capital, Inc.</text:a></text:p>
          </table:table-cell>
          <table:table-cell office:value-type="string">
            <text:p><text:a xlink:href="https://finviz.com/quote.ashx?t=ONDK&amp;ty=c&amp;p=d&amp;b=1">Financial</text:a></text:p>
          </table:table-cell>
          <table:table-cell office:value-type="string">
            <text:p><text:a xlink:href="https://finviz.com/quote.ashx?t=ONDK&amp;ty=c&amp;p=d&amp;b=1">Credit Services</text:a></text:p>
          </table:table-cell>
          <table:table-cell office:value-type="string">
            <text:p><text:a xlink:href="https://finviz.com/quote.ashx?t=ONDK&amp;ty=c&amp;p=d&amp;b=1">USA</text:a></text:p>
          </table:table-cell>
          <table:table-cell office:value-type="string">
            <text:p><text:a xlink:href="https://finviz.com/quote.ashx?t=ONDK&amp;ty=c&amp;p=d&amp;b=1">448.67M</text:a></text:p>
          </table:table-cell>
          <table:table-cell office:value-type="string">
            <text:p><text:a xlink:href="https://finviz.com/quote.ashx?t=ONDK&amp;ty=c&amp;p=d&amp;b=1">17.39</text:a></text:p>
          </table:table-cell>
          <table:table-cell office:value-type="string">
            <text:p><text:a xlink:href="https://finviz.com/quote.ashx?t=ONDK&amp;ty=c&amp;p=d&amp;b=1">6.09</text:a></text:p>
          </table:table-cell>
          <table:table-cell office:value-type="string">
            <text:p><text:a xlink:href="https://finviz.com/quote.ashx?t=ONDK&amp;ty=c&amp;p=d&amp;b=1">0.58%</text:a></text:p>
          </table:table-cell>
          <table:table-cell office:value-type="string">
            <text:p><text:a xlink:href="https://finviz.com/quote.ashx?t=ONDK&amp;ty=c&amp;p=d&amp;b=1">284,903</text:a></text:p>
          </table:table-cell>
        </table:table-row>
        <table:table-row table:style-name="ro1">
          <table:table-cell office:value-type="string">
            <text:p><text:a xlink:href="https://finviz.com/quote.ashx?t=ORRF&amp;ty=c&amp;p=d&amp;b=1">156</text:a></text:p>
          </table:table-cell>
          <table:table-cell office:value-type="string">
            <text:p><text:a xlink:href="https://finviz.com/quote.ashx?t=ORRF&amp;ty=c&amp;p=d&amp;b=1">ORRF</text:a></text:p>
          </table:table-cell>
          <table:table-cell office:value-type="string">
            <text:p><text:a xlink:href="https://finviz.com/quote.ashx?t=ORRF&amp;ty=c&amp;p=d&amp;b=1">Orrstown Financial Services, Inc.</text:a></text:p>
          </table:table-cell>
          <table:table-cell office:value-type="string">
            <text:p><text:a xlink:href="https://finviz.com/quote.ashx?t=ORRF&amp;ty=c&amp;p=d&amp;b=1">Financial</text:a></text:p>
          </table:table-cell>
          <table:table-cell office:value-type="string">
            <text:p><text:a xlink:href="https://finviz.com/quote.ashx?t=ORRF&amp;ty=c&amp;p=d&amp;b=1">Regional - Northeast Banks</text:a></text:p>
          </table:table-cell>
          <table:table-cell office:value-type="string">
            <text:p><text:a xlink:href="https://finviz.com/quote.ashx?t=ORRF&amp;ty=c&amp;p=d&amp;b=1">USA</text:a></text:p>
          </table:table-cell>
          <table:table-cell office:value-type="string">
            <text:p><text:a xlink:href="https://finviz.com/quote.ashx?t=ORRF&amp;ty=c&amp;p=d&amp;b=1">192.09M</text:a></text:p>
          </table:table-cell>
          <table:table-cell office:value-type="string">
            <text:p><text:a xlink:href="https://finviz.com/quote.ashx?t=ORRF&amp;ty=c&amp;p=d&amp;b=1">13.45</text:a></text:p>
          </table:table-cell>
          <table:table-cell office:value-type="string">
            <text:p><text:a xlink:href="https://finviz.com/quote.ashx?t=ORRF&amp;ty=c&amp;p=d&amp;b=1">20.43</text:a></text:p>
          </table:table-cell>
          <table:table-cell office:value-type="string">
            <text:p><text:a xlink:href="https://finviz.com/quote.ashx?t=ORRF&amp;ty=c&amp;p=d&amp;b=1">-0.87%</text:a></text:p>
          </table:table-cell>
          <table:table-cell office:value-type="string">
            <text:p><text:a xlink:href="https://finviz.com/quote.ashx?t=ORRF&amp;ty=c&amp;p=d&amp;b=1">3,466</text:a></text:p>
          </table:table-cell>
        </table:table-row>
        <table:table-row table:style-name="ro1">
          <table:table-cell office:value-type="string">
            <text:p><text:a xlink:href="https://finviz.com/quote.ashx?t=OTIV&amp;ty=c&amp;p=d&amp;b=1">157</text:a></text:p>
          </table:table-cell>
          <table:table-cell office:value-type="string">
            <text:p><text:a xlink:href="https://finviz.com/quote.ashx?t=OTIV&amp;ty=c&amp;p=d&amp;b=1">OTIV</text:a></text:p>
          </table:table-cell>
          <table:table-cell office:value-type="string">
            <text:p><text:a xlink:href="https://finviz.com/quote.ashx?t=OTIV&amp;ty=c&amp;p=d&amp;b=1">On Track Innovations Ltd.</text:a></text:p>
          </table:table-cell>
          <table:table-cell office:value-type="string">
            <text:p><text:a xlink:href="https://finviz.com/quote.ashx?t=OTIV&amp;ty=c&amp;p=d&amp;b=1">Consumer Goods</text:a></text:p>
          </table:table-cell>
          <table:table-cell office:value-type="string">
            <text:p><text:a xlink:href="https://finviz.com/quote.ashx?t=OTIV&amp;ty=c&amp;p=d&amp;b=1">Business Equipment</text:a></text:p>
          </table:table-cell>
          <table:table-cell office:value-type="string">
            <text:p><text:a xlink:href="https://finviz.com/quote.ashx?t=OTIV&amp;ty=c&amp;p=d&amp;b=1">Israel</text:a></text:p>
          </table:table-cell>
          <table:table-cell office:value-type="string">
            <text:p><text:a xlink:href="https://finviz.com/quote.ashx?t=OTIV&amp;ty=c&amp;p=d&amp;b=1">32.00M</text:a></text:p>
          </table:table-cell>
          <table:table-cell office:value-type="string">
            <text:p><text:a xlink:href="https://finviz.com/quote.ashx?t=OTIV&amp;ty=c&amp;p=d&amp;b=1">-</text:a></text:p>
          </table:table-cell>
          <table:table-cell office:value-type="string">
            <text:p><text:a xlink:href="https://finviz.com/quote.ashx?t=OTIV&amp;ty=c&amp;p=d&amp;b=1">0.80</text:a></text:p>
          </table:table-cell>
          <table:table-cell office:value-type="string">
            <text:p><text:a xlink:href="https://finviz.com/quote.ashx?t=OTIV&amp;ty=c&amp;p=d&amp;b=1">1.24%</text:a></text:p>
          </table:table-cell>
          <table:table-cell office:value-type="string">
            <text:p><text:a xlink:href="https://finviz.com/quote.ashx?t=OTIV&amp;ty=c&amp;p=d&amp;b=1">22,828</text:a></text:p>
          </table:table-cell>
        </table:table-row>
        <table:table-row table:style-name="ro1">
          <table:table-cell office:value-type="string">
            <text:p><text:a xlink:href="https://finviz.com/quote.ashx?t=PANW&amp;ty=c&amp;p=d&amp;b=1">158</text:a></text:p>
          </table:table-cell>
          <table:table-cell office:value-type="string">
            <text:p><text:a xlink:href="https://finviz.com/quote.ashx?t=PANW&amp;ty=c&amp;p=d&amp;b=1">PANW</text:a></text:p>
          </table:table-cell>
          <table:table-cell office:value-type="string">
            <text:p><text:a xlink:href="https://finviz.com/quote.ashx?t=PANW&amp;ty=c&amp;p=d&amp;b=1">Palo Alto Networks, Inc.</text:a></text:p>
          </table:table-cell>
          <table:table-cell office:value-type="string">
            <text:p><text:a xlink:href="https://finviz.com/quote.ashx?t=PANW&amp;ty=c&amp;p=d&amp;b=1">Technology</text:a></text:p>
          </table:table-cell>
          <table:table-cell office:value-type="string">
            <text:p><text:a xlink:href="https://finviz.com/quote.ashx?t=PANW&amp;ty=c&amp;p=d&amp;b=1">Networking &amp; Communication Devices</text:a></text:p>
          </table:table-cell>
          <table:table-cell office:value-type="string">
            <text:p><text:a xlink:href="https://finviz.com/quote.ashx?t=PANW&amp;ty=c&amp;p=d&amp;b=1">USA</text:a></text:p>
          </table:table-cell>
          <table:table-cell office:value-type="string">
            <text:p><text:a xlink:href="https://finviz.com/quote.ashx?t=PANW&amp;ty=c&amp;p=d&amp;b=1">21.97B</text:a></text:p>
          </table:table-cell>
          <table:table-cell office:value-type="string">
            <text:p><text:a xlink:href="https://finviz.com/quote.ashx?t=PANW&amp;ty=c&amp;p=d&amp;b=1">-</text:a></text:p>
          </table:table-cell>
          <table:table-cell office:value-type="string">
            <text:p><text:a xlink:href="https://finviz.com/quote.ashx?t=PANW&amp;ty=c&amp;p=d&amp;b=1">255.23</text:a></text:p>
          </table:table-cell>
          <table:table-cell office:value-type="string">
            <text:p><text:a xlink:href="https://finviz.com/quote.ashx?t=PANW&amp;ty=c&amp;p=d&amp;b=1">8.35%</text:a></text:p>
          </table:table-cell>
          <table:table-cell office:value-type="string">
            <text:p><text:a xlink:href="https://finviz.com/quote.ashx?t=PANW&amp;ty=c&amp;p=d&amp;b=1">4,566,065</text:a></text:p>
          </table:table-cell>
        </table:table-row>
        <table:table-row table:style-name="ro1">
          <table:table-cell office:value-type="string">
            <text:p><text:a xlink:href="https://finviz.com/quote.ashx?t=PCTY&amp;ty=c&amp;p=d&amp;b=1">159</text:a></text:p>
          </table:table-cell>
          <table:table-cell office:value-type="string">
            <text:p><text:a xlink:href="https://finviz.com/quote.ashx?t=PCTY&amp;ty=c&amp;p=d&amp;b=1">PCTY</text:a></text:p>
          </table:table-cell>
          <table:table-cell office:value-type="string">
            <text:p><text:a xlink:href="https://finviz.com/quote.ashx?t=PCTY&amp;ty=c&amp;p=d&amp;b=1">Paylocity Holding Corporation</text:a></text:p>
          </table:table-cell>
          <table:table-cell office:value-type="string">
            <text:p><text:a xlink:href="https://finviz.com/quote.ashx?t=PCTY&amp;ty=c&amp;p=d&amp;b=1">Technology</text:a></text:p>
          </table:table-cell>
          <table:table-cell office:value-type="string">
            <text:p><text:a xlink:href="https://finviz.com/quote.ashx?t=PCTY&amp;ty=c&amp;p=d&amp;b=1">Application Software</text:a></text:p>
          </table:table-cell>
          <table:table-cell office:value-type="string">
            <text:p><text:a xlink:href="https://finviz.com/quote.ashx?t=PCTY&amp;ty=c&amp;p=d&amp;b=1">USA</text:a></text:p>
          </table:table-cell>
          <table:table-cell office:value-type="string">
            <text:p><text:a xlink:href="https://finviz.com/quote.ashx?t=PCTY&amp;ty=c&amp;p=d&amp;b=1">4.37B</text:a></text:p>
          </table:table-cell>
          <table:table-cell office:value-type="string">
            <text:p><text:a xlink:href="https://finviz.com/quote.ashx?t=PCTY&amp;ty=c&amp;p=d&amp;b=1">87.84</text:a></text:p>
          </table:table-cell>
          <table:table-cell office:value-type="string">
            <text:p><text:a xlink:href="https://finviz.com/quote.ashx?t=PCTY&amp;ty=c&amp;p=d&amp;b=1">86.47</text:a></text:p>
          </table:table-cell>
          <table:table-cell office:value-type="string">
            <text:p><text:a xlink:href="https://finviz.com/quote.ashx?t=PCTY&amp;ty=c&amp;p=d&amp;b=1">2.12%</text:a></text:p>
          </table:table-cell>
          <table:table-cell office:value-type="string">
            <text:p><text:a xlink:href="https://finviz.com/quote.ashx?t=PCTY&amp;ty=c&amp;p=d&amp;b=1">117,793</text:a></text:p>
          </table:table-cell>
        </table:table-row>
        <table:table-row table:style-name="ro1">
          <table:table-cell office:value-type="string">
            <text:p><text:a xlink:href="https://finviz.com/quote.ashx?t=PDCE&amp;ty=c&amp;p=d&amp;b=1">160</text:a></text:p>
          </table:table-cell>
          <table:table-cell office:value-type="string">
            <text:p><text:a xlink:href="https://finviz.com/quote.ashx?t=PDCE&amp;ty=c&amp;p=d&amp;b=1">PDCE</text:a></text:p>
          </table:table-cell>
          <table:table-cell office:value-type="string">
            <text:p><text:a xlink:href="https://finviz.com/quote.ashx?t=PDCE&amp;ty=c&amp;p=d&amp;b=1">PDC Energy, Inc.</text:a></text:p>
          </table:table-cell>
          <table:table-cell office:value-type="string">
            <text:p><text:a xlink:href="https://finviz.com/quote.ashx?t=PDCE&amp;ty=c&amp;p=d&amp;b=1">Basic Materials</text:a></text:p>
          </table:table-cell>
          <table:table-cell office:value-type="string">
            <text:p><text:a xlink:href="https://finviz.com/quote.ashx?t=PDCE&amp;ty=c&amp;p=d&amp;b=1">Independent Oil &amp; Gas</text:a></text:p>
          </table:table-cell>
          <table:table-cell office:value-type="string">
            <text:p><text:a xlink:href="https://finviz.com/quote.ashx?t=PDCE&amp;ty=c&amp;p=d&amp;b=1">USA</text:a></text:p>
          </table:table-cell>
          <table:table-cell office:value-type="string">
            <text:p><text:a xlink:href="https://finviz.com/quote.ashx?t=PDCE&amp;ty=c&amp;p=d&amp;b=1">2.43B</text:a></text:p>
          </table:table-cell>
          <table:table-cell office:value-type="string">
            <text:p><text:a xlink:href="https://finviz.com/quote.ashx?t=PDCE&amp;ty=c&amp;p=d&amp;b=1">-</text:a></text:p>
          </table:table-cell>
          <table:table-cell office:value-type="string">
            <text:p><text:a xlink:href="https://finviz.com/quote.ashx?t=PDCE&amp;ty=c&amp;p=d&amp;b=1">37.39</text:a></text:p>
          </table:table-cell>
          <table:table-cell office:value-type="string">
            <text:p><text:a xlink:href="https://finviz.com/quote.ashx?t=PDCE&amp;ty=c&amp;p=d&amp;b=1">0.94%</text:a></text:p>
          </table:table-cell>
          <table:table-cell office:value-type="string">
            <text:p><text:a xlink:href="https://finviz.com/quote.ashx?t=PDCE&amp;ty=c&amp;p=d&amp;b=1">521,600</text:a></text:p>
          </table:table-cell>
        </table:table-row>
        <table:table-row table:style-name="ro1">
          <table:table-cell office:value-type="string">
            <text:p><text:a xlink:href="https://finviz.com/quote.ashx?t=PE&amp;ty=c&amp;p=d&amp;b=1">161</text:a></text:p>
          </table:table-cell>
          <table:table-cell office:value-type="string">
            <text:p><text:a xlink:href="https://finviz.com/quote.ashx?t=PE&amp;ty=c&amp;p=d&amp;b=1">PE</text:a></text:p>
            <draw:frame table:end-cell-address="Tabelle1.B161" table:end-x="0.295cm" table:end-y="0.213cm" draw:z-index="8" draw:name="https://finviz.com/gfx/tab_arrow_u.gif" draw:style-name="gr1" draw:text-style-name="P1" svg:width="0.295cm" svg:height="0.211cm" svg:x="0cm" svg:y="0.002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PE&amp;ty=c&amp;p=d&amp;b=1">Parsley Energy, Inc.</text:a></text:p>
          </table:table-cell>
          <table:table-cell office:value-type="string">
            <text:p><text:a xlink:href="https://finviz.com/quote.ashx?t=PE&amp;ty=c&amp;p=d&amp;b=1">Basic Materials</text:a></text:p>
          </table:table-cell>
          <table:table-cell office:value-type="string">
            <text:p><text:a xlink:href="https://finviz.com/quote.ashx?t=PE&amp;ty=c&amp;p=d&amp;b=1">Independent Oil &amp; Gas</text:a></text:p>
          </table:table-cell>
          <table:table-cell office:value-type="string">
            <text:p><text:a xlink:href="https://finviz.com/quote.ashx?t=PE&amp;ty=c&amp;p=d&amp;b=1">USA</text:a></text:p>
          </table:table-cell>
          <table:table-cell office:value-type="string">
            <text:p><text:a xlink:href="https://finviz.com/quote.ashx?t=PE&amp;ty=c&amp;p=d&amp;b=1">5.37B</text:a></text:p>
          </table:table-cell>
          <table:table-cell office:value-type="string">
            <text:p><text:a xlink:href="https://finviz.com/quote.ashx?t=PE&amp;ty=c&amp;p=d&amp;b=1">12.78</text:a></text:p>
          </table:table-cell>
          <table:table-cell office:value-type="string">
            <text:p><text:a xlink:href="https://finviz.com/quote.ashx?t=PE&amp;ty=c&amp;p=d&amp;b=1">18.55</text:a></text:p>
          </table:table-cell>
          <table:table-cell office:value-type="string">
            <text:p><text:a xlink:href="https://finviz.com/quote.ashx?t=PE&amp;ty=c&amp;p=d&amp;b=1">1.53%</text:a></text:p>
          </table:table-cell>
          <table:table-cell office:value-type="string">
            <text:p><text:a xlink:href="https://finviz.com/quote.ashx?t=PE&amp;ty=c&amp;p=d&amp;b=1">3,391,150</text:a></text:p>
          </table:table-cell>
        </table:table-row>
        <table:table-row table:style-name="ro1">
          <table:table-cell office:value-type="string">
            <text:p><text:a xlink:href="https://finviz.com/quote.ashx?t=PLAB&amp;ty=c&amp;p=d&amp;b=1">162</text:a></text:p>
          </table:table-cell>
          <table:table-cell office:value-type="string">
            <text:p><text:a xlink:href="https://finviz.com/quote.ashx?t=PLAB&amp;ty=c&amp;p=d&amp;b=1">PLAB</text:a></text:p>
          </table:table-cell>
          <table:table-cell office:value-type="string">
            <text:p><text:a xlink:href="https://finviz.com/quote.ashx?t=PLAB&amp;ty=c&amp;p=d&amp;b=1">Photronics, Inc.</text:a></text:p>
          </table:table-cell>
          <table:table-cell office:value-type="string">
            <text:p><text:a xlink:href="https://finviz.com/quote.ashx?t=PLAB&amp;ty=c&amp;p=d&amp;b=1">Technology</text:a></text:p>
          </table:table-cell>
          <table:table-cell office:value-type="string">
            <text:p><text:a xlink:href="https://finviz.com/quote.ashx?t=PLAB&amp;ty=c&amp;p=d&amp;b=1">Semiconductor Equipment &amp; Materials</text:a></text:p>
          </table:table-cell>
          <table:table-cell office:value-type="string">
            <text:p><text:a xlink:href="https://finviz.com/quote.ashx?t=PLAB&amp;ty=c&amp;p=d&amp;b=1">USA</text:a></text:p>
          </table:table-cell>
          <table:table-cell office:value-type="string">
            <text:p><text:a xlink:href="https://finviz.com/quote.ashx?t=PLAB&amp;ty=c&amp;p=d&amp;b=1">670.38M</text:a></text:p>
          </table:table-cell>
          <table:table-cell office:value-type="string">
            <text:p><text:a xlink:href="https://finviz.com/quote.ashx?t=PLAB&amp;ty=c&amp;p=d&amp;b=1">19.47</text:a></text:p>
          </table:table-cell>
          <table:table-cell office:value-type="string">
            <text:p><text:a xlink:href="https://finviz.com/quote.ashx?t=PLAB&amp;ty=c&amp;p=d&amp;b=1">9.81</text:a></text:p>
          </table:table-cell>
          <table:table-cell office:value-type="string">
            <text:p><text:a xlink:href="https://finviz.com/quote.ashx?t=PLAB&amp;ty=c&amp;p=d&amp;b=1">-1.65%</text:a></text:p>
          </table:table-cell>
          <table:table-cell office:value-type="string">
            <text:p><text:a xlink:href="https://finviz.com/quote.ashx?t=PLAB&amp;ty=c&amp;p=d&amp;b=1">652,192</text:a></text:p>
          </table:table-cell>
        </table:table-row>
        <table:table-row table:style-name="ro1">
          <table:table-cell office:value-type="string">
            <text:p><text:a xlink:href="https://finviz.com/quote.ashx?t=POWL&amp;ty=c&amp;p=d&amp;b=1">163</text:a></text:p>
          </table:table-cell>
          <table:table-cell office:value-type="string">
            <text:p><text:a xlink:href="https://finviz.com/quote.ashx?t=POWL&amp;ty=c&amp;p=d&amp;b=1">POWL</text:a></text:p>
          </table:table-cell>
          <table:table-cell office:value-type="string">
            <text:p><text:a xlink:href="https://finviz.com/quote.ashx?t=POWL&amp;ty=c&amp;p=d&amp;b=1">Powell Industries, Inc.</text:a></text:p>
          </table:table-cell>
          <table:table-cell office:value-type="string">
            <text:p><text:a xlink:href="https://finviz.com/quote.ashx?t=POWL&amp;ty=c&amp;p=d&amp;b=1">Industrial Goods</text:a></text:p>
          </table:table-cell>
          <table:table-cell office:value-type="string">
            <text:p><text:a xlink:href="https://finviz.com/quote.ashx?t=POWL&amp;ty=c&amp;p=d&amp;b=1">Diversified Machinery</text:a></text:p>
          </table:table-cell>
          <table:table-cell office:value-type="string">
            <text:p><text:a xlink:href="https://finviz.com/quote.ashx?t=POWL&amp;ty=c&amp;p=d&amp;b=1">USA</text:a></text:p>
          </table:table-cell>
          <table:table-cell office:value-type="string">
            <text:p><text:a xlink:href="https://finviz.com/quote.ashx?t=POWL&amp;ty=c&amp;p=d&amp;b=1">403.77M</text:a></text:p>
          </table:table-cell>
          <table:table-cell office:value-type="string">
            <text:p><text:a xlink:href="https://finviz.com/quote.ashx?t=POWL&amp;ty=c&amp;p=d&amp;b=1">-</text:a></text:p>
          </table:table-cell>
          <table:table-cell office:value-type="string">
            <text:p><text:a xlink:href="https://finviz.com/quote.ashx?t=POWL&amp;ty=c&amp;p=d&amp;b=1">32.88</text:a></text:p>
          </table:table-cell>
          <table:table-cell office:value-type="string">
            <text:p><text:a xlink:href="https://finviz.com/quote.ashx?t=POWL&amp;ty=c&amp;p=d&amp;b=1">0.00%</text:a></text:p>
          </table:table-cell>
          <table:table-cell office:value-type="string">
            <text:p><text:a xlink:href="https://finviz.com/quote.ashx?t=POWL&amp;ty=c&amp;p=d&amp;b=1">15,963</text:a></text:p>
          </table:table-cell>
        </table:table-row>
        <table:table-row table:style-name="ro1">
          <table:table-cell office:value-type="string">
            <text:p><text:a xlink:href="https://finviz.com/quote.ashx?t=PRIM&amp;ty=c&amp;p=d&amp;b=1">164</text:a></text:p>
          </table:table-cell>
          <table:table-cell office:value-type="string">
            <text:p><text:a xlink:href="https://finviz.com/quote.ashx?t=PRIM&amp;ty=c&amp;p=d&amp;b=1">PRIM</text:a></text:p>
          </table:table-cell>
          <table:table-cell office:value-type="string">
            <text:p><text:a xlink:href="https://finviz.com/quote.ashx?t=PRIM&amp;ty=c&amp;p=d&amp;b=1">Primoris Services Corporation</text:a></text:p>
          </table:table-cell>
          <table:table-cell office:value-type="string">
            <text:p><text:a xlink:href="https://finviz.com/quote.ashx?t=PRIM&amp;ty=c&amp;p=d&amp;b=1">Industrial Goods</text:a></text:p>
          </table:table-cell>
          <table:table-cell office:value-type="string">
            <text:p><text:a xlink:href="https://finviz.com/quote.ashx?t=PRIM&amp;ty=c&amp;p=d&amp;b=1">Heavy Construction</text:a></text:p>
          </table:table-cell>
          <table:table-cell office:value-type="string">
            <text:p><text:a xlink:href="https://finviz.com/quote.ashx?t=PRIM&amp;ty=c&amp;p=d&amp;b=1">USA</text:a></text:p>
          </table:table-cell>
          <table:table-cell office:value-type="string">
            <text:p><text:a xlink:href="https://finviz.com/quote.ashx?t=PRIM&amp;ty=c&amp;p=d&amp;b=1">1.14B</text:a></text:p>
          </table:table-cell>
          <table:table-cell office:value-type="string">
            <text:p><text:a xlink:href="https://finviz.com/quote.ashx?t=PRIM&amp;ty=c&amp;p=d&amp;b=1">19.41</text:a></text:p>
          </table:table-cell>
          <table:table-cell office:value-type="string">
            <text:p><text:a xlink:href="https://finviz.com/quote.ashx?t=PRIM&amp;ty=c&amp;p=d&amp;b=1">21.82</text:a></text:p>
          </table:table-cell>
          <table:table-cell office:value-type="string">
            <text:p><text:a xlink:href="https://finviz.com/quote.ashx?t=PRIM&amp;ty=c&amp;p=d&amp;b=1">-0.09%</text:a></text:p>
          </table:table-cell>
          <table:table-cell office:value-type="string">
            <text:p><text:a xlink:href="https://finviz.com/quote.ashx?t=PRIM&amp;ty=c&amp;p=d&amp;b=1">85,503</text:a></text:p>
          </table:table-cell>
        </table:table-row>
        <table:table-row table:style-name="ro1">
          <table:table-cell office:value-type="string">
            <text:p><text:a xlink:href="https://finviz.com/quote.ashx?t=PRLB&amp;ty=c&amp;p=d&amp;b=1">165</text:a></text:p>
          </table:table-cell>
          <table:table-cell office:value-type="string">
            <text:p><text:a xlink:href="https://finviz.com/quote.ashx?t=PRLB&amp;ty=c&amp;p=d&amp;b=1">PRLB</text:a></text:p>
          </table:table-cell>
          <table:table-cell office:value-type="string">
            <text:p><text:a xlink:href="https://finviz.com/quote.ashx?t=PRLB&amp;ty=c&amp;p=d&amp;b=1">Proto Labs, Inc.</text:a></text:p>
          </table:table-cell>
          <table:table-cell office:value-type="string">
            <text:p><text:a xlink:href="https://finviz.com/quote.ashx?t=PRLB&amp;ty=c&amp;p=d&amp;b=1">Industrial Goods</text:a></text:p>
          </table:table-cell>
          <table:table-cell office:value-type="string">
            <text:p><text:a xlink:href="https://finviz.com/quote.ashx?t=PRLB&amp;ty=c&amp;p=d&amp;b=1">Machine Tools &amp; Accessories</text:a></text:p>
          </table:table-cell>
          <table:table-cell office:value-type="string">
            <text:p><text:a xlink:href="https://finviz.com/quote.ashx?t=PRLB&amp;ty=c&amp;p=d&amp;b=1">USA</text:a></text:p>
          </table:table-cell>
          <table:table-cell office:value-type="string">
            <text:p><text:a xlink:href="https://finviz.com/quote.ashx?t=PRLB&amp;ty=c&amp;p=d&amp;b=1">2.93B</text:a></text:p>
          </table:table-cell>
          <table:table-cell office:value-type="string">
            <text:p><text:a xlink:href="https://finviz.com/quote.ashx?t=PRLB&amp;ty=c&amp;p=d&amp;b=1">41.95</text:a></text:p>
          </table:table-cell>
          <table:table-cell office:value-type="string">
            <text:p><text:a xlink:href="https://finviz.com/quote.ashx?t=PRLB&amp;ty=c&amp;p=d&amp;b=1">113.82</text:a></text:p>
          </table:table-cell>
          <table:table-cell office:value-type="string">
            <text:p><text:a xlink:href="https://finviz.com/quote.ashx?t=PRLB&amp;ty=c&amp;p=d&amp;b=1">1.84%</text:a></text:p>
          </table:table-cell>
          <table:table-cell office:value-type="string">
            <text:p><text:a xlink:href="https://finviz.com/quote.ashx?t=PRLB&amp;ty=c&amp;p=d&amp;b=1">105,416</text:a></text:p>
          </table:table-cell>
        </table:table-row>
        <table:table-row table:style-name="ro1">
          <table:table-cell office:value-type="string">
            <text:p><text:a xlink:href="https://finviz.com/quote.ashx?t=PRPO&amp;ty=c&amp;p=d&amp;b=1">166</text:a></text:p>
          </table:table-cell>
          <table:table-cell office:value-type="string">
            <text:p><text:a xlink:href="https://finviz.com/quote.ashx?t=PRPO&amp;ty=c&amp;p=d&amp;b=1">PRPO</text:a></text:p>
          </table:table-cell>
          <table:table-cell office:value-type="string">
            <text:p><text:a xlink:href="https://finviz.com/quote.ashx?t=PRPO&amp;ty=c&amp;p=d&amp;b=1">Precipio, Inc.</text:a></text:p>
          </table:table-cell>
          <table:table-cell office:value-type="string">
            <text:p><text:a xlink:href="https://finviz.com/quote.ashx?t=PRPO&amp;ty=c&amp;p=d&amp;b=1">Healthcare</text:a></text:p>
          </table:table-cell>
          <table:table-cell office:value-type="string">
            <text:p><text:a xlink:href="https://finviz.com/quote.ashx?t=PRPO&amp;ty=c&amp;p=d&amp;b=1">Medical Laboratories &amp; Research</text:a></text:p>
          </table:table-cell>
          <table:table-cell office:value-type="string">
            <text:p><text:a xlink:href="https://finviz.com/quote.ashx?t=PRPO&amp;ty=c&amp;p=d&amp;b=1">USA</text:a></text:p>
          </table:table-cell>
          <table:table-cell office:value-type="string">
            <text:p><text:a xlink:href="https://finviz.com/quote.ashx?t=PRPO&amp;ty=c&amp;p=d&amp;b=1">8.25M</text:a></text:p>
          </table:table-cell>
          <table:table-cell office:value-type="string">
            <text:p><text:a xlink:href="https://finviz.com/quote.ashx?t=PRPO&amp;ty=c&amp;p=d&amp;b=1">-</text:a></text:p>
          </table:table-cell>
          <table:table-cell office:value-type="string">
            <text:p><text:a xlink:href="https://finviz.com/quote.ashx?t=PRPO&amp;ty=c&amp;p=d&amp;b=1">0.16</text:a></text:p>
          </table:table-cell>
          <table:table-cell office:value-type="string">
            <text:p><text:a xlink:href="https://finviz.com/quote.ashx?t=PRPO&amp;ty=c&amp;p=d&amp;b=1">-5.09%</text:a></text:p>
          </table:table-cell>
          <table:table-cell office:value-type="string">
            <text:p><text:a xlink:href="https://finviz.com/quote.ashx?t=PRPO&amp;ty=c&amp;p=d&amp;b=1">1,874,841</text:a></text:p>
          </table:table-cell>
        </table:table-row>
        <table:table-row table:style-name="ro1">
          <table:table-cell office:value-type="string">
            <text:p><text:a xlink:href="https://finviz.com/quote.ashx?t=PRTA&amp;ty=c&amp;p=d&amp;b=1">167</text:a></text:p>
          </table:table-cell>
          <table:table-cell office:value-type="string">
            <text:p><text:a xlink:href="https://finviz.com/quote.ashx?t=PRTA&amp;ty=c&amp;p=d&amp;b=1">PRTA</text:a></text:p>
          </table:table-cell>
          <table:table-cell office:value-type="string">
            <text:p><text:a xlink:href="https://finviz.com/quote.ashx?t=PRTA&amp;ty=c&amp;p=d&amp;b=1">Prothena Corporation plc</text:a></text:p>
          </table:table-cell>
          <table:table-cell office:value-type="string">
            <text:p><text:a xlink:href="https://finviz.com/quote.ashx?t=PRTA&amp;ty=c&amp;p=d&amp;b=1">Healthcare</text:a></text:p>
          </table:table-cell>
          <table:table-cell office:value-type="string">
            <text:p><text:a xlink:href="https://finviz.com/quote.ashx?t=PRTA&amp;ty=c&amp;p=d&amp;b=1">Biotechnology</text:a></text:p>
          </table:table-cell>
          <table:table-cell office:value-type="string">
            <text:p><text:a xlink:href="https://finviz.com/quote.ashx?t=PRTA&amp;ty=c&amp;p=d&amp;b=1">Ireland</text:a></text:p>
          </table:table-cell>
          <table:table-cell office:value-type="string">
            <text:p><text:a xlink:href="https://finviz.com/quote.ashx?t=PRTA&amp;ty=c&amp;p=d&amp;b=1">537.18M</text:a></text:p>
          </table:table-cell>
          <table:table-cell office:value-type="string">
            <text:p><text:a xlink:href="https://finviz.com/quote.ashx?t=PRTA&amp;ty=c&amp;p=d&amp;b=1">-</text:a></text:p>
          </table:table-cell>
          <table:table-cell office:value-type="string">
            <text:p><text:a xlink:href="https://finviz.com/quote.ashx?t=PRTA&amp;ty=c&amp;p=d&amp;b=1">13.52</text:a></text:p>
          </table:table-cell>
          <table:table-cell office:value-type="string">
            <text:p><text:a xlink:href="https://finviz.com/quote.ashx?t=PRTA&amp;ty=c&amp;p=d&amp;b=1">0.30%</text:a></text:p>
          </table:table-cell>
          <table:table-cell office:value-type="string">
            <text:p><text:a xlink:href="https://finviz.com/quote.ashx?t=PRTA&amp;ty=c&amp;p=d&amp;b=1">225,083</text:a></text:p>
          </table:table-cell>
        </table:table-row>
        <table:table-row table:style-name="ro1">
          <table:table-cell office:value-type="string">
            <text:p><text:a xlink:href="https://finviz.com/quote.ashx?t=PSX&amp;ty=c&amp;p=d&amp;b=1">168</text:a></text:p>
          </table:table-cell>
          <table:table-cell office:value-type="string">
            <text:p><text:a xlink:href="https://finviz.com/quote.ashx?t=PSX&amp;ty=c&amp;p=d&amp;b=1">PSX</text:a></text:p>
          </table:table-cell>
          <table:table-cell office:value-type="string">
            <text:p><text:a xlink:href="https://finviz.com/quote.ashx?t=PSX&amp;ty=c&amp;p=d&amp;b=1">Phillips 66</text:a></text:p>
          </table:table-cell>
          <table:table-cell office:value-type="string">
            <text:p><text:a xlink:href="https://finviz.com/quote.ashx?t=PSX&amp;ty=c&amp;p=d&amp;b=1">Basic Materials</text:a></text:p>
          </table:table-cell>
          <table:table-cell office:value-type="string">
            <text:p><text:a xlink:href="https://finviz.com/quote.ashx?t=PSX&amp;ty=c&amp;p=d&amp;b=1">Oil &amp; Gas Refining &amp; Marketing</text:a></text:p>
          </table:table-cell>
          <table:table-cell office:value-type="string">
            <text:p><text:a xlink:href="https://finviz.com/quote.ashx?t=PSX&amp;ty=c&amp;p=d&amp;b=1">USA</text:a></text:p>
          </table:table-cell>
          <table:table-cell office:value-type="string">
            <text:p><text:a xlink:href="https://finviz.com/quote.ashx?t=PSX&amp;ty=c&amp;p=d&amp;b=1">45.60B</text:a></text:p>
          </table:table-cell>
          <table:table-cell office:value-type="string">
            <text:p><text:a xlink:href="https://finviz.com/quote.ashx?t=PSX&amp;ty=c&amp;p=d&amp;b=1">15.33</text:a></text:p>
          </table:table-cell>
          <table:table-cell office:value-type="string">
            <text:p><text:a xlink:href="https://finviz.com/quote.ashx?t=PSX&amp;ty=c&amp;p=d&amp;b=1">98.15</text:a></text:p>
          </table:table-cell>
          <table:table-cell office:value-type="string">
            <text:p><text:a xlink:href="https://finviz.com/quote.ashx?t=PSX&amp;ty=c&amp;p=d&amp;b=1">0.32%</text:a></text:p>
          </table:table-cell>
          <table:table-cell office:value-type="string">
            <text:p><text:a xlink:href="https://finviz.com/quote.ashx?t=PSX&amp;ty=c&amp;p=d&amp;b=1">1,170,783</text:a></text:p>
          </table:table-cell>
        </table:table-row>
        <table:table-row table:style-name="ro1">
          <table:table-cell office:value-type="string">
            <text:p><text:a xlink:href="https://finviz.com/quote.ashx?t=QLYS&amp;ty=c&amp;p=d&amp;b=1">169</text:a></text:p>
          </table:table-cell>
          <table:table-cell office:value-type="string">
            <text:p><text:a xlink:href="https://finviz.com/quote.ashx?t=QLYS&amp;ty=c&amp;p=d&amp;b=1">QLYS</text:a></text:p>
          </table:table-cell>
          <table:table-cell office:value-type="string">
            <text:p><text:a xlink:href="https://finviz.com/quote.ashx?t=QLYS&amp;ty=c&amp;p=d&amp;b=1">Qualys, Inc.</text:a></text:p>
          </table:table-cell>
          <table:table-cell office:value-type="string">
            <text:p><text:a xlink:href="https://finviz.com/quote.ashx?t=QLYS&amp;ty=c&amp;p=d&amp;b=1">Technology</text:a></text:p>
          </table:table-cell>
          <table:table-cell office:value-type="string">
            <text:p><text:a xlink:href="https://finviz.com/quote.ashx?t=QLYS&amp;ty=c&amp;p=d&amp;b=1">Application Software</text:a></text:p>
          </table:table-cell>
          <table:table-cell office:value-type="string">
            <text:p><text:a xlink:href="https://finviz.com/quote.ashx?t=QLYS&amp;ty=c&amp;p=d&amp;b=1">USA</text:a></text:p>
          </table:table-cell>
          <table:table-cell office:value-type="string">
            <text:p><text:a xlink:href="https://finviz.com/quote.ashx?t=QLYS&amp;ty=c&amp;p=d&amp;b=1">3.31B</text:a></text:p>
          </table:table-cell>
          <table:table-cell office:value-type="string">
            <text:p><text:a xlink:href="https://finviz.com/quote.ashx?t=QLYS&amp;ty=c&amp;p=d&amp;b=1">61.47</text:a></text:p>
          </table:table-cell>
          <table:table-cell office:value-type="string">
            <text:p><text:a xlink:href="https://finviz.com/quote.ashx?t=QLYS&amp;ty=c&amp;p=d&amp;b=1">85.92</text:a></text:p>
          </table:table-cell>
          <table:table-cell office:value-type="string">
            <text:p><text:a xlink:href="https://finviz.com/quote.ashx?t=QLYS&amp;ty=c&amp;p=d&amp;b=1">2.02%</text:a></text:p>
          </table:table-cell>
          <table:table-cell office:value-type="string">
            <text:p><text:a xlink:href="https://finviz.com/quote.ashx?t=QLYS&amp;ty=c&amp;p=d&amp;b=1">191,405</text:a></text:p>
          </table:table-cell>
        </table:table-row>
        <table:table-row table:style-name="ro1">
          <table:table-cell office:value-type="string">
            <text:p><text:a xlink:href="https://finviz.com/quote.ashx?t=QNST&amp;ty=c&amp;p=d&amp;b=1">170</text:a></text:p>
          </table:table-cell>
          <table:table-cell office:value-type="string">
            <text:p><text:a xlink:href="https://finviz.com/quote.ashx?t=QNST&amp;ty=c&amp;p=d&amp;b=1">QNST</text:a></text:p>
          </table:table-cell>
          <table:table-cell office:value-type="string">
            <text:p><text:a xlink:href="https://finviz.com/quote.ashx?t=QNST&amp;ty=c&amp;p=d&amp;b=1">QuinStreet, Inc.</text:a></text:p>
          </table:table-cell>
          <table:table-cell office:value-type="string">
            <text:p><text:a xlink:href="https://finviz.com/quote.ashx?t=QNST&amp;ty=c&amp;p=d&amp;b=1">Technology</text:a></text:p>
          </table:table-cell>
          <table:table-cell office:value-type="string">
            <text:p><text:a xlink:href="https://finviz.com/quote.ashx?t=QNST&amp;ty=c&amp;p=d&amp;b=1">Internet Software &amp; Services</text:a></text:p>
          </table:table-cell>
          <table:table-cell office:value-type="string">
            <text:p><text:a xlink:href="https://finviz.com/quote.ashx?t=QNST&amp;ty=c&amp;p=d&amp;b=1">USA</text:a></text:p>
          </table:table-cell>
          <table:table-cell office:value-type="string">
            <text:p><text:a xlink:href="https://finviz.com/quote.ashx?t=QNST&amp;ty=c&amp;p=d&amp;b=1">653.61M</text:a></text:p>
          </table:table-cell>
          <table:table-cell office:value-type="string">
            <text:p><text:a xlink:href="https://finviz.com/quote.ashx?t=QNST&amp;ty=c&amp;p=d&amp;b=1">10.08</text:a></text:p>
          </table:table-cell>
          <table:table-cell office:value-type="string">
            <text:p><text:a xlink:href="https://finviz.com/quote.ashx?t=QNST&amp;ty=c&amp;p=d&amp;b=1">13.51</text:a></text:p>
          </table:table-cell>
          <table:table-cell office:value-type="string">
            <text:p><text:a xlink:href="https://finviz.com/quote.ashx?t=QNST&amp;ty=c&amp;p=d&amp;b=1">-0.52%</text:a></text:p>
          </table:table-cell>
          <table:table-cell office:value-type="string">
            <text:p><text:a xlink:href="https://finviz.com/quote.ashx?t=QNST&amp;ty=c&amp;p=d&amp;b=1">368,402</text:a></text:p>
          </table:table-cell>
        </table:table-row>
        <table:table-row table:style-name="ro1">
          <table:table-cell office:value-type="string">
            <text:p><text:a xlink:href="https://finviz.com/quote.ashx?t=QTNA&amp;ty=c&amp;p=d&amp;b=1">171</text:a></text:p>
          </table:table-cell>
          <table:table-cell office:value-type="string">
            <text:p><text:a xlink:href="https://finviz.com/quote.ashx?t=QTNA&amp;ty=c&amp;p=d&amp;b=1">QTNA</text:a></text:p>
          </table:table-cell>
          <table:table-cell office:value-type="string">
            <text:p><text:a xlink:href="https://finviz.com/quote.ashx?t=QTNA&amp;ty=c&amp;p=d&amp;b=1">Quantenna Communications, Inc.</text:a></text:p>
          </table:table-cell>
          <table:table-cell office:value-type="string">
            <text:p><text:a xlink:href="https://finviz.com/quote.ashx?t=QTNA&amp;ty=c&amp;p=d&amp;b=1">Technology</text:a></text:p>
          </table:table-cell>
          <table:table-cell office:value-type="string">
            <text:p><text:a xlink:href="https://finviz.com/quote.ashx?t=QTNA&amp;ty=c&amp;p=d&amp;b=1">Communication Equipment</text:a></text:p>
          </table:table-cell>
          <table:table-cell office:value-type="string">
            <text:p><text:a xlink:href="https://finviz.com/quote.ashx?t=QTNA&amp;ty=c&amp;p=d&amp;b=1">USA</text:a></text:p>
          </table:table-cell>
          <table:table-cell office:value-type="string">
            <text:p><text:a xlink:href="https://finviz.com/quote.ashx?t=QTNA&amp;ty=c&amp;p=d&amp;b=1">680.43M</text:a></text:p>
          </table:table-cell>
          <table:table-cell office:value-type="string">
            <text:p><text:a xlink:href="https://finviz.com/quote.ashx?t=QTNA&amp;ty=c&amp;p=d&amp;b=1">272.21</text:a></text:p>
          </table:table-cell>
          <table:table-cell office:value-type="string">
            <text:p><text:a xlink:href="https://finviz.com/quote.ashx?t=QTNA&amp;ty=c&amp;p=d&amp;b=1">18.54</text:a></text:p>
          </table:table-cell>
          <table:table-cell office:value-type="string">
            <text:p><text:a xlink:href="https://finviz.com/quote.ashx?t=QTNA&amp;ty=c&amp;p=d&amp;b=1">0.16%</text:a></text:p>
          </table:table-cell>
          <table:table-cell office:value-type="string">
            <text:p><text:a xlink:href="https://finviz.com/quote.ashx?t=QTNA&amp;ty=c&amp;p=d&amp;b=1">320,036</text:a></text:p>
          </table:table-cell>
        </table:table-row>
        <table:table-row table:style-name="ro1">
          <table:table-cell office:value-type="string">
            <text:p><text:a xlink:href="https://finviz.com/quote.ashx?t=QUIK&amp;ty=c&amp;p=d&amp;b=1">172</text:a></text:p>
          </table:table-cell>
          <table:table-cell office:value-type="string">
            <text:p><text:a xlink:href="https://finviz.com/quote.ashx?t=QUIK&amp;ty=c&amp;p=d&amp;b=1">QUIK</text:a></text:p>
          </table:table-cell>
          <table:table-cell office:value-type="string">
            <text:p><text:a xlink:href="https://finviz.com/quote.ashx?t=QUIK&amp;ty=c&amp;p=d&amp;b=1">QuickLogic Corporation</text:a></text:p>
          </table:table-cell>
          <table:table-cell office:value-type="string">
            <text:p><text:a xlink:href="https://finviz.com/quote.ashx?t=QUIK&amp;ty=c&amp;p=d&amp;b=1">Technology</text:a></text:p>
          </table:table-cell>
          <table:table-cell office:value-type="string">
            <text:p><text:a xlink:href="https://finviz.com/quote.ashx?t=QUIK&amp;ty=c&amp;p=d&amp;b=1">Semiconductor - Integrated Circuits</text:a></text:p>
          </table:table-cell>
          <table:table-cell office:value-type="string">
            <text:p><text:a xlink:href="https://finviz.com/quote.ashx?t=QUIK&amp;ty=c&amp;p=d&amp;b=1">USA</text:a></text:p>
          </table:table-cell>
          <table:table-cell office:value-type="string">
            <text:p><text:a xlink:href="https://finviz.com/quote.ashx?t=QUIK&amp;ty=c&amp;p=d&amp;b=1">77.05M</text:a></text:p>
          </table:table-cell>
          <table:table-cell office:value-type="string">
            <text:p><text:a xlink:href="https://finviz.com/quote.ashx?t=QUIK&amp;ty=c&amp;p=d&amp;b=1">-</text:a></text:p>
          </table:table-cell>
          <table:table-cell office:value-type="string">
            <text:p><text:a xlink:href="https://finviz.com/quote.ashx?t=QUIK&amp;ty=c&amp;p=d&amp;b=1">0.82</text:a></text:p>
          </table:table-cell>
          <table:table-cell office:value-type="string">
            <text:p><text:a xlink:href="https://finviz.com/quote.ashx?t=QUIK&amp;ty=c&amp;p=d&amp;b=1">4.98%</text:a></text:p>
          </table:table-cell>
          <table:table-cell office:value-type="string">
            <text:p><text:a xlink:href="https://finviz.com/quote.ashx?t=QUIK&amp;ty=c&amp;p=d&amp;b=1">152,021</text:a></text:p>
          </table:table-cell>
        </table:table-row>
        <table:table-row table:style-name="ro1">
          <table:table-cell office:value-type="string">
            <text:p><text:a xlink:href="https://finviz.com/quote.ashx?t=QUOT&amp;ty=c&amp;p=d&amp;b=1">173</text:a></text:p>
          </table:table-cell>
          <table:table-cell office:value-type="string">
            <text:p><text:a xlink:href="https://finviz.com/quote.ashx?t=QUOT&amp;ty=c&amp;p=d&amp;b=1">QUOT</text:a></text:p>
          </table:table-cell>
          <table:table-cell office:value-type="string">
            <text:p><text:a xlink:href="https://finviz.com/quote.ashx?t=QUOT&amp;ty=c&amp;p=d&amp;b=1">Quotient Technology Inc.</text:a></text:p>
          </table:table-cell>
          <table:table-cell office:value-type="string">
            <text:p><text:a xlink:href="https://finviz.com/quote.ashx?t=QUOT&amp;ty=c&amp;p=d&amp;b=1">Services</text:a></text:p>
          </table:table-cell>
          <table:table-cell office:value-type="string">
            <text:p><text:a xlink:href="https://finviz.com/quote.ashx?t=QUOT&amp;ty=c&amp;p=d&amp;b=1">Marketing Services</text:a></text:p>
          </table:table-cell>
          <table:table-cell office:value-type="string">
            <text:p><text:a xlink:href="https://finviz.com/quote.ashx?t=QUOT&amp;ty=c&amp;p=d&amp;b=1">USA</text:a></text:p>
          </table:table-cell>
          <table:table-cell office:value-type="string">
            <text:p><text:a xlink:href="https://finviz.com/quote.ashx?t=QUOT&amp;ty=c&amp;p=d&amp;b=1">941.64M</text:a></text:p>
          </table:table-cell>
          <table:table-cell office:value-type="string">
            <text:p><text:a xlink:href="https://finviz.com/quote.ashx?t=QUOT&amp;ty=c&amp;p=d&amp;b=1">-</text:a></text:p>
          </table:table-cell>
          <table:table-cell office:value-type="string">
            <text:p><text:a xlink:href="https://finviz.com/quote.ashx?t=QUOT&amp;ty=c&amp;p=d&amp;b=1">10.00</text:a></text:p>
          </table:table-cell>
          <table:table-cell office:value-type="string">
            <text:p><text:a xlink:href="https://finviz.com/quote.ashx?t=QUOT&amp;ty=c&amp;p=d&amp;b=1">-0.10%</text:a></text:p>
          </table:table-cell>
          <table:table-cell office:value-type="string">
            <text:p><text:a xlink:href="https://finviz.com/quote.ashx?t=QUOT&amp;ty=c&amp;p=d&amp;b=1">383,417</text:a></text:p>
          </table:table-cell>
        </table:table-row>
        <table:table-row table:style-name="ro1">
          <table:table-cell office:value-type="string">
            <text:p><text:a xlink:href="https://finviz.com/quote.ashx?t=RDFN&amp;ty=c&amp;p=d&amp;b=1">174</text:a></text:p>
          </table:table-cell>
          <table:table-cell office:value-type="string">
            <text:p><text:a xlink:href="https://finviz.com/quote.ashx?t=RDFN&amp;ty=c&amp;p=d&amp;b=1">RDFN</text:a></text:p>
          </table:table-cell>
          <table:table-cell office:value-type="string">
            <text:p><text:a xlink:href="https://finviz.com/quote.ashx?t=RDFN&amp;ty=c&amp;p=d&amp;b=1">Redfin Corporation</text:a></text:p>
          </table:table-cell>
          <table:table-cell office:value-type="string">
            <text:p><text:a xlink:href="https://finviz.com/quote.ashx?t=RDFN&amp;ty=c&amp;p=d&amp;b=1">Technology</text:a></text:p>
          </table:table-cell>
          <table:table-cell office:value-type="string">
            <text:p><text:a xlink:href="https://finviz.com/quote.ashx?t=RDFN&amp;ty=c&amp;p=d&amp;b=1">Internet Information Providers</text:a></text:p>
          </table:table-cell>
          <table:table-cell office:value-type="string">
            <text:p><text:a xlink:href="https://finviz.com/quote.ashx?t=RDFN&amp;ty=c&amp;p=d&amp;b=1">USA</text:a></text:p>
          </table:table-cell>
          <table:table-cell office:value-type="string">
            <text:p><text:a xlink:href="https://finviz.com/quote.ashx?t=RDFN&amp;ty=c&amp;p=d&amp;b=1">1.67B</text:a></text:p>
          </table:table-cell>
          <table:table-cell office:value-type="string">
            <text:p><text:a xlink:href="https://finviz.com/quote.ashx?t=RDFN&amp;ty=c&amp;p=d&amp;b=1">-</text:a></text:p>
          </table:table-cell>
          <table:table-cell office:value-type="string">
            <text:p><text:a xlink:href="https://finviz.com/quote.ashx?t=RDFN&amp;ty=c&amp;p=d&amp;b=1">19.22</text:a></text:p>
          </table:table-cell>
          <table:table-cell office:value-type="string">
            <text:p><text:a xlink:href="https://finviz.com/quote.ashx?t=RDFN&amp;ty=c&amp;p=d&amp;b=1">0.58%</text:a></text:p>
          </table:table-cell>
          <table:table-cell office:value-type="string">
            <text:p><text:a xlink:href="https://finviz.com/quote.ashx?t=RDFN&amp;ty=c&amp;p=d&amp;b=1">715,795</text:a></text:p>
          </table:table-cell>
        </table:table-row>
        <table:table-row table:style-name="ro1">
          <table:table-cell office:value-type="string">
            <text:p><text:a xlink:href="https://finviz.com/quote.ashx?t=RDS-A&amp;ty=c&amp;p=d&amp;b=1">175</text:a></text:p>
          </table:table-cell>
          <table:table-cell office:value-type="string">
            <text:p><text:a xlink:href="https://finviz.com/quote.ashx?t=RDS-A&amp;ty=c&amp;p=d&amp;b=1">RDS-A</text:a></text:p>
          </table:table-cell>
          <table:table-cell office:value-type="string">
            <text:p><text:a xlink:href="https://finviz.com/quote.ashx?t=RDS-A&amp;ty=c&amp;p=d&amp;b=1">Royal Dutch Shell plc</text:a></text:p>
          </table:table-cell>
          <table:table-cell office:value-type="string">
            <text:p><text:a xlink:href="https://finviz.com/quote.ashx?t=RDS-A&amp;ty=c&amp;p=d&amp;b=1">Basic Materials</text:a></text:p>
          </table:table-cell>
          <table:table-cell office:value-type="string">
            <text:p><text:a xlink:href="https://finviz.com/quote.ashx?t=RDS-A&amp;ty=c&amp;p=d&amp;b=1">Major Integrated Oil &amp; Gas</text:a></text:p>
          </table:table-cell>
          <table:table-cell office:value-type="string">
            <text:p><text:a xlink:href="https://finviz.com/quote.ashx?t=RDS-A&amp;ty=c&amp;p=d&amp;b=1">Netherlands</text:a></text:p>
          </table:table-cell>
          <table:table-cell office:value-type="string">
            <text:p><text:a xlink:href="https://finviz.com/quote.ashx?t=RDS-A&amp;ty=c&amp;p=d&amp;b=1">256.90B</text:a></text:p>
          </table:table-cell>
          <table:table-cell office:value-type="string">
            <text:p><text:a xlink:href="https://finviz.com/quote.ashx?t=RDS-A&amp;ty=c&amp;p=d&amp;b=1">11.17</text:a></text:p>
          </table:table-cell>
          <table:table-cell office:value-type="string">
            <text:p><text:a xlink:href="https://finviz.com/quote.ashx?t=RDS-A&amp;ty=c&amp;p=d&amp;b=1">62.72</text:a></text:p>
          </table:table-cell>
          <table:table-cell office:value-type="string">
            <text:p><text:a xlink:href="https://finviz.com/quote.ashx?t=RDS-A&amp;ty=c&amp;p=d&amp;b=1">0.38%</text:a></text:p>
          </table:table-cell>
          <table:table-cell office:value-type="string">
            <text:p><text:a xlink:href="https://finviz.com/quote.ashx?t=RDS-A&amp;ty=c&amp;p=d&amp;b=1">1,738,681</text:a></text:p>
          </table:table-cell>
        </table:table-row>
        <table:table-row table:style-name="ro1">
          <table:table-cell office:value-type="string">
            <text:p><text:a xlink:href="https://finviz.com/quote.ashx?t=RDS-B&amp;ty=c&amp;p=d&amp;b=1">176</text:a></text:p>
          </table:table-cell>
          <table:table-cell office:value-type="string">
            <text:p><text:a xlink:href="https://finviz.com/quote.ashx?t=RDS-B&amp;ty=c&amp;p=d&amp;b=1">RDS-B</text:a></text:p>
          </table:table-cell>
          <table:table-cell office:value-type="string">
            <text:p><text:a xlink:href="https://finviz.com/quote.ashx?t=RDS-B&amp;ty=c&amp;p=d&amp;b=1">Royal Dutch Shell plc</text:a></text:p>
          </table:table-cell>
          <table:table-cell office:value-type="string">
            <text:p><text:a xlink:href="https://finviz.com/quote.ashx?t=RDS-B&amp;ty=c&amp;p=d&amp;b=1">Basic Materials</text:a></text:p>
          </table:table-cell>
          <table:table-cell office:value-type="string">
            <text:p><text:a xlink:href="https://finviz.com/quote.ashx?t=RDS-B&amp;ty=c&amp;p=d&amp;b=1">Major Integrated Oil &amp; Gas</text:a></text:p>
          </table:table-cell>
          <table:table-cell office:value-type="string">
            <text:p><text:a xlink:href="https://finviz.com/quote.ashx?t=RDS-B&amp;ty=c&amp;p=d&amp;b=1">Netherlands</text:a></text:p>
          </table:table-cell>
          <table:table-cell office:value-type="string">
            <text:p><text:a xlink:href="https://finviz.com/quote.ashx?t=RDS-B&amp;ty=c&amp;p=d&amp;b=1">256.79B</text:a></text:p>
          </table:table-cell>
          <table:table-cell office:value-type="string">
            <text:p><text:a xlink:href="https://finviz.com/quote.ashx?t=RDS-B&amp;ty=c&amp;p=d&amp;b=1">11.43</text:a></text:p>
          </table:table-cell>
          <table:table-cell office:value-type="string">
            <text:p><text:a xlink:href="https://finviz.com/quote.ashx?t=RDS-B&amp;ty=c&amp;p=d&amp;b=1">64.26</text:a></text:p>
          </table:table-cell>
          <table:table-cell office:value-type="string">
            <text:p><text:a xlink:href="https://finviz.com/quote.ashx?t=RDS-B&amp;ty=c&amp;p=d&amp;b=1">0.36%</text:a></text:p>
          </table:table-cell>
          <table:table-cell office:value-type="string">
            <text:p><text:a xlink:href="https://finviz.com/quote.ashx?t=RDS-B&amp;ty=c&amp;p=d&amp;b=1">799,284</text:a></text:p>
          </table:table-cell>
        </table:table-row>
        <table:table-row table:style-name="ro1">
          <table:table-cell office:value-type="string">
            <text:p><text:a xlink:href="https://finviz.com/quote.ashx?t=RIOT&amp;ty=c&amp;p=d&amp;b=1">177</text:a></text:p>
          </table:table-cell>
          <table:table-cell office:value-type="string">
            <text:p><text:a xlink:href="https://finviz.com/quote.ashx?t=RIOT&amp;ty=c&amp;p=d&amp;b=1">RIOT</text:a></text:p>
          </table:table-cell>
          <table:table-cell office:value-type="string">
            <text:p><text:a xlink:href="https://finviz.com/quote.ashx?t=RIOT&amp;ty=c&amp;p=d&amp;b=1">Riot Blockchain, Inc.</text:a></text:p>
          </table:table-cell>
          <table:table-cell office:value-type="string">
            <text:p><text:a xlink:href="https://finviz.com/quote.ashx?t=RIOT&amp;ty=c&amp;p=d&amp;b=1">Healthcare</text:a></text:p>
          </table:table-cell>
          <table:table-cell office:value-type="string">
            <text:p><text:a xlink:href="https://finviz.com/quote.ashx?t=RIOT&amp;ty=c&amp;p=d&amp;b=1">Biotechnology</text:a></text:p>
          </table:table-cell>
          <table:table-cell office:value-type="string">
            <text:p><text:a xlink:href="https://finviz.com/quote.ashx?t=RIOT&amp;ty=c&amp;p=d&amp;b=1">USA</text:a></text:p>
          </table:table-cell>
          <table:table-cell office:value-type="string">
            <text:p><text:a xlink:href="https://finviz.com/quote.ashx?t=RIOT&amp;ty=c&amp;p=d&amp;b=1">51.11M</text:a></text:p>
          </table:table-cell>
          <table:table-cell office:value-type="string">
            <text:p><text:a xlink:href="https://finviz.com/quote.ashx?t=RIOT&amp;ty=c&amp;p=d&amp;b=1">-</text:a></text:p>
          </table:table-cell>
          <table:table-cell office:value-type="string">
            <text:p><text:a xlink:href="https://finviz.com/quote.ashx?t=RIOT&amp;ty=c&amp;p=d&amp;b=1">3.28</text:a></text:p>
          </table:table-cell>
          <table:table-cell office:value-type="string">
            <text:p><text:a xlink:href="https://finviz.com/quote.ashx?t=RIOT&amp;ty=c&amp;p=d&amp;b=1">-8.89%</text:a></text:p>
          </table:table-cell>
          <table:table-cell office:value-type="string">
            <text:p><text:a xlink:href="https://finviz.com/quote.ashx?t=RIOT&amp;ty=c&amp;p=d&amp;b=1">1,490,533</text:a></text:p>
          </table:table-cell>
        </table:table-row>
        <table:table-row table:style-name="ro1">
          <table:table-cell office:value-type="string">
            <text:p><text:a xlink:href="https://finviz.com/quote.ashx?t=RNET&amp;ty=c&amp;p=d&amp;b=1">178</text:a></text:p>
          </table:table-cell>
          <table:table-cell office:value-type="string">
            <text:p><text:a xlink:href="https://finviz.com/quote.ashx?t=RNET&amp;ty=c&amp;p=d&amp;b=1">RNET</text:a></text:p>
          </table:table-cell>
          <table:table-cell office:value-type="string">
            <text:p><text:a xlink:href="https://finviz.com/quote.ashx?t=RNET&amp;ty=c&amp;p=d&amp;b=1">RigNet, Inc.</text:a></text:p>
          </table:table-cell>
          <table:table-cell office:value-type="string">
            <text:p><text:a xlink:href="https://finviz.com/quote.ashx?t=RNET&amp;ty=c&amp;p=d&amp;b=1">Technology</text:a></text:p>
          </table:table-cell>
          <table:table-cell office:value-type="string">
            <text:p><text:a xlink:href="https://finviz.com/quote.ashx?t=RNET&amp;ty=c&amp;p=d&amp;b=1">Communication Equipment</text:a></text:p>
          </table:table-cell>
          <table:table-cell office:value-type="string">
            <text:p><text:a xlink:href="https://finviz.com/quote.ashx?t=RNET&amp;ty=c&amp;p=d&amp;b=1">USA</text:a></text:p>
          </table:table-cell>
          <table:table-cell office:value-type="string">
            <text:p><text:a xlink:href="https://finviz.com/quote.ashx?t=RNET&amp;ty=c&amp;p=d&amp;b=1">290.16M</text:a></text:p>
          </table:table-cell>
          <table:table-cell office:value-type="string">
            <text:p><text:a xlink:href="https://finviz.com/quote.ashx?t=RNET&amp;ty=c&amp;p=d&amp;b=1">-</text:a></text:p>
          </table:table-cell>
          <table:table-cell office:value-type="string">
            <text:p><text:a xlink:href="https://finviz.com/quote.ashx?t=RNET&amp;ty=c&amp;p=d&amp;b=1">15.49</text:a></text:p>
          </table:table-cell>
          <table:table-cell office:value-type="string">
            <text:p><text:a xlink:href="https://finviz.com/quote.ashx?t=RNET&amp;ty=c&amp;p=d&amp;b=1">2.92%</text:a></text:p>
          </table:table-cell>
          <table:table-cell office:value-type="string">
            <text:p><text:a xlink:href="https://finviz.com/quote.ashx?t=RNET&amp;ty=c&amp;p=d&amp;b=1">15,098</text:a></text:p>
          </table:table-cell>
        </table:table-row>
        <table:table-row table:style-name="ro1">
          <table:table-cell office:value-type="string">
            <text:p><text:a xlink:href="https://finviz.com/quote.ashx?t=RYAM&amp;ty=c&amp;p=d&amp;b=1">179</text:a></text:p>
          </table:table-cell>
          <table:table-cell office:value-type="string">
            <text:p><text:a xlink:href="https://finviz.com/quote.ashx?t=RYAM&amp;ty=c&amp;p=d&amp;b=1">RYAM</text:a></text:p>
          </table:table-cell>
          <table:table-cell office:value-type="string">
            <text:p><text:a xlink:href="https://finviz.com/quote.ashx?t=RYAM&amp;ty=c&amp;p=d&amp;b=1">Rayonier Advanced Materials Inc.</text:a></text:p>
          </table:table-cell>
          <table:table-cell office:value-type="string">
            <text:p><text:a xlink:href="https://finviz.com/quote.ashx?t=RYAM&amp;ty=c&amp;p=d&amp;b=1">Basic Materials</text:a></text:p>
          </table:table-cell>
          <table:table-cell office:value-type="string">
            <text:p><text:a xlink:href="https://finviz.com/quote.ashx?t=RYAM&amp;ty=c&amp;p=d&amp;b=1">Chemicals - Major Diversified</text:a></text:p>
          </table:table-cell>
          <table:table-cell office:value-type="string">
            <text:p><text:a xlink:href="https://finviz.com/quote.ashx?t=RYAM&amp;ty=c&amp;p=d&amp;b=1">USA</text:a></text:p>
          </table:table-cell>
          <table:table-cell office:value-type="string">
            <text:p><text:a xlink:href="https://finviz.com/quote.ashx?t=RYAM&amp;ty=c&amp;p=d&amp;b=1">744.81M</text:a></text:p>
          </table:table-cell>
          <table:table-cell office:value-type="string">
            <text:p><text:a xlink:href="https://finviz.com/quote.ashx?t=RYAM&amp;ty=c&amp;p=d&amp;b=1">7.95</text:a></text:p>
          </table:table-cell>
          <table:table-cell office:value-type="string">
            <text:p><text:a xlink:href="https://finviz.com/quote.ashx?t=RYAM&amp;ty=c&amp;p=d&amp;b=1">14.64</text:a></text:p>
          </table:table-cell>
          <table:table-cell office:value-type="string">
            <text:p><text:a xlink:href="https://finviz.com/quote.ashx?t=RYAM&amp;ty=c&amp;p=d&amp;b=1">0.62%</text:a></text:p>
          </table:table-cell>
          <table:table-cell office:value-type="string">
            <text:p><text:a xlink:href="https://finviz.com/quote.ashx?t=RYAM&amp;ty=c&amp;p=d&amp;b=1">170,419</text:a></text:p>
          </table:table-cell>
        </table:table-row>
        <table:table-row table:style-name="ro1">
          <table:table-cell office:value-type="string">
            <text:p><text:a xlink:href="https://finviz.com/quote.ashx?t=SAFE&amp;ty=c&amp;p=d&amp;b=1">180</text:a></text:p>
          </table:table-cell>
          <table:table-cell office:value-type="string">
            <text:p><text:a xlink:href="https://finviz.com/quote.ashx?t=SAFE&amp;ty=c&amp;p=d&amp;b=1">SAFE</text:a></text:p>
          </table:table-cell>
          <table:table-cell office:value-type="string">
            <text:p><text:a xlink:href="https://finviz.com/quote.ashx?t=SAFE&amp;ty=c&amp;p=d&amp;b=1">Safety, Income &amp; Growth Inc.</text:a></text:p>
          </table:table-cell>
          <table:table-cell office:value-type="string">
            <text:p><text:a xlink:href="https://finviz.com/quote.ashx?t=SAFE&amp;ty=c&amp;p=d&amp;b=1">Financial</text:a></text:p>
          </table:table-cell>
          <table:table-cell office:value-type="string">
            <text:p><text:a xlink:href="https://finviz.com/quote.ashx?t=SAFE&amp;ty=c&amp;p=d&amp;b=1">REIT - Diversified</text:a></text:p>
          </table:table-cell>
          <table:table-cell office:value-type="string">
            <text:p><text:a xlink:href="https://finviz.com/quote.ashx?t=SAFE&amp;ty=c&amp;p=d&amp;b=1">USA</text:a></text:p>
          </table:table-cell>
          <table:table-cell office:value-type="string">
            <text:p><text:a xlink:href="https://finviz.com/quote.ashx?t=SAFE&amp;ty=c&amp;p=d&amp;b=1">344.26M</text:a></text:p>
          </table:table-cell>
          <table:table-cell office:value-type="string">
            <text:p><text:a xlink:href="https://finviz.com/quote.ashx?t=SAFE&amp;ty=c&amp;p=d&amp;b=1">29.81</text:a></text:p>
          </table:table-cell>
          <table:table-cell office:value-type="string">
            <text:p><text:a xlink:href="https://finviz.com/quote.ashx?t=SAFE&amp;ty=c&amp;p=d&amp;b=1">19.07</text:a></text:p>
          </table:table-cell>
          <table:table-cell office:value-type="string">
            <text:p><text:a xlink:href="https://finviz.com/quote.ashx?t=SAFE&amp;ty=c&amp;p=d&amp;b=1">-0.68%</text:a></text:p>
          </table:table-cell>
          <table:table-cell office:value-type="string">
            <text:p><text:a xlink:href="https://finviz.com/quote.ashx?t=SAFE&amp;ty=c&amp;p=d&amp;b=1">7,231</text:a></text:p>
          </table:table-cell>
        </table:table-row>
        <table:table-row table:style-name="ro1">
          <table:table-cell office:value-type="string">
            <text:p><text:a xlink:href="https://finviz.com/quote.ashx?t=SB&amp;ty=c&amp;p=d&amp;b=1">181</text:a></text:p>
          </table:table-cell>
          <table:table-cell office:value-type="string">
            <text:p><text:a xlink:href="https://finviz.com/quote.ashx?t=SB&amp;ty=c&amp;p=d&amp;b=1">SB</text:a></text:p>
            <draw:frame table:end-cell-address="Tabelle1.B181" table:end-x="0.295cm" table:end-y="0.213cm" draw:z-index="9" draw:name="https://finviz.com/gfx/tab_arrow_u.gif" draw:style-name="gr1" draw:text-style-name="P1" svg:width="0.295cm" svg:height="0.211cm" svg:x="0cm" svg:y="0.002cm">
              <draw:image xlink:href="https://finviz.com/gfx/tab_arrow_u.gif" xlink:type="simple" xlink:show="embed" xlink:actuate="onLoad">
                <text:p/>
              </draw:image>
            </draw:frame>
          </table:table-cell>
          <table:table-cell office:value-type="string">
            <text:p><text:a xlink:href="https://finviz.com/quote.ashx?t=SB&amp;ty=c&amp;p=d&amp;b=1">Safe Bulkers, Inc.</text:a></text:p>
          </table:table-cell>
          <table:table-cell office:value-type="string">
            <text:p><text:a xlink:href="https://finviz.com/quote.ashx?t=SB&amp;ty=c&amp;p=d&amp;b=1">Services</text:a></text:p>
          </table:table-cell>
          <table:table-cell office:value-type="string">
            <text:p><text:a xlink:href="https://finviz.com/quote.ashx?t=SB&amp;ty=c&amp;p=d&amp;b=1">Shipping</text:a></text:p>
          </table:table-cell>
          <table:table-cell office:value-type="string">
            <text:p><text:a xlink:href="https://finviz.com/quote.ashx?t=SB&amp;ty=c&amp;p=d&amp;b=1">Greece</text:a></text:p>
          </table:table-cell>
          <table:table-cell office:value-type="string">
            <text:p><text:a xlink:href="https://finviz.com/quote.ashx?t=SB&amp;ty=c&amp;p=d&amp;b=1">162.32M</text:a></text:p>
          </table:table-cell>
          <table:table-cell office:value-type="string">
            <text:p><text:a xlink:href="https://finviz.com/quote.ashx?t=SB&amp;ty=c&amp;p=d&amp;b=1">9.69</text:a></text:p>
          </table:table-cell>
          <table:table-cell office:value-type="string">
            <text:p><text:a xlink:href="https://finviz.com/quote.ashx?t=SB&amp;ty=c&amp;p=d&amp;b=1">1.54</text:a></text:p>
          </table:table-cell>
          <table:table-cell office:value-type="string">
            <text:p><text:a xlink:href="https://finviz.com/quote.ashx?t=SB&amp;ty=c&amp;p=d&amp;b=1">-0.65%</text:a></text:p>
          </table:table-cell>
          <table:table-cell office:value-type="string">
            <text:p><text:a xlink:href="https://finviz.com/quote.ashx?t=SB&amp;ty=c&amp;p=d&amp;b=1">354,444</text:a></text:p>
          </table:table-cell>
        </table:table-row>
        <table:table-row table:style-name="ro1">
          <table:table-cell office:value-type="string">
            <text:p><text:a xlink:href="https://finviz.com/quote.ashx?t=SCON&amp;ty=c&amp;p=d&amp;b=1">182</text:a></text:p>
          </table:table-cell>
          <table:table-cell office:value-type="string">
            <text:p><text:a xlink:href="https://finviz.com/quote.ashx?t=SCON&amp;ty=c&amp;p=d&amp;b=1">SCON</text:a></text:p>
          </table:table-cell>
          <table:table-cell office:value-type="string">
            <text:p><text:a xlink:href="https://finviz.com/quote.ashx?t=SCON&amp;ty=c&amp;p=d&amp;b=1">Superconductor Technologies Inc.</text:a></text:p>
          </table:table-cell>
          <table:table-cell office:value-type="string">
            <text:p><text:a xlink:href="https://finviz.com/quote.ashx?t=SCON&amp;ty=c&amp;p=d&amp;b=1">Technology</text:a></text:p>
          </table:table-cell>
          <table:table-cell office:value-type="string">
            <text:p><text:a xlink:href="https://finviz.com/quote.ashx?t=SCON&amp;ty=c&amp;p=d&amp;b=1">Semiconductor Equipment &amp; Materials</text:a></text:p>
          </table:table-cell>
          <table:table-cell office:value-type="string">
            <text:p><text:a xlink:href="https://finviz.com/quote.ashx?t=SCON&amp;ty=c&amp;p=d&amp;b=1">USA</text:a></text:p>
          </table:table-cell>
          <table:table-cell office:value-type="string">
            <text:p><text:a xlink:href="https://finviz.com/quote.ashx?t=SCON&amp;ty=c&amp;p=d&amp;b=1">4.79M</text:a></text:p>
          </table:table-cell>
          <table:table-cell office:value-type="string">
            <text:p><text:a xlink:href="https://finviz.com/quote.ashx?t=SCON&amp;ty=c&amp;p=d&amp;b=1">-</text:a></text:p>
          </table:table-cell>
          <table:table-cell office:value-type="string">
            <text:p><text:a xlink:href="https://finviz.com/quote.ashx?t=SCON&amp;ty=c&amp;p=d&amp;b=1">1.56</text:a></text:p>
          </table:table-cell>
          <table:table-cell office:value-type="string">
            <text:p><text:a xlink:href="https://finviz.com/quote.ashx?t=SCON&amp;ty=c&amp;p=d&amp;b=1">0.48%</text:a></text:p>
          </table:table-cell>
          <table:table-cell office:value-type="string">
            <text:p><text:a xlink:href="https://finviz.com/quote.ashx?t=SCON&amp;ty=c&amp;p=d&amp;b=1">7,842</text:a></text:p>
          </table:table-cell>
        </table:table-row>
        <table:table-row table:style-name="ro1">
          <table:table-cell office:value-type="string">
            <text:p><text:a xlink:href="https://finviz.com/quote.ashx?t=SECO&amp;ty=c&amp;p=d&amp;b=1">183</text:a></text:p>
          </table:table-cell>
          <table:table-cell office:value-type="string">
            <text:p><text:a xlink:href="https://finviz.com/quote.ashx?t=SECO&amp;ty=c&amp;p=d&amp;b=1">SECO</text:a></text:p>
          </table:table-cell>
          <table:table-cell office:value-type="string">
            <text:p><text:a xlink:href="https://finviz.com/quote.ashx?t=SECO&amp;ty=c&amp;p=d&amp;b=1">Secoo Holding Limited</text:a></text:p>
          </table:table-cell>
          <table:table-cell office:value-type="string">
            <text:p><text:a xlink:href="https://finviz.com/quote.ashx?t=SECO&amp;ty=c&amp;p=d&amp;b=1">Services</text:a></text:p>
          </table:table-cell>
          <table:table-cell office:value-type="string">
            <text:p><text:a xlink:href="https://finviz.com/quote.ashx?t=SECO&amp;ty=c&amp;p=d&amp;b=1">Specialty Retail, Other</text:a></text:p>
          </table:table-cell>
          <table:table-cell office:value-type="string">
            <text:p><text:a xlink:href="https://finviz.com/quote.ashx?t=SECO&amp;ty=c&amp;p=d&amp;b=1">China</text:a></text:p>
          </table:table-cell>
          <table:table-cell office:value-type="string">
            <text:p><text:a xlink:href="https://finviz.com/quote.ashx?t=SECO&amp;ty=c&amp;p=d&amp;b=1">483.63M</text:a></text:p>
          </table:table-cell>
          <table:table-cell office:value-type="string">
            <text:p><text:a xlink:href="https://finviz.com/quote.ashx?t=SECO&amp;ty=c&amp;p=d&amp;b=1">21.57</text:a></text:p>
          </table:table-cell>
          <table:table-cell office:value-type="string">
            <text:p><text:a xlink:href="https://finviz.com/quote.ashx?t=SECO&amp;ty=c&amp;p=d&amp;b=1">9.25</text:a></text:p>
          </table:table-cell>
          <table:table-cell office:value-type="string">
            <text:p><text:a xlink:href="https://finviz.com/quote.ashx?t=SECO&amp;ty=c&amp;p=d&amp;b=1">-1.18%</text:a></text:p>
          </table:table-cell>
          <table:table-cell office:value-type="string">
            <text:p><text:a xlink:href="https://finviz.com/quote.ashx?t=SECO&amp;ty=c&amp;p=d&amp;b=1">46,725</text:a></text:p>
          </table:table-cell>
        </table:table-row>
        <table:table-row table:style-name="ro1">
          <table:table-cell office:value-type="string">
            <text:p><text:a xlink:href="https://finviz.com/quote.ashx?t=SEDG&amp;ty=c&amp;p=d&amp;b=1">184</text:a></text:p>
          </table:table-cell>
          <table:table-cell office:value-type="string">
            <text:p><text:a xlink:href="https://finviz.com/quote.ashx?t=SEDG&amp;ty=c&amp;p=d&amp;b=1">SEDG</text:a></text:p>
          </table:table-cell>
          <table:table-cell office:value-type="string">
            <text:p><text:a xlink:href="https://finviz.com/quote.ashx?t=SEDG&amp;ty=c&amp;p=d&amp;b=1">SolarEdge Technologies, Inc.</text:a></text:p>
          </table:table-cell>
          <table:table-cell office:value-type="string">
            <text:p><text:a xlink:href="https://finviz.com/quote.ashx?t=SEDG&amp;ty=c&amp;p=d&amp;b=1">Technology</text:a></text:p>
          </table:table-cell>
          <table:table-cell office:value-type="string">
            <text:p><text:a xlink:href="https://finviz.com/quote.ashx?t=SEDG&amp;ty=c&amp;p=d&amp;b=1">Semiconductor - Specialized</text:a></text:p>
          </table:table-cell>
          <table:table-cell office:value-type="string">
            <text:p><text:a xlink:href="https://finviz.com/quote.ashx?t=SEDG&amp;ty=c&amp;p=d&amp;b=1">Israel</text:a></text:p>
          </table:table-cell>
          <table:table-cell office:value-type="string">
            <text:p><text:a xlink:href="https://finviz.com/quote.ashx?t=SEDG&amp;ty=c&amp;p=d&amp;b=1">1.95B</text:a></text:p>
          </table:table-cell>
          <table:table-cell office:value-type="string">
            <text:p><text:a xlink:href="https://finviz.com/quote.ashx?t=SEDG&amp;ty=c&amp;p=d&amp;b=1">15.35</text:a></text:p>
          </table:table-cell>
          <table:table-cell office:value-type="string">
            <text:p><text:a xlink:href="https://finviz.com/quote.ashx?t=SEDG&amp;ty=c&amp;p=d&amp;b=1">42.27</text:a></text:p>
          </table:table-cell>
          <table:table-cell office:value-type="string">
            <text:p><text:a xlink:href="https://finviz.com/quote.ashx?t=SEDG&amp;ty=c&amp;p=d&amp;b=1">3.40%</text:a></text:p>
          </table:table-cell>
          <table:table-cell office:value-type="string">
            <text:p><text:a xlink:href="https://finviz.com/quote.ashx?t=SEDG&amp;ty=c&amp;p=d&amp;b=1">417,309</text:a></text:p>
          </table:table-cell>
        </table:table-row>
        <table:table-row table:style-name="ro1">
          <table:table-cell office:value-type="string">
            <text:p><text:a xlink:href="https://finviz.com/quote.ashx?t=SGYP&amp;ty=c&amp;p=d&amp;b=1">185</text:a></text:p>
          </table:table-cell>
          <table:table-cell office:value-type="string">
            <text:p><text:a xlink:href="https://finviz.com/quote.ashx?t=SGYP&amp;ty=c&amp;p=d&amp;b=1">SGYP</text:a></text:p>
          </table:table-cell>
          <table:table-cell office:value-type="string">
            <text:p><text:a xlink:href="https://finviz.com/quote.ashx?t=SGYP&amp;ty=c&amp;p=d&amp;b=1">Synergy Pharmaceuticals Inc.</text:a></text:p>
          </table:table-cell>
          <table:table-cell office:value-type="string">
            <text:p><text:a xlink:href="https://finviz.com/quote.ashx?t=SGYP&amp;ty=c&amp;p=d&amp;b=1">Healthcare</text:a></text:p>
          </table:table-cell>
          <table:table-cell office:value-type="string">
            <text:p><text:a xlink:href="https://finviz.com/quote.ashx?t=SGYP&amp;ty=c&amp;p=d&amp;b=1">Drug Manufacturers - Other</text:a></text:p>
          </table:table-cell>
          <table:table-cell office:value-type="string">
            <text:p><text:a xlink:href="https://finviz.com/quote.ashx?t=SGYP&amp;ty=c&amp;p=d&amp;b=1">USA</text:a></text:p>
          </table:table-cell>
          <table:table-cell office:value-type="string">
            <text:p><text:a xlink:href="https://finviz.com/quote.ashx?t=SGYP&amp;ty=c&amp;p=d&amp;b=1">51.06M</text:a></text:p>
          </table:table-cell>
          <table:table-cell office:value-type="string">
            <text:p><text:a xlink:href="https://finviz.com/quote.ashx?t=SGYP&amp;ty=c&amp;p=d&amp;b=1">-</text:a></text:p>
          </table:table-cell>
          <table:table-cell office:value-type="string">
            <text:p><text:a xlink:href="https://finviz.com/quote.ashx?t=SGYP&amp;ty=c&amp;p=d&amp;b=1">0.07</text:a></text:p>
          </table:table-cell>
          <table:table-cell office:value-type="string">
            <text:p><text:a xlink:href="https://finviz.com/quote.ashx?t=SGYP&amp;ty=c&amp;p=d&amp;b=1">-64.66%</text:a></text:p>
          </table:table-cell>
          <table:table-cell office:value-type="string">
            <text:p><text:a xlink:href="https://finviz.com/quote.ashx?t=SGYP&amp;ty=c&amp;p=d&amp;b=1">108,216,362</text:a></text:p>
          </table:table-cell>
        </table:table-row>
        <table:table-row table:style-name="ro1">
          <table:table-cell office:value-type="string">
            <text:p><text:a xlink:href="https://finviz.com/quote.ashx?t=SITE&amp;ty=c&amp;p=d&amp;b=1">186</text:a></text:p>
          </table:table-cell>
          <table:table-cell office:value-type="string">
            <text:p><text:a xlink:href="https://finviz.com/quote.ashx?t=SITE&amp;ty=c&amp;p=d&amp;b=1">SITE</text:a></text:p>
          </table:table-cell>
          <table:table-cell office:value-type="string">
            <text:p><text:a xlink:href="https://finviz.com/quote.ashx?t=SITE&amp;ty=c&amp;p=d&amp;b=1">SiteOne Landscape Supply, Inc.</text:a></text:p>
          </table:table-cell>
          <table:table-cell office:value-type="string">
            <text:p><text:a xlink:href="https://finviz.com/quote.ashx?t=SITE&amp;ty=c&amp;p=d&amp;b=1">Industrial Goods</text:a></text:p>
          </table:table-cell>
          <table:table-cell office:value-type="string">
            <text:p><text:a xlink:href="https://finviz.com/quote.ashx?t=SITE&amp;ty=c&amp;p=d&amp;b=1">Small Tools &amp; Accessories</text:a></text:p>
          </table:table-cell>
          <table:table-cell office:value-type="string">
            <text:p><text:a xlink:href="https://finviz.com/quote.ashx?t=SITE&amp;ty=c&amp;p=d&amp;b=1">USA</text:a></text:p>
          </table:table-cell>
          <table:table-cell office:value-type="string">
            <text:p><text:a xlink:href="https://finviz.com/quote.ashx?t=SITE&amp;ty=c&amp;p=d&amp;b=1">2.29B</text:a></text:p>
          </table:table-cell>
          <table:table-cell office:value-type="string">
            <text:p><text:a xlink:href="https://finviz.com/quote.ashx?t=SITE&amp;ty=c&amp;p=d&amp;b=1">32.54</text:a></text:p>
          </table:table-cell>
          <table:table-cell office:value-type="string">
            <text:p><text:a xlink:href="https://finviz.com/quote.ashx?t=SITE&amp;ty=c&amp;p=d&amp;b=1">54.88</text:a></text:p>
          </table:table-cell>
          <table:table-cell office:value-type="string">
            <text:p><text:a xlink:href="https://finviz.com/quote.ashx?t=SITE&amp;ty=c&amp;p=d&amp;b=1">-1.03%</text:a></text:p>
          </table:table-cell>
          <table:table-cell office:value-type="string">
            <text:p><text:a xlink:href="https://finviz.com/quote.ashx?t=SITE&amp;ty=c&amp;p=d&amp;b=1">246,035</text:a></text:p>
          </table:table-cell>
        </table:table-row>
        <table:table-row table:style-name="ro1">
          <table:table-cell office:value-type="string">
            <text:p><text:a xlink:href="https://finviz.com/quote.ashx?t=SM&amp;ty=c&amp;p=d&amp;b=1">187</text:a></text:p>
          </table:table-cell>
          <table:table-cell office:value-type="string">
            <text:p><text:a xlink:href="https://finviz.com/quote.ashx?t=SM&amp;ty=c&amp;p=d&amp;b=1">SM</text:a></text:p>
          </table:table-cell>
          <table:table-cell office:value-type="string">
            <text:p><text:a xlink:href="https://finviz.com/quote.ashx?t=SM&amp;ty=c&amp;p=d&amp;b=1">SM Energy Company</text:a></text:p>
          </table:table-cell>
          <table:table-cell office:value-type="string">
            <text:p><text:a xlink:href="https://finviz.com/quote.ashx?t=SM&amp;ty=c&amp;p=d&amp;b=1">Basic Materials</text:a></text:p>
          </table:table-cell>
          <table:table-cell office:value-type="string">
            <text:p><text:a xlink:href="https://finviz.com/quote.ashx?t=SM&amp;ty=c&amp;p=d&amp;b=1">Independent Oil &amp; Gas</text:a></text:p>
          </table:table-cell>
          <table:table-cell office:value-type="string">
            <text:p><text:a xlink:href="https://finviz.com/quote.ashx?t=SM&amp;ty=c&amp;p=d&amp;b=1">USA</text:a></text:p>
          </table:table-cell>
          <table:table-cell office:value-type="string">
            <text:p><text:a xlink:href="https://finviz.com/quote.ashx?t=SM&amp;ty=c&amp;p=d&amp;b=1">1.86B</text:a></text:p>
          </table:table-cell>
          <table:table-cell office:value-type="string">
            <text:p><text:a xlink:href="https://finviz.com/quote.ashx?t=SM&amp;ty=c&amp;p=d&amp;b=1">3.66</text:a></text:p>
          </table:table-cell>
          <table:table-cell office:value-type="string">
            <text:p><text:a xlink:href="https://finviz.com/quote.ashx?t=SM&amp;ty=c&amp;p=d&amp;b=1">16.69</text:a></text:p>
          </table:table-cell>
          <table:table-cell office:value-type="string">
            <text:p><text:a xlink:href="https://finviz.com/quote.ashx?t=SM&amp;ty=c&amp;p=d&amp;b=1">1.67%</text:a></text:p>
          </table:table-cell>
          <table:table-cell office:value-type="string">
            <text:p><text:a xlink:href="https://finviz.com/quote.ashx?t=SM&amp;ty=c&amp;p=d&amp;b=1">1,742,491</text:a></text:p>
          </table:table-cell>
        </table:table-row>
        <table:table-row table:style-name="ro1">
          <table:table-cell office:value-type="string">
            <text:p><text:a xlink:href="https://finviz.com/quote.ashx?t=SMTX&amp;ty=c&amp;p=d&amp;b=1">188</text:a></text:p>
          </table:table-cell>
          <table:table-cell office:value-type="string">
            <text:p><text:a xlink:href="https://finviz.com/quote.ashx?t=SMTX&amp;ty=c&amp;p=d&amp;b=1">SMTX</text:a></text:p>
          </table:table-cell>
          <table:table-cell office:value-type="string">
            <text:p><text:a xlink:href="https://finviz.com/quote.ashx?t=SMTX&amp;ty=c&amp;p=d&amp;b=1">SMTC Corporation</text:a></text:p>
          </table:table-cell>
          <table:table-cell office:value-type="string">
            <text:p><text:a xlink:href="https://finviz.com/quote.ashx?t=SMTX&amp;ty=c&amp;p=d&amp;b=1">Technology</text:a></text:p>
          </table:table-cell>
          <table:table-cell office:value-type="string">
            <text:p><text:a xlink:href="https://finviz.com/quote.ashx?t=SMTX&amp;ty=c&amp;p=d&amp;b=1">Printed Circuit Boards</text:a></text:p>
          </table:table-cell>
          <table:table-cell office:value-type="string">
            <text:p><text:a xlink:href="https://finviz.com/quote.ashx?t=SMTX&amp;ty=c&amp;p=d&amp;b=1">Canada</text:a></text:p>
          </table:table-cell>
          <table:table-cell office:value-type="string">
            <text:p><text:a xlink:href="https://finviz.com/quote.ashx?t=SMTX&amp;ty=c&amp;p=d&amp;b=1">109.23M</text:a></text:p>
          </table:table-cell>
          <table:table-cell office:value-type="string">
            <text:p><text:a xlink:href="https://finviz.com/quote.ashx?t=SMTX&amp;ty=c&amp;p=d&amp;b=1">10.24</text:a></text:p>
          </table:table-cell>
          <table:table-cell office:value-type="string">
            <text:p><text:a xlink:href="https://finviz.com/quote.ashx?t=SMTX&amp;ty=c&amp;p=d&amp;b=1">4.84</text:a></text:p>
          </table:table-cell>
          <table:table-cell office:value-type="string">
            <text:p><text:a xlink:href="https://finviz.com/quote.ashx?t=SMTX&amp;ty=c&amp;p=d&amp;b=1">3.64%</text:a></text:p>
          </table:table-cell>
          <table:table-cell office:value-type="string">
            <text:p><text:a xlink:href="https://finviz.com/quote.ashx?t=SMTX&amp;ty=c&amp;p=d&amp;b=1">116,122</text:a></text:p>
          </table:table-cell>
        </table:table-row>
        <table:table-row table:style-name="ro1">
          <table:table-cell office:value-type="string">
            <text:p><text:a xlink:href="https://finviz.com/quote.ashx?t=SNAP&amp;ty=c&amp;p=d&amp;b=1">189</text:a></text:p>
          </table:table-cell>
          <table:table-cell office:value-type="string">
            <text:p><text:a xlink:href="https://finviz.com/quote.ashx?t=SNAP&amp;ty=c&amp;p=d&amp;b=1">SNAP</text:a></text:p>
          </table:table-cell>
          <table:table-cell office:value-type="string">
            <text:p><text:a xlink:href="https://finviz.com/quote.ashx?t=SNAP&amp;ty=c&amp;p=d&amp;b=1">Snap Inc.</text:a></text:p>
          </table:table-cell>
          <table:table-cell office:value-type="string">
            <text:p><text:a xlink:href="https://finviz.com/quote.ashx?t=SNAP&amp;ty=c&amp;p=d&amp;b=1">Technology</text:a></text:p>
          </table:table-cell>
          <table:table-cell office:value-type="string">
            <text:p><text:a xlink:href="https://finviz.com/quote.ashx?t=SNAP&amp;ty=c&amp;p=d&amp;b=1">Internet Software &amp; Services</text:a></text:p>
          </table:table-cell>
          <table:table-cell office:value-type="string">
            <text:p><text:a xlink:href="https://finviz.com/quote.ashx?t=SNAP&amp;ty=c&amp;p=d&amp;b=1">USA</text:a></text:p>
          </table:table-cell>
          <table:table-cell office:value-type="string">
            <text:p><text:a xlink:href="https://finviz.com/quote.ashx?t=SNAP&amp;ty=c&amp;p=d&amp;b=1">12.88B</text:a></text:p>
          </table:table-cell>
          <table:table-cell office:value-type="string">
            <text:p><text:a xlink:href="https://finviz.com/quote.ashx?t=SNAP&amp;ty=c&amp;p=d&amp;b=1">-</text:a></text:p>
          </table:table-cell>
          <table:table-cell office:value-type="string">
            <text:p><text:a xlink:href="https://finviz.com/quote.ashx?t=SNAP&amp;ty=c&amp;p=d&amp;b=1">9.86</text:a></text:p>
          </table:table-cell>
          <table:table-cell office:value-type="string">
            <text:p><text:a xlink:href="https://finviz.com/quote.ashx?t=SNAP&amp;ty=c&amp;p=d&amp;b=1">-2.18%</text:a></text:p>
          </table:table-cell>
          <table:table-cell office:value-type="string">
            <text:p><text:a xlink:href="https://finviz.com/quote.ashx?t=SNAP&amp;ty=c&amp;p=d&amp;b=1">17,867,118</text:a></text:p>
          </table:table-cell>
        </table:table-row>
        <table:table-row table:style-name="ro1">
          <table:table-cell office:value-type="string">
            <text:p><text:a xlink:href="https://finviz.com/quote.ashx?t=SOI&amp;ty=c&amp;p=d&amp;b=1">190</text:a></text:p>
          </table:table-cell>
          <table:table-cell office:value-type="string">
            <text:p><text:a xlink:href="https://finviz.com/quote.ashx?t=SOI&amp;ty=c&amp;p=d&amp;b=1">SOI</text:a></text:p>
          </table:table-cell>
          <table:table-cell office:value-type="string">
            <text:p><text:a xlink:href="https://finviz.com/quote.ashx?t=SOI&amp;ty=c&amp;p=d&amp;b=1">Solaris Oilfield Infrastructure, Inc.</text:a></text:p>
          </table:table-cell>
          <table:table-cell office:value-type="string">
            <text:p><text:a xlink:href="https://finviz.com/quote.ashx?t=SOI&amp;ty=c&amp;p=d&amp;b=1">Basic Materials</text:a></text:p>
          </table:table-cell>
          <table:table-cell office:value-type="string">
            <text:p><text:a xlink:href="https://finviz.com/quote.ashx?t=SOI&amp;ty=c&amp;p=d&amp;b=1">Oil &amp; Gas Equipment &amp; Services</text:a></text:p>
          </table:table-cell>
          <table:table-cell office:value-type="string">
            <text:p><text:a xlink:href="https://finviz.com/quote.ashx?t=SOI&amp;ty=c&amp;p=d&amp;b=1">USA</text:a></text:p>
          </table:table-cell>
          <table:table-cell office:value-type="string">
            <text:p><text:a xlink:href="https://finviz.com/quote.ashx?t=SOI&amp;ty=c&amp;p=d&amp;b=1">757.90M</text:a></text:p>
          </table:table-cell>
          <table:table-cell office:value-type="string">
            <text:p><text:a xlink:href="https://finviz.com/quote.ashx?t=SOI&amp;ty=c&amp;p=d&amp;b=1">6.45</text:a></text:p>
          </table:table-cell>
          <table:table-cell office:value-type="string">
            <text:p><text:a xlink:href="https://finviz.com/quote.ashx?t=SOI&amp;ty=c&amp;p=d&amp;b=1">16.47</text:a></text:p>
          </table:table-cell>
          <table:table-cell office:value-type="string">
            <text:p><text:a xlink:href="https://finviz.com/quote.ashx?t=SOI&amp;ty=c&amp;p=d&amp;b=1">1.92%</text:a></text:p>
          </table:table-cell>
          <table:table-cell office:value-type="string">
            <text:p><text:a xlink:href="https://finviz.com/quote.ashx?t=SOI&amp;ty=c&amp;p=d&amp;b=1">415,482</text:a></text:p>
          </table:table-cell>
        </table:table-row>
        <table:table-row table:style-name="ro1">
          <table:table-cell office:value-type="string">
            <text:p><text:a xlink:href="https://finviz.com/quote.ashx?t=SPKE&amp;ty=c&amp;p=d&amp;b=1">191</text:a></text:p>
          </table:table-cell>
          <table:table-cell office:value-type="string">
            <text:p><text:a xlink:href="https://finviz.com/quote.ashx?t=SPKE&amp;ty=c&amp;p=d&amp;b=1">SPKE</text:a></text:p>
          </table:table-cell>
          <table:table-cell office:value-type="string">
            <text:p><text:a xlink:href="https://finviz.com/quote.ashx?t=SPKE&amp;ty=c&amp;p=d&amp;b=1">Spark Energy, Inc.</text:a></text:p>
          </table:table-cell>
          <table:table-cell office:value-type="string">
            <text:p><text:a xlink:href="https://finviz.com/quote.ashx?t=SPKE&amp;ty=c&amp;p=d&amp;b=1">Utilities</text:a></text:p>
          </table:table-cell>
          <table:table-cell office:value-type="string">
            <text:p><text:a xlink:href="https://finviz.com/quote.ashx?t=SPKE&amp;ty=c&amp;p=d&amp;b=1">Electric Utilities</text:a></text:p>
          </table:table-cell>
          <table:table-cell office:value-type="string">
            <text:p><text:a xlink:href="https://finviz.com/quote.ashx?t=SPKE&amp;ty=c&amp;p=d&amp;b=1">USA</text:a></text:p>
          </table:table-cell>
          <table:table-cell office:value-type="string">
            <text:p><text:a xlink:href="https://finviz.com/quote.ashx?t=SPKE&amp;ty=c&amp;p=d&amp;b=1">341.50M</text:a></text:p>
          </table:table-cell>
          <table:table-cell office:value-type="string">
            <text:p><text:a xlink:href="https://finviz.com/quote.ashx?t=SPKE&amp;ty=c&amp;p=d&amp;b=1">6.67</text:a></text:p>
          </table:table-cell>
          <table:table-cell office:value-type="string">
            <text:p><text:a xlink:href="https://finviz.com/quote.ashx?t=SPKE&amp;ty=c&amp;p=d&amp;b=1">10.05</text:a></text:p>
          </table:table-cell>
          <table:table-cell office:value-type="string">
            <text:p><text:a xlink:href="https://finviz.com/quote.ashx?t=SPKE&amp;ty=c&amp;p=d&amp;b=1">1.82%</text:a></text:p>
          </table:table-cell>
          <table:table-cell office:value-type="string">
            <text:p><text:a xlink:href="https://finviz.com/quote.ashx?t=SPKE&amp;ty=c&amp;p=d&amp;b=1">44,652</text:a></text:p>
          </table:table-cell>
        </table:table-row>
        <table:table-row table:style-name="ro1">
          <table:table-cell office:value-type="string">
            <text:p><text:a xlink:href="https://finviz.com/quote.ashx?t=SPOT&amp;ty=c&amp;p=d&amp;b=1">192</text:a></text:p>
          </table:table-cell>
          <table:table-cell office:value-type="string">
            <text:p><text:a xlink:href="https://finviz.com/quote.ashx?t=SPOT&amp;ty=c&amp;p=d&amp;b=1">SPOT</text:a></text:p>
          </table:table-cell>
          <table:table-cell office:value-type="string">
            <text:p><text:a xlink:href="https://finviz.com/quote.ashx?t=SPOT&amp;ty=c&amp;p=d&amp;b=1">Spotify Technology S.A.</text:a></text:p>
          </table:table-cell>
          <table:table-cell office:value-type="string">
            <text:p><text:a xlink:href="https://finviz.com/quote.ashx?t=SPOT&amp;ty=c&amp;p=d&amp;b=1">Services</text:a></text:p>
          </table:table-cell>
          <table:table-cell office:value-type="string">
            <text:p><text:a xlink:href="https://finviz.com/quote.ashx?t=SPOT&amp;ty=c&amp;p=d&amp;b=1">Broadcasting - Radio</text:a></text:p>
          </table:table-cell>
          <table:table-cell office:value-type="string">
            <text:p><text:a xlink:href="https://finviz.com/quote.ashx?t=SPOT&amp;ty=c&amp;p=d&amp;b=1">Luxembourg</text:a></text:p>
          </table:table-cell>
          <table:table-cell office:value-type="string">
            <text:p><text:a xlink:href="https://finviz.com/quote.ashx?t=SPOT&amp;ty=c&amp;p=d&amp;b=1">25.77B</text:a></text:p>
          </table:table-cell>
          <table:table-cell office:value-type="string">
            <text:p><text:a xlink:href="https://finviz.com/quote.ashx?t=SPOT&amp;ty=c&amp;p=d&amp;b=1">-</text:a></text:p>
          </table:table-cell>
          <table:table-cell office:value-type="string">
            <text:p><text:a xlink:href="https://finviz.com/quote.ashx?t=SPOT&amp;ty=c&amp;p=d&amp;b=1">144.74</text:a></text:p>
          </table:table-cell>
          <table:table-cell office:value-type="string">
            <text:p><text:a xlink:href="https://finviz.com/quote.ashx?t=SPOT&amp;ty=c&amp;p=d&amp;b=1">-0.22%</text:a></text:p>
          </table:table-cell>
          <table:table-cell office:value-type="string">
            <text:p><text:a xlink:href="https://finviz.com/quote.ashx?t=SPOT&amp;ty=c&amp;p=d&amp;b=1">1,315,469</text:a></text:p>
          </table:table-cell>
        </table:table-row>
        <table:table-row table:style-name="ro1">
          <table:table-cell office:value-type="string">
            <text:p><text:a xlink:href="https://finviz.com/quote.ashx?t=SQ&amp;ty=c&amp;p=d&amp;b=1">193</text:a></text:p>
          </table:table-cell>
          <table:table-cell office:value-type="string">
            <text:p><text:a xlink:href="https://finviz.com/quote.ashx?t=SQ&amp;ty=c&amp;p=d&amp;b=1">SQ</text:a></text:p>
          </table:table-cell>
          <table:table-cell office:value-type="string">
            <text:p><text:a xlink:href="https://finviz.com/quote.ashx?t=SQ&amp;ty=c&amp;p=d&amp;b=1">Square, Inc.</text:a></text:p>
          </table:table-cell>
          <table:table-cell office:value-type="string">
            <text:p><text:a xlink:href="https://finviz.com/quote.ashx?t=SQ&amp;ty=c&amp;p=d&amp;b=1">Technology</text:a></text:p>
          </table:table-cell>
          <table:table-cell office:value-type="string">
            <text:p><text:a xlink:href="https://finviz.com/quote.ashx?t=SQ&amp;ty=c&amp;p=d&amp;b=1">Internet Software &amp; Services</text:a></text:p>
          </table:table-cell>
          <table:table-cell office:value-type="string">
            <text:p><text:a xlink:href="https://finviz.com/quote.ashx?t=SQ&amp;ty=c&amp;p=d&amp;b=1">USA</text:a></text:p>
          </table:table-cell>
          <table:table-cell office:value-type="string">
            <text:p><text:a xlink:href="https://finviz.com/quote.ashx?t=SQ&amp;ty=c&amp;p=d&amp;b=1">31.53B</text:a></text:p>
          </table:table-cell>
          <table:table-cell office:value-type="string">
            <text:p><text:a xlink:href="https://finviz.com/quote.ashx?t=SQ&amp;ty=c&amp;p=d&amp;b=1">-</text:a></text:p>
          </table:table-cell>
          <table:table-cell office:value-type="string">
            <text:p><text:a xlink:href="https://finviz.com/quote.ashx?t=SQ&amp;ty=c&amp;p=d&amp;b=1">79.19</text:a></text:p>
          </table:table-cell>
          <table:table-cell office:value-type="string">
            <text:p><text:a xlink:href="https://finviz.com/quote.ashx?t=SQ&amp;ty=c&amp;p=d&amp;b=1">1.59%</text:a></text:p>
          </table:table-cell>
          <table:table-cell office:value-type="string">
            <text:p><text:a xlink:href="https://finviz.com/quote.ashx?t=SQ&amp;ty=c&amp;p=d&amp;b=1">11,287,292</text:a></text:p>
          </table:table-cell>
        </table:table-row>
        <table:table-row table:style-name="ro1">
          <table:table-cell office:value-type="string">
            <text:p><text:a xlink:href="https://finviz.com/quote.ashx?t=SRCI&amp;ty=c&amp;p=d&amp;b=1">194</text:a></text:p>
          </table:table-cell>
          <table:table-cell office:value-type="string">
            <text:p><text:a xlink:href="https://finviz.com/quote.ashx?t=SRCI&amp;ty=c&amp;p=d&amp;b=1">SRCI</text:a></text:p>
          </table:table-cell>
          <table:table-cell office:value-type="string">
            <text:p><text:a xlink:href="https://finviz.com/quote.ashx?t=SRCI&amp;ty=c&amp;p=d&amp;b=1">SRC Energy Inc.</text:a></text:p>
          </table:table-cell>
          <table:table-cell office:value-type="string">
            <text:p><text:a xlink:href="https://finviz.com/quote.ashx?t=SRCI&amp;ty=c&amp;p=d&amp;b=1">Basic Materials</text:a></text:p>
          </table:table-cell>
          <table:table-cell office:value-type="string">
            <text:p><text:a xlink:href="https://finviz.com/quote.ashx?t=SRCI&amp;ty=c&amp;p=d&amp;b=1">Industrial Metals &amp; Minerals</text:a></text:p>
          </table:table-cell>
          <table:table-cell office:value-type="string">
            <text:p><text:a xlink:href="https://finviz.com/quote.ashx?t=SRCI&amp;ty=c&amp;p=d&amp;b=1">USA</text:a></text:p>
          </table:table-cell>
          <table:table-cell office:value-type="string">
            <text:p><text:a xlink:href="https://finviz.com/quote.ashx?t=SRCI&amp;ty=c&amp;p=d&amp;b=1">1.13B</text:a></text:p>
          </table:table-cell>
          <table:table-cell office:value-type="string">
            <text:p><text:a xlink:href="https://finviz.com/quote.ashx?t=SRCI&amp;ty=c&amp;p=d&amp;b=1">4.43</text:a></text:p>
          </table:table-cell>
          <table:table-cell office:value-type="string">
            <text:p><text:a xlink:href="https://finviz.com/quote.ashx?t=SRCI&amp;ty=c&amp;p=d&amp;b=1">4.63</text:a></text:p>
          </table:table-cell>
          <table:table-cell office:value-type="string">
            <text:p><text:a xlink:href="https://finviz.com/quote.ashx?t=SRCI&amp;ty=c&amp;p=d&amp;b=1">-2.11%</text:a></text:p>
          </table:table-cell>
          <table:table-cell office:value-type="string">
            <text:p><text:a xlink:href="https://finviz.com/quote.ashx?t=SRCI&amp;ty=c&amp;p=d&amp;b=1">1,349,834</text:a></text:p>
          </table:table-cell>
        </table:table-row>
        <table:table-row table:style-name="ro1">
          <table:table-cell office:value-type="string">
            <text:p><text:a xlink:href="https://finviz.com/quote.ashx?t=SU&amp;ty=c&amp;p=d&amp;b=1">195</text:a></text:p>
          </table:table-cell>
          <table:table-cell office:value-type="string">
            <text:p><text:a xlink:href="https://finviz.com/quote.ashx?t=SU&amp;ty=c&amp;p=d&amp;b=1">SU</text:a></text:p>
          </table:table-cell>
          <table:table-cell office:value-type="string">
            <text:p><text:a xlink:href="https://finviz.com/quote.ashx?t=SU&amp;ty=c&amp;p=d&amp;b=1">Suncor Energy Inc.</text:a></text:p>
          </table:table-cell>
          <table:table-cell office:value-type="string">
            <text:p><text:a xlink:href="https://finviz.com/quote.ashx?t=SU&amp;ty=c&amp;p=d&amp;b=1">Basic Materials</text:a></text:p>
          </table:table-cell>
          <table:table-cell office:value-type="string">
            <text:p><text:a xlink:href="https://finviz.com/quote.ashx?t=SU&amp;ty=c&amp;p=d&amp;b=1">Independent Oil &amp; Gas</text:a></text:p>
          </table:table-cell>
          <table:table-cell office:value-type="string">
            <text:p><text:a xlink:href="https://finviz.com/quote.ashx?t=SU&amp;ty=c&amp;p=d&amp;b=1">Canada</text:a></text:p>
          </table:table-cell>
          <table:table-cell office:value-type="string">
            <text:p><text:a xlink:href="https://finviz.com/quote.ashx?t=SU&amp;ty=c&amp;p=d&amp;b=1">55.26B</text:a></text:p>
          </table:table-cell>
          <table:table-cell office:value-type="string">
            <text:p><text:a xlink:href="https://finviz.com/quote.ashx?t=SU&amp;ty=c&amp;p=d&amp;b=1">22.46</text:a></text:p>
          </table:table-cell>
          <table:table-cell office:value-type="string">
            <text:p><text:a xlink:href="https://finviz.com/quote.ashx?t=SU&amp;ty=c&amp;p=d&amp;b=1">34.63</text:a></text:p>
          </table:table-cell>
          <table:table-cell office:value-type="string">
            <text:p><text:a xlink:href="https://finviz.com/quote.ashx?t=SU&amp;ty=c&amp;p=d&amp;b=1">1.52%</text:a></text:p>
          </table:table-cell>
          <table:table-cell office:value-type="string">
            <text:p><text:a xlink:href="https://finviz.com/quote.ashx?t=SU&amp;ty=c&amp;p=d&amp;b=1">1,567,422</text:a></text:p>
          </table:table-cell>
        </table:table-row>
        <table:table-row table:style-name="ro1">
          <table:table-cell office:value-type="string">
            <text:p><text:a xlink:href="https://finviz.com/quote.ashx?t=SYX&amp;ty=c&amp;p=d&amp;b=1">196</text:a></text:p>
          </table:table-cell>
          <table:table-cell office:value-type="string">
            <text:p><text:a xlink:href="https://finviz.com/quote.ashx?t=SYX&amp;ty=c&amp;p=d&amp;b=1">SYX</text:a></text:p>
          </table:table-cell>
          <table:table-cell office:value-type="string">
            <text:p><text:a xlink:href="https://finviz.com/quote.ashx?t=SYX&amp;ty=c&amp;p=d&amp;b=1">Systemax Inc.</text:a></text:p>
          </table:table-cell>
          <table:table-cell office:value-type="string">
            <text:p><text:a xlink:href="https://finviz.com/quote.ashx?t=SYX&amp;ty=c&amp;p=d&amp;b=1">Technology</text:a></text:p>
          </table:table-cell>
          <table:table-cell office:value-type="string">
            <text:p><text:a xlink:href="https://finviz.com/quote.ashx?t=SYX&amp;ty=c&amp;p=d&amp;b=1">Technical &amp; System Software</text:a></text:p>
          </table:table-cell>
          <table:table-cell office:value-type="string">
            <text:p><text:a xlink:href="https://finviz.com/quote.ashx?t=SYX&amp;ty=c&amp;p=d&amp;b=1">USA</text:a></text:p>
          </table:table-cell>
          <table:table-cell office:value-type="string">
            <text:p><text:a xlink:href="https://finviz.com/quote.ashx?t=SYX&amp;ty=c&amp;p=d&amp;b=1">918.41M</text:a></text:p>
          </table:table-cell>
          <table:table-cell office:value-type="string">
            <text:p><text:a xlink:href="https://finviz.com/quote.ashx?t=SYX&amp;ty=c&amp;p=d&amp;b=1">11.16</text:a></text:p>
          </table:table-cell>
          <table:table-cell office:value-type="string">
            <text:p><text:a xlink:href="https://finviz.com/quote.ashx?t=SYX&amp;ty=c&amp;p=d&amp;b=1">21.16</text:a></text:p>
          </table:table-cell>
          <table:table-cell office:value-type="string">
            <text:p><text:a xlink:href="https://finviz.com/quote.ashx?t=SYX&amp;ty=c&amp;p=d&amp;b=1">-15.19%</text:a></text:p>
          </table:table-cell>
          <table:table-cell office:value-type="string">
            <text:p><text:a xlink:href="https://finviz.com/quote.ashx?t=SYX&amp;ty=c&amp;p=d&amp;b=1">178,891</text:a></text:p>
          </table:table-cell>
        </table:table-row>
        <table:table-row table:style-name="ro1">
          <table:table-cell office:value-type="string">
            <text:p><text:a xlink:href="https://finviz.com/quote.ashx?t=TAL&amp;ty=c&amp;p=d&amp;b=1">197</text:a></text:p>
          </table:table-cell>
          <table:table-cell office:value-type="string">
            <text:p><text:a xlink:href="https://finviz.com/quote.ashx?t=TAL&amp;ty=c&amp;p=d&amp;b=1">TAL</text:a></text:p>
          </table:table-cell>
          <table:table-cell office:value-type="string">
            <text:p><text:a xlink:href="https://finviz.com/quote.ashx?t=TAL&amp;ty=c&amp;p=d&amp;b=1">TAL Education Group</text:a></text:p>
          </table:table-cell>
          <table:table-cell office:value-type="string">
            <text:p><text:a xlink:href="https://finviz.com/quote.ashx?t=TAL&amp;ty=c&amp;p=d&amp;b=1">Services</text:a></text:p>
          </table:table-cell>
          <table:table-cell office:value-type="string">
            <text:p><text:a xlink:href="https://finviz.com/quote.ashx?t=TAL&amp;ty=c&amp;p=d&amp;b=1">Education &amp; Training Services</text:a></text:p>
          </table:table-cell>
          <table:table-cell office:value-type="string">
            <text:p><text:a xlink:href="https://finviz.com/quote.ashx?t=TAL&amp;ty=c&amp;p=d&amp;b=1">USA</text:a></text:p>
          </table:table-cell>
          <table:table-cell office:value-type="string">
            <text:p><text:a xlink:href="https://finviz.com/quote.ashx?t=TAL&amp;ty=c&amp;p=d&amp;b=1">19.45B</text:a></text:p>
          </table:table-cell>
          <table:table-cell office:value-type="string">
            <text:p><text:a xlink:href="https://finviz.com/quote.ashx?t=TAL&amp;ty=c&amp;p=d&amp;b=1">61.19</text:a></text:p>
          </table:table-cell>
          <table:table-cell office:value-type="string">
            <text:p><text:a xlink:href="https://finviz.com/quote.ashx?t=TAL&amp;ty=c&amp;p=d&amp;b=1">35.40</text:a></text:p>
          </table:table-cell>
          <table:table-cell office:value-type="string">
            <text:p><text:a xlink:href="https://finviz.com/quote.ashx?t=TAL&amp;ty=c&amp;p=d&amp;b=1">-0.10%</text:a></text:p>
          </table:table-cell>
          <table:table-cell office:value-type="string">
            <text:p><text:a xlink:href="https://finviz.com/quote.ashx?t=TAL&amp;ty=c&amp;p=d&amp;b=1">3,473,831</text:a></text:p>
          </table:table-cell>
        </table:table-row>
        <table:table-row table:style-name="ro1">
          <table:table-cell office:value-type="string">
            <text:p><text:a xlink:href="https://finviz.com/quote.ashx?t=TALO&amp;ty=c&amp;p=d&amp;b=1">198</text:a></text:p>
          </table:table-cell>
          <table:table-cell office:value-type="string">
            <text:p><text:a xlink:href="https://finviz.com/quote.ashx?t=TALO&amp;ty=c&amp;p=d&amp;b=1">TALO</text:a></text:p>
          </table:table-cell>
          <table:table-cell office:value-type="string">
            <text:p><text:a xlink:href="https://finviz.com/quote.ashx?t=TALO&amp;ty=c&amp;p=d&amp;b=1">Talos Energy Inc.</text:a></text:p>
          </table:table-cell>
          <table:table-cell office:value-type="string">
            <text:p><text:a xlink:href="https://finviz.com/quote.ashx?t=TALO&amp;ty=c&amp;p=d&amp;b=1">Basic Materials</text:a></text:p>
          </table:table-cell>
          <table:table-cell office:value-type="string">
            <text:p><text:a xlink:href="https://finviz.com/quote.ashx?t=TALO&amp;ty=c&amp;p=d&amp;b=1">Independent Oil &amp; Gas</text:a></text:p>
          </table:table-cell>
          <table:table-cell office:value-type="string">
            <text:p><text:a xlink:href="https://finviz.com/quote.ashx?t=TALO&amp;ty=c&amp;p=d&amp;b=1">USA</text:a></text:p>
          </table:table-cell>
          <table:table-cell office:value-type="string">
            <text:p><text:a xlink:href="https://finviz.com/quote.ashx?t=TALO&amp;ty=c&amp;p=d&amp;b=1">1.19B</text:a></text:p>
          </table:table-cell>
          <table:table-cell office:value-type="string">
            <text:p><text:a xlink:href="https://finviz.com/quote.ashx?t=TALO&amp;ty=c&amp;p=d&amp;b=1">-</text:a></text:p>
          </table:table-cell>
          <table:table-cell office:value-type="string">
            <text:p><text:a xlink:href="https://finviz.com/quote.ashx?t=TALO&amp;ty=c&amp;p=d&amp;b=1">22.78</text:a></text:p>
          </table:table-cell>
          <table:table-cell office:value-type="string">
            <text:p><text:a xlink:href="https://finviz.com/quote.ashx?t=TALO&amp;ty=c&amp;p=d&amp;b=1">1.70%</text:a></text:p>
          </table:table-cell>
          <table:table-cell office:value-type="string">
            <text:p><text:a xlink:href="https://finviz.com/quote.ashx?t=TALO&amp;ty=c&amp;p=d&amp;b=1">83,579</text:a></text:p>
          </table:table-cell>
        </table:table-row>
        <table:table-row table:style-name="ro1">
          <table:table-cell office:value-type="string">
            <text:p><text:a xlink:href="https://finviz.com/quote.ashx?t=TBBK&amp;ty=c&amp;p=d&amp;b=1">199</text:a></text:p>
          </table:table-cell>
          <table:table-cell office:value-type="string">
            <text:p><text:a xlink:href="https://finviz.com/quote.ashx?t=TBBK&amp;ty=c&amp;p=d&amp;b=1">TBBK</text:a></text:p>
          </table:table-cell>
          <table:table-cell office:value-type="string">
            <text:p><text:a xlink:href="https://finviz.com/quote.ashx?t=TBBK&amp;ty=c&amp;p=d&amp;b=1">The Bancorp, Inc.</text:a></text:p>
          </table:table-cell>
          <table:table-cell office:value-type="string">
            <text:p><text:a xlink:href="https://finviz.com/quote.ashx?t=TBBK&amp;ty=c&amp;p=d&amp;b=1">Financial</text:a></text:p>
          </table:table-cell>
          <table:table-cell office:value-type="string">
            <text:p><text:a xlink:href="https://finviz.com/quote.ashx?t=TBBK&amp;ty=c&amp;p=d&amp;b=1">Regional - Mid-Atlantic Banks</text:a></text:p>
          </table:table-cell>
          <table:table-cell office:value-type="string">
            <text:p><text:a xlink:href="https://finviz.com/quote.ashx?t=TBBK&amp;ty=c&amp;p=d&amp;b=1">USA</text:a></text:p>
          </table:table-cell>
          <table:table-cell office:value-type="string">
            <text:p><text:a xlink:href="https://finviz.com/quote.ashx?t=TBBK&amp;ty=c&amp;p=d&amp;b=1">507.10M</text:a></text:p>
          </table:table-cell>
          <table:table-cell office:value-type="string">
            <text:p><text:a xlink:href="https://finviz.com/quote.ashx?t=TBBK&amp;ty=c&amp;p=d&amp;b=1">5.98</text:a></text:p>
          </table:table-cell>
          <table:table-cell office:value-type="string">
            <text:p><text:a xlink:href="https://finviz.com/quote.ashx?t=TBBK&amp;ty=c&amp;p=d&amp;b=1">9.17</text:a></text:p>
          </table:table-cell>
          <table:table-cell office:value-type="string">
            <text:p><text:a xlink:href="https://finviz.com/quote.ashx?t=TBBK&amp;ty=c&amp;p=d&amp;b=1">-0.03%</text:a></text:p>
          </table:table-cell>
          <table:table-cell office:value-type="string">
            <text:p><text:a xlink:href="https://finviz.com/quote.ashx?t=TBBK&amp;ty=c&amp;p=d&amp;b=1">26,752</text:a></text:p>
          </table:table-cell>
        </table:table-row>
        <table:table-row table:style-name="ro1">
          <table:table-cell office:value-type="string">
            <text:p><text:a xlink:href="https://finviz.com/quote.ashx?t=TCMD&amp;ty=c&amp;p=d&amp;b=1">200</text:a></text:p>
          </table:table-cell>
          <table:table-cell office:value-type="string">
            <text:p><text:a xlink:href="https://finviz.com/quote.ashx?t=TCMD&amp;ty=c&amp;p=d&amp;b=1">TCMD</text:a></text:p>
          </table:table-cell>
          <table:table-cell office:value-type="string">
            <text:p><text:a xlink:href="https://finviz.com/quote.ashx?t=TCMD&amp;ty=c&amp;p=d&amp;b=1">Tactile Systems Technology, Inc.</text:a></text:p>
          </table:table-cell>
          <table:table-cell office:value-type="string">
            <text:p><text:a xlink:href="https://finviz.com/quote.ashx?t=TCMD&amp;ty=c&amp;p=d&amp;b=1">Healthcare</text:a></text:p>
          </table:table-cell>
          <table:table-cell office:value-type="string">
            <text:p><text:a xlink:href="https://finviz.com/quote.ashx?t=TCMD&amp;ty=c&amp;p=d&amp;b=1">Medical Instruments &amp; Supplies</text:a></text:p>
          </table:table-cell>
          <table:table-cell office:value-type="string">
            <text:p><text:a xlink:href="https://finviz.com/quote.ashx?t=TCMD&amp;ty=c&amp;p=d&amp;b=1">USA</text:a></text:p>
          </table:table-cell>
          <table:table-cell office:value-type="string">
            <text:p><text:a xlink:href="https://finviz.com/quote.ashx?t=TCMD&amp;ty=c&amp;p=d&amp;b=1">1.35B</text:a></text:p>
          </table:table-cell>
          <table:table-cell office:value-type="string">
            <text:p><text:a xlink:href="https://finviz.com/quote.ashx?t=TCMD&amp;ty=c&amp;p=d&amp;b=1">184.40</text:a></text:p>
          </table:table-cell>
          <table:table-cell office:value-type="string">
            <text:p><text:a xlink:href="https://finviz.com/quote.ashx?t=TCMD&amp;ty=c&amp;p=d&amp;b=1">73.18</text:a></text:p>
          </table:table-cell>
          <table:table-cell office:value-type="string">
            <text:p><text:a xlink:href="https://finviz.com/quote.ashx?t=TCMD&amp;ty=c&amp;p=d&amp;b=1">-0.79%</text:a></text:p>
          </table:table-cell>
          <table:table-cell office:value-type="string">
            <text:p><text:a xlink:href="https://finviz.com/quote.ashx?t=TCMD&amp;ty=c&amp;p=d&amp;b=1">215,624</text:a></text:p>
          </table:table-cell>
        </table:table-row>
        <table:table-row table:style-name="ro1">
          <table:table-cell office:value-type="string">
            <text:p><text:a xlink:href="https://finviz.com/quote.ashx?t=TEUM&amp;ty=c&amp;p=d&amp;b=1">201</text:a></text:p>
          </table:table-cell>
          <table:table-cell office:value-type="string">
            <text:p><text:a xlink:href="https://finviz.com/quote.ashx?t=TEUM&amp;ty=c&amp;p=d&amp;b=1">TEUM</text:a></text:p>
          </table:table-cell>
          <table:table-cell office:value-type="string">
            <text:p><text:a xlink:href="https://finviz.com/quote.ashx?t=TEUM&amp;ty=c&amp;p=d&amp;b=1">Pareteum Corporation</text:a></text:p>
          </table:table-cell>
          <table:table-cell office:value-type="string">
            <text:p><text:a xlink:href="https://finviz.com/quote.ashx?t=TEUM&amp;ty=c&amp;p=d&amp;b=1">Technology</text:a></text:p>
          </table:table-cell>
          <table:table-cell office:value-type="string">
            <text:p><text:a xlink:href="https://finviz.com/quote.ashx?t=TEUM&amp;ty=c&amp;p=d&amp;b=1">Telecom Services - Domestic</text:a></text:p>
          </table:table-cell>
          <table:table-cell office:value-type="string">
            <text:p><text:a xlink:href="https://finviz.com/quote.ashx?t=TEUM&amp;ty=c&amp;p=d&amp;b=1">USA</text:a></text:p>
          </table:table-cell>
          <table:table-cell office:value-type="string">
            <text:p><text:a xlink:href="https://finviz.com/quote.ashx?t=TEUM&amp;ty=c&amp;p=d&amp;b=1">355.66M</text:a></text:p>
          </table:table-cell>
          <table:table-cell office:value-type="string">
            <text:p><text:a xlink:href="https://finviz.com/quote.ashx?t=TEUM&amp;ty=c&amp;p=d&amp;b=1">-</text:a></text:p>
          </table:table-cell>
          <table:table-cell office:value-type="string">
            <text:p><text:a xlink:href="https://finviz.com/quote.ashx?t=TEUM&amp;ty=c&amp;p=d&amp;b=1">4.07</text:a></text:p>
          </table:table-cell>
          <table:table-cell office:value-type="string">
            <text:p><text:a xlink:href="https://finviz.com/quote.ashx?t=TEUM&amp;ty=c&amp;p=d&amp;b=1">7.54%</text:a></text:p>
          </table:table-cell>
          <table:table-cell office:value-type="string">
            <text:p><text:a xlink:href="https://finviz.com/quote.ashx?t=TEUM&amp;ty=c&amp;p=d&amp;b=1">3,113,411</text:a></text:p>
          </table:table-cell>
        </table:table-row>
        <table:table-row table:style-name="ro1">
          <table:table-cell office:value-type="string">
            <text:p><text:a xlink:href="https://finviz.com/quote.ashx?t=TLGT&amp;ty=c&amp;p=d&amp;b=1">202</text:a></text:p>
          </table:table-cell>
          <table:table-cell office:value-type="string">
            <text:p><text:a xlink:href="https://finviz.com/quote.ashx?t=TLGT&amp;ty=c&amp;p=d&amp;b=1">TLGT</text:a></text:p>
          </table:table-cell>
          <table:table-cell office:value-type="string">
            <text:p><text:a xlink:href="https://finviz.com/quote.ashx?t=TLGT&amp;ty=c&amp;p=d&amp;b=1">Teligent, Inc.</text:a></text:p>
          </table:table-cell>
          <table:table-cell office:value-type="string">
            <text:p><text:a xlink:href="https://finviz.com/quote.ashx?t=TLGT&amp;ty=c&amp;p=d&amp;b=1">Healthcare</text:a></text:p>
          </table:table-cell>
          <table:table-cell office:value-type="string">
            <text:p><text:a xlink:href="https://finviz.com/quote.ashx?t=TLGT&amp;ty=c&amp;p=d&amp;b=1">Biotechnology</text:a></text:p>
          </table:table-cell>
          <table:table-cell office:value-type="string">
            <text:p><text:a xlink:href="https://finviz.com/quote.ashx?t=TLGT&amp;ty=c&amp;p=d&amp;b=1">USA</text:a></text:p>
          </table:table-cell>
          <table:table-cell office:value-type="string">
            <text:p><text:a xlink:href="https://finviz.com/quote.ashx?t=TLGT&amp;ty=c&amp;p=d&amp;b=1">83.37M</text:a></text:p>
          </table:table-cell>
          <table:table-cell office:value-type="string">
            <text:p><text:a xlink:href="https://finviz.com/quote.ashx?t=TLGT&amp;ty=c&amp;p=d&amp;b=1">-</text:a></text:p>
          </table:table-cell>
          <table:table-cell office:value-type="string">
            <text:p><text:a xlink:href="https://finviz.com/quote.ashx?t=TLGT&amp;ty=c&amp;p=d&amp;b=1">1.57</text:a></text:p>
          </table:table-cell>
          <table:table-cell office:value-type="string">
            <text:p><text:a xlink:href="https://finviz.com/quote.ashx?t=TLGT&amp;ty=c&amp;p=d&amp;b=1">0.64%</text:a></text:p>
          </table:table-cell>
          <table:table-cell office:value-type="string">
            <text:p><text:a xlink:href="https://finviz.com/quote.ashx?t=TLGT&amp;ty=c&amp;p=d&amp;b=1">185,384</text:a></text:p>
          </table:table-cell>
        </table:table-row>
        <table:table-row table:style-name="ro1">
          <table:table-cell office:value-type="string">
            <text:p><text:a xlink:href="https://finviz.com/quote.ashx?t=TNDM&amp;ty=c&amp;p=d&amp;b=1">203</text:a></text:p>
          </table:table-cell>
          <table:table-cell office:value-type="string">
            <text:p><text:a xlink:href="https://finviz.com/quote.ashx?t=TNDM&amp;ty=c&amp;p=d&amp;b=1">TNDM</text:a></text:p>
          </table:table-cell>
          <table:table-cell office:value-type="string">
            <text:p><text:a xlink:href="https://finviz.com/quote.ashx?t=TNDM&amp;ty=c&amp;p=d&amp;b=1">Tandem Diabetes Care, Inc.</text:a></text:p>
          </table:table-cell>
          <table:table-cell office:value-type="string">
            <text:p><text:a xlink:href="https://finviz.com/quote.ashx?t=TNDM&amp;ty=c&amp;p=d&amp;b=1">Healthcare</text:a></text:p>
          </table:table-cell>
          <table:table-cell office:value-type="string">
            <text:p><text:a xlink:href="https://finviz.com/quote.ashx?t=TNDM&amp;ty=c&amp;p=d&amp;b=1">Medical Instruments &amp; Supplies</text:a></text:p>
          </table:table-cell>
          <table:table-cell office:value-type="string">
            <text:p><text:a xlink:href="https://finviz.com/quote.ashx?t=TNDM&amp;ty=c&amp;p=d&amp;b=1">USA</text:a></text:p>
          </table:table-cell>
          <table:table-cell office:value-type="string">
            <text:p><text:a xlink:href="https://finviz.com/quote.ashx?t=TNDM&amp;ty=c&amp;p=d&amp;b=1">2.88B</text:a></text:p>
          </table:table-cell>
          <table:table-cell office:value-type="string">
            <text:p><text:a xlink:href="https://finviz.com/quote.ashx?t=TNDM&amp;ty=c&amp;p=d&amp;b=1">-</text:a></text:p>
          </table:table-cell>
          <table:table-cell office:value-type="string">
            <text:p><text:a xlink:href="https://finviz.com/quote.ashx?t=TNDM&amp;ty=c&amp;p=d&amp;b=1">62.53</text:a></text:p>
          </table:table-cell>
          <table:table-cell office:value-type="string">
            <text:p><text:a xlink:href="https://finviz.com/quote.ashx?t=TNDM&amp;ty=c&amp;p=d&amp;b=1">26.55%</text:a></text:p>
          </table:table-cell>
          <table:table-cell office:value-type="string">
            <text:p><text:a xlink:href="https://finviz.com/quote.ashx?t=TNDM&amp;ty=c&amp;p=d&amp;b=1">11,711,725</text:a></text:p>
          </table:table-cell>
        </table:table-row>
        <table:table-row table:style-name="ro1">
          <table:table-cell office:value-type="string">
            <text:p><text:a xlink:href="https://finviz.com/quote.ashx?t=TOT&amp;ty=c&amp;p=d&amp;b=1">204</text:a></text:p>
          </table:table-cell>
          <table:table-cell office:value-type="string">
            <text:p><text:a xlink:href="https://finviz.com/quote.ashx?t=TOT&amp;ty=c&amp;p=d&amp;b=1">TOT</text:a></text:p>
          </table:table-cell>
          <table:table-cell office:value-type="string">
            <text:p><text:a xlink:href="https://finviz.com/quote.ashx?t=TOT&amp;ty=c&amp;p=d&amp;b=1">TOTAL S.A.</text:a></text:p>
          </table:table-cell>
          <table:table-cell office:value-type="string">
            <text:p><text:a xlink:href="https://finviz.com/quote.ashx?t=TOT&amp;ty=c&amp;p=d&amp;b=1">Basic Materials</text:a></text:p>
          </table:table-cell>
          <table:table-cell office:value-type="string">
            <text:p><text:a xlink:href="https://finviz.com/quote.ashx?t=TOT&amp;ty=c&amp;p=d&amp;b=1">Major Integrated Oil &amp; Gas</text:a></text:p>
          </table:table-cell>
          <table:table-cell office:value-type="string">
            <text:p><text:a xlink:href="https://finviz.com/quote.ashx?t=TOT&amp;ty=c&amp;p=d&amp;b=1">France</text:a></text:p>
          </table:table-cell>
          <table:table-cell office:value-type="string">
            <text:p><text:a xlink:href="https://finviz.com/quote.ashx?t=TOT&amp;ty=c&amp;p=d&amp;b=1">148.49B</text:a></text:p>
          </table:table-cell>
          <table:table-cell office:value-type="string">
            <text:p><text:a xlink:href="https://finviz.com/quote.ashx?t=TOT&amp;ty=c&amp;p=d&amp;b=1">13.36</text:a></text:p>
          </table:table-cell>
          <table:table-cell office:value-type="string">
            <text:p><text:a xlink:href="https://finviz.com/quote.ashx?t=TOT&amp;ty=c&amp;p=d&amp;b=1">56.85</text:a></text:p>
          </table:table-cell>
          <table:table-cell office:value-type="string">
            <text:p><text:a xlink:href="https://finviz.com/quote.ashx?t=TOT&amp;ty=c&amp;p=d&amp;b=1">0.34%</text:a></text:p>
          </table:table-cell>
          <table:table-cell office:value-type="string">
            <text:p><text:a xlink:href="https://finviz.com/quote.ashx?t=TOT&amp;ty=c&amp;p=d&amp;b=1">1,133,630</text:a></text:p>
          </table:table-cell>
        </table:table-row>
        <table:table-row table:style-name="ro1">
          <table:table-cell office:value-type="string">
            <text:p><text:a xlink:href="https://finviz.com/quote.ashx?t=TPNL&amp;ty=c&amp;p=d&amp;b=1">205</text:a></text:p>
          </table:table-cell>
          <table:table-cell office:value-type="string">
            <text:p><text:a xlink:href="https://finviz.com/quote.ashx?t=TPNL&amp;ty=c&amp;p=d&amp;b=1">TPNL</text:a></text:p>
          </table:table-cell>
          <table:table-cell office:value-type="string">
            <text:p><text:a xlink:href="https://finviz.com/quote.ashx?t=TPNL&amp;ty=c&amp;p=d&amp;b=1">3Pea International, Inc.</text:a></text:p>
          </table:table-cell>
          <table:table-cell office:value-type="string">
            <text:p><text:a xlink:href="https://finviz.com/quote.ashx?t=TPNL&amp;ty=c&amp;p=d&amp;b=1">Services</text:a></text:p>
          </table:table-cell>
          <table:table-cell office:value-type="string">
            <text:p><text:a xlink:href="https://finviz.com/quote.ashx?t=TPNL&amp;ty=c&amp;p=d&amp;b=1">Business Services</text:a></text:p>
          </table:table-cell>
          <table:table-cell office:value-type="string">
            <text:p><text:a xlink:href="https://finviz.com/quote.ashx?t=TPNL&amp;ty=c&amp;p=d&amp;b=1">USA</text:a></text:p>
          </table:table-cell>
          <table:table-cell office:value-type="string">
            <text:p><text:a xlink:href="https://finviz.com/quote.ashx?t=TPNL&amp;ty=c&amp;p=d&amp;b=1">328.81M</text:a></text:p>
          </table:table-cell>
          <table:table-cell office:value-type="string">
            <text:p><text:a xlink:href="https://finviz.com/quote.ashx?t=TPNL&amp;ty=c&amp;p=d&amp;b=1">135.56</text:a></text:p>
          </table:table-cell>
          <table:table-cell office:value-type="string">
            <text:p><text:a xlink:href="https://finviz.com/quote.ashx?t=TPNL&amp;ty=c&amp;p=d&amp;b=1">7.45</text:a></text:p>
          </table:table-cell>
          <table:table-cell office:value-type="string">
            <text:p><text:a xlink:href="https://finviz.com/quote.ashx?t=TPNL&amp;ty=c&amp;p=d&amp;b=1">1.82%</text:a></text:p>
          </table:table-cell>
          <table:table-cell office:value-type="string">
            <text:p><text:a xlink:href="https://finviz.com/quote.ashx?t=TPNL&amp;ty=c&amp;p=d&amp;b=1">90,973</text:a></text:p>
          </table:table-cell>
        </table:table-row>
        <table:table-row table:style-name="ro1">
          <table:table-cell office:value-type="string">
            <text:p><text:a xlink:href="https://finviz.com/quote.ashx?t=TRGP&amp;ty=c&amp;p=d&amp;b=1">206</text:a></text:p>
          </table:table-cell>
          <table:table-cell office:value-type="string">
            <text:p><text:a xlink:href="https://finviz.com/quote.ashx?t=TRGP&amp;ty=c&amp;p=d&amp;b=1">TRGP</text:a></text:p>
          </table:table-cell>
          <table:table-cell office:value-type="string">
            <text:p><text:a xlink:href="https://finviz.com/quote.ashx?t=TRGP&amp;ty=c&amp;p=d&amp;b=1">Targa Resources Corp.</text:a></text:p>
          </table:table-cell>
          <table:table-cell office:value-type="string">
            <text:p><text:a xlink:href="https://finviz.com/quote.ashx?t=TRGP&amp;ty=c&amp;p=d&amp;b=1">Basic Materials</text:a></text:p>
          </table:table-cell>
          <table:table-cell office:value-type="string">
            <text:p><text:a xlink:href="https://finviz.com/quote.ashx?t=TRGP&amp;ty=c&amp;p=d&amp;b=1">Oil &amp; Gas Pipelines</text:a></text:p>
          </table:table-cell>
          <table:table-cell office:value-type="string">
            <text:p><text:a xlink:href="https://finviz.com/quote.ashx?t=TRGP&amp;ty=c&amp;p=d&amp;b=1">USA</text:a></text:p>
          </table:table-cell>
          <table:table-cell office:value-type="string">
            <text:p><text:a xlink:href="https://finviz.com/quote.ashx?t=TRGP&amp;ty=c&amp;p=d&amp;b=1">9.28B</text:a></text:p>
          </table:table-cell>
          <table:table-cell office:value-type="string">
            <text:p><text:a xlink:href="https://finviz.com/quote.ashx?t=TRGP&amp;ty=c&amp;p=d&amp;b=1">3666.36</text:a></text:p>
          </table:table-cell>
          <table:table-cell office:value-type="string">
            <text:p><text:a xlink:href="https://finviz.com/quote.ashx?t=TRGP&amp;ty=c&amp;p=d&amp;b=1">40.92</text:a></text:p>
          </table:table-cell>
          <table:table-cell office:value-type="string">
            <text:p><text:a xlink:href="https://finviz.com/quote.ashx?t=TRGP&amp;ty=c&amp;p=d&amp;b=1">1.46%</text:a></text:p>
          </table:table-cell>
          <table:table-cell office:value-type="string">
            <text:p><text:a xlink:href="https://finviz.com/quote.ashx?t=TRGP&amp;ty=c&amp;p=d&amp;b=1">2,295,532</text:a></text:p>
          </table:table-cell>
        </table:table-row>
        <table:table-row table:style-name="ro1">
          <table:table-cell office:value-type="string">
            <text:p><text:a xlink:href="https://finviz.com/quote.ashx?t=TRHC&amp;ty=c&amp;p=d&amp;b=1">207</text:a></text:p>
          </table:table-cell>
          <table:table-cell office:value-type="string">
            <text:p><text:a xlink:href="https://finviz.com/quote.ashx?t=TRHC&amp;ty=c&amp;p=d&amp;b=1">TRHC</text:a></text:p>
          </table:table-cell>
          <table:table-cell office:value-type="string">
            <text:p><text:a xlink:href="https://finviz.com/quote.ashx?t=TRHC&amp;ty=c&amp;p=d&amp;b=1">Tabula Rasa HealthCare, Inc.</text:a></text:p>
          </table:table-cell>
          <table:table-cell office:value-type="string">
            <text:p><text:a xlink:href="https://finviz.com/quote.ashx?t=TRHC&amp;ty=c&amp;p=d&amp;b=1">Technology</text:a></text:p>
          </table:table-cell>
          <table:table-cell office:value-type="string">
            <text:p><text:a xlink:href="https://finviz.com/quote.ashx?t=TRHC&amp;ty=c&amp;p=d&amp;b=1">Healthcare Information Services</text:a></text:p>
          </table:table-cell>
          <table:table-cell office:value-type="string">
            <text:p><text:a xlink:href="https://finviz.com/quote.ashx?t=TRHC&amp;ty=c&amp;p=d&amp;b=1">USA</text:a></text:p>
          </table:table-cell>
          <table:table-cell office:value-type="string">
            <text:p><text:a xlink:href="https://finviz.com/quote.ashx?t=TRHC&amp;ty=c&amp;p=d&amp;b=1">1.16B</text:a></text:p>
          </table:table-cell>
          <table:table-cell office:value-type="string">
            <text:p><text:a xlink:href="https://finviz.com/quote.ashx?t=TRHC&amp;ty=c&amp;p=d&amp;b=1">-</text:a></text:p>
          </table:table-cell>
          <table:table-cell office:value-type="string">
            <text:p><text:a xlink:href="https://finviz.com/quote.ashx?t=TRHC&amp;ty=c&amp;p=d&amp;b=1">58.60</text:a></text:p>
          </table:table-cell>
          <table:table-cell office:value-type="string">
            <text:p><text:a xlink:href="https://finviz.com/quote.ashx?t=TRHC&amp;ty=c&amp;p=d&amp;b=1">0.10%</text:a></text:p>
          </table:table-cell>
          <table:table-cell office:value-type="string">
            <text:p><text:a xlink:href="https://finviz.com/quote.ashx?t=TRHC&amp;ty=c&amp;p=d&amp;b=1">236,392</text:a></text:p>
          </table:table-cell>
        </table:table-row>
        <table:table-row table:style-name="ro1">
          <table:table-cell office:value-type="string">
            <text:p><text:a xlink:href="https://finviz.com/quote.ashx?t=TRUP&amp;ty=c&amp;p=d&amp;b=1">208</text:a></text:p>
          </table:table-cell>
          <table:table-cell office:value-type="string">
            <text:p><text:a xlink:href="https://finviz.com/quote.ashx?t=TRUP&amp;ty=c&amp;p=d&amp;b=1">TRUP</text:a></text:p>
          </table:table-cell>
          <table:table-cell office:value-type="string">
            <text:p><text:a xlink:href="https://finviz.com/quote.ashx?t=TRUP&amp;ty=c&amp;p=d&amp;b=1">Trupanion, Inc.</text:a></text:p>
          </table:table-cell>
          <table:table-cell office:value-type="string">
            <text:p><text:a xlink:href="https://finviz.com/quote.ashx?t=TRUP&amp;ty=c&amp;p=d&amp;b=1">Financial</text:a></text:p>
          </table:table-cell>
          <table:table-cell office:value-type="string">
            <text:p><text:a xlink:href="https://finviz.com/quote.ashx?t=TRUP&amp;ty=c&amp;p=d&amp;b=1">Accident &amp; Health Insurance</text:a></text:p>
          </table:table-cell>
          <table:table-cell office:value-type="string">
            <text:p><text:a xlink:href="https://finviz.com/quote.ashx?t=TRUP&amp;ty=c&amp;p=d&amp;b=1">USA</text:a></text:p>
          </table:table-cell>
          <table:table-cell office:value-type="string">
            <text:p><text:a xlink:href="https://finviz.com/quote.ashx?t=TRUP&amp;ty=c&amp;p=d&amp;b=1">1.02B</text:a></text:p>
          </table:table-cell>
          <table:table-cell office:value-type="string">
            <text:p><text:a xlink:href="https://finviz.com/quote.ashx?t=TRUP&amp;ty=c&amp;p=d&amp;b=1">-</text:a></text:p>
          </table:table-cell>
          <table:table-cell office:value-type="string">
            <text:p><text:a xlink:href="https://finviz.com/quote.ashx?t=TRUP&amp;ty=c&amp;p=d&amp;b=1">30.72</text:a></text:p>
          </table:table-cell>
          <table:table-cell office:value-type="string">
            <text:p><text:a xlink:href="https://finviz.com/quote.ashx?t=TRUP&amp;ty=c&amp;p=d&amp;b=1">2.88%</text:a></text:p>
          </table:table-cell>
          <table:table-cell office:value-type="string">
            <text:p><text:a xlink:href="https://finviz.com/quote.ashx?t=TRUP&amp;ty=c&amp;p=d&amp;b=1">147,390</text:a></text:p>
          </table:table-cell>
        </table:table-row>
        <table:table-row table:style-name="ro1">
          <table:table-cell office:value-type="string">
            <text:p><text:a xlink:href="https://finviz.com/quote.ashx?t=TS&amp;ty=c&amp;p=d&amp;b=1">209</text:a></text:p>
          </table:table-cell>
          <table:table-cell office:value-type="string">
            <text:p><text:a xlink:href="https://finviz.com/quote.ashx?t=TS&amp;ty=c&amp;p=d&amp;b=1">TS</text:a></text:p>
          </table:table-cell>
          <table:table-cell office:value-type="string">
            <text:p><text:a xlink:href="https://finviz.com/quote.ashx?t=TS&amp;ty=c&amp;p=d&amp;b=1">Tenaris S.A.</text:a></text:p>
          </table:table-cell>
          <table:table-cell office:value-type="string">
            <text:p><text:a xlink:href="https://finviz.com/quote.ashx?t=TS&amp;ty=c&amp;p=d&amp;b=1">Industrial Goods</text:a></text:p>
          </table:table-cell>
          <table:table-cell office:value-type="string">
            <text:p><text:a xlink:href="https://finviz.com/quote.ashx?t=TS&amp;ty=c&amp;p=d&amp;b=1">Metal Fabrication</text:a></text:p>
          </table:table-cell>
          <table:table-cell office:value-type="string">
            <text:p><text:a xlink:href="https://finviz.com/quote.ashx?t=TS&amp;ty=c&amp;p=d&amp;b=1">Luxembourg</text:a></text:p>
          </table:table-cell>
          <table:table-cell office:value-type="string">
            <text:p><text:a xlink:href="https://finviz.com/quote.ashx?t=TS&amp;ty=c&amp;p=d&amp;b=1">16.18B</text:a></text:p>
          </table:table-cell>
          <table:table-cell office:value-type="string">
            <text:p><text:a xlink:href="https://finviz.com/quote.ashx?t=TS&amp;ty=c&amp;p=d&amp;b=1">18.20</text:a></text:p>
          </table:table-cell>
          <table:table-cell office:value-type="string">
            <text:p><text:a xlink:href="https://finviz.com/quote.ashx?t=TS&amp;ty=c&amp;p=d&amp;b=1">27.15</text:a></text:p>
          </table:table-cell>
          <table:table-cell office:value-type="string">
            <text:p><text:a xlink:href="https://finviz.com/quote.ashx?t=TS&amp;ty=c&amp;p=d&amp;b=1">0.52%</text:a></text:p>
          </table:table-cell>
          <table:table-cell office:value-type="string">
            <text:p><text:a xlink:href="https://finviz.com/quote.ashx?t=TS&amp;ty=c&amp;p=d&amp;b=1">3,104,232</text:a></text:p>
          </table:table-cell>
        </table:table-row>
        <table:table-row table:style-name="ro1">
          <table:table-cell office:value-type="string">
            <text:p><text:a xlink:href="https://finviz.com/quote.ashx?t=TSC&amp;ty=c&amp;p=d&amp;b=1">210</text:a></text:p>
          </table:table-cell>
          <table:table-cell office:value-type="string">
            <text:p><text:a xlink:href="https://finviz.com/quote.ashx?t=TSC&amp;ty=c&amp;p=d&amp;b=1">TSC</text:a></text:p>
          </table:table-cell>
          <table:table-cell office:value-type="string">
            <text:p><text:a xlink:href="https://finviz.com/quote.ashx?t=TSC&amp;ty=c&amp;p=d&amp;b=1">Tristate Capital Holdings, Inc.</text:a></text:p>
          </table:table-cell>
          <table:table-cell office:value-type="string">
            <text:p><text:a xlink:href="https://finviz.com/quote.ashx?t=TSC&amp;ty=c&amp;p=d&amp;b=1">Financial</text:a></text:p>
          </table:table-cell>
          <table:table-cell office:value-type="string">
            <text:p><text:a xlink:href="https://finviz.com/quote.ashx?t=TSC&amp;ty=c&amp;p=d&amp;b=1">Money Center Banks</text:a></text:p>
          </table:table-cell>
          <table:table-cell office:value-type="string">
            <text:p><text:a xlink:href="https://finviz.com/quote.ashx?t=TSC&amp;ty=c&amp;p=d&amp;b=1">USA</text:a></text:p>
          </table:table-cell>
          <table:table-cell office:value-type="string">
            <text:p><text:a xlink:href="https://finviz.com/quote.ashx?t=TSC&amp;ty=c&amp;p=d&amp;b=1">654.68M</text:a></text:p>
          </table:table-cell>
          <table:table-cell office:value-type="string">
            <text:p><text:a xlink:href="https://finviz.com/quote.ashx?t=TSC&amp;ty=c&amp;p=d&amp;b=1">12.42</text:a></text:p>
          </table:table-cell>
          <table:table-cell office:value-type="string">
            <text:p><text:a xlink:href="https://finviz.com/quote.ashx?t=TSC&amp;ty=c&amp;p=d&amp;b=1">22.50</text:a></text:p>
          </table:table-cell>
          <table:table-cell office:value-type="string">
            <text:p><text:a xlink:href="https://finviz.com/quote.ashx?t=TSC&amp;ty=c&amp;p=d&amp;b=1">0.49%</text:a></text:p>
          </table:table-cell>
          <table:table-cell office:value-type="string">
            <text:p><text:a xlink:href="https://finviz.com/quote.ashx?t=TSC&amp;ty=c&amp;p=d&amp;b=1">28,776</text:a></text:p>
          </table:table-cell>
        </table:table-row>
        <table:table-row table:style-name="ro1">
          <table:table-cell office:value-type="string">
            <text:p><text:a xlink:href="https://finviz.com/quote.ashx?t=TSLA&amp;ty=c&amp;p=d&amp;b=1">211</text:a></text:p>
          </table:table-cell>
          <table:table-cell office:value-type="string">
            <text:p><text:a xlink:href="https://finviz.com/quote.ashx?t=TSLA&amp;ty=c&amp;p=d&amp;b=1">TSLA</text:a></text:p>
          </table:table-cell>
          <table:table-cell office:value-type="string">
            <text:p><text:a xlink:href="https://finviz.com/quote.ashx?t=TSLA&amp;ty=c&amp;p=d&amp;b=1">Tesla, Inc.</text:a></text:p>
          </table:table-cell>
          <table:table-cell office:value-type="string">
            <text:p><text:a xlink:href="https://finviz.com/quote.ashx?t=TSLA&amp;ty=c&amp;p=d&amp;b=1">Consumer Goods</text:a></text:p>
          </table:table-cell>
          <table:table-cell office:value-type="string">
            <text:p><text:a xlink:href="https://finviz.com/quote.ashx?t=TSLA&amp;ty=c&amp;p=d&amp;b=1">Auto Manufacturers - Major</text:a></text:p>
          </table:table-cell>
          <table:table-cell office:value-type="string">
            <text:p><text:a xlink:href="https://finviz.com/quote.ashx?t=TSLA&amp;ty=c&amp;p=d&amp;b=1">USA</text:a></text:p>
          </table:table-cell>
          <table:table-cell office:value-type="string">
            <text:p><text:a xlink:href="https://finviz.com/quote.ashx?t=TSLA&amp;ty=c&amp;p=d&amp;b=1">50.84B</text:a></text:p>
          </table:table-cell>
          <table:table-cell office:value-type="string">
            <text:p><text:a xlink:href="https://finviz.com/quote.ashx?t=TSLA&amp;ty=c&amp;p=d&amp;b=1">-</text:a></text:p>
          </table:table-cell>
          <table:table-cell office:value-type="string">
            <text:p><text:a xlink:href="https://finviz.com/quote.ashx?t=TSLA&amp;ty=c&amp;p=d&amp;b=1">314.06</text:a></text:p>
          </table:table-cell>
          <table:table-cell office:value-type="string">
            <text:p><text:a xlink:href="https://finviz.com/quote.ashx?t=TSLA&amp;ty=c&amp;p=d&amp;b=1">5.44%</text:a></text:p>
          </table:table-cell>
          <table:table-cell office:value-type="string">
            <text:p><text:a xlink:href="https://finviz.com/quote.ashx?t=TSLA&amp;ty=c&amp;p=d&amp;b=1">8,984,657</text:a></text:p>
          </table:table-cell>
        </table:table-row>
        <table:table-row table:style-name="ro1">
          <table:table-cell office:value-type="string">
            <text:p><text:a xlink:href="https://finviz.com/quote.ashx?t=TTD&amp;ty=c&amp;p=d&amp;b=1">212</text:a></text:p>
          </table:table-cell>
          <table:table-cell office:value-type="string">
            <text:p><text:a xlink:href="https://finviz.com/quote.ashx?t=TTD&amp;ty=c&amp;p=d&amp;b=1">TTD</text:a></text:p>
          </table:table-cell>
          <table:table-cell office:value-type="string">
            <text:p><text:a xlink:href="https://finviz.com/quote.ashx?t=TTD&amp;ty=c&amp;p=d&amp;b=1">The Trade Desk, Inc.</text:a></text:p>
          </table:table-cell>
          <table:table-cell office:value-type="string">
            <text:p><text:a xlink:href="https://finviz.com/quote.ashx?t=TTD&amp;ty=c&amp;p=d&amp;b=1">Technology</text:a></text:p>
          </table:table-cell>
          <table:table-cell office:value-type="string">
            <text:p><text:a xlink:href="https://finviz.com/quote.ashx?t=TTD&amp;ty=c&amp;p=d&amp;b=1">Application Software</text:a></text:p>
          </table:table-cell>
          <table:table-cell office:value-type="string">
            <text:p><text:a xlink:href="https://finviz.com/quote.ashx?t=TTD&amp;ty=c&amp;p=d&amp;b=1">USA</text:a></text:p>
          </table:table-cell>
          <table:table-cell office:value-type="string">
            <text:p><text:a xlink:href="https://finviz.com/quote.ashx?t=TTD&amp;ty=c&amp;p=d&amp;b=1">6.43B</text:a></text:p>
          </table:table-cell>
          <table:table-cell office:value-type="string">
            <text:p><text:a xlink:href="https://finviz.com/quote.ashx?t=TTD&amp;ty=c&amp;p=d&amp;b=1">134.09</text:a></text:p>
          </table:table-cell>
          <table:table-cell office:value-type="string">
            <text:p><text:a xlink:href="https://finviz.com/quote.ashx?t=TTD&amp;ty=c&amp;p=d&amp;b=1">195.49</text:a></text:p>
          </table:table-cell>
          <table:table-cell office:value-type="string">
            <text:p><text:a xlink:href="https://finviz.com/quote.ashx?t=TTD&amp;ty=c&amp;p=d&amp;b=1">-0.01%</text:a></text:p>
          </table:table-cell>
          <table:table-cell office:value-type="string">
            <text:p><text:a xlink:href="https://finviz.com/quote.ashx?t=TTD&amp;ty=c&amp;p=d&amp;b=1">908,247</text:a></text:p>
          </table:table-cell>
        </table:table-row>
        <table:table-row table:style-name="ro1">
          <table:table-cell office:value-type="string">
            <text:p><text:a xlink:href="https://finviz.com/quote.ashx?t=TWIN&amp;ty=c&amp;p=d&amp;b=1">213</text:a></text:p>
          </table:table-cell>
          <table:table-cell office:value-type="string">
            <text:p><text:a xlink:href="https://finviz.com/quote.ashx?t=TWIN&amp;ty=c&amp;p=d&amp;b=1">TWIN</text:a></text:p>
          </table:table-cell>
          <table:table-cell office:value-type="string">
            <text:p><text:a xlink:href="https://finviz.com/quote.ashx?t=TWIN&amp;ty=c&amp;p=d&amp;b=1">Twin Disc, Incorporated</text:a></text:p>
          </table:table-cell>
          <table:table-cell office:value-type="string">
            <text:p><text:a xlink:href="https://finviz.com/quote.ashx?t=TWIN&amp;ty=c&amp;p=d&amp;b=1">Industrial Goods</text:a></text:p>
          </table:table-cell>
          <table:table-cell office:value-type="string">
            <text:p><text:a xlink:href="https://finviz.com/quote.ashx?t=TWIN&amp;ty=c&amp;p=d&amp;b=1">Diversified Machinery</text:a></text:p>
          </table:table-cell>
          <table:table-cell office:value-type="string">
            <text:p><text:a xlink:href="https://finviz.com/quote.ashx?t=TWIN&amp;ty=c&amp;p=d&amp;b=1">USA</text:a></text:p>
          </table:table-cell>
          <table:table-cell office:value-type="string">
            <text:p><text:a xlink:href="https://finviz.com/quote.ashx?t=TWIN&amp;ty=c&amp;p=d&amp;b=1">236.86M</text:a></text:p>
          </table:table-cell>
          <table:table-cell office:value-type="string">
            <text:p><text:a xlink:href="https://finviz.com/quote.ashx?t=TWIN&amp;ty=c&amp;p=d&amp;b=1">13.14</text:a></text:p>
          </table:table-cell>
          <table:table-cell office:value-type="string">
            <text:p><text:a xlink:href="https://finviz.com/quote.ashx?t=TWIN&amp;ty=c&amp;p=d&amp;b=1">18.19</text:a></text:p>
          </table:table-cell>
          <table:table-cell office:value-type="string">
            <text:p><text:a xlink:href="https://finviz.com/quote.ashx?t=TWIN&amp;ty=c&amp;p=d&amp;b=1">0.22%</text:a></text:p>
          </table:table-cell>
          <table:table-cell office:value-type="string">
            <text:p><text:a xlink:href="https://finviz.com/quote.ashx?t=TWIN&amp;ty=c&amp;p=d&amp;b=1">4,499</text:a></text:p>
          </table:table-cell>
        </table:table-row>
        <table:table-row table:style-name="ro1">
          <table:table-cell office:value-type="string">
            <text:p><text:a xlink:href="https://finviz.com/quote.ashx?t=ULTA&amp;ty=c&amp;p=d&amp;b=1">214</text:a></text:p>
          </table:table-cell>
          <table:table-cell office:value-type="string">
            <text:p><text:a xlink:href="https://finviz.com/quote.ashx?t=ULTA&amp;ty=c&amp;p=d&amp;b=1">ULTA</text:a></text:p>
          </table:table-cell>
          <table:table-cell office:value-type="string">
            <text:p><text:a xlink:href="https://finviz.com/quote.ashx?t=ULTA&amp;ty=c&amp;p=d&amp;b=1">Ulta Beauty, Inc.</text:a></text:p>
          </table:table-cell>
          <table:table-cell office:value-type="string">
            <text:p><text:a xlink:href="https://finviz.com/quote.ashx?t=ULTA&amp;ty=c&amp;p=d&amp;b=1">Services</text:a></text:p>
          </table:table-cell>
          <table:table-cell office:value-type="string">
            <text:p><text:a xlink:href="https://finviz.com/quote.ashx?t=ULTA&amp;ty=c&amp;p=d&amp;b=1">Specialty Retail, Other</text:a></text:p>
          </table:table-cell>
          <table:table-cell office:value-type="string">
            <text:p><text:a xlink:href="https://finviz.com/quote.ashx?t=ULTA&amp;ty=c&amp;p=d&amp;b=1">USA</text:a></text:p>
          </table:table-cell>
          <table:table-cell office:value-type="string">
            <text:p><text:a xlink:href="https://finviz.com/quote.ashx?t=ULTA&amp;ty=c&amp;p=d&amp;b=1">18.23B</text:a></text:p>
          </table:table-cell>
          <table:table-cell office:value-type="string">
            <text:p><text:a xlink:href="https://finviz.com/quote.ashx?t=ULTA&amp;ty=c&amp;p=d&amp;b=1">27.29</text:a></text:p>
          </table:table-cell>
          <table:table-cell office:value-type="string">
            <text:p><text:a xlink:href="https://finviz.com/quote.ashx?t=ULTA&amp;ty=c&amp;p=d&amp;b=1">307.41</text:a></text:p>
          </table:table-cell>
          <table:table-cell office:value-type="string">
            <text:p><text:a xlink:href="https://finviz.com/quote.ashx?t=ULTA&amp;ty=c&amp;p=d&amp;b=1">-0.84%</text:a></text:p>
          </table:table-cell>
          <table:table-cell office:value-type="string">
            <text:p><text:a xlink:href="https://finviz.com/quote.ashx?t=ULTA&amp;ty=c&amp;p=d&amp;b=1">473,494</text:a></text:p>
          </table:table-cell>
        </table:table-row>
        <table:table-row table:style-name="ro1">
          <table:table-cell office:value-type="string">
            <text:p><text:a xlink:href="https://finviz.com/quote.ashx?t=UNT&amp;ty=c&amp;p=d&amp;b=1">215</text:a></text:p>
          </table:table-cell>
          <table:table-cell office:value-type="string">
            <text:p><text:a xlink:href="https://finviz.com/quote.ashx?t=UNT&amp;ty=c&amp;p=d&amp;b=1">UNT</text:a></text:p>
          </table:table-cell>
          <table:table-cell office:value-type="string">
            <text:p><text:a xlink:href="https://finviz.com/quote.ashx?t=UNT&amp;ty=c&amp;p=d&amp;b=1">Unit Corporation</text:a></text:p>
          </table:table-cell>
          <table:table-cell office:value-type="string">
            <text:p><text:a xlink:href="https://finviz.com/quote.ashx?t=UNT&amp;ty=c&amp;p=d&amp;b=1">Basic Materials</text:a></text:p>
          </table:table-cell>
          <table:table-cell office:value-type="string">
            <text:p><text:a xlink:href="https://finviz.com/quote.ashx?t=UNT&amp;ty=c&amp;p=d&amp;b=1">Oil &amp; Gas Drilling &amp; Exploration</text:a></text:p>
          </table:table-cell>
          <table:table-cell office:value-type="string">
            <text:p><text:a xlink:href="https://finviz.com/quote.ashx?t=UNT&amp;ty=c&amp;p=d&amp;b=1">USA</text:a></text:p>
          </table:table-cell>
          <table:table-cell office:value-type="string">
            <text:p><text:a xlink:href="https://finviz.com/quote.ashx?t=UNT&amp;ty=c&amp;p=d&amp;b=1">836.15M</text:a></text:p>
          </table:table-cell>
          <table:table-cell office:value-type="string">
            <text:p><text:a xlink:href="https://finviz.com/quote.ashx?t=UNT&amp;ty=c&amp;p=d&amp;b=1">-</text:a></text:p>
          </table:table-cell>
          <table:table-cell office:value-type="string">
            <text:p><text:a xlink:href="https://finviz.com/quote.ashx?t=UNT&amp;ty=c&amp;p=d&amp;b=1">15.49</text:a></text:p>
          </table:table-cell>
          <table:table-cell office:value-type="string">
            <text:p><text:a xlink:href="https://finviz.com/quote.ashx?t=UNT&amp;ty=c&amp;p=d&amp;b=1">0.39%</text:a></text:p>
          </table:table-cell>
          <table:table-cell office:value-type="string">
            <text:p><text:a xlink:href="https://finviz.com/quote.ashx?t=UNT&amp;ty=c&amp;p=d&amp;b=1">134,600</text:a></text:p>
          </table:table-cell>
        </table:table-row>
        <table:table-row table:style-name="ro1">
          <table:table-cell office:value-type="string">
            <text:p><text:a xlink:href="https://finviz.com/quote.ashx?t=USAC&amp;ty=c&amp;p=d&amp;b=1">216</text:a></text:p>
          </table:table-cell>
          <table:table-cell office:value-type="string">
            <text:p><text:a xlink:href="https://finviz.com/quote.ashx?t=USAC&amp;ty=c&amp;p=d&amp;b=1">USAC</text:a></text:p>
          </table:table-cell>
          <table:table-cell office:value-type="string">
            <text:p><text:a xlink:href="https://finviz.com/quote.ashx?t=USAC&amp;ty=c&amp;p=d&amp;b=1">USA Compression Partners, LP</text:a></text:p>
          </table:table-cell>
          <table:table-cell office:value-type="string">
            <text:p><text:a xlink:href="https://finviz.com/quote.ashx?t=USAC&amp;ty=c&amp;p=d&amp;b=1">Basic Materials</text:a></text:p>
          </table:table-cell>
          <table:table-cell office:value-type="string">
            <text:p><text:a xlink:href="https://finviz.com/quote.ashx?t=USAC&amp;ty=c&amp;p=d&amp;b=1">Oil &amp; Gas Equipment &amp; Services</text:a></text:p>
          </table:table-cell>
          <table:table-cell office:value-type="string">
            <text:p><text:a xlink:href="https://finviz.com/quote.ashx?t=USAC&amp;ty=c&amp;p=d&amp;b=1">USA</text:a></text:p>
          </table:table-cell>
          <table:table-cell office:value-type="string">
            <text:p><text:a xlink:href="https://finviz.com/quote.ashx?t=USAC&amp;ty=c&amp;p=d&amp;b=1">1.52B</text:a></text:p>
          </table:table-cell>
          <table:table-cell office:value-type="string">
            <text:p><text:a xlink:href="https://finviz.com/quote.ashx?t=USAC&amp;ty=c&amp;p=d&amp;b=1">-</text:a></text:p>
          </table:table-cell>
          <table:table-cell office:value-type="string">
            <text:p><text:a xlink:href="https://finviz.com/quote.ashx?t=USAC&amp;ty=c&amp;p=d&amp;b=1">15.97</text:a></text:p>
          </table:table-cell>
          <table:table-cell office:value-type="string">
            <text:p><text:a xlink:href="https://finviz.com/quote.ashx?t=USAC&amp;ty=c&amp;p=d&amp;b=1">-0.06%</text:a></text:p>
          </table:table-cell>
          <table:table-cell office:value-type="string">
            <text:p><text:a xlink:href="https://finviz.com/quote.ashx?t=USAC&amp;ty=c&amp;p=d&amp;b=1">247,130</text:a></text:p>
          </table:table-cell>
        </table:table-row>
        <table:table-row table:style-name="ro1">
          <table:table-cell office:value-type="string">
            <text:p><text:a xlink:href="https://finviz.com/quote.ashx?t=USAK&amp;ty=c&amp;p=d&amp;b=1">217</text:a></text:p>
          </table:table-cell>
          <table:table-cell office:value-type="string">
            <text:p><text:a xlink:href="https://finviz.com/quote.ashx?t=USAK&amp;ty=c&amp;p=d&amp;b=1">USAK</text:a></text:p>
          </table:table-cell>
          <table:table-cell office:value-type="string">
            <text:p><text:a xlink:href="https://finviz.com/quote.ashx?t=USAK&amp;ty=c&amp;p=d&amp;b=1">USA Truck, Inc.</text:a></text:p>
          </table:table-cell>
          <table:table-cell office:value-type="string">
            <text:p><text:a xlink:href="https://finviz.com/quote.ashx?t=USAK&amp;ty=c&amp;p=d&amp;b=1">Services</text:a></text:p>
          </table:table-cell>
          <table:table-cell office:value-type="string">
            <text:p><text:a xlink:href="https://finviz.com/quote.ashx?t=USAK&amp;ty=c&amp;p=d&amp;b=1">Trucking</text:a></text:p>
          </table:table-cell>
          <table:table-cell office:value-type="string">
            <text:p><text:a xlink:href="https://finviz.com/quote.ashx?t=USAK&amp;ty=c&amp;p=d&amp;b=1">USA</text:a></text:p>
          </table:table-cell>
          <table:table-cell office:value-type="string">
            <text:p><text:a xlink:href="https://finviz.com/quote.ashx?t=USAK&amp;ty=c&amp;p=d&amp;b=1">152.65M</text:a></text:p>
          </table:table-cell>
          <table:table-cell office:value-type="string">
            <text:p><text:a xlink:href="https://finviz.com/quote.ashx?t=USAK&amp;ty=c&amp;p=d&amp;b=1">11.98</text:a></text:p>
          </table:table-cell>
          <table:table-cell office:value-type="string">
            <text:p><text:a xlink:href="https://finviz.com/quote.ashx?t=USAK&amp;ty=c&amp;p=d&amp;b=1">17.37</text:a></text:p>
          </table:table-cell>
          <table:table-cell office:value-type="string">
            <text:p><text:a xlink:href="https://finviz.com/quote.ashx?t=USAK&amp;ty=c&amp;p=d&amp;b=1">-2.14%</text:a></text:p>
          </table:table-cell>
          <table:table-cell office:value-type="string">
            <text:p><text:a xlink:href="https://finviz.com/quote.ashx?t=USAK&amp;ty=c&amp;p=d&amp;b=1">14,858</text:a></text:p>
          </table:table-cell>
        </table:table-row>
        <table:table-row table:style-name="ro1">
          <table:table-cell office:value-type="string">
            <text:p><text:a xlink:href="https://finviz.com/quote.ashx?t=USAT&amp;ty=c&amp;p=d&amp;b=1">218</text:a></text:p>
          </table:table-cell>
          <table:table-cell office:value-type="string">
            <text:p><text:a xlink:href="https://finviz.com/quote.ashx?t=USAT&amp;ty=c&amp;p=d&amp;b=1">USAT</text:a></text:p>
          </table:table-cell>
          <table:table-cell office:value-type="string">
            <text:p><text:a xlink:href="https://finviz.com/quote.ashx?t=USAT&amp;ty=c&amp;p=d&amp;b=1">USA Technologies, Inc.</text:a></text:p>
          </table:table-cell>
          <table:table-cell office:value-type="string">
            <text:p><text:a xlink:href="https://finviz.com/quote.ashx?t=USAT&amp;ty=c&amp;p=d&amp;b=1">Technology</text:a></text:p>
          </table:table-cell>
          <table:table-cell office:value-type="string">
            <text:p><text:a xlink:href="https://finviz.com/quote.ashx?t=USAT&amp;ty=c&amp;p=d&amp;b=1">Technical &amp; System Software</text:a></text:p>
          </table:table-cell>
          <table:table-cell office:value-type="string">
            <text:p><text:a xlink:href="https://finviz.com/quote.ashx?t=USAT&amp;ty=c&amp;p=d&amp;b=1">USA</text:a></text:p>
          </table:table-cell>
          <table:table-cell office:value-type="string">
            <text:p><text:a xlink:href="https://finviz.com/quote.ashx?t=USAT&amp;ty=c&amp;p=d&amp;b=1">243.48M</text:a></text:p>
          </table:table-cell>
          <table:table-cell office:value-type="string">
            <text:p><text:a xlink:href="https://finviz.com/quote.ashx?t=USAT&amp;ty=c&amp;p=d&amp;b=1">-</text:a></text:p>
          </table:table-cell>
          <table:table-cell office:value-type="string">
            <text:p><text:a xlink:href="https://finviz.com/quote.ashx?t=USAT&amp;ty=c&amp;p=d&amp;b=1">3.94</text:a></text:p>
          </table:table-cell>
          <table:table-cell office:value-type="string">
            <text:p><text:a xlink:href="https://finviz.com/quote.ashx?t=USAT&amp;ty=c&amp;p=d&amp;b=1">-1.48%</text:a></text:p>
          </table:table-cell>
          <table:table-cell office:value-type="string">
            <text:p><text:a xlink:href="https://finviz.com/quote.ashx?t=USAT&amp;ty=c&amp;p=d&amp;b=1">1,182,472</text:a></text:p>
          </table:table-cell>
        </table:table-row>
        <table:table-row table:style-name="ro1">
          <table:table-cell office:value-type="string">
            <text:p><text:a xlink:href="https://finviz.com/quote.ashx?t=VCEL&amp;ty=c&amp;p=d&amp;b=1">219</text:a></text:p>
          </table:table-cell>
          <table:table-cell office:value-type="string">
            <text:p><text:a xlink:href="https://finviz.com/quote.ashx?t=VCEL&amp;ty=c&amp;p=d&amp;b=1">VCEL</text:a></text:p>
          </table:table-cell>
          <table:table-cell office:value-type="string">
            <text:p><text:a xlink:href="https://finviz.com/quote.ashx?t=VCEL&amp;ty=c&amp;p=d&amp;b=1">Vericel Corporation</text:a></text:p>
          </table:table-cell>
          <table:table-cell office:value-type="string">
            <text:p><text:a xlink:href="https://finviz.com/quote.ashx?t=VCEL&amp;ty=c&amp;p=d&amp;b=1">Healthcare</text:a></text:p>
          </table:table-cell>
          <table:table-cell office:value-type="string">
            <text:p><text:a xlink:href="https://finviz.com/quote.ashx?t=VCEL&amp;ty=c&amp;p=d&amp;b=1">Biotechnology</text:a></text:p>
          </table:table-cell>
          <table:table-cell office:value-type="string">
            <text:p><text:a xlink:href="https://finviz.com/quote.ashx?t=VCEL&amp;ty=c&amp;p=d&amp;b=1">USA</text:a></text:p>
          </table:table-cell>
          <table:table-cell office:value-type="string">
            <text:p><text:a xlink:href="https://finviz.com/quote.ashx?t=VCEL&amp;ty=c&amp;p=d&amp;b=1">804.10M</text:a></text:p>
          </table:table-cell>
          <table:table-cell office:value-type="string">
            <text:p><text:a xlink:href="https://finviz.com/quote.ashx?t=VCEL&amp;ty=c&amp;p=d&amp;b=1">-</text:a></text:p>
          </table:table-cell>
          <table:table-cell office:value-type="string">
            <text:p><text:a xlink:href="https://finviz.com/quote.ashx?t=VCEL&amp;ty=c&amp;p=d&amp;b=1">18.51</text:a></text:p>
          </table:table-cell>
          <table:table-cell office:value-type="string">
            <text:p><text:a xlink:href="https://finviz.com/quote.ashx?t=VCEL&amp;ty=c&amp;p=d&amp;b=1">-2.17%</text:a></text:p>
          </table:table-cell>
          <table:table-cell office:value-type="string">
            <text:p><text:a xlink:href="https://finviz.com/quote.ashx?t=VCEL&amp;ty=c&amp;p=d&amp;b=1">709,248</text:a></text:p>
          </table:table-cell>
        </table:table-row>
        <table:table-row table:style-name="ro1">
          <table:table-cell office:value-type="string">
            <text:p><text:a xlink:href="https://finviz.com/quote.ashx?t=VCYT&amp;ty=c&amp;p=d&amp;b=1">220</text:a></text:p>
          </table:table-cell>
          <table:table-cell office:value-type="string">
            <text:p><text:a xlink:href="https://finviz.com/quote.ashx?t=VCYT&amp;ty=c&amp;p=d&amp;b=1">VCYT</text:a></text:p>
          </table:table-cell>
          <table:table-cell office:value-type="string">
            <text:p><text:a xlink:href="https://finviz.com/quote.ashx?t=VCYT&amp;ty=c&amp;p=d&amp;b=1">Veracyte, Inc.</text:a></text:p>
          </table:table-cell>
          <table:table-cell office:value-type="string">
            <text:p><text:a xlink:href="https://finviz.com/quote.ashx?t=VCYT&amp;ty=c&amp;p=d&amp;b=1">Healthcare</text:a></text:p>
          </table:table-cell>
          <table:table-cell office:value-type="string">
            <text:p><text:a xlink:href="https://finviz.com/quote.ashx?t=VCYT&amp;ty=c&amp;p=d&amp;b=1">Biotechnology</text:a></text:p>
          </table:table-cell>
          <table:table-cell office:value-type="string">
            <text:p><text:a xlink:href="https://finviz.com/quote.ashx?t=VCYT&amp;ty=c&amp;p=d&amp;b=1">USA</text:a></text:p>
          </table:table-cell>
          <table:table-cell office:value-type="string">
            <text:p><text:a xlink:href="https://finviz.com/quote.ashx?t=VCYT&amp;ty=c&amp;p=d&amp;b=1">831.32M</text:a></text:p>
          </table:table-cell>
          <table:table-cell office:value-type="string">
            <text:p><text:a xlink:href="https://finviz.com/quote.ashx?t=VCYT&amp;ty=c&amp;p=d&amp;b=1">-</text:a></text:p>
          </table:table-cell>
          <table:table-cell office:value-type="string">
            <text:p><text:a xlink:href="https://finviz.com/quote.ashx?t=VCYT&amp;ty=c&amp;p=d&amp;b=1">21.97</text:a></text:p>
          </table:table-cell>
          <table:table-cell office:value-type="string">
            <text:p><text:a xlink:href="https://finviz.com/quote.ashx?t=VCYT&amp;ty=c&amp;p=d&amp;b=1">2.33%</text:a></text:p>
          </table:table-cell>
          <table:table-cell office:value-type="string">
            <text:p><text:a xlink:href="https://finviz.com/quote.ashx?t=VCYT&amp;ty=c&amp;p=d&amp;b=1">643,486</text:a></text:p>
          </table:table-cell>
        </table:table-row>
        <table:table-row table:style-name="ro1">
          <table:table-cell office:value-type="string">
            <text:p><text:a xlink:href="https://finviz.com/quote.ashx?t=VLRX&amp;ty=c&amp;p=d&amp;b=1">221</text:a></text:p>
          </table:table-cell>
          <table:table-cell office:value-type="string">
            <text:p><text:a xlink:href="https://finviz.com/quote.ashx?t=VLRX&amp;ty=c&amp;p=d&amp;b=1">VLRX</text:a></text:p>
          </table:table-cell>
          <table:table-cell office:value-type="string">
            <text:p><text:a xlink:href="https://finviz.com/quote.ashx?t=VLRX&amp;ty=c&amp;p=d&amp;b=1">Valeritas Holdings, Inc.</text:a></text:p>
          </table:table-cell>
          <table:table-cell office:value-type="string">
            <text:p><text:a xlink:href="https://finviz.com/quote.ashx?t=VLRX&amp;ty=c&amp;p=d&amp;b=1">Healthcare</text:a></text:p>
          </table:table-cell>
          <table:table-cell office:value-type="string">
            <text:p><text:a xlink:href="https://finviz.com/quote.ashx?t=VLRX&amp;ty=c&amp;p=d&amp;b=1">Medical Instruments &amp; Supplies</text:a></text:p>
          </table:table-cell>
          <table:table-cell office:value-type="string">
            <text:p><text:a xlink:href="https://finviz.com/quote.ashx?t=VLRX&amp;ty=c&amp;p=d&amp;b=1">USA</text:a></text:p>
          </table:table-cell>
          <table:table-cell office:value-type="string">
            <text:p><text:a xlink:href="https://finviz.com/quote.ashx?t=VLRX&amp;ty=c&amp;p=d&amp;b=1">47.07M</text:a></text:p>
          </table:table-cell>
          <table:table-cell office:value-type="string">
            <text:p><text:a xlink:href="https://finviz.com/quote.ashx?t=VLRX&amp;ty=c&amp;p=d&amp;b=1">-</text:a></text:p>
          </table:table-cell>
          <table:table-cell office:value-type="string">
            <text:p><text:a xlink:href="https://finviz.com/quote.ashx?t=VLRX&amp;ty=c&amp;p=d&amp;b=1">0.48</text:a></text:p>
          </table:table-cell>
          <table:table-cell office:value-type="string">
            <text:p><text:a xlink:href="https://finviz.com/quote.ashx?t=VLRX&amp;ty=c&amp;p=d&amp;b=1">4.97%</text:a></text:p>
          </table:table-cell>
          <table:table-cell office:value-type="string">
            <text:p><text:a xlink:href="https://finviz.com/quote.ashx?t=VLRX&amp;ty=c&amp;p=d&amp;b=1">2,026,663</text:a></text:p>
          </table:table-cell>
        </table:table-row>
        <table:table-row table:style-name="ro1">
          <table:table-cell office:value-type="string">
            <text:p><text:a xlink:href="https://finviz.com/quote.ashx?t=VNDA&amp;ty=c&amp;p=d&amp;b=1">222</text:a></text:p>
          </table:table-cell>
          <table:table-cell office:value-type="string">
            <text:p><text:a xlink:href="https://finviz.com/quote.ashx?t=VNDA&amp;ty=c&amp;p=d&amp;b=1">VNDA</text:a></text:p>
          </table:table-cell>
          <table:table-cell office:value-type="string">
            <text:p><text:a xlink:href="https://finviz.com/quote.ashx?t=VNDA&amp;ty=c&amp;p=d&amp;b=1">Vanda Pharmaceuticals Inc.</text:a></text:p>
          </table:table-cell>
          <table:table-cell office:value-type="string">
            <text:p><text:a xlink:href="https://finviz.com/quote.ashx?t=VNDA&amp;ty=c&amp;p=d&amp;b=1">Healthcare</text:a></text:p>
          </table:table-cell>
          <table:table-cell office:value-type="string">
            <text:p><text:a xlink:href="https://finviz.com/quote.ashx?t=VNDA&amp;ty=c&amp;p=d&amp;b=1">Biotechnology</text:a></text:p>
          </table:table-cell>
          <table:table-cell office:value-type="string">
            <text:p><text:a xlink:href="https://finviz.com/quote.ashx?t=VNDA&amp;ty=c&amp;p=d&amp;b=1">USA</text:a></text:p>
          </table:table-cell>
          <table:table-cell office:value-type="string">
            <text:p><text:a xlink:href="https://finviz.com/quote.ashx?t=VNDA&amp;ty=c&amp;p=d&amp;b=1">1.06B</text:a></text:p>
          </table:table-cell>
          <table:table-cell office:value-type="string">
            <text:p><text:a xlink:href="https://finviz.com/quote.ashx?t=VNDA&amp;ty=c&amp;p=d&amp;b=1">43.08</text:a></text:p>
          </table:table-cell>
          <table:table-cell office:value-type="string">
            <text:p><text:a xlink:href="https://finviz.com/quote.ashx?t=VNDA&amp;ty=c&amp;p=d&amp;b=1">20.53</text:a></text:p>
          </table:table-cell>
          <table:table-cell office:value-type="string">
            <text:p><text:a xlink:href="https://finviz.com/quote.ashx?t=VNDA&amp;ty=c&amp;p=d&amp;b=1">1.84%</text:a></text:p>
          </table:table-cell>
          <table:table-cell office:value-type="string">
            <text:p><text:a xlink:href="https://finviz.com/quote.ashx?t=VNDA&amp;ty=c&amp;p=d&amp;b=1">720,291</text:a></text:p>
          </table:table-cell>
        </table:table-row>
        <table:table-row table:style-name="ro1">
          <table:table-cell office:value-type="string">
            <text:p><text:a xlink:href="https://finviz.com/quote.ashx?t=VRTU&amp;ty=c&amp;p=d&amp;b=1">223</text:a></text:p>
          </table:table-cell>
          <table:table-cell office:value-type="string">
            <text:p><text:a xlink:href="https://finviz.com/quote.ashx?t=VRTU&amp;ty=c&amp;p=d&amp;b=1">VRTU</text:a></text:p>
          </table:table-cell>
          <table:table-cell office:value-type="string">
            <text:p><text:a xlink:href="https://finviz.com/quote.ashx?t=VRTU&amp;ty=c&amp;p=d&amp;b=1">Virtusa Corporation</text:a></text:p>
          </table:table-cell>
          <table:table-cell office:value-type="string">
            <text:p><text:a xlink:href="https://finviz.com/quote.ashx?t=VRTU&amp;ty=c&amp;p=d&amp;b=1">Technology</text:a></text:p>
          </table:table-cell>
          <table:table-cell office:value-type="string">
            <text:p><text:a xlink:href="https://finviz.com/quote.ashx?t=VRTU&amp;ty=c&amp;p=d&amp;b=1">Information Technology Services</text:a></text:p>
          </table:table-cell>
          <table:table-cell office:value-type="string">
            <text:p><text:a xlink:href="https://finviz.com/quote.ashx?t=VRTU&amp;ty=c&amp;p=d&amp;b=1">USA</text:a></text:p>
          </table:table-cell>
          <table:table-cell office:value-type="string">
            <text:p><text:a xlink:href="https://finviz.com/quote.ashx?t=VRTU&amp;ty=c&amp;p=d&amp;b=1">1.51B</text:a></text:p>
          </table:table-cell>
          <table:table-cell office:value-type="string">
            <text:p><text:a xlink:href="https://finviz.com/quote.ashx?t=VRTU&amp;ty=c&amp;p=d&amp;b=1">190.53</text:a></text:p>
          </table:table-cell>
          <table:table-cell office:value-type="string">
            <text:p><text:a xlink:href="https://finviz.com/quote.ashx?t=VRTU&amp;ty=c&amp;p=d&amp;b=1">50.53</text:a></text:p>
          </table:table-cell>
          <table:table-cell office:value-type="string">
            <text:p><text:a xlink:href="https://finviz.com/quote.ashx?t=VRTU&amp;ty=c&amp;p=d&amp;b=1">0.08%</text:a></text:p>
          </table:table-cell>
          <table:table-cell office:value-type="string">
            <text:p><text:a xlink:href="https://finviz.com/quote.ashx?t=VRTU&amp;ty=c&amp;p=d&amp;b=1">32,324</text:a></text:p>
          </table:table-cell>
        </table:table-row>
        <table:table-row table:style-name="ro1">
          <table:table-cell office:value-type="string">
            <text:p><text:a xlink:href="https://finviz.com/quote.ashx?t=VUZI&amp;ty=c&amp;p=d&amp;b=1">224</text:a></text:p>
          </table:table-cell>
          <table:table-cell office:value-type="string">
            <text:p><text:a xlink:href="https://finviz.com/quote.ashx?t=VUZI&amp;ty=c&amp;p=d&amp;b=1">VUZI</text:a></text:p>
          </table:table-cell>
          <table:table-cell office:value-type="string">
            <text:p><text:a xlink:href="https://finviz.com/quote.ashx?t=VUZI&amp;ty=c&amp;p=d&amp;b=1">Vuzix Corporation</text:a></text:p>
          </table:table-cell>
          <table:table-cell office:value-type="string">
            <text:p><text:a xlink:href="https://finviz.com/quote.ashx?t=VUZI&amp;ty=c&amp;p=d&amp;b=1">Consumer Goods</text:a></text:p>
          </table:table-cell>
          <table:table-cell office:value-type="string">
            <text:p><text:a xlink:href="https://finviz.com/quote.ashx?t=VUZI&amp;ty=c&amp;p=d&amp;b=1">Electronic Equipment</text:a></text:p>
          </table:table-cell>
          <table:table-cell office:value-type="string">
            <text:p><text:a xlink:href="https://finviz.com/quote.ashx?t=VUZI&amp;ty=c&amp;p=d&amp;b=1">USA</text:a></text:p>
          </table:table-cell>
          <table:table-cell office:value-type="string">
            <text:p><text:a xlink:href="https://finviz.com/quote.ashx?t=VUZI&amp;ty=c&amp;p=d&amp;b=1">83.62M</text:a></text:p>
          </table:table-cell>
          <table:table-cell office:value-type="string">
            <text:p><text:a xlink:href="https://finviz.com/quote.ashx?t=VUZI&amp;ty=c&amp;p=d&amp;b=1">-</text:a></text:p>
          </table:table-cell>
          <table:table-cell office:value-type="string">
            <text:p><text:a xlink:href="https://finviz.com/quote.ashx?t=VUZI&amp;ty=c&amp;p=d&amp;b=1">3.36</text:a></text:p>
          </table:table-cell>
          <table:table-cell office:value-type="string">
            <text:p><text:a xlink:href="https://finviz.com/quote.ashx?t=VUZI&amp;ty=c&amp;p=d&amp;b=1">0.90%</text:a></text:p>
          </table:table-cell>
          <table:table-cell office:value-type="string">
            <text:p><text:a xlink:href="https://finviz.com/quote.ashx?t=VUZI&amp;ty=c&amp;p=d&amp;b=1">298,196</text:a></text:p>
          </table:table-cell>
        </table:table-row>
        <table:table-row table:style-name="ro1">
          <table:table-cell office:value-type="string">
            <text:p><text:a xlink:href="https://finviz.com/quote.ashx?t=WPX&amp;ty=c&amp;p=d&amp;b=1">225</text:a></text:p>
          </table:table-cell>
          <table:table-cell office:value-type="string">
            <text:p><text:a xlink:href="https://finviz.com/quote.ashx?t=WPX&amp;ty=c&amp;p=d&amp;b=1">WPX</text:a></text:p>
          </table:table-cell>
          <table:table-cell office:value-type="string">
            <text:p><text:a xlink:href="https://finviz.com/quote.ashx?t=WPX&amp;ty=c&amp;p=d&amp;b=1">WPX Energy, Inc.</text:a></text:p>
          </table:table-cell>
          <table:table-cell office:value-type="string">
            <text:p><text:a xlink:href="https://finviz.com/quote.ashx?t=WPX&amp;ty=c&amp;p=d&amp;b=1">Basic Materials</text:a></text:p>
          </table:table-cell>
          <table:table-cell office:value-type="string">
            <text:p><text:a xlink:href="https://finviz.com/quote.ashx?t=WPX&amp;ty=c&amp;p=d&amp;b=1">Independent Oil &amp; Gas</text:a></text:p>
          </table:table-cell>
          <table:table-cell office:value-type="string">
            <text:p><text:a xlink:href="https://finviz.com/quote.ashx?t=WPX&amp;ty=c&amp;p=d&amp;b=1">USA</text:a></text:p>
          </table:table-cell>
          <table:table-cell office:value-type="string">
            <text:p><text:a xlink:href="https://finviz.com/quote.ashx?t=WPX&amp;ty=c&amp;p=d&amp;b=1">5.21B</text:a></text:p>
          </table:table-cell>
          <table:table-cell office:value-type="string">
            <text:p><text:a xlink:href="https://finviz.com/quote.ashx?t=WPX&amp;ty=c&amp;p=d&amp;b=1">23.84</text:a></text:p>
          </table:table-cell>
          <table:table-cell office:value-type="string">
            <text:p><text:a xlink:href="https://finviz.com/quote.ashx?t=WPX&amp;ty=c&amp;p=d&amp;b=1">12.66</text:a></text:p>
          </table:table-cell>
          <table:table-cell office:value-type="string">
            <text:p><text:a xlink:href="https://finviz.com/quote.ashx?t=WPX&amp;ty=c&amp;p=d&amp;b=1">2.97%</text:a></text:p>
          </table:table-cell>
          <table:table-cell office:value-type="string">
            <text:p><text:a xlink:href="https://finviz.com/quote.ashx?t=WPX&amp;ty=c&amp;p=d&amp;b=1">5,633,591</text:a></text:p>
          </table:table-cell>
        </table:table-row>
        <table:table-row table:style-name="ro1">
          <table:table-cell office:value-type="string">
            <text:p><text:a xlink:href="https://finviz.com/quote.ashx?t=WSC&amp;ty=c&amp;p=d&amp;b=1">226</text:a></text:p>
          </table:table-cell>
          <table:table-cell office:value-type="string">
            <text:p><text:a xlink:href="https://finviz.com/quote.ashx?t=WSC&amp;ty=c&amp;p=d&amp;b=1">WSC</text:a></text:p>
          </table:table-cell>
          <table:table-cell office:value-type="string">
            <text:p><text:a xlink:href="https://finviz.com/quote.ashx?t=WSC&amp;ty=c&amp;p=d&amp;b=1">WillScot Corporation</text:a></text:p>
          </table:table-cell>
          <table:table-cell office:value-type="string">
            <text:p><text:a xlink:href="https://finviz.com/quote.ashx?t=WSC&amp;ty=c&amp;p=d&amp;b=1">Services</text:a></text:p>
          </table:table-cell>
          <table:table-cell office:value-type="string">
            <text:p><text:a xlink:href="https://finviz.com/quote.ashx?t=WSC&amp;ty=c&amp;p=d&amp;b=1">Rental &amp; Leasing Services</text:a></text:p>
          </table:table-cell>
          <table:table-cell office:value-type="string">
            <text:p><text:a xlink:href="https://finviz.com/quote.ashx?t=WSC&amp;ty=c&amp;p=d&amp;b=1">USA</text:a></text:p>
          </table:table-cell>
          <table:table-cell office:value-type="string">
            <text:p><text:a xlink:href="https://finviz.com/quote.ashx?t=WSC&amp;ty=c&amp;p=d&amp;b=1">1.13B</text:a></text:p>
          </table:table-cell>
          <table:table-cell office:value-type="string">
            <text:p><text:a xlink:href="https://finviz.com/quote.ashx?t=WSC&amp;ty=c&amp;p=d&amp;b=1">-</text:a></text:p>
          </table:table-cell>
          <table:table-cell office:value-type="string">
            <text:p><text:a xlink:href="https://finviz.com/quote.ashx?t=WSC&amp;ty=c&amp;p=d&amp;b=1">10.23</text:a></text:p>
          </table:table-cell>
          <table:table-cell office:value-type="string">
            <text:p><text:a xlink:href="https://finviz.com/quote.ashx?t=WSC&amp;ty=c&amp;p=d&amp;b=1">-0.10%</text:a></text:p>
          </table:table-cell>
          <table:table-cell office:value-type="string">
            <text:p><text:a xlink:href="https://finviz.com/quote.ashx?t=WSC&amp;ty=c&amp;p=d&amp;b=1">275,857</text:a></text:p>
          </table:table-cell>
        </table:table-row>
        <table:table-row table:style-name="ro1">
          <table:table-cell office:value-type="string">
            <text:p><text:a xlink:href="https://finviz.com/quote.ashx?t=WTM&amp;ty=c&amp;p=d&amp;b=1">227</text:a></text:p>
          </table:table-cell>
          <table:table-cell office:value-type="string">
            <text:p><text:a xlink:href="https://finviz.com/quote.ashx?t=WTM&amp;ty=c&amp;p=d&amp;b=1">WTM</text:a></text:p>
          </table:table-cell>
          <table:table-cell office:value-type="string">
            <text:p><text:a xlink:href="https://finviz.com/quote.ashx?t=WTM&amp;ty=c&amp;p=d&amp;b=1">White Mountains Insurance Group, Ltd.</text:a></text:p>
          </table:table-cell>
          <table:table-cell office:value-type="string">
            <text:p><text:a xlink:href="https://finviz.com/quote.ashx?t=WTM&amp;ty=c&amp;p=d&amp;b=1">Financial</text:a></text:p>
          </table:table-cell>
          <table:table-cell office:value-type="string">
            <text:p><text:a xlink:href="https://finviz.com/quote.ashx?t=WTM&amp;ty=c&amp;p=d&amp;b=1">Property &amp; Casualty Insurance</text:a></text:p>
          </table:table-cell>
          <table:table-cell office:value-type="string">
            <text:p><text:a xlink:href="https://finviz.com/quote.ashx?t=WTM&amp;ty=c&amp;p=d&amp;b=1">Bermuda</text:a></text:p>
          </table:table-cell>
          <table:table-cell office:value-type="string">
            <text:p><text:a xlink:href="https://finviz.com/quote.ashx?t=WTM&amp;ty=c&amp;p=d&amp;b=1">2.92B</text:a></text:p>
          </table:table-cell>
          <table:table-cell office:value-type="string">
            <text:p><text:a xlink:href="https://finviz.com/quote.ashx?t=WTM&amp;ty=c&amp;p=d&amp;b=1">-</text:a></text:p>
          </table:table-cell>
          <table:table-cell office:value-type="string">
            <text:p><text:a xlink:href="https://finviz.com/quote.ashx?t=WTM&amp;ty=c&amp;p=d&amp;b=1">931.79</text:a></text:p>
          </table:table-cell>
          <table:table-cell office:value-type="string">
            <text:p><text:a xlink:href="https://finviz.com/quote.ashx?t=WTM&amp;ty=c&amp;p=d&amp;b=1">0.80%</text:a></text:p>
          </table:table-cell>
          <table:table-cell office:value-type="string">
            <text:p><text:a xlink:href="https://finviz.com/quote.ashx?t=WTM&amp;ty=c&amp;p=d&amp;b=1">2,936</text:a></text:p>
          </table:table-cell>
        </table:table-row>
        <table:table-row table:style-name="ro1">
          <table:table-cell office:value-type="string">
            <text:p><text:a xlink:href="https://finviz.com/quote.ashx?t=WUBA&amp;ty=c&amp;p=d&amp;b=1">228</text:a></text:p>
          </table:table-cell>
          <table:table-cell office:value-type="string">
            <text:p><text:a xlink:href="https://finviz.com/quote.ashx?t=WUBA&amp;ty=c&amp;p=d&amp;b=1">WUBA</text:a></text:p>
          </table:table-cell>
          <table:table-cell office:value-type="string">
            <text:p><text:a xlink:href="https://finviz.com/quote.ashx?t=WUBA&amp;ty=c&amp;p=d&amp;b=1">58.com Inc.</text:a></text:p>
          </table:table-cell>
          <table:table-cell office:value-type="string">
            <text:p><text:a xlink:href="https://finviz.com/quote.ashx?t=WUBA&amp;ty=c&amp;p=d&amp;b=1">Technology</text:a></text:p>
          </table:table-cell>
          <table:table-cell office:value-type="string">
            <text:p><text:a xlink:href="https://finviz.com/quote.ashx?t=WUBA&amp;ty=c&amp;p=d&amp;b=1">Internet Information Providers</text:a></text:p>
          </table:table-cell>
          <table:table-cell office:value-type="string">
            <text:p><text:a xlink:href="https://finviz.com/quote.ashx?t=WUBA&amp;ty=c&amp;p=d&amp;b=1">China</text:a></text:p>
          </table:table-cell>
          <table:table-cell office:value-type="string">
            <text:p><text:a xlink:href="https://finviz.com/quote.ashx?t=WUBA&amp;ty=c&amp;p=d&amp;b=1">10.47B</text:a></text:p>
          </table:table-cell>
          <table:table-cell office:value-type="string">
            <text:p><text:a xlink:href="https://finviz.com/quote.ashx?t=WUBA&amp;ty=c&amp;p=d&amp;b=1">36.85</text:a></text:p>
          </table:table-cell>
          <table:table-cell office:value-type="string">
            <text:p><text:a xlink:href="https://finviz.com/quote.ashx?t=WUBA&amp;ty=c&amp;p=d&amp;b=1">73.70</text:a></text:p>
          </table:table-cell>
          <table:table-cell office:value-type="string">
            <text:p><text:a xlink:href="https://finviz.com/quote.ashx?t=WUBA&amp;ty=c&amp;p=d&amp;b=1">0.56%</text:a></text:p>
          </table:table-cell>
          <table:table-cell office:value-type="string">
            <text:p><text:a xlink:href="https://finviz.com/quote.ashx?t=WUBA&amp;ty=c&amp;p=d&amp;b=1">376,442</text:a></text:p>
          </table:table-cell>
        </table:table-row>
        <table:table-row table:style-name="ro1">
          <table:table-cell office:value-type="string">
            <text:p><text:a xlink:href="https://finviz.com/quote.ashx?t=WWE&amp;ty=c&amp;p=d&amp;b=1">229</text:a></text:p>
          </table:table-cell>
          <table:table-cell office:value-type="string">
            <text:p><text:a xlink:href="https://finviz.com/quote.ashx?t=WWE&amp;ty=c&amp;p=d&amp;b=1">WWE</text:a></text:p>
          </table:table-cell>
          <table:table-cell office:value-type="string">
            <text:p><text:a xlink:href="https://finviz.com/quote.ashx?t=WWE&amp;ty=c&amp;p=d&amp;b=1">World Wrestling Entertainment, Inc.</text:a></text:p>
          </table:table-cell>
          <table:table-cell office:value-type="string">
            <text:p><text:a xlink:href="https://finviz.com/quote.ashx?t=WWE&amp;ty=c&amp;p=d&amp;b=1">Services</text:a></text:p>
          </table:table-cell>
          <table:table-cell office:value-type="string">
            <text:p><text:a xlink:href="https://finviz.com/quote.ashx?t=WWE&amp;ty=c&amp;p=d&amp;b=1">Entertainment - Diversified</text:a></text:p>
          </table:table-cell>
          <table:table-cell office:value-type="string">
            <text:p><text:a xlink:href="https://finviz.com/quote.ashx?t=WWE&amp;ty=c&amp;p=d&amp;b=1">USA</text:a></text:p>
          </table:table-cell>
          <table:table-cell office:value-type="string">
            <text:p><text:a xlink:href="https://finviz.com/quote.ashx?t=WWE&amp;ty=c&amp;p=d&amp;b=1">6.60B</text:a></text:p>
          </table:table-cell>
          <table:table-cell office:value-type="string">
            <text:p><text:a xlink:href="https://finviz.com/quote.ashx?t=WWE&amp;ty=c&amp;p=d&amp;b=1">75.82</text:a></text:p>
          </table:table-cell>
          <table:table-cell office:value-type="string">
            <text:p><text:a xlink:href="https://finviz.com/quote.ashx?t=WWE&amp;ty=c&amp;p=d&amp;b=1">83.76</text:a></text:p>
          </table:table-cell>
          <table:table-cell office:value-type="string">
            <text:p><text:a xlink:href="https://finviz.com/quote.ashx?t=WWE&amp;ty=c&amp;p=d&amp;b=1">-1.10%</text:a></text:p>
          </table:table-cell>
          <table:table-cell office:value-type="string">
            <text:p><text:a xlink:href="https://finviz.com/quote.ashx?t=WWE&amp;ty=c&amp;p=d&amp;b=1">230,713</text:a></text:p>
          </table:table-cell>
        </table:table-row>
        <table:table-row table:style-name="ro1">
          <table:table-cell office:value-type="string">
            <text:p><text:a xlink:href="https://finviz.com/quote.ashx?t=WYY&amp;ty=c&amp;p=d&amp;b=1">230</text:a></text:p>
          </table:table-cell>
          <table:table-cell office:value-type="string">
            <text:p><text:a xlink:href="https://finviz.com/quote.ashx?t=WYY&amp;ty=c&amp;p=d&amp;b=1">WYY</text:a></text:p>
          </table:table-cell>
          <table:table-cell office:value-type="string">
            <text:p><text:a xlink:href="https://finviz.com/quote.ashx?t=WYY&amp;ty=c&amp;p=d&amp;b=1">WidePoint Corporation</text:a></text:p>
          </table:table-cell>
          <table:table-cell office:value-type="string">
            <text:p><text:a xlink:href="https://finviz.com/quote.ashx?t=WYY&amp;ty=c&amp;p=d&amp;b=1">Technology</text:a></text:p>
          </table:table-cell>
          <table:table-cell office:value-type="string">
            <text:p><text:a xlink:href="https://finviz.com/quote.ashx?t=WYY&amp;ty=c&amp;p=d&amp;b=1">Information Technology Services</text:a></text:p>
          </table:table-cell>
          <table:table-cell office:value-type="string">
            <text:p><text:a xlink:href="https://finviz.com/quote.ashx?t=WYY&amp;ty=c&amp;p=d&amp;b=1">USA</text:a></text:p>
          </table:table-cell>
          <table:table-cell office:value-type="string">
            <text:p><text:a xlink:href="https://finviz.com/quote.ashx?t=WYY&amp;ty=c&amp;p=d&amp;b=1">37.44M</text:a></text:p>
          </table:table-cell>
          <table:table-cell office:value-type="string">
            <text:p><text:a xlink:href="https://finviz.com/quote.ashx?t=WYY&amp;ty=c&amp;p=d&amp;b=1">-</text:a></text:p>
          </table:table-cell>
          <table:table-cell office:value-type="string">
            <text:p><text:a xlink:href="https://finviz.com/quote.ashx?t=WYY&amp;ty=c&amp;p=d&amp;b=1">0.44</text:a></text:p>
          </table:table-cell>
          <table:table-cell office:value-type="string">
            <text:p><text:a xlink:href="https://finviz.com/quote.ashx?t=WYY&amp;ty=c&amp;p=d&amp;b=1">1.85%</text:a></text:p>
          </table:table-cell>
          <table:table-cell office:value-type="string">
            <text:p><text:a xlink:href="https://finviz.com/quote.ashx?t=WYY&amp;ty=c&amp;p=d&amp;b=1">57,653</text:a></text:p>
          </table:table-cell>
        </table:table-row>
        <table:table-row table:style-name="ro1">
          <table:table-cell office:value-type="string">
            <text:p><text:a xlink:href="https://finviz.com/quote.ashx?t=XOG&amp;ty=c&amp;p=d&amp;b=1">231</text:a></text:p>
          </table:table-cell>
          <table:table-cell office:value-type="string">
            <text:p><text:a xlink:href="https://finviz.com/quote.ashx?t=XOG&amp;ty=c&amp;p=d&amp;b=1">XOG</text:a></text:p>
          </table:table-cell>
          <table:table-cell office:value-type="string">
            <text:p><text:a xlink:href="https://finviz.com/quote.ashx?t=XOG&amp;ty=c&amp;p=d&amp;b=1">Extraction Oil &amp; Gas, Inc.</text:a></text:p>
          </table:table-cell>
          <table:table-cell office:value-type="string">
            <text:p><text:a xlink:href="https://finviz.com/quote.ashx?t=XOG&amp;ty=c&amp;p=d&amp;b=1">Basic Materials</text:a></text:p>
          </table:table-cell>
          <table:table-cell office:value-type="string">
            <text:p><text:a xlink:href="https://finviz.com/quote.ashx?t=XOG&amp;ty=c&amp;p=d&amp;b=1">Independent Oil &amp; Gas</text:a></text:p>
          </table:table-cell>
          <table:table-cell office:value-type="string">
            <text:p><text:a xlink:href="https://finviz.com/quote.ashx?t=XOG&amp;ty=c&amp;p=d&amp;b=1">USA</text:a></text:p>
          </table:table-cell>
          <table:table-cell office:value-type="string">
            <text:p><text:a xlink:href="https://finviz.com/quote.ashx?t=XOG&amp;ty=c&amp;p=d&amp;b=1">674.28M</text:a></text:p>
          </table:table-cell>
          <table:table-cell office:value-type="string">
            <text:p><text:a xlink:href="https://finviz.com/quote.ashx?t=XOG&amp;ty=c&amp;p=d&amp;b=1">-</text:a></text:p>
          </table:table-cell>
          <table:table-cell office:value-type="string">
            <text:p><text:a xlink:href="https://finviz.com/quote.ashx?t=XOG&amp;ty=c&amp;p=d&amp;b=1">4.27</text:a></text:p>
          </table:table-cell>
          <table:table-cell office:value-type="string">
            <text:p><text:a xlink:href="https://finviz.com/quote.ashx?t=XOG&amp;ty=c&amp;p=d&amp;b=1">-5.95%</text:a></text:p>
          </table:table-cell>
          <table:table-cell office:value-type="string">
            <text:p><text:a xlink:href="https://finviz.com/quote.ashx?t=XOG&amp;ty=c&amp;p=d&amp;b=1">2,812,710</text:a></text:p>
          </table:table-cell>
        </table:table-row>
        <table:table-row table:style-name="ro1">
          <table:table-cell office:value-type="string">
            <text:p><text:a xlink:href="https://finviz.com/quote.ashx?t=XOM&amp;ty=c&amp;p=d&amp;b=1">232</text:a></text:p>
          </table:table-cell>
          <table:table-cell office:value-type="string">
            <text:p><text:a xlink:href="https://finviz.com/quote.ashx?t=XOM&amp;ty=c&amp;p=d&amp;b=1">XOM</text:a></text:p>
          </table:table-cell>
          <table:table-cell office:value-type="string">
            <text:p><text:a xlink:href="https://finviz.com/quote.ashx?t=XOM&amp;ty=c&amp;p=d&amp;b=1">Exxon Mobil Corporation</text:a></text:p>
          </table:table-cell>
          <table:table-cell office:value-type="string">
            <text:p><text:a xlink:href="https://finviz.com/quote.ashx?t=XOM&amp;ty=c&amp;p=d&amp;b=1">Basic Materials</text:a></text:p>
          </table:table-cell>
          <table:table-cell office:value-type="string">
            <text:p><text:a xlink:href="https://finviz.com/quote.ashx?t=XOM&amp;ty=c&amp;p=d&amp;b=1">Major Integrated Oil &amp; Gas</text:a></text:p>
          </table:table-cell>
          <table:table-cell office:value-type="string">
            <text:p><text:a xlink:href="https://finviz.com/quote.ashx?t=XOM&amp;ty=c&amp;p=d&amp;b=1">USA</text:a></text:p>
          </table:table-cell>
          <table:table-cell office:value-type="string">
            <text:p><text:a xlink:href="https://finviz.com/quote.ashx?t=XOM&amp;ty=c&amp;p=d&amp;b=1">335.96B</text:a></text:p>
          </table:table-cell>
          <table:table-cell office:value-type="string">
            <text:p><text:a xlink:href="https://finviz.com/quote.ashx?t=XOM&amp;ty=c&amp;p=d&amp;b=1">16.14</text:a></text:p>
          </table:table-cell>
          <table:table-cell office:value-type="string">
            <text:p><text:a xlink:href="https://finviz.com/quote.ashx?t=XOM&amp;ty=c&amp;p=d&amp;b=1">79.67</text:a></text:p>
          </table:table-cell>
          <table:table-cell office:value-type="string">
            <text:p><text:a xlink:href="https://finviz.com/quote.ashx?t=XOM&amp;ty=c&amp;p=d&amp;b=1">1.28%</text:a></text:p>
          </table:table-cell>
          <table:table-cell office:value-type="string">
            <text:p><text:a xlink:href="https://finviz.com/quote.ashx?t=XOM&amp;ty=c&amp;p=d&amp;b=1">7,781,822</text:a></text:p>
          </table:table-cell>
        </table:table-row>
        <table:table-row table:style-name="ro1">
          <table:table-cell office:value-type="string">
            <text:p><text:a xlink:href="https://finviz.com/quote.ashx?t=YNDX&amp;ty=c&amp;p=d&amp;b=1">233</text:a></text:p>
          </table:table-cell>
          <table:table-cell office:value-type="string">
            <text:p><text:a xlink:href="https://finviz.com/quote.ashx?t=YNDX&amp;ty=c&amp;p=d&amp;b=1">YNDX</text:a></text:p>
          </table:table-cell>
          <table:table-cell office:value-type="string">
            <text:p><text:a xlink:href="https://finviz.com/quote.ashx?t=YNDX&amp;ty=c&amp;p=d&amp;b=1">Yandex N.V.</text:a></text:p>
          </table:table-cell>
          <table:table-cell office:value-type="string">
            <text:p><text:a xlink:href="https://finviz.com/quote.ashx?t=YNDX&amp;ty=c&amp;p=d&amp;b=1">Technology</text:a></text:p>
          </table:table-cell>
          <table:table-cell office:value-type="string">
            <text:p><text:a xlink:href="https://finviz.com/quote.ashx?t=YNDX&amp;ty=c&amp;p=d&amp;b=1">Internet Information Providers</text:a></text:p>
          </table:table-cell>
          <table:table-cell office:value-type="string">
            <text:p><text:a xlink:href="https://finviz.com/quote.ashx?t=YNDX&amp;ty=c&amp;p=d&amp;b=1">Netherlands</text:a></text:p>
          </table:table-cell>
          <table:table-cell office:value-type="string">
            <text:p><text:a xlink:href="https://finviz.com/quote.ashx?t=YNDX&amp;ty=c&amp;p=d&amp;b=1">10.23B</text:a></text:p>
          </table:table-cell>
          <table:table-cell office:value-type="string">
            <text:p><text:a xlink:href="https://finviz.com/quote.ashx?t=YNDX&amp;ty=c&amp;p=d&amp;b=1">15.43</text:a></text:p>
          </table:table-cell>
          <table:table-cell office:value-type="string">
            <text:p><text:a xlink:href="https://finviz.com/quote.ashx?t=YNDX&amp;ty=c&amp;p=d&amp;b=1">32.89</text:a></text:p>
          </table:table-cell>
          <table:table-cell office:value-type="string">
            <text:p><text:a xlink:href="https://finviz.com/quote.ashx?t=YNDX&amp;ty=c&amp;p=d&amp;b=1">-1.47%</text:a></text:p>
          </table:table-cell>
          <table:table-cell office:value-type="string">
            <text:p><text:a xlink:href="https://finviz.com/quote.ashx?t=YNDX&amp;ty=c&amp;p=d&amp;b=1">1,822,740</text:a></text:p>
          </table:table-cell>
        </table:table-row>
        <table:table-row table:style-name="ro1">
          <table:table-cell office:value-type="string">
            <text:p><text:a xlink:href="https://finviz.com/quote.ashx?t=ZTO&amp;ty=c&amp;p=d&amp;b=1">234</text:a></text:p>
          </table:table-cell>
          <table:table-cell office:value-type="string">
            <text:p><text:a xlink:href="https://finviz.com/quote.ashx?t=ZTO&amp;ty=c&amp;p=d&amp;b=1">ZTO</text:a></text:p>
          </table:table-cell>
          <table:table-cell office:value-type="string">
            <text:p><text:a xlink:href="https://finviz.com/quote.ashx?t=ZTO&amp;ty=c&amp;p=d&amp;b=1">ZTO Express (Cayman) Inc.</text:a></text:p>
          </table:table-cell>
          <table:table-cell office:value-type="string">
            <text:p><text:a xlink:href="https://finviz.com/quote.ashx?t=ZTO&amp;ty=c&amp;p=d&amp;b=1">Services</text:a></text:p>
          </table:table-cell>
          <table:table-cell office:value-type="string">
            <text:p><text:a xlink:href="https://finviz.com/quote.ashx?t=ZTO&amp;ty=c&amp;p=d&amp;b=1">Air Delivery &amp; Freight Services</text:a></text:p>
          </table:table-cell>
          <table:table-cell office:value-type="string">
            <text:p><text:a xlink:href="https://finviz.com/quote.ashx?t=ZTO&amp;ty=c&amp;p=d&amp;b=1">China</text:a></text:p>
          </table:table-cell>
          <table:table-cell office:value-type="string">
            <text:p><text:a xlink:href="https://finviz.com/quote.ashx?t=ZTO&amp;ty=c&amp;p=d&amp;b=1">15.22B</text:a></text:p>
          </table:table-cell>
          <table:table-cell office:value-type="string">
            <text:p><text:a xlink:href="https://finviz.com/quote.ashx?t=ZTO&amp;ty=c&amp;p=d&amp;b=1">22.17</text:a></text:p>
          </table:table-cell>
          <table:table-cell office:value-type="string">
            <text:p><text:a xlink:href="https://finviz.com/quote.ashx?t=ZTO&amp;ty=c&amp;p=d&amp;b=1">19.56</text:a></text:p>
          </table:table-cell>
          <table:table-cell office:value-type="string">
            <text:p><text:a xlink:href="https://finviz.com/quote.ashx?t=ZTO&amp;ty=c&amp;p=d&amp;b=1">0.33%</text:a></text:p>
          </table:table-cell>
          <table:table-cell office:value-type="string">
            <text:p><text:a xlink:href="https://finviz.com/quote.ashx?t=ZTO&amp;ty=c&amp;p=d&amp;b=1">2,581,565</text:a></text:p>
          </table:table-cell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Default"/>
          <table:table-cell table:style-name="Default" table:formula="of:=CONCATENATE(&quot;check_signal(&quot;&quot;&quot;;[.B1])" office:value-type="string" office:string-value="check_signal(&quot;ABCB">
            <text:p>check_signal("ABCB</text:p>
          </table:table-cell>
          <table:table-cell table:style-name="Default"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27.02.2019</text:date>, <text:time>21:33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1:13:07.29</meta:creation-date>
    <dc:date>2019-02-27T21:33:32.58</dc:date>
    <meta:editing-duration>PT20M25S</meta:editing-duration>
    <meta:editing-cycles>2</meta:editing-cycles>
    <meta:generator>OpenOffice/4.1.2$Win32 OpenOffice.org_project/412m3$Build-9782</meta:generator>
    <meta:document-statistic meta:table-count="3" meta:cell-count="2575" meta:object-count="10"/>
  </office:meta>
</office:document-meta>
</file>